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2.9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7772in"/>
    </style:style>
    <style:style style:name="co37" style:family="table-column">
      <style:table-column-properties fo:break-before="auto" style:column-width="0.8925in"/>
    </style:style>
    <style:style style:name="co38" style:family="table-column">
      <style:table-column-properties fo:break-before="auto" style:column-width="1.2102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5244in"/>
    </style:style>
    <style:style style:name="co41" style:family="table-column">
      <style:table-column-properties fo:break-before="auto" style:column-width="0.4744in"/>
    </style:style>
    <style:style style:name="co42" style:family="table-column">
      <style:table-column-properties fo:break-before="auto" style:column-width="0.5063in"/>
    </style:style>
    <style:style style:name="co43" style:family="table-column">
      <style:table-column-properties fo:break-before="auto" style:column-width="0.5134in"/>
    </style:style>
    <style:style style:name="co44" style:family="table-column">
      <style:table-column-properties fo:break-before="auto" style:column-width="0.3165in"/>
    </style:style>
    <style:style style:name="co45" style:family="table-column">
      <style:table-column-properties fo:break-before="auto" style:column-width="0.6638in"/>
    </style:style>
    <style:style style:name="co46" style:family="table-column">
      <style:table-column-properties fo:break-before="auto" style:column-width="1.0898in"/>
    </style:style>
    <style:style style:name="co47" style:family="table-column">
      <style:table-column-properties fo:break-before="auto" style:column-width="0.4972in"/>
    </style:style>
    <style:style style:name="co48" style:family="table-column">
      <style:table-column-properties fo:break-before="auto" style:column-width="0.4839in"/>
    </style:style>
    <style:style style:name="co49" style:family="table-column">
      <style:table-column-properties fo:break-before="auto" style:column-width="1.5075in"/>
    </style:style>
    <style:style style:name="co50" style:family="table-column">
      <style:table-column-properties fo:break-before="auto" style:column-width="1.2953in"/>
    </style:style>
    <style:style style:name="co51" style:family="table-column">
      <style:table-column-properties fo:break-before="auto" style:column-width="1.3429in"/>
    </style:style>
    <style:style style:name="co52" style:family="table-column">
      <style:table-column-properties fo:break-before="auto" style:column-width="1.2465in"/>
    </style:style>
    <style:style style:name="co53" style:family="table-column">
      <style:table-column-properties fo:break-before="auto" style:column-width="1.5756in"/>
    </style:style>
    <style:style style:name="co54" style:family="table-column">
      <style:table-column-properties fo:break-before="auto" style:column-width="1.628in"/>
    </style:style>
    <style:style style:name="co55" style:family="table-column">
      <style:table-column-properties fo:break-before="auto" style:column-width="0.3728in"/>
    </style:style>
    <style:style style:name="co56" style:family="table-column">
      <style:table-column-properties fo:break-before="auto" style:column-width="0.5693in"/>
    </style:style>
    <style:style style:name="co57" style:family="table-column">
      <style:table-column-properties fo:break-before="auto" style:column-width="5.9764in"/>
    </style:style>
    <style:style style:name="co58" style:family="table-column">
      <style:table-column-properties fo:break-before="auto" style:column-width="2.1772in"/>
    </style:style>
    <style:style style:name="co59" style:family="table-column">
      <style:table-column-properties fo:break-before="auto" style:column-width="0.3862in"/>
    </style:style>
    <style:style style:name="co60" style:family="table-column">
      <style:table-column-properties fo:break-before="auto" style:column-width="1.8071in"/>
    </style:style>
    <style:style style:name="co61" style:family="table-column">
      <style:table-column-properties fo:break-before="auto" style:column-width="1.0374in"/>
    </style:style>
    <style:style style:name="co62" style:family="table-column">
      <style:table-column-properties fo:break-before="auto" style:column-width="1.7339in"/>
    </style:style>
    <style:style style:name="co63" style:family="table-column">
      <style:table-column-properties fo:break-before="auto" style:column-width="0.7126in"/>
    </style:style>
    <style:style style:name="co64" style:family="table-column">
      <style:table-column-properties fo:break-before="auto" style:column-width="0.3752in"/>
    </style:style>
    <style:style style:name="co65" style:family="table-column">
      <style:table-column-properties fo:break-before="auto" style:column-width="2.3283in"/>
    </style:style>
    <style:style style:name="co66" style:family="table-column">
      <style:table-column-properties fo:break-before="auto" style:column-width="0.2744in"/>
    </style:style>
    <style:style style:name="co67" style:family="table-column">
      <style:table-column-properties fo:break-before="auto" style:column-width="2.5283in"/>
    </style:style>
    <style:style style:name="co68" style:family="table-column">
      <style:table-column-properties fo:break-before="auto" style:column-width="0.6181in"/>
    </style:style>
    <style:style style:name="co69" style:family="table-column">
      <style:table-column-properties fo:break-before="auto" style:column-width="2.6075in"/>
    </style:style>
    <style:style style:name="co70" style:family="table-column">
      <style:table-column-properties fo:break-before="auto" style:column-width="0.3772in"/>
    </style:style>
    <style:style style:name="co71" style:family="table-column">
      <style:table-column-properties fo:break-before="auto" style:column-width="2.3945in"/>
    </style:style>
    <style:style style:name="co72" style:family="table-column">
      <style:table-column-properties fo:break-before="auto" style:column-width="4.3555in"/>
    </style:style>
    <style:style style:name="co73" style:family="table-column">
      <style:table-column-properties fo:break-before="auto" style:column-width="0.3516in"/>
    </style:style>
    <style:style style:name="co74" style:family="table-column">
      <style:table-column-properties fo:break-before="auto" style:column-width="2.1917in"/>
    </style:style>
    <style:style style:name="co75" style:family="table-column">
      <style:table-column-properties fo:break-before="auto" style:column-width="1.9602in"/>
    </style:style>
    <style:style style:name="co76" style:family="table-column">
      <style:table-column-properties fo:break-before="auto" style:column-width="3.411in"/>
    </style:style>
    <style:style style:name="co77" style:family="table-column">
      <style:table-column-properties fo:break-before="auto" style:column-width="0.3008in"/>
    </style:style>
    <style:style style:name="co78" style:family="table-column">
      <style:table-column-properties fo:break-before="auto" style:column-width="2.5398in"/>
    </style:style>
    <style:style style:name="co79" style:family="table-column">
      <style:table-column-properties fo:break-before="auto" style:column-width="1.0335in"/>
    </style:style>
    <style:style style:name="co80" style:family="table-column">
      <style:table-column-properties fo:break-before="auto" style:column-width="0.3571in"/>
    </style:style>
    <style:style style:name="co81" style:family="table-column">
      <style:table-column-properties fo:break-before="auto" style:column-width="0.6661in"/>
    </style:style>
    <style:style style:name="co82" style:family="table-column">
      <style:table-column-properties fo:break-before="auto" style:column-width="0.9701in"/>
    </style:style>
    <style:style style:name="co83" style:family="table-column">
      <style:table-column-properties fo:break-before="auto" style:column-width="10.4953in"/>
    </style:style>
    <style:style style:name="co84" style:family="table-column">
      <style:table-column-properties fo:break-before="auto" style:column-width="10.839in"/>
    </style:style>
    <style:style style:name="co85" style:family="table-column">
      <style:table-column-properties fo:break-before="auto" style:column-width="0.2138in"/>
    </style:style>
    <style:style style:name="co86" style:family="table-column">
      <style:table-column-properties fo:break-before="auto" style:column-width="2.0472in"/>
    </style:style>
    <style:style style:name="co87" style:family="table-column">
      <style:table-column-properties fo:break-before="auto" style:column-width="0.7693in"/>
    </style:style>
    <style:style style:name="co88" style:family="table-column">
      <style:table-column-properties fo:break-before="auto" style:column-width="0.5457in"/>
    </style:style>
    <style:style style:name="co89" style:family="table-column">
      <style:table-column-properties fo:break-before="auto" style:column-width="0.4917in"/>
    </style:style>
    <style:style style:name="co90" style:family="table-column">
      <style:table-column-properties fo:break-before="auto" style:column-width="0.5701in"/>
    </style:style>
    <style:style style:name="co91" style:family="table-column">
      <style:table-column-properties fo:break-before="auto" style:column-width="0.5819in"/>
    </style:style>
    <style:style style:name="co92" style:family="table-column">
      <style:table-column-properties fo:break-before="auto" style:column-width="0.6417in"/>
    </style:style>
    <style:style style:name="co93" style:family="table-column">
      <style:table-column-properties fo:break-before="auto" style:column-width="0.6272in"/>
    </style:style>
    <style:style style:name="co94" style:family="table-column">
      <style:table-column-properties fo:break-before="auto" style:column-width="0.5472in"/>
    </style:style>
    <style:style style:name="co95" style:family="table-column">
      <style:table-column-properties fo:break-before="auto" style:column-width="1.3425in"/>
    </style:style>
    <style:style style:name="co96" style:family="table-column">
      <style:table-column-properties fo:break-before="auto" style:column-width="0.8016in"/>
    </style:style>
    <style:style style:name="co97" style:family="table-column">
      <style:table-column-properties fo:break-before="auto" style:column-width="0.8307in"/>
    </style:style>
    <style:style style:name="co98" style:family="table-column">
      <style:table-column-properties fo:break-before="auto" style:column-width="0.8492in"/>
    </style:style>
    <style:style style:name="co99" style:family="table-column">
      <style:table-column-properties fo:break-before="auto" style:column-width="0.4728in"/>
    </style:style>
    <style:style style:name="co100" style:family="table-column">
      <style:table-column-properties fo:break-before="auto" style:column-width="1.6992in"/>
    </style:style>
    <style:style style:name="co101" style:family="table-column">
      <style:table-column-properties fo:break-before="auto" style:column-width="0.5898in"/>
    </style:style>
    <style:style style:name="co102" style:family="table-column">
      <style:table-column-properties fo:break-before="auto" style:column-width="5.8465in"/>
    </style:style>
    <style:style style:name="ro1" style:family="table-row">
      <style:table-row-properties style:row-height="0.2126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1035in" fo:break-before="auto" style:use-optimal-row-height="false"/>
    </style:style>
    <style:style style:name="ro6" style:family="table-row">
      <style:table-row-properties style:row-height="0.1882in" fo:break-before="auto" style:use-optimal-row-height="true"/>
    </style:style>
    <style:style style:name="ro7" style:family="table-row">
      <style:table-row-properties style:row-height="0.2409in" fo:break-before="auto" style:use-optimal-row-height="tru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1839in" fo:break-before="auto" style:use-optimal-row-height="true"/>
    </style:style>
    <style:style style:name="ro11" style:family="table-row">
      <style:table-row-properties style:row-height="0.1346in" fo:break-before="auto" style:use-optimal-row-height="false"/>
    </style:style>
    <style:style style:name="ro12" style:family="table-row">
      <style:table-row-properties style:row-height="0.3945in" fo:break-before="auto" style:use-optimal-row-height="true"/>
    </style:style>
    <style:style style:name="ro13" style:family="table-row">
      <style:table-row-properties style:row-height="0.2681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173in" fo:break-before="auto" style:use-optimal-row-height="false"/>
    </style:style>
    <style:style style:name="ro16" style:family="table-row">
      <style:table-row-properties style:row-height="0.1965in" fo:break-before="auto" style:use-optimal-row-height="false"/>
    </style:style>
    <style:style style:name="ro17" style:family="table-row">
      <style:table-row-properties style:row-height="0.2189in" fo:break-before="auto" style:use-optimal-row-height="true"/>
    </style:style>
    <style:style style:name="ro18" style:family="table-row">
      <style:table-row-properties style:row-height="0.189in" fo:break-before="auto" style:use-optimal-row-height="true"/>
    </style:style>
    <style:style style:name="ro19" style:family="table-row">
      <style:table-row-properties style:row-height="0.2244in" fo:break-before="auto" style:use-optimal-row-height="true"/>
    </style:style>
    <style:style style:name="ro20" style:family="table-row">
      <style:table-row-properties style:row-height="0.1835in" fo:break-before="auto" style:use-optimal-row-height="true"/>
    </style:style>
    <style:style style:name="ro21" style:family="table-row">
      <style:table-row-properties style:row-height="0.5354in" fo:break-before="auto" style:use-optimal-row-height="true"/>
    </style:style>
    <style:style style:name="ro22" style:family="table-row">
      <style:table-row-properties style:row-height="0.7091in" fo:break-before="auto" style:use-optimal-row-height="true"/>
    </style:style>
    <style:style style:name="ro23" style:family="table-row">
      <style:table-row-properties style:row-height="0.3618in" fo:break-before="auto" style:use-optimal-row-height="true"/>
    </style:style>
    <style:style style:name="ro24" style:family="table-row">
      <style:table-row-properties style:row-height="0.1819in" fo:break-before="auto" style:use-optimal-row-height="true"/>
    </style:style>
    <style:style style:name="ro25" style:family="table-row">
      <style:table-row-properties style:row-height="0.8047in" fo:break-before="auto" style:use-optimal-row-height="true"/>
    </style:style>
    <style:style style:name="ro26" style:family="table-row">
      <style:table-row-properties style:row-height="1.1992in" fo:break-before="auto" style:use-optimal-row-height="true"/>
    </style:style>
    <style:style style:name="ro27" style:family="table-row">
      <style:table-row-properties style:row-height="0.4098in" fo:break-before="auto" style:use-optimal-row-height="true"/>
    </style:style>
    <style:style style:name="ro28" style:family="table-row">
      <style:table-row-properties style:row-height="0.489in" fo:break-before="auto" style:use-optimal-row-height="true"/>
    </style:style>
    <style:style style:name="ro29" style:family="table-row">
      <style:table-row-properties style:row-height="0.6154in" fo:break-before="auto" style:use-optimal-row-height="true"/>
    </style:style>
    <style:style style:name="ro30" style:family="table-row">
      <style:table-row-properties style:row-height="0.3154in" fo:break-before="auto" style:use-optimal-row-height="true"/>
    </style:style>
    <style:style style:name="ro31" style:family="table-row">
      <style:table-row-properties style:row-height="0.4654in" fo:break-before="auto" style:use-optimal-row-height="true"/>
    </style:style>
    <style:style style:name="ro32" style:family="table-row">
      <style:table-row-properties style:row-height="0.2209in" fo:break-before="auto" style:use-optimal-row-height="true"/>
    </style:style>
    <style:style style:name="ro33" style:family="table-row">
      <style:table-row-properties style:row-height="0.2917in" fo:break-before="auto" style:use-optimal-row-height="true"/>
    </style:style>
    <style:style style:name="ro34" style:family="table-row">
      <style:table-row-properties style:row-height="1.002in" fo:break-before="auto" style:use-optimal-row-height="true"/>
    </style:style>
    <style:style style:name="ro35" style:family="table-row">
      <style:table-row-properties style:row-height="0.6075in" fo:break-before="auto" style:use-optimal-row-height="true"/>
    </style:style>
    <style:style style:name="ro36" style:family="table-row">
      <style:table-row-properties style:row-height="0.1244in" fo:break-before="auto" style:use-optimal-row-height="false"/>
    </style:style>
    <style:style style:name="ro37" style:family="table-row">
      <style:table-row-properties style:row-height="0.2035in" fo:break-before="auto" style:use-optimal-row-height="true"/>
    </style:style>
    <style:style style:name="ro38" style:family="table-row">
      <style:table-row-properties style:row-height="0.3937in" fo:break-before="auto" style:use-optimal-row-height="true"/>
    </style:style>
    <style:style style:name="ro39" style:family="table-row">
      <style:table-row-properties style:row-height="0.252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405" style:family="table-cell" style:parent-style-name="Default"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72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2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94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D17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9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0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1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3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7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547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19" style:family="table-cell" style:parent-style-name="Default">
      <style:table-cell-properties fo:background-color="#ffffd7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1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9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24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  <style:map style:condition="cell-content()&gt;[$Alapértékek.$J$9]" style:apply-style-name="Warning_5f_szinttúlépés" style:base-cell-address="Alapértékek.D17"/>
    </style:style>
    <style:style style:name="ce24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2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6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9]" style:apply-style-name="Warning_5f_szinttúlépés" style:base-cell-address="Alapértékek.D17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662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356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1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77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381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weight-asian="bold" style:font-size-complex="14pt" style:font-weight-complex="bold"/>
    </style:style>
    <style:style style:name="ce39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39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0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4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1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1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2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42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42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1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72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narancs_5f_háttér" style:base-cell-address="Speciális.D4"/>
    </style:style>
    <style:style style:name="ce7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1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48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09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1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5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1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1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2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544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49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5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9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9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609" style:family="table-cell" style:parent-style-name="Default">
      <style:text-properties style:font-name="Avenir" fo:font-style="normal" style:font-style-asian="normal" style:font-style-complex="normal"/>
    </style:style>
    <style:style style:name="ce6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6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64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6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681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68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750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7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64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7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18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9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10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" fo:font-size="10pt" style:font-size-asian="10pt" style:font-size-complex="10pt"/>
    </style:style>
    <style:style style:name="ce109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103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0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38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1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2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229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245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24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125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262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1263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3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39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40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41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41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297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63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44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1356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6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7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66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1" fo:font-size="13pt" fo:font-weight="bold" style:font-size-asian="13pt" style:font-weight-asian="bold" style:font-size-complex="13pt" style:font-weight-complex="bold"/>
    </style:style>
    <style:style style:name="ce1678" style:family="table-cell" style:parent-style-name="Default">
      <style:table-cell-properties fo:border="none" style:vertical-align="middle"/>
      <style:text-properties style:font-name="Avenir1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8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9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fo:color="#ffffff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70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09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744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9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746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74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8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74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74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750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7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6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6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78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7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5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6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6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88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0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9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78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979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98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98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99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22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5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052" style:family="table-cell" style:parent-style-name="Default">
      <style:table-cell-properties style:vertical-align="middle"/>
      <style:text-properties style:font-name="Avenir"/>
    </style:style>
    <style:style style:name="ce2058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059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06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1" style:family="table-cell" style:parent-style-name="Default">
      <style:table-cell-properties style:vertical-align="middle"/>
      <style:text-properties style:font-name="Avenir2"/>
    </style:style>
    <style:style style:name="ce20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0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06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0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0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207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7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7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7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7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8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1718" style:family="table-cell" style:parent-style-name="Default">
      <style:table-cell-properties fo:background-color="transparent" style:vertical-align="middle"/>
      <style:text-properties style:font-name="Avenir"/>
    </style:style>
    <style:style style:name="ce1719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086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087" style:family="table-cell" style:parent-style-name="Default">
      <style:table-cell-properties style:vertical-align="middle"/>
      <style:text-properties style:use-window-font-color="true" style:font-name="Avenir"/>
    </style:style>
    <style:style style:name="ce208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1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102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1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6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107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108" style:family="table-cell" style:parent-style-name="Default">
      <style:text-properties fo:font-size="8pt" style:font-size-asian="8pt" style:font-size-complex="8pt"/>
    </style:style>
    <style:style style:name="ce21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0" style:family="table-cell" style:parent-style-name="Default">
      <style:table-cell-properties fo:wrap-option="no-wrap" style:vertical-align="middle"/>
    </style:style>
    <style:style style:name="ce2111" style:family="table-cell" style:parent-style-name="Default">
      <style:table-cell-properties fo:wrap-option="wrap" style:vertical-align="middle"/>
    </style:style>
    <style:style style:name="ce2112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113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114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115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116" style:family="table-cell" style:parent-style-name="Default" style:data-style-name="N100">
      <style:text-properties style:font-name="Avenir1" fo:font-weight="bold"/>
    </style:style>
    <style:style style:name="ce2117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118" style:family="table-cell" style:parent-style-name="Default" style:data-style-name="N100">
      <style:text-properties style:font-name="Avenir1" fo:font-weight="normal"/>
    </style:style>
    <style:style style:name="ce2119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120" style:family="table-cell" style:parent-style-name="Default" style:data-style-name="N100">
      <style:text-properties fo:color="#ff0000" style:font-name="Avenir1" fo:font-weight="bold"/>
    </style:style>
    <style:style style:name="ce2136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137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138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10pt" fo:font-weight="bold" style:font-size-asian="10pt" style:font-size-complex="10pt"/>
    </style:style>
    <style:style style:name="ce18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84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84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5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942" style:family="table-cell" style:parent-style-name="Default">
      <style:table-cell-properties fo:border="0.06pt solid #000000" style:vertical-align="middle"/>
      <style:text-properties style:font-name="Avenir"/>
    </style:style>
    <style:style style:name="ce19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1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1" fo:font-weight="bold" style:font-weight-asian="bold" style:font-weight-complex="bold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9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6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9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8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99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999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20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09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293" style:family="table-cell" style:parent-style-name="Default">
      <style:table-cell-properties fo:wrap-option="wrap"/>
    </style:style>
    <style:style style:name="T1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bold" style:font-weight-complex="bold" style:font-style-asian="normal" style:font-style-complex="normal" style:text-emphasize="none" style:font-relief="none" style:text-overline-style="none" style:text-overline-color="font-color" fo:font-size="8pt" style:font-size-asian="8pt" style:font-size-complex="8pt"/>
    </style:style>
    <style:style style:name="T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bold" style:font-weight-complex="bold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0" style:family="text">
      <style:text-properties fo:font-size="7pt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size="10pt" fo:font-weight="bold" style:font-size-asian="10pt" style:font-size-complex="10pt" style:font-weight-asian="bold" style:font-weight-complex="bold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2" style:family="text">
      <style:text-properties fo:font-size="10pt" style:font-size-asian="10pt" style:font-size-complex="10pt" fo:font-weight="bold" style:font-weight-asian="bold" style:font-weight-complex="bold"/>
    </style:style>
    <style:style style:name="T23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5" style:family="text">
      <style:text-properties style:font-name="Avenir1"/>
    </style:style>
    <style:style style:name="T26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8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7pt" style:font-size-asian="7pt" style:font-size-complex="7pt"/>
    </style:style>
    <style:style style:name="T40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4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4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44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fo:color="#158466"/>
    </style:style>
    <style:style style:name="T46" style:family="text">
      <style:text-properties fo:color="#bf0041"/>
    </style:style>
    <style:style style:name="T47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5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5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5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5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56" style:family="text">
      <style:text-properties style:text-line-through-type="single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color="#ff0000" fo:font-weight="bold" style:font-weight-asian="bold" style:font-weight-complex="bold"/>
    </style:style>
    <style:style style:name="T5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61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6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0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1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2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4" table:condition="of:cell-content-is-in-list(hattere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5" table:condition="of:cell-content-is-in-list(hattere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7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8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7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2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4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5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0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1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2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3" table:base-cell-address="Speciális.A14">
          <table:help-message table:display="true"/>
          <table:error-message table:message-type="stop" table:display="true"/>
        </table:content-validation>
        <table:content-validation table:name="val94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5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6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7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8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9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0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1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2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3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4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6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7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8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9" table:condition="of:cell-content-is-in-list(pajzsok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0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2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5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6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7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0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1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2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7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9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2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3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5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6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3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4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5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7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8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9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0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1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2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5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8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1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4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7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3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4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5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6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7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78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79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0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1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2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3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4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85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86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87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88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89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0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1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2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93" table:condition="of:cell-content-is-whole-number() and cell-content-is-between(0,15)" table:allow-empty-cell="true" table:base-cell-address="Misztikus.I6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4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5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196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7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198" table:base-cell-address="Misztikus.P16">
          <table:help-message table:title="Biztos Aura érték" table:display="true">
            <text:p>Biztos Aura <text:s/>= Aura Alap +</text:p>
            <text:p><text:s text:c="24"/>(Önuralom+Aura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olnak rád, akkor nem is dobhatsz</text:p>
            <text:p>(Önuralom+Aurafejlesztés) próbát az aktuálisan</text:p>
            <text:p>használt Aura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9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2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05"/>
        <table:table-column table:style-name="co2" table:default-cell-style-name="ce405"/>
        <table:table-column table:style-name="co3" table:default-cell-style-name="ce405"/>
        <table:table-column table:style-name="co4" table:default-cell-style-name="ce405"/>
        <table:table-column table:style-name="co5" table:default-cell-style-name="ce405"/>
        <table:table-column table:style-name="co6" table:default-cell-style-name="ce405"/>
        <table:table-column table:style-name="co7" table:default-cell-style-name="ce405"/>
        <table:table-column table:style-name="co8" table:number-columns-repeated="2" table:default-cell-style-name="ce405"/>
        <table:table-column table:style-name="co9" table:default-cell-style-name="ce405"/>
        <table:table-column table:style-name="co10" table:default-cell-style-name="ce405"/>
        <table:table-column table:style-name="co11" table:default-cell-style-name="ce405"/>
        <table:table-column table:style-name="co12" table:default-cell-style-name="ce405"/>
        <table:table-column table:style-name="co13" table:default-cell-style-name="ce405"/>
        <table:table-column table:style-name="co14" table:default-cell-style-name="ce405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Lady Sakura (Szabó Mariann Marcsi)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62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 bársonyos szétdohányozott hangján flörtöl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2">
          <table:table-cell table:style-name="ce10" office:value-type="string" calcext:value-type="string" table:number-columns-spanned="11" table:number-rows-spanned="1">
            <text:p><text:span text:style-name="T1"> Külső:</text:span><text:span text:style-name="T2"> </text:span><text:span text:style-name="T3">40-es MILF, feketére festett haj, „ázsiai” smink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3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4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39"/>
          <table:table-cell table:style-name="ce5" table:number-columns-repeated="3"/>
          <table:table-cell/>
        </table:table-row>
        <table:table-row table:style-name="ro5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3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2"/>
          <table:table-cell table:style-name="ce87" office:value-type="float" office:value="7" calcext:value-type="float" table:number-columns-spanned="2" table:number-rows-spanned="1">
            <text:p>7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2"/>
          <table:table-cell table:style-name="ce225" table:content-validation-name="val26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639"/>
          <table:table-cell table:style-name="ce5" table:number-columns-repeated="3"/>
          <table:table-cell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2"/>
          <table:table-cell table:style-name="ce225" table:content-validation-name="val26" table:formula="of:=IF(([.$D$8]+[$Data.$C$9])&gt;[Data.I20];15;[.$D$8]+[$Data.$C$9])" office:value-type="float" office:value="7" calcext:value-type="float" table:number-columns-spanned="2" table:number-rows-spanned="1">
            <text:p>7</text:p>
          </table:table-cell>
          <table:covered-table-cell table:style-name="ce241"/>
          <table:table-cell table:style-name="ce639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5" table:content-validation-name="val26" table:formula="of:=[.$E$11]-([.K16]+[.E30]+[.E45]+[.K30]+[.K54]+[$Harcértékek.E10]+[$Misztikus.E4]+[$Misztikus.E3]+[$Speciális.J21])" office:value-type="float" office:value="1" calcext:value-type="float">
            <text:p>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9"/>
          <table:table-cell table:style-name="ce5" table:number-columns-repeated="3"/>
          <table:table-cell/>
        </table:table-row>
        <table:table-row table:style-name="ro3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9"/>
          <table:table-cell table:style-name="ce161" table:content-validation-name="val27" table:formula="of:=([.$D$8]*(   ([.C22]+[$Data.$C6])  +   ([.$C23]+[Data.$C7]) )  )" office:value-type="float" office:value="532" calcext:value-type="float">
            <text:p>532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90" calcext:value-type="float" table:number-columns-spanned="2" table:number-rows-spanned="1">
            <text:p>90</text:p>
          </table:table-cell>
          <table:covered-table-cell table:style-name="ce317"/>
          <table:table-cell table:style-name="ce639"/>
          <table:table-cell table:style-name="ce5" table:number-columns-repeated="3"/>
          <table:table-cell/>
        </table:table-row>
        <table:table-row table:style-name="ro3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385" calcext:value-type="float" table:number-columns-spanned="2" table:number-rows-spanned="1">
            <text:p>385</text:p>
          </table:table-cell>
          <table:covered-table-cell table:style-name="ce317"/>
          <table:table-cell table:style-name="ce639"/>
          <table:table-cell table:style-name="Default"/>
          <table:table-cell table:style-name="ce5" table:number-columns-repeated="2"/>
          <table:table-cell/>
        </table:table-row>
        <table:table-row table:style-name="ro3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371" calcext:value-type="float">
            <text:p>37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3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371" calcext:value-type="float">
            <text:p>371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L2]" office:value-type="float" office:value="7" calcext:value-type="float" table:number-columns-spanned="2" table:number-rows-spanned="1">
            <text:p>7</text:p>
          </table:table-cell>
          <table:covered-table-cell table:style-name="ce337"/>
          <table:table-cell table:style-name="ce639"/>
          <table:table-cell table:style-name="Default"/>
          <table:table-cell table:style-name="ce5" table:number-columns-repeated="2"/>
          <table:table-cell/>
        </table:table-row>
        <table:table-row table:style-name="ro3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4">Harcmodor képzettségek </text:span><text:span text:style-name="T7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51" calcext:value-type="float">
            <text:p>51</text:p>
          </table:table-cell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6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48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3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3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203" table:content-validation-name="val42"/>
          <table:covered-table-cell table:style-name="Default"/>
          <table:table-cell table:style-name="ce97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9" calcext:value-type="float">
            <text:p>9</text:p>
          </table:table-cell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3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203" table:content-validation-name="val42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3" table:content-validation-name="val14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6" calcext:value-type="float">
            <text:p>6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203" table:content-validation-name="val42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3" table:content-validation-name="val15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6" calcext:value-type="float">
            <text:p>6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203" table:content-validation-name="val42"/>
          <table:covered-table-cell table:style-name="Default"/>
          <table:table-cell table:style-name="ce249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18" calcext:value-type="float">
            <text:p>18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3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11" calcext:value-type="float">
            <text:p>11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50" table:content-validation-name="val55" table:formula="of:=ROUNDUP(SUM([.J18:.J21])/[.$D$8])" office:value-type="float" office:value="2" calcext:value-type="float" table:number-columns-spanned="2" table:number-rows-spanned="1">
            <text:p>2</text:p>
          </table:table-cell>
          <table:covered-table-cell table:style-name="ce309"/>
          <table:table-cell table:style-name="ce639" office:value-type="string" calcext:value-type="string">
            <text:p>HM</text:p>
          </table:table-cell>
          <table:table-cell table:style-name="ce266" table:formula="of:=[$Harcértékek.$E$10]" office:value-type="float" office:value="56" calcext:value-type="float">
            <text:p>56</text:p>
          </table:table-cell>
          <table:table-cell table:style-name="ce698" table:formula="of:=([.$M22]/[.$E$13])*100" office:value-type="float" office:value="15.0943396226415" calcext:value-type="float">
            <text:p>15.09 %</text:p>
          </table:table-cell>
          <table:table-cell table:style-name="ce5"/>
          <table:table-cell/>
        </table:table-row>
        <table:table-row table:style-name="ro3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3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11" calcext:value-type="float">
            <text:p>11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547"/>
          <table:covered-table-cell table:style-name="ce255" table:content-validation-name="val55"/>
          <table:covered-table-cell table:style-name="ce312"/>
          <table:table-cell table:style-name="ce639" office:value-type="string" calcext:value-type="string">
            <text:p>Harcmodor képzettségek</text:p>
          </table:table-cell>
          <table:table-cell table:style-name="ce639" table:formula="of:=[.K16]" office:value-type="float" office:value="51" calcext:value-type="float">
            <text:p>51</text:p>
          </table:table-cell>
          <table:table-cell table:style-name="ce698" table:formula="of:=([.$M23]/[.$E$13])*100" office:value-type="float" office:value="13.7466307277628" calcext:value-type="float">
            <text:p>13.75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3" table:content-validation-name="val18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01" table:content-validation-name="val70" office:value-type="string" calcext:value-type="string">
            <text:p>Misztikus képzettségek</text:p>
          </table:table-cell>
          <table:table-cell table:style-name="ce639" table:formula="of:=[$Misztikus.E4]" office:value-type="float" office:value="119" calcext:value-type="float">
            <text:p>119</text:p>
          </table:table-cell>
          <table:table-cell table:style-name="ce698" table:formula="of:=([.$M24]/[.$E$13])*100" office:value-type="float" office:value="32.0754716981132" calcext:value-type="float">
            <text:p>32.08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3" table:content-validation-name="val19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11" calcext:value-type="float">
            <text:p>11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39" table:content-validation-name="val70" office:value-type="string" calcext:value-type="string">
            <text:p>Primer világi képzettség</text:p>
          </table:table-cell>
          <table:table-cell table:style-name="ce639" table:formula="of:=[.E30]" office:value-type="float" office:value="85" calcext:value-type="float">
            <text:p>85</text:p>
          </table:table-cell>
          <table:table-cell table:style-name="ce698" table:formula="of:=([.$M25]/[.$E$13])*100" office:value-type="float" office:value="22.911051212938" calcext:value-type="float">
            <text:p>22.91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38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39" office:value-type="string" calcext:value-type="string">
            <text:p>Harci Fortélyok</text:p>
          </table:table-cell>
          <table:table-cell table:style-name="ce639" table:formula="of:=[.K30]" office:value-type="float" office:value="0" calcext:value-type="float">
            <text:p>0</text:p>
          </table:table-cell>
          <table:table-cell table:style-name="ce698" table:formula="of:=([.$M26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2" table:content-validation-name="val22"/>
          <table:table-cell table:style-name="ce138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39" office:value-type="string" calcext:value-type="string">
            <text:p>Misztikus fortélyok</text:p>
          </table:table-cell>
          <table:table-cell table:style-name="ce639" table:formula="of:=[$Misztikus.E3]" office:value-type="float" office:value="60" calcext:value-type="float">
            <text:p>60</text:p>
          </table:table-cell>
          <table:table-cell table:style-name="ce698" table:formula="of:=([.$M27]/[.$E$13])*100" office:value-type="float" office:value="16.1725067385445" calcext:value-type="float">
            <text:p>16.17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7"/>
          <table:covered-table-cell table:style-name="ce278"/>
          <table:table-cell table:style-name="ce256" table:content-validation-name="val24" office:value-type="float" office:value="7" calcext:value-type="float">
            <text:p>7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24" calcext:value-type="float">
            <text:p>24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3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71" calcext:value-type="float">
            <text:p>371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5"> </text:span><text:span text:style-name="T6">🅿️</text:span></text:p>
          </table:table-cell>
          <table:covered-table-cell table:number-columns-repeated="2" table:style-name="ce223"/>
          <table:covered-table-cell table:style-name="ce94"/>
          <table:table-cell table:style-name="ce347" table:formula="of:=SUM([.E32:.E43])" office:value-type="float" office:value="85" calcext:value-type="float">
            <text:p>85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8">Harci fortélyok  </text:span><text:span text:style-name="T9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97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74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39" table:content-validation-name="val44" table:formula="of:=[$Fortélylista.B61]" office:value-type="float" office:value="3" calcext:value-type="float">
            <text:p>3</text:p>
          </table:table-cell>
          <table:table-cell table:style-name="ce279" table:content-validation-name="val56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356"/>
          <table:table-cell table:style-name="ce343"/>
          <table:table-cell table:style-name="ce377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99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74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39" table:content-validation-name="val45" table:formula="of:=[$Fortélylista.B56]" office:value-type="float" office:value="4" calcext:value-type="float">
            <text:p>4</text:p>
          </table:table-cell>
          <table:table-cell table:style-name="ce279" table:content-validation-name="val57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356" table:content-validation-name="val32"/>
          <table:table-cell table:style-name="ce343"/>
          <table:table-cell table:style-name="ce377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99" table:content-validation-name="val24" office:value-type="float" office:value="5" calcext:value-type="float">
            <text:p>5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174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39" table:content-validation-name="val46" table:formula="of:=[$Fortélylista.B54]" office:value-type="float" office:value="3" calcext:value-type="float">
            <text:p>3</text:p>
          </table:table-cell>
          <table:table-cell table:style-name="ce279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356" table:content-validation-name="val72"/>
          <table:table-cell table:style-name="ce343"/>
          <table:table-cell table:style-name="ce377" table:content-validation-name="val7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99" table:content-validation-name="val24" office:value-type="float" office:value="6" calcext:value-type="float">
            <text:p>6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74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39" table:content-validation-name="val47" table:formula="of:=[$Fortélylista.B55]" office:value-type="float" office:value="2" calcext:value-type="float">
            <text:p>2</text:p>
          </table:table-cell>
          <table:table-cell table:style-name="ce279" table:content-validation-name="val58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356" table:content-validation-name="val34"/>
          <table:table-cell table:style-name="ce343"/>
          <table:table-cell table:style-name="ce377" table:content-validation-name="val47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Méregkeverés</text:p>
          </table:table-cell>
          <table:covered-table-cell table:number-columns-repeated="2" table:style-name="ce59" table:content-validation-name="val9"/>
          <table:table-cell table:style-name="ce97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74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39" table:content-validation-name="val48" table:formula="of:=[$Fortélylista.B60]" office:value-type="float" office:value="2" calcext:value-type="float">
            <text:p>2</text:p>
          </table:table-cell>
          <table:table-cell table:style-name="ce279" table:content-validation-name="val59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356" table:content-validation-name="val35"/>
          <table:table-cell table:style-name="ce343"/>
          <table:table-cell table:style-name="ce377" table:content-validation-name="val48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59" table:content-validation-name="val9"/>
          <table:table-cell table:style-name="ce97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7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39" table:content-validation-name="val49" table:formula="of:=[$Fortélylista.B57]" office:value-type="float" office:value="3" calcext:value-type="float">
            <text:p>3</text:p>
          </table:table-cell>
          <table:table-cell table:style-name="ce279" table:content-validation-name="val60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356"/>
          <table:table-cell table:style-name="ce343"/>
          <table:table-cell table:style-name="ce377" table:content-validation-name="val49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Orvoslás </text:p>
          </table:table-cell>
          <table:covered-table-cell table:number-columns-repeated="2" table:style-name="ce59" table:content-validation-name="val9"/>
          <table:table-cell table:style-name="ce97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7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39" table:content-validation-name="val50" table:formula="of:=[$Fortélylista.B58]" office:value-type="float" office:value="1" calcext:value-type="float">
            <text:p>1</text:p>
          </table:table-cell>
          <table:table-cell table:style-name="ce279" table:content-validation-name="val61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356"/>
          <table:table-cell table:style-name="ce343"/>
          <table:table-cell table:style-name="ce377" table:content-validation-name="val50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59" table:content-validation-name="val9"/>
          <table:table-cell table:style-name="ce97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39]) ;&quot;&quot;;VLOOKUP([.$G39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59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3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3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130" calcext:value-type="float">
            <text:p>13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3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07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Kvantikum </text:p>
          </table:table-cell>
          <table:covered-table-cell table:number-columns-repeated="2" table:style-name="ce57" table:content-validation-name="val9"/>
          <table:table-cell table:style-name="ce107" table:content-validation-name="val24" office:value-type="float" office:value="5" calcext:value-type="float">
            <text:p>5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Etikett</text:p>
          </table:table-cell>
          <table:covered-table-cell table:number-columns-repeated="2" table:style-name="ce57" table:content-validation-name="val9"/>
          <table:table-cell table:style-name="ce107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Előadóművészet </text:p>
          </table:table-cell>
          <table:covered-table-cell table:number-columns-repeated="2" table:style-name="ce57" table:content-validation-name="val9"/>
          <table:table-cell table:style-name="ce107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Álcázás/Álruha</text:p>
          </table:table-cell>
          <table:covered-table-cell table:number-columns-repeated="2" table:style-name="ce57" table:content-validation-name="val9"/>
          <table:table-cell table:style-name="ce107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31" calcext:value-type="float">
            <text:p>31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Szerencsejáték</text:p>
          </table:table-cell>
          <table:covered-table-cell table:number-columns-repeated="2" table:style-name="ce57" table:content-validation-name="val9"/>
          <table:table-cell table:style-name="ce107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3" table:formula="of:=[$Harcértékek.C37]" office:value-type="float" office:value="0" calcext:value-type="float">
            <text:p>0 fok</text:p>
          </table:table-cell>
          <table:table-cell table:style-name="ce319" table:content-validation-name="val69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Értékbecslés</text:p>
          </table:table-cell>
          <table:covered-table-cell table:number-columns-repeated="2" table:style-name="ce57" table:content-validation-name="val9"/>
          <table:table-cell table:style-name="ce109" table:content-validation-name="val24" office:value-type="float" office:value="6" calcext:value-type="float">
            <text:p>6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30" calcext:value-type="float">
            <text:p>3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Képzőművészet </text:p>
          </table:table-cell>
          <table:covered-table-cell table:number-columns-repeated="2" table:style-name="ce57" table:content-validation-name="val9"/>
          <table:table-cell table:style-name="ce109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45" table:content-validation-name="val52" table:formula="of:=[$Fortélylista.B42]" office:value-type="float" office:value="1" calcext:value-type="float">
            <text:p>1</text:p>
          </table:table-cell>
          <table:table-cell table:style-name="ce268" table:content-validation-name="val64" office:value-type="float" office:value="1" calcext:value-type="float">
            <text:p>1</text:p>
          </table:table-cell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1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547" table:content-validation-name="val71"/>
          <table:table-cell table:style-name="Default" table:content-validation-name="val71" table:number-columns-repeated="2"/>
          <table:table-cell table:style-name="ce381" table:content-validation-name="val71"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Művészetismeret</text:p>
          </table:table-cell>
          <table:covered-table-cell table:number-columns-repeated="2" table:style-name="ce57" table:content-validation-name="val9"/>
          <table:table-cell table:style-name="ce109" table:content-validation-name="val24" office:value-type="float" office:value="2" calcext:value-type="float">
            <text:p>2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4" calcext:value-type="float">
            <text:p>4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Kötelékből szabadulás </text:p>
          </table:table-cell>
          <table:covered-table-cell table:style-name="ce419"/>
          <table:table-cell table:style-name="ce253" table:content-validation-name="val52" table:formula="of:=IF(ISBLANK([.$G56]) ;&quot;&quot;;VLOOKUP([.$G56];fortelyok_altalanos_full;2;0))" office:value-type="float" office:value="2" calcext:value-type="float">
            <text:p>2</text:p>
          </table:table-cell>
          <table:table-cell table:style-name="ce269" table:content-validation-name="val65" office:value-type="float" office:value="1" calcext:value-type="float">
            <text:p>1</text:p>
          </table:table-cell>
          <table:table-cell table:style-name="ce321" table:content-validation-name="val26" table:formula="of:=[.$J56]*[$Data.$C$12]" office:value-type="float" office:value="6" calcext:value-type="float">
            <text:p>6</text:p>
          </table:table-cell>
          <table:table-cell table:style-name="ce344" table:content-validation-name="val71" table:formula="of:=IF(ISBLANK([.$G56]); &quot;-&quot;; VLOOKUP([.$G56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1" table:content-validation-name="val71"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Városi jártasság </text:p>
          </table:table-cell>
          <table:covered-table-cell table:number-columns-repeated="2" table:style-name="ce57" table:content-validation-name="val9"/>
          <table:table-cell table:style-name="ce109" table:content-validation-name="val24" office:value-type="float" office:value="5" calcext:value-type="float">
            <text:p>5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Szerencsés</text:p>
          </table:table-cell>
          <table:covered-table-cell table:style-name="ce419"/>
          <table:table-cell table:style-name="ce253" table:content-validation-name="val52" table:formula="of:=IF(ISBLANK([.$G57]) ;&quot;&quot;;VLOOKUP([.$G57];fortelyok_altalanos_full;2;0))" office:value-type="float" office:value="1" calcext:value-type="float">
            <text:p>1</text:p>
          </table:table-cell>
          <table:table-cell table:style-name="ce269" table:content-validation-name="val65" office:value-type="float" office:value="1" calcext:value-type="float">
            <text:p>1</text:p>
          </table:table-cell>
          <table:table-cell table:style-name="ce321" table:content-validation-name="val26" table:formula="of:=[.$J57]*[$Data.$C$12]" office:value-type="float" office:value="6" calcext:value-type="float">
            <text:p>6</text:p>
          </table:table-cell>
          <table:table-cell table:style-name="ce344" table:content-validation-name="val71" table:formula="of:=IF(ISBLANK([.$G57]); &quot;-&quot;; VLOOKUP([.$G57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1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Szájról olvasás</text:p>
          </table:table-cell>
          <table:covered-table-cell table:style-name="ce419"/>
          <table:table-cell table:style-name="ce253" table:content-validation-name="val52" table:formula="of:=IF(ISBLANK([.$G58]) ;&quot;&quot;;VLOOKUP([.$G58];fortelyok_altalanos_full;2;0))" office:value-type="float" office:value="1" calcext:value-type="float">
            <text:p>1</text:p>
          </table:table-cell>
          <table:table-cell table:style-name="ce269" table:content-validation-name="val65" office:value-type="float" office:value="1" calcext:value-type="float">
            <text:p>1</text:p>
          </table:table-cell>
          <table:table-cell table:style-name="ce321" table:content-validation-name="val26" table:formula="of:=[.$J58]*[$Data.$C$12]" office:value-type="float" office:value="6" calcext:value-type="float">
            <text:p>6</text:p>
          </table:table-cell>
          <table:table-cell table:style-name="ce344" table:content-validation-name="val71" table:formula="of:=IF(ISBLANK([.$G58]); &quot;-&quot;; VLOOKUP([.$G58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1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Kötelékből szabadulás </text:p>
          </table:table-cell>
          <table:covered-table-cell table:style-name="ce419"/>
          <table:table-cell table:style-name="ce253" table:content-validation-name="val52" table:formula="of:=IF(ISBLANK([.$G59]) ;&quot;&quot;;VLOOKUP([.$G59];fortelyok_altalanos_full;2;0))" office:value-type="float" office:value="2" calcext:value-type="float">
            <text:p>2</text:p>
          </table:table-cell>
          <table:table-cell table:style-name="ce269" table:content-validation-name="val65" office:value-type="float" office:value="1" calcext:value-type="float">
            <text:p>1</text:p>
          </table:table-cell>
          <table:table-cell table:style-name="ce321" table:content-validation-name="val26" table:formula="of:=[.$J59]*[$Data.$C$12]" office:value-type="float" office:value="6" calcext:value-type="float">
            <text:p>6</text:p>
          </table:table-cell>
          <table:table-cell table:style-name="ce344" table:content-validation-name="val71" table:formula="of:=IF(ISBLANK([.$G59]); &quot;-&quot;; VLOOKUP([.$G59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1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Százarcú</text:p>
          </table:table-cell>
          <table:covered-table-cell table:style-name="ce419"/>
          <table:table-cell table:style-name="ce253" table:content-validation-name="val52" table:formula="of:=IF(ISBLANK([.$G60]) ;&quot;&quot;;VLOOKUP([.$G60];fortelyok_altalanos_full;2;0))" office:value-type="float" office:value="2" calcext:value-type="float">
            <text:p>2</text:p>
          </table:table-cell>
          <table:table-cell table:style-name="ce269" table:content-validation-name="val65" office:value-type="float" office:value="1" calcext:value-type="float">
            <text:p>1</text:p>
          </table:table-cell>
          <table:table-cell table:style-name="ce321" table:content-validation-name="val26" table:formula="of:=[.$J60]*[$Data.$C$12]" office:value-type="float" office:value="6" calcext:value-type="float">
            <text:p>6</text:p>
          </table:table-cell>
          <table:table-cell table:style-name="ce344" table:content-validation-name="val71" table:formula="of:=IF(ISBLANK([.$G60]); &quot;-&quot;; VLOOKUP([.$G60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1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1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1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1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1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1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1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1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1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1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1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1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1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1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1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1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1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1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1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1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1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1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1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59" table:content-validation-name="val10" table:number-columns-spanned="2" table:number-rows-spanned="1"/>
          <table:covered-table-cell table:style-name="ce59" table:content-validation-name="val10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1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1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59" table:content-validation-name="val10" table:number-columns-spanned="2" table:number-rows-spanned="1"/>
          <table:covered-table-cell table:style-name="ce59" table:content-validation-name="val10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1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1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59" table:content-validation-name="val10" table:number-columns-spanned="2" table:number-rows-spanned="1"/>
          <table:covered-table-cell table:style-name="ce59" table:content-validation-name="val10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1"/>
          <table:covered-table-cell table:style-name="ce373" table:content-validation-name="val71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4" table:content-validation-name="val10" table:number-columns-spanned="2" table:number-rows-spanned="1"/>
          <table:covered-table-cell table:style-name="ce64" table:content-validation-name="val10"/>
          <table:table-cell table:style-name="ce110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45" table:content-validation-name="val53" office:value-type="float" office:value="5" calcext:value-type="float">
            <text:p>5</text:p>
          </table:table-cell>
          <table:table-cell table:style-name="ce286" table:content-validation-name="val66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3">
          <table:table-cell table:style-name="Default" table:number-columns-repeated="6"/>
          <table:table-cell table:style-name="ce19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45" table:content-validation-name="val53" office:value-type="float" office:value="1" calcext:value-type="float">
            <text:p>1</text:p>
          </table:table-cell>
          <table:table-cell table:style-name="ce286" table:content-validation-name="val67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3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8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3">
          <table:table-cell table:number-columns-repeated="6"/>
          <table:table-cell table:style-name="Default" table:number-columns-repeated="9"/>
          <table:table-cell/>
        </table:table-row>
        <table:table-row table:style-name="ro3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3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3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3" table:number-rows-repeated="24">
          <table:table-cell table:number-columns-repeated="16"/>
        </table:table-row>
        <table:table-row table:style-name="ro3" table:number-rows-repeated="4">
          <table:table-cell table:style-name="Default" table:number-columns-repeated="5"/>
          <table:table-cell table:number-columns-repeated="11"/>
        </table:table-row>
        <table:table-row table:style-name="ro3" table:number-rows-repeated="29">
          <table:table-cell table:number-columns-repeated="16"/>
        </table:table-row>
        <table:table-row table:style-name="ro3" table:number-rows-repeated="4">
          <table:table-cell table:style-name="Default" table:number-columns-repeated="5"/>
          <table:table-cell table:number-columns-repeated="11"/>
        </table:table-row>
        <table:table-row table:style-name="ro3" table:number-rows-repeated="38">
          <table:table-cell table:number-columns-repeated="16"/>
        </table:table-row>
        <table:table-row table:style-name="ro3" table:number-rows-repeated="4">
          <table:table-cell table:style-name="Default" table:number-columns-repeated="5"/>
          <table:table-cell table:number-columns-repeated="11"/>
        </table:table-row>
        <table:table-row table:style-name="ro3" table:number-rows-repeated="39">
          <table:table-cell table:number-columns-repeated="16"/>
        </table:table-row>
        <table:table-row table:style-name="ro3" table:number-rows-repeated="4">
          <table:table-cell table:style-name="Default" table:number-columns-repeated="5"/>
          <table:table-cell table:number-columns-repeated="11"/>
        </table:table-row>
        <table:table-row table:style-name="ro3" table:number-rows-repeated="52">
          <table:table-cell table:number-columns-repeated="16"/>
        </table:table-row>
        <table:table-row table:style-name="ro3" table:number-rows-repeated="4">
          <table:table-cell table:style-name="Default" table:number-columns-repeated="5"/>
          <table:table-cell table:number-columns-repeated="11"/>
        </table:table-row>
        <table:table-row table:style-name="ro3" table:number-rows-repeated="54">
          <table:table-cell table:number-columns-repeated="16"/>
        </table:table-row>
        <table:table-row table:style-name="ro3" table:number-rows-repeated="4">
          <table:table-cell table:style-name="Default" table:number-columns-repeated="5"/>
          <table:table-cell table:number-columns-repeated="11"/>
        </table:table-row>
        <table:table-row table:style-name="ro3" table:number-rows-repeated="43">
          <table:table-cell table:number-columns-repeated="16"/>
        </table:table-row>
        <table:table-row table:style-name="ro3" table:number-rows-repeated="4">
          <table:table-cell table:style-name="Default" table:number-columns-repeated="5"/>
          <table:table-cell table:number-columns-repeated="11"/>
        </table:table-row>
        <table:table-row table:style-name="ro3" table:number-rows-repeated="39">
          <table:table-cell table:number-columns-repeated="16"/>
        </table:table-row>
        <table:table-row table:style-name="ro3" table:number-rows-repeated="4">
          <table:table-cell table:style-name="Default" table:number-columns-repeated="5"/>
          <table:table-cell table:number-columns-repeated="11"/>
        </table:table-row>
        <table:table-row table:style-name="ro3" table:number-rows-repeated="90">
          <table:table-cell table:number-columns-repeated="16"/>
        </table:table-row>
        <table:table-row table:style-name="ro3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3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3">
          <table:table-cell table:number-columns-repeated="14"/>
          <table:table-cell table:style-name="Default"/>
          <table:table-cell/>
        </table:table-row>
        <table:table-row table:style-name="ro3" table:number-rows-repeated="1048044">
          <table:table-cell table:number-columns-repeated="16"/>
        </table:table-row>
        <table:table-row table:style-name="ro3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7:Alapértékek.J20 Alapértékek.J22:Alapértékek.J27">
            <calcext:condition calcext:apply-style-name="Warning_szinttúlépés" calcext:value="&gt;[$Alapértékek.$J$9]" calcext:base-cell-address="Alapértékek.D17"/>
          </calcext:conditional-format>
          <calcext:conditional-format calcext:target-range-address="Alapértékek.D32:Alapértékek.D43 Alapértékek.J18:Alapértékek.J21 Alapértékek.J24:Alapértékek.J28 Alapértékek.D47:Alapértékek.D75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default-cell-style-name="ce1189"/>
        <table:table-row table:style-name="ro7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3">
          <table:table-cell table:style-name="ce392" table:number-columns-spanned="9" table:number-rows-spanned="1"/>
          <table:covered-table-cell/>
          <table:covered-table-cell table:style-name="ce728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7" calcext:value-type="float">
            <text:p>7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09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09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8" table:formula="of:=[.D3]-SUM([.D8:.D21])-SUM([.D26:.D34])-SUM([.D39:.D48])" office:value-type="float" office:value="0" calcext:value-type="float">
            <text:p>0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10" table:content-validation-name="val87" office:value-type="string" calcext:value-type="string" table:number-columns-spanned="2" table:number-rows-spanned="1">
            <text:p>Ember</text:p>
          </table:table-cell>
          <table:covered-table-cell table:style-name="ce510" table:content-validation-name="val87"/>
          <table:table-cell table:style-name="ce446" table:content-validation-name="val91"/>
          <table:table-cell table:style-name="Default"/>
        </table:table-row>
        <table:table-row table:style-name="ro3">
          <table:table-cell table:style-name="ce49" table:number-columns-spanned="3" table:number-rows-spanned="1"/>
          <table:covered-table-cell table:number-columns-repeated="2" table:style-name="Default"/>
          <table:table-cell table:style-name="ce742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8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3">
          <table:table-cell table:style-name="ce398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25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25"/>
          <table:table-cell table:style-name="ce482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3">
          <table:table-cell table:style-name="ce696" table:content-validation-name="val74" office:value-type="string" calcext:value-type="string" table:number-columns-spanned="3" table:number-rows-spanned="1">
            <text:p>Asztrológia</text:p>
          </table:table-cell>
          <table:covered-table-cell table:number-columns-repeated="2" table:style-name="ce426" table:content-validation-name="val74"/>
          <table:table-cell table:style-name="ce418" table:content-validation-name="val79" office:value-type="float" office:value="1" calcext:value-type="float">
            <text:p>1</text:p>
          </table:table-cell>
          <table:table-cell table:style-name="ce384" table:content-validation-name="val83" table:formula="of:=IF(ISBLANK([.$A8]); &quot;-&quot;; VLOOKUP([.$A8];hatterek_szabad_all; 2; 0))" office:value-type="string" office:string-value="🟥 Kvantikum" calcext:value-type="string" table:number-columns-spanned="2" table:number-rows-spanned="1">
            <text:p>🟥 Kvantikum</text:p>
          </table:table-cell>
          <table:covered-table-cell table:style-name="ce395" table:content-validation-name="val83"/>
          <table:table-cell table:style-name="ce511" table:content-validation-name="val88" table:number-columns-spanned="3" table:number-rows-spanned="1"/>
          <table:covered-table-cell table:style-name="ce511" table:content-validation-name="val88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74" office:value-type="string" calcext:value-type="string" table:number-columns-spanned="3" table:number-rows-spanned="1">
            <text:p>Hazudozás</text:p>
          </table:table-cell>
          <table:covered-table-cell table:number-columns-repeated="2" table:style-name="ce426" table:content-validation-name="val74"/>
          <table:table-cell table:style-name="ce418" table:content-validation-name="val79" office:value-type="float" office:value="1" calcext:value-type="float">
            <text:p>1</text:p>
          </table:table-cell>
          <table:table-cell table:style-name="ce384" table:content-validation-name="val83" table:formula="of:=IF(ISBLANK([.$A9]); &quot;-&quot;; VLOOKUP([.$A9];hatterek_szabad_all; 2; 0))" office:value-type="string" office:string-value="🟩 Befolyásolás, Emberismeret, Nyomozás" calcext:value-type="string" table:number-columns-spanned="2" table:number-rows-spanned="1">
            <text:p>🟩 Befolyásolás, Emberismeret, Nyomozás</text:p>
          </table:table-cell>
          <table:covered-table-cell table:style-name="ce395" table:content-validation-name="val83"/>
          <table:table-cell table:style-name="ce511" table:number-columns-spanned="3" table:number-rows-spanned="1"/>
          <table:covered-table-cell table:style-name="ce511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74" office:value-type="string" calcext:value-type="string" table:number-columns-spanned="3" table:number-rows-spanned="1">
            <text:p>Éneklés</text:p>
          </table:table-cell>
          <table:covered-table-cell table:number-columns-repeated="2" table:style-name="ce426" table:content-validation-name="val74"/>
          <table:table-cell table:style-name="ce418" table:content-validation-name="val79" office:value-type="float" office:value="1" calcext:value-type="float">
            <text:p>1</text:p>
          </table:table-cell>
          <table:table-cell table:style-name="ce384" table:content-validation-name="val83" table:formula="of:=IF(ISBLANK([.$A10]); &quot;-&quot;; VLOOKUP([.$A10];hatterek_szabad_all; 2; 0))" office:value-type="string" office:string-value="🟩 Előadóművészet, Művészetismeret" calcext:value-type="string" table:number-columns-spanned="2" table:number-rows-spanned="1">
            <text:p>🟩 Előadóművészet, Művészetismeret</text:p>
          </table:table-cell>
          <table:covered-table-cell table:style-name="ce395" table:content-validation-name="val83"/>
          <table:table-cell table:style-name="ce511" table:number-columns-spanned="3" table:number-rows-spanned="1"/>
          <table:covered-table-cell table:style-name="ce511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74" office:value-type="string" calcext:value-type="string" table:number-columns-spanned="3" table:number-rows-spanned="1">
            <text:p>Fejlett tapintás</text:p>
          </table:table-cell>
          <table:covered-table-cell table:number-columns-repeated="2" table:style-name="ce426" table:content-validation-name="val74"/>
          <table:table-cell table:style-name="ce418" table:content-validation-name="val79" office:value-type="float" office:value="1" calcext:value-type="float">
            <text:p>1</text:p>
          </table:table-cell>
          <table:table-cell table:style-name="ce384" table:content-validation-name="val83" table:formula="of:=IF(ISBLANK([.$A11]); &quot;-&quot;; VLOOKUP([.$A11];hatterek_szabad_all; 2; 0))" office:value-type="string" office:string-value="Érzékenység Tulajdonságodat segíti tapintás esetén" calcext:value-type="string" table:number-columns-spanned="2" table:number-rows-spanned="1">
            <text:p>Érzékenység Tulajdonságodat segíti tapintás esetén</text:p>
          </table:table-cell>
          <table:covered-table-cell table:style-name="ce395" table:content-validation-name="val83"/>
          <table:table-cell table:style-name="ce511" table:number-columns-spanned="3" table:number-rows-spanned="1"/>
          <table:covered-table-cell table:style-name="ce511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74" office:value-type="string" calcext:value-type="string" table:number-columns-spanned="3" table:number-rows-spanned="1">
            <text:p>Teaszertartás</text:p>
          </table:table-cell>
          <table:covered-table-cell table:number-columns-repeated="2" table:style-name="ce426" table:content-validation-name="val74"/>
          <table:table-cell table:style-name="ce418" table:content-validation-name="val79" office:value-type="float" office:value="1" calcext:value-type="float">
            <text:p>1</text:p>
          </table:table-cell>
          <table:table-cell table:style-name="ce384" table:content-validation-name="val83" table:formula="of:=IF(ISBLANK([.$A12]); &quot;-&quot;; VLOOKUP([.$A12];hatterek_szabad_all; 2; 0))" office:value-type="string" office:string-value="🟥 Etikett" calcext:value-type="string" table:number-columns-spanned="2" table:number-rows-spanned="1">
            <text:p>🟥 Etikett</text:p>
          </table:table-cell>
          <table:covered-table-cell table:style-name="ce395" table:content-validation-name="val83"/>
          <table:table-cell table:style-name="ce511" table:number-columns-spanned="3" table:number-rows-spanned="1"/>
          <table:covered-table-cell table:style-name="ce511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74" office:value-type="string" calcext:value-type="string" table:number-columns-spanned="3" table:number-rows-spanned="1">
            <text:p>Csábítás</text:p>
          </table:table-cell>
          <table:covered-table-cell table:number-columns-repeated="2" table:style-name="ce426" table:content-validation-name="val74"/>
          <table:table-cell table:style-name="ce418" table:content-validation-name="val79" office:value-type="float" office:value="1" calcext:value-type="float">
            <text:p>1</text:p>
          </table:table-cell>
          <table:table-cell table:style-name="ce384" table:content-validation-name="val83" table:formula="of:=IF(ISBLANK([.$A13]); &quot;-&quot;; VLOOKUP([.$A13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395" table:content-validation-name="val83"/>
          <table:table-cell table:style-name="ce511" table:number-columns-spanned="3" table:number-rows-spanned="1"/>
          <table:covered-table-cell table:style-name="ce511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74" office:value-type="string" calcext:value-type="string" table:number-columns-spanned="3" table:number-rows-spanned="1">
            <text:p>Fejlett ízlelés</text:p>
          </table:table-cell>
          <table:covered-table-cell table:number-columns-repeated="2" table:style-name="ce426" table:content-validation-name="val74"/>
          <table:table-cell table:style-name="ce418" table:content-validation-name="val79" office:value-type="float" office:value="1" calcext:value-type="float">
            <text:p>1</text:p>
          </table:table-cell>
          <table:table-cell table:style-name="ce384" table:content-validation-name="val83" table:formula="of:=IF(ISBLANK([.$A14]); &quot;-&quot;; VLOOKUP([.$A14];hatterek_szabad_all; 2; 0))" office:value-type="string" office:string-value="Érzékenység Tulajdonságodat segíti ízlelés esetén" calcext:value-type="string" table:number-columns-spanned="2" table:number-rows-spanned="1">
            <text:p>Érzékenység Tulajdonságodat segíti ízlelés esetén</text:p>
          </table:table-cell>
          <table:covered-table-cell table:style-name="ce395" table:content-validation-name="val83"/>
          <table:table-cell table:style-name="ce511" table:number-columns-spanned="3" table:number-rows-spanned="1"/>
          <table:covered-table-cell table:style-name="ce511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74" table:number-columns-spanned="3" table:number-rows-spanned="1"/>
          <table:covered-table-cell table:number-columns-repeated="2" table:style-name="ce426" table:content-validation-name="val74"/>
          <table:table-cell table:style-name="ce418" table:content-validation-name="val79"/>
          <table:table-cell table:style-name="ce384" table:content-validation-name="val83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11" table:number-columns-spanned="3" table:number-rows-spanned="1"/>
          <table:covered-table-cell table:style-name="ce511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74" table:number-columns-spanned="3" table:number-rows-spanned="1"/>
          <table:covered-table-cell table:number-columns-repeated="2" table:style-name="ce426" table:content-validation-name="val74"/>
          <table:table-cell table:style-name="ce418" table:content-validation-name="val79"/>
          <table:table-cell table:style-name="ce384" table:content-validation-name="val83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11" table:number-columns-spanned="3" table:number-rows-spanned="1"/>
          <table:covered-table-cell table:style-name="ce511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74" table:number-columns-spanned="3" table:number-rows-spanned="1"/>
          <table:covered-table-cell table:number-columns-repeated="2" table:style-name="ce426" table:content-validation-name="val74"/>
          <table:table-cell table:style-name="ce418" table:content-validation-name="val79"/>
          <table:table-cell table:style-name="ce384" table:content-validation-name="val83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11" table:number-columns-spanned="3" table:number-rows-spanned="1"/>
          <table:covered-table-cell table:style-name="ce511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74" table:number-columns-spanned="3" table:number-rows-spanned="1"/>
          <table:covered-table-cell table:number-columns-repeated="2" table:style-name="ce426" table:content-validation-name="val74"/>
          <table:table-cell table:style-name="ce418" table:content-validation-name="val79"/>
          <table:table-cell table:style-name="ce384" table:content-validation-name="val83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11" table:number-columns-spanned="3" table:number-rows-spanned="1"/>
          <table:covered-table-cell table:style-name="ce511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74" table:number-columns-spanned="3" table:number-rows-spanned="1"/>
          <table:covered-table-cell table:number-columns-repeated="2" table:style-name="ce426" table:content-validation-name="val74"/>
          <table:table-cell table:style-name="ce418" table:content-validation-name="val79"/>
          <table:table-cell table:style-name="ce384" table:content-validation-name="val83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11" table:number-columns-spanned="3" table:number-rows-spanned="1"/>
          <table:covered-table-cell table:style-name="ce511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74" table:number-columns-spanned="3" table:number-rows-spanned="1"/>
          <table:covered-table-cell table:number-columns-repeated="2" table:style-name="ce426" table:content-validation-name="val74"/>
          <table:table-cell table:style-name="ce418" table:content-validation-name="val79"/>
          <table:table-cell table:style-name="ce384" table:content-validation-name="val83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11" table:number-columns-spanned="3" table:number-rows-spanned="1"/>
          <table:covered-table-cell table:style-name="ce511"/>
          <table:covered-table-cell table:style-name="ce812"/>
          <table:table-cell table:style-name="ce490" table:content-validation-name="val92" office:value-type="string" calcext:value-type="string">
            <text:p>SzF KP</text:p>
          </table:table-cell>
        </table:table-row>
        <table:table-row table:style-name="ro3">
          <table:table-cell table:style-name="ce403" table:content-validation-name="val74" table:number-columns-spanned="3" table:number-rows-spanned="1"/>
          <table:covered-table-cell table:number-columns-repeated="2" table:style-name="ce427" table:content-validation-name="val74"/>
          <table:table-cell table:style-name="ce374" table:content-validation-name="val80"/>
          <table:table-cell table:style-name="ce385" table:content-validation-name="val83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3"/>
          <table:table-cell table:style-name="ce513" table:number-columns-spanned="3" table:number-rows-spanned="1"/>
          <table:covered-table-cell table:style-name="ce513"/>
          <table:covered-table-cell table:style-name="ce813"/>
          <table:table-cell table:style-name="ce490" table:content-validation-name="val92" table:formula="of:=IF([.D4]&lt;0;-[.D4]*[$Data.C12];0)" office:value-type="float" office:value="0" calcext:value-type="float">
            <text:p>0</text:p>
          </table:table-cell>
        </table:table-row>
        <table:table-row table:style-name="ro3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8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398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25"/>
          <table:table-cell table:style-name="ce376" table:content-validation-name="val81" table:formula="of:=ROUNDUP([$Alapértékek.D8]/2)-COUNTA([.A25:.C34])" office:value-type="float" office:value="0" calcext:value-type="float">
            <text:p>0</text:p>
          </table:table-cell>
          <table:table-cell table:style-name="ce482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39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3">
          <table:table-cell table:style-name="ce396" table:content-validation-name="val75" office:value-type="string" calcext:value-type="string" table:number-columns-spanned="4" table:number-rows-spanned="1">
            <text:p>magyar</text:p>
          </table:table-cell>
          <table:covered-table-cell table:style-name="ce422" table:content-validation-name="val75"/>
          <table:covered-table-cell table:style-name="ce411" table:content-validation-name="val75"/>
          <table:covered-table-cell table:style-name="ce420" table:content-validation-name="val75"/>
          <table:table-cell table:style-name="ce426" table:number-columns-spanned="2" table:number-rows-spanned="1"/>
          <table:covered-table-cell table:style-name="ce669"/>
          <table:table-cell table:style-name="ce516" table:content-validation-name="val89" office:value-type="string" calcext:value-type="string" table:number-columns-spanned="2" table:number-rows-spanned="1">
            <text:p>Polgár</text:p>
          </table:table-cell>
          <table:covered-table-cell table:style-name="ce516" table:content-validation-name="val89"/>
          <table:table-cell table:style-name="ce822"/>
          <table:table-cell table:style-name="Default"/>
        </table:table-row>
        <table:table-row table:style-name="ro3">
          <table:table-cell table:style-name="ce396" table:content-validation-name="val75" office:value-type="string" calcext:value-type="string" table:number-columns-spanned="4" table:number-rows-spanned="1">
            <text:p>japán</text:p>
          </table:table-cell>
          <table:covered-table-cell table:style-name="ce422" table:content-validation-name="val75"/>
          <table:covered-table-cell table:style-name="ce411" table:content-validation-name="val75"/>
          <table:covered-table-cell table:style-name="ce420" table:content-validation-name="val75"/>
          <table:table-cell table:style-name="ce426" table:number-columns-spanned="2" table:number-rows-spanned="1"/>
          <table:covered-table-cell table:style-name="ce669"/>
          <table:table-cell table:style-name="ce516" table:content-validation-name="val89" office:value-type="string" calcext:value-type="string" table:number-columns-spanned="2" table:number-rows-spanned="1">
            <text:p>Káosz</text:p>
          </table:table-cell>
          <table:covered-table-cell table:style-name="ce516" table:content-validation-name="val89"/>
          <table:table-cell table:style-name="ce822"/>
          <table:table-cell table:style-name="Default"/>
        </table:table-row>
        <table:table-row table:style-name="ro3">
          <table:table-cell table:style-name="ce396" table:content-validation-name="val75" office:value-type="string" calcext:value-type="string" table:number-columns-spanned="4" table:number-rows-spanned="1">
            <text:p>kínai</text:p>
          </table:table-cell>
          <table:covered-table-cell table:style-name="ce422" table:content-validation-name="val75"/>
          <table:covered-table-cell table:style-name="ce411" table:content-validation-name="val75"/>
          <table:covered-table-cell table:style-name="ce420" table:content-validation-name="val75"/>
          <table:table-cell table:style-name="ce426" table:number-columns-spanned="2" table:number-rows-spanned="1"/>
          <table:covered-table-cell table:style-name="ce669"/>
          <table:table-cell table:style-name="ce516" table:content-validation-name="val89" table:number-columns-spanned="2" table:number-rows-spanned="1"/>
          <table:covered-table-cell table:style-name="ce516" table:content-validation-name="val89"/>
          <table:table-cell table:style-name="ce822"/>
          <table:table-cell table:style-name="Default"/>
        </table:table-row>
        <table:table-row table:style-name="ro3">
          <table:table-cell table:style-name="ce396" table:content-validation-name="val75" office:value-type="string" calcext:value-type="string" table:number-columns-spanned="4" table:number-rows-spanned="1">
            <text:p>thaiföldi</text:p>
          </table:table-cell>
          <table:covered-table-cell table:style-name="ce422" table:content-validation-name="val75"/>
          <table:covered-table-cell table:style-name="ce411" table:content-validation-name="val75"/>
          <table:covered-table-cell table:style-name="ce420" table:content-validation-name="val75"/>
          <table:table-cell table:style-name="ce426" table:number-columns-spanned="2" table:number-rows-spanned="1"/>
          <table:covered-table-cell table:style-name="ce669"/>
          <table:table-cell table:style-name="ce516" table:content-validation-name="val89" table:number-columns-spanned="2" table:number-rows-spanned="1"/>
          <table:covered-table-cell table:style-name="ce516" table:content-validation-name="val89"/>
          <table:table-cell table:style-name="ce822"/>
          <table:table-cell table:style-name="Default"/>
        </table:table-row>
        <table:table-row table:style-name="ro3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11" table:content-validation-name="val75"/>
          <table:covered-table-cell table:style-name="ce420" table:content-validation-name="val75"/>
          <table:table-cell table:style-name="ce426" table:number-columns-spanned="2" table:number-rows-spanned="1"/>
          <table:covered-table-cell table:style-name="ce669"/>
          <table:table-cell table:style-name="ce516" table:content-validation-name="val89" table:number-columns-spanned="2" table:number-rows-spanned="1"/>
          <table:covered-table-cell table:style-name="ce516" table:content-validation-name="val89"/>
          <table:table-cell table:style-name="ce822"/>
          <table:table-cell table:style-name="Default"/>
        </table:table-row>
        <table:table-row table:style-name="ro3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11" table:content-validation-name="val75"/>
          <table:covered-table-cell table:style-name="ce420" table:content-validation-name="val75"/>
          <table:table-cell table:style-name="ce426" table:number-columns-spanned="2" table:number-rows-spanned="1"/>
          <table:covered-table-cell table:style-name="ce669"/>
          <table:table-cell table:style-name="ce516" table:content-validation-name="val89" table:number-columns-spanned="2" table:number-rows-spanned="1"/>
          <table:covered-table-cell table:style-name="ce516" table:content-validation-name="val89"/>
          <table:table-cell table:style-name="ce822"/>
          <table:table-cell table:style-name="Default"/>
        </table:table-row>
        <table:table-row table:style-name="ro3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11" table:content-validation-name="val75"/>
          <table:covered-table-cell table:style-name="ce420" table:content-validation-name="val75"/>
          <table:table-cell table:style-name="ce426" table:number-columns-spanned="2" table:number-rows-spanned="1"/>
          <table:covered-table-cell table:style-name="ce669"/>
          <table:table-cell table:style-name="ce516" table:content-validation-name="val89" table:number-columns-spanned="2" table:number-rows-spanned="1"/>
          <table:covered-table-cell table:style-name="ce516" table:content-validation-name="val89"/>
          <table:table-cell table:style-name="ce822"/>
          <table:table-cell table:style-name="Default"/>
        </table:table-row>
        <table:table-row table:style-name="ro3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11" table:content-validation-name="val75"/>
          <table:covered-table-cell table:style-name="ce420" table:content-validation-name="val75"/>
          <table:table-cell table:style-name="ce426" table:number-columns-spanned="2" table:number-rows-spanned="1"/>
          <table:covered-table-cell table:style-name="ce669"/>
          <table:table-cell table:style-name="ce516" table:content-validation-name="val89" table:number-columns-spanned="2" table:number-rows-spanned="1"/>
          <table:covered-table-cell table:style-name="ce516" table:content-validation-name="val89"/>
          <table:table-cell table:style-name="ce822"/>
          <table:table-cell table:style-name="Default"/>
        </table:table-row>
        <table:table-row table:style-name="ro3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11" table:content-validation-name="val75"/>
          <table:covered-table-cell table:style-name="ce420" table:content-validation-name="val75"/>
          <table:table-cell table:style-name="ce426" table:number-columns-spanned="2" table:number-rows-spanned="1"/>
          <table:covered-table-cell table:style-name="ce669"/>
          <table:table-cell table:style-name="ce516" table:content-validation-name="val89" table:number-columns-spanned="2" table:number-rows-spanned="1"/>
          <table:covered-table-cell table:style-name="ce516" table:content-validation-name="val89"/>
          <table:table-cell table:style-name="ce822"/>
          <table:table-cell table:style-name="Default"/>
        </table:table-row>
        <table:table-row table:style-name="ro3">
          <table:table-cell table:style-name="ce411" table:content-validation-name="val75" table:number-columns-spanned="4" table:number-rows-spanned="1"/>
          <table:covered-table-cell table:style-name="ce422" table:content-validation-name="val75"/>
          <table:covered-table-cell table:style-name="ce411" table:content-validation-name="val75"/>
          <table:covered-table-cell table:style-name="ce420" table:content-validation-name="val75"/>
          <table:table-cell table:style-name="ce426" table:number-columns-spanned="2" table:number-rows-spanned="1"/>
          <table:covered-table-cell table:style-name="ce669"/>
          <table:table-cell table:style-name="ce516" table:content-validation-name="val89" table:number-columns-spanned="2" table:number-rows-spanned="1"/>
          <table:covered-table-cell table:style-name="ce516" table:content-validation-name="val89"/>
          <table:table-cell table:style-name="ce822"/>
          <table:table-cell table:style-name="Default"/>
        </table:table-row>
        <table:table-row table:style-name="ro3">
          <table:table-cell table:style-name="ce392" table:number-columns-spanned="5" table:number-rows-spanned="1"/>
          <table:covered-table-cell table:number-columns-repeated="4" table:style-name="ce547"/>
          <table:table-cell table:style-name="ce209"/>
          <table:table-cell table:style-name="ce516" table:content-validation-name="val89" table:number-columns-spanned="2" table:number-rows-spanned="1"/>
          <table:covered-table-cell table:style-name="ce516" table:content-validation-name="val89"/>
          <table:table-cell table:style-name="ce822"/>
          <table:table-cell table:style-name="Default"/>
        </table:table-row>
        <table:table-row table:style-name="ro8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516" table:content-validation-name="val89" table:number-columns-spanned="2" table:number-rows-spanned="1"/>
          <table:covered-table-cell table:style-name="ce516" table:content-validation-name="val89"/>
          <table:table-cell table:style-name="ce822"/>
          <table:table-cell table:style-name="Default"/>
        </table:table-row>
        <table:table-row table:style-name="ro1">
          <table:table-cell table:style-name="ce398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25" table:content-validation-name="val5"/>
          <table:table-cell table:style-name="ce378" table:content-validation-name="val82" table:formula="of:=ROUNDUP([$Alapértékek.D8]/2)-COUNTA([.A38:.A48])" office:value-type="float" office:value="2" calcext:value-type="float">
            <text:p>2</text:p>
          </table:table-cell>
          <table:table-cell table:style-name="ce482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16" table:content-validation-name="val89" table:number-columns-spanned="2" table:number-rows-spanned="1"/>
          <table:covered-table-cell table:style-name="ce516" table:content-validation-name="val89"/>
          <table:table-cell table:style-name="ce822"/>
          <table:table-cell table:style-name="Default"/>
        </table:table-row>
        <table:table-row table:style-name="ro3">
          <table:table-cell table:style-name="ce412" table:content-validation-name="val76" office:value-type="string" calcext:value-type="string" table:number-columns-spanned="4" table:number-rows-spanned="1">
            <text:p>Budapest</text:p>
          </table:table-cell>
          <table:covered-table-cell table:style-name="ce605"/>
          <table:covered-table-cell table:style-name="ce607" table:content-validation-name="val5"/>
          <table:covered-table-cell table:style-name="ce420" table:content-validation-name="val5"/>
          <table:table-cell table:style-name="ce426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03"/>
          <table:covered-table-cell table:style-name="ce484"/>
          <table:table-cell table:style-name="Default"/>
        </table:table-row>
        <table:table-row table:style-name="ro8">
          <table:table-cell table:style-name="ce412" table:content-validation-name="val5" office:value-type="string" calcext:value-type="string" table:number-columns-spanned="4" table:number-rows-spanned="1">
            <text:p>Budapest VII. kerület</text:p>
          </table:table-cell>
          <table:covered-table-cell table:style-name="ce605"/>
          <table:covered-table-cell table:style-name="ce607" table:content-validation-name="val5"/>
          <table:covered-table-cell table:style-name="ce420" table:content-validation-name="val5"/>
          <table:table-cell table:style-name="ce426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3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0" table:content-validation-name="val5"/>
          <table:table-cell table:style-name="ce426" table:number-columns-spanned="2" table:number-rows-spanned="1"/>
          <table:covered-table-cell table:style-name="ce669"/>
          <table:table-cell table:style-name="ce39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3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0" table:content-validation-name="val5"/>
          <table:table-cell table:style-name="ce426" table:number-columns-spanned="2" table:number-rows-spanned="1"/>
          <table:covered-table-cell table:style-name="ce669"/>
          <table:table-cell table:style-name="ce516" table:content-validation-name="val90" table:number-columns-spanned="2" table:number-rows-spanned="1"/>
          <table:covered-table-cell table:style-name="ce516" table:content-validation-name="val90"/>
          <table:table-cell table:style-name="ce822"/>
          <table:table-cell table:style-name="Default"/>
        </table:table-row>
        <table:table-row table:style-name="ro3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0" table:content-validation-name="val5"/>
          <table:table-cell table:style-name="ce426" table:number-columns-spanned="2" table:number-rows-spanned="1"/>
          <table:covered-table-cell table:style-name="ce669"/>
          <table:table-cell table:style-name="ce516" table:content-validation-name="val90" table:number-columns-spanned="2" table:number-rows-spanned="1"/>
          <table:covered-table-cell table:style-name="ce516" table:content-validation-name="val90"/>
          <table:table-cell table:style-name="ce822"/>
          <table:table-cell table:style-name="Default"/>
        </table:table-row>
        <table:table-row table:style-name="ro3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0" table:content-validation-name="val5"/>
          <table:table-cell table:style-name="ce426" table:number-columns-spanned="2" table:number-rows-spanned="1"/>
          <table:covered-table-cell table:style-name="ce669"/>
          <table:table-cell table:style-name="ce516" table:content-validation-name="val90" table:number-columns-spanned="2" table:number-rows-spanned="1"/>
          <table:covered-table-cell table:style-name="ce516" table:content-validation-name="val90"/>
          <table:table-cell table:style-name="ce822"/>
          <table:table-cell table:style-name="Default"/>
        </table:table-row>
        <table:table-row table:style-name="ro3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0" table:content-validation-name="val5"/>
          <table:table-cell table:style-name="ce426" table:number-columns-spanned="2" table:number-rows-spanned="1"/>
          <table:covered-table-cell table:style-name="ce669"/>
          <table:table-cell table:style-name="ce516" table:content-validation-name="val90" table:number-columns-spanned="2" table:number-rows-spanned="1"/>
          <table:covered-table-cell table:style-name="ce516" table:content-validation-name="val90"/>
          <table:table-cell table:style-name="ce822"/>
          <table:table-cell table:style-name="Default"/>
        </table:table-row>
        <table:table-row table:style-name="ro3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0" table:content-validation-name="val5"/>
          <table:table-cell table:style-name="ce426" table:number-columns-spanned="2" table:number-rows-spanned="1"/>
          <table:covered-table-cell table:style-name="ce669"/>
          <table:table-cell table:style-name="ce516" table:content-validation-name="val90" table:number-columns-spanned="2" table:number-rows-spanned="1"/>
          <table:covered-table-cell table:style-name="ce516" table:content-validation-name="val90"/>
          <table:table-cell table:style-name="ce822"/>
          <table:table-cell table:style-name="Default"/>
        </table:table-row>
        <table:table-row table:style-name="ro3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0" table:content-validation-name="val5"/>
          <table:table-cell table:style-name="ce426" table:number-columns-spanned="2" table:number-rows-spanned="1"/>
          <table:covered-table-cell table:style-name="ce669"/>
          <table:table-cell table:style-name="ce516" table:content-validation-name="val90" table:number-columns-spanned="2" table:number-rows-spanned="1"/>
          <table:covered-table-cell table:style-name="ce516" table:content-validation-name="val90"/>
          <table:table-cell table:style-name="ce822"/>
          <table:table-cell table:style-name="Default"/>
        </table:table-row>
        <table:table-row table:style-name="ro3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0" table:content-validation-name="val5"/>
          <table:table-cell table:style-name="ce426" table:number-columns-spanned="2" table:number-rows-spanned="1"/>
          <table:covered-table-cell table:style-name="ce669"/>
          <table:table-cell table:style-name="ce516" table:content-validation-name="val90" table:number-columns-spanned="2" table:number-rows-spanned="1"/>
          <table:covered-table-cell table:style-name="ce516" table:content-validation-name="val90"/>
          <table:table-cell table:style-name="ce822"/>
          <table:table-cell table:style-name="Default"/>
        </table:table-row>
        <table:table-row table:style-name="ro3">
          <table:table-cell table:style-name="ce403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27" table:content-validation-name="val5"/>
          <table:table-cell table:style-name="ce644" table:number-columns-spanned="2" table:number-rows-spanned="1"/>
          <table:covered-table-cell table:style-name="ce670"/>
          <table:table-cell table:style-name="ce520" table:content-validation-name="val90" table:number-columns-spanned="2" table:number-rows-spanned="1"/>
          <table:covered-table-cell table:style-name="ce520" table:content-validation-name="val90"/>
          <table:table-cell table:style-name="ce823"/>
          <table:table-cell table:style-name="Default"/>
        </table:table-row>
        <table:table-row table:style-name="ro3">
          <table:table-cell table:style-name="Default" table:number-columns-repeated="9"/>
          <table:table-cell/>
        </table:table-row>
        <table:table-row table:style-name="ro8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3">
          <table:table-cell table:style-name="ce416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20"/>
          <table:covered-table-cell table:style-name="ce409"/>
          <table:table-cell table:style-name="ce420" table:content-validation-name="val84" office:value-type="string" calcext:value-type="string">
            <text:p>alap</text:p>
          </table:table-cell>
          <table:table-cell table:style-name="ce503" table:content-validation-name="val8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3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16"/>
          <table:covered-table-cell table:style-name="ce399"/>
          <table:table-cell table:style-name="ce420" table:content-validation-name="val85" office:value-type="string" calcext:value-type="string">
            <text:p>alap</text:p>
          </table:table-cell>
          <table:table-cell table:style-name="ce503" table:content-validation-name="val8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3">
          <table:table-cell table:style-name="ce420" table:content-validation-name="val77" table:number-columns-spanned="4" table:number-rows-spanned="1"/>
          <table:covered-table-cell table:number-columns-repeated="2" table:style-name="ce420" table:content-validation-name="val77"/>
          <table:covered-table-cell table:style-name="ce409" table:content-validation-name="val77"/>
          <table:table-cell table:style-name="ce420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3">
          <table:table-cell table:style-name="ce420" table:content-validation-name="val77" table:number-columns-spanned="4" table:number-rows-spanned="1"/>
          <table:covered-table-cell table:number-columns-repeated="2" table:style-name="ce420" table:content-validation-name="val77"/>
          <table:covered-table-cell table:style-name="ce409" table:content-validation-name="val77"/>
          <table:table-cell table:style-name="ce420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3">
          <table:table-cell table:style-name="ce420" table:content-validation-name="val77" table:number-columns-spanned="4" table:number-rows-spanned="1"/>
          <table:covered-table-cell table:number-columns-repeated="2" table:style-name="ce420" table:content-validation-name="val77"/>
          <table:covered-table-cell table:style-name="ce409" table:content-validation-name="val77"/>
          <table:table-cell table:style-name="ce420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3">
          <table:table-cell table:style-name="ce420" table:content-validation-name="val77" table:number-columns-spanned="4" table:number-rows-spanned="1"/>
          <table:covered-table-cell table:number-columns-repeated="2" table:style-name="ce420" table:content-validation-name="val77"/>
          <table:covered-table-cell table:style-name="ce409" table:content-validation-name="val77"/>
          <table:table-cell table:style-name="ce420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3">
          <table:table-cell table:style-name="ce420" table:content-validation-name="val77" table:number-columns-spanned="4" table:number-rows-spanned="1"/>
          <table:covered-table-cell table:number-columns-repeated="2" table:style-name="ce420" table:content-validation-name="val77"/>
          <table:covered-table-cell table:style-name="ce409" table:content-validation-name="val77"/>
          <table:table-cell table:style-name="ce420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3">
          <table:table-cell table:style-name="ce420" table:content-validation-name="val77" table:number-columns-spanned="4" table:number-rows-spanned="1"/>
          <table:covered-table-cell table:number-columns-repeated="2" table:style-name="ce420" table:content-validation-name="val77"/>
          <table:covered-table-cell table:style-name="ce409" table:content-validation-name="val77"/>
          <table:table-cell table:style-name="ce420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3">
          <table:table-cell table:style-name="ce420" table:content-validation-name="val77" table:number-columns-spanned="4" table:number-rows-spanned="1"/>
          <table:covered-table-cell table:number-columns-repeated="2" table:style-name="ce420" table:content-validation-name="val77"/>
          <table:covered-table-cell table:style-name="ce409" table:content-validation-name="val77"/>
          <table:table-cell table:style-name="ce420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3">
          <table:table-cell table:style-name="ce420" table:content-validation-name="val77" table:number-columns-spanned="4" table:number-rows-spanned="1"/>
          <table:covered-table-cell table:number-columns-repeated="2" table:style-name="ce420" table:content-validation-name="val77"/>
          <table:covered-table-cell table:style-name="ce409" table:content-validation-name="val77"/>
          <table:table-cell table:style-name="ce420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3">
          <table:table-cell table:style-name="ce420" table:content-validation-name="val77" table:number-columns-spanned="4" table:number-rows-spanned="1"/>
          <table:covered-table-cell table:number-columns-repeated="2" table:style-name="ce420" table:content-validation-name="val77"/>
          <table:covered-table-cell table:style-name="ce409" table:content-validation-name="val77"/>
          <table:table-cell table:style-name="ce420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3">
          <table:table-cell table:style-name="ce420" table:content-validation-name="val77" table:number-columns-spanned="4" table:number-rows-spanned="1"/>
          <table:covered-table-cell table:number-columns-repeated="2" table:style-name="ce420" table:content-validation-name="val77"/>
          <table:covered-table-cell table:style-name="ce409" table:content-validation-name="val77"/>
          <table:table-cell table:style-name="ce420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3">
          <table:table-cell table:style-name="ce420" table:content-validation-name="val77" table:number-columns-spanned="4" table:number-rows-spanned="1"/>
          <table:covered-table-cell table:number-columns-repeated="2" table:style-name="ce420" table:content-validation-name="val77"/>
          <table:covered-table-cell table:style-name="ce409" table:content-validation-name="val77"/>
          <table:table-cell table:style-name="ce420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3">
          <table:table-cell table:style-name="ce420" table:content-validation-name="val77" table:number-columns-spanned="4" table:number-rows-spanned="1"/>
          <table:covered-table-cell table:number-columns-repeated="2" table:style-name="ce420" table:content-validation-name="val77"/>
          <table:covered-table-cell table:style-name="ce409" table:content-validation-name="val77"/>
          <table:table-cell table:style-name="ce420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3">
          <table:table-cell table:style-name="ce420" table:content-validation-name="val77" table:number-columns-spanned="4" table:number-rows-spanned="1"/>
          <table:covered-table-cell table:number-columns-repeated="2" table:style-name="ce420" table:content-validation-name="val77"/>
          <table:covered-table-cell table:style-name="ce409" table:content-validation-name="val77"/>
          <table:table-cell table:style-name="ce420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3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3" table:number-rows-repeated="10">
          <table:table-cell table:style-name="Default" table:number-columns-repeated="8"/>
          <table:table-cell table:number-columns-repeated="2"/>
        </table:table-row>
        <table:table-row table:style-name="ro3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3" table:number-rows-repeated="11">
          <table:table-cell table:number-columns-repeated="10"/>
        </table:table-row>
        <table:table-row table:style-name="ro3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3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3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3" table:number-rows-repeated="9">
          <table:table-cell table:number-columns-repeated="10"/>
        </table:table-row>
        <table:table-row table:style-name="ro3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3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3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3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3" table:number-rows-repeated="6">
          <table:table-cell table:number-columns-repeated="8"/>
          <table:table-cell table:style-name="Default"/>
          <table:table-cell/>
        </table:table-row>
        <table:table-row table:style-name="ro3" table:number-rows-repeated="1048435">
          <table:table-cell table:number-columns-repeated="10"/>
        </table:table-row>
        <table:table-row table:style-name="ro3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8:Harcértékek.D58">
        <office:forms form:automatic-focus="false" form:apply-design-mode="false"/>
        <table:table-column table:style-name="co24" table:default-cell-style-name="ce609"/>
        <table:table-column table:style-name="co25" table:default-cell-style-name="ce609"/>
        <table:table-column table:style-name="co26" table:default-cell-style-name="ce609"/>
        <table:table-column table:style-name="co27" table:default-cell-style-name="ce609"/>
        <table:table-column table:style-name="co28" table:default-cell-style-name="ce609"/>
        <table:table-column table:style-name="co29" table:default-cell-style-name="ce609"/>
        <table:table-column table:style-name="co28" table:number-columns-repeated="3" table:default-cell-style-name="ce609"/>
        <table:table-column table:style-name="co30" table:default-cell-style-name="ce609"/>
        <table:table-column table:style-name="co14" table:default-cell-style-name="ce609"/>
        <table:table-column table:style-name="co31" table:default-cell-style-name="ce609"/>
        <table:table-column table:style-name="co32" table:default-cell-style-name="ce609"/>
        <table:table-column table:style-name="co33" table:default-cell-style-name="ce609"/>
        <table:table-column table:style-name="co34" table:default-cell-style-name="ce609"/>
        <table:table-column table:style-name="co35" table:default-cell-style-name="ce894"/>
        <table:table-column table:style-name="co36" table:default-cell-style-name="ce909"/>
        <table:table-column table:style-name="co37" table:default-cell-style-name="ce609"/>
        <table:table-column table:style-name="co37" table:number-columns-repeated="238" table:default-cell-style-name="Default"/>
        <table:table-row table:style-name="ro7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44"/>
          <table:covered-table-cell table:number-columns-repeated="5" table:style-name="ce615"/>
          <table:covered-table-cell table:number-columns-repeated="2" table:style-name="ce544"/>
          <table:table-cell table:style-name="ce544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15"/>
          <table:table-cell table:style-name="ce633"/>
          <table:table-cell table:style-name="ce544"/>
          <table:table-cell table:number-columns-repeated="238"/>
        </table:table-row>
        <table:table-row table:style-name="ro5">
          <table:table-cell table:style-name="ce544"/>
          <table:table-cell table:style-name="ce544" table:number-columns-spanned="6" table:number-rows-spanned="1"/>
          <table:covered-table-cell table:number-columns-repeated="5" table:style-name="ce544"/>
          <table:table-cell table:style-name="ce544" table:number-columns-repeated="3"/>
          <table:table-cell table:style-name="ce951" table:number-columns-spanned="5" table:number-rows-spanned="1"/>
          <table:covered-table-cell table:number-columns-repeated="3" table:style-name="ce544"/>
          <table:covered-table-cell table:style-name="ce1168"/>
          <table:table-cell table:style-name="ce615"/>
          <table:table-cell table:style-name="ce633"/>
          <table:table-cell table:style-name="ce544"/>
          <table:table-cell table:number-columns-repeated="238"/>
        </table:table-row>
        <table:table-row table:style-name="ro6">
          <table:table-cell table:style-name="ce431"/>
          <table:table-cell table:style-name="ce610" table:content-validation-name="val101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10" table:content-validation-name="val130" office:value-type="string" calcext:value-type="string">
            <text:p>Módosítók</text:p>
          </table:table-cell>
          <table:table-cell table:style-name="ce610" table:content-validation-name="val137" office:value-type="string" calcext:value-type="string">
            <text:p>Összesen</text:p>
          </table:table-cell>
          <table:table-cell table:style-name="ce544"/>
          <table:table-cell table:style-name="ce710" office:value-type="string" calcext:value-type="string" table:number-columns-spanned="2" table:number-rows-spanned="1">
            <text:p>Összesen felvett HM:</text:p>
          </table:table-cell>
          <table:covered-table-cell table:style-name="ce544"/>
          <table:table-cell table:style-name="ce1166" table:content-validation-name="val165" table:formula="of:=SUM([.B5:.B6])" office:value-type="float" office:value="16" calcext:value-type="float">
            <text:p>16 HM</text:p>
          </table:table-cell>
          <table:table-cell table:style-name="ce544"/>
          <table:table-cell table:style-name="ce952" office:value-type="string" calcext:value-type="string">
            <text:p>Távolság (m)</text:p>
          </table:table-cell>
          <table:table-cell table:style-name="ce789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544"/>
          <table:table-cell table:number-columns-repeated="23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505" table:content-validation-name="val102" office:value-type="string" calcext:value-type="string">
            <text:p>-</text:p>
          </table:table-cell>
          <table:table-cell table:style-name="ce680" table:content-validation-name="val119" office:value-type="float" office:value="10" calcext:value-type="float">
            <text:p>10</text:p>
          </table:table-cell>
          <table:table-cell table:style-name="ce680" table:content-validation-name="val131" table:formula="of:=([Alapértékek.C21])+([Alapértékek.C22])+[Alapértékek.$D$8]+(3*[Alapértékek.J34])" office:value-type="float" office:value="11" calcext:value-type="float">
            <text:p>11</text:p>
          </table:table-cell>
          <table:table-cell table:style-name="ce750" table:content-validation-name="val138" table:formula="of:=[.C4]+[.D4]" office:value-type="float" office:value="21" calcext:value-type="float">
            <text:p>21</text:p>
          </table:table-cell>
          <table:table-cell table:style-name="ce544"/>
          <table:table-cell table:style-name="ce710" office:value-type="string" calcext:value-type="string" table:number-columns-spanned="2" table:number-rows-spanned="1">
            <text:p>Max felvehető HM:</text:p>
          </table:table-cell>
          <table:covered-table-cell table:style-name="ce544"/>
          <table:table-cell table:style-name="ce918" table:content-validation-name="val166" table:formula="of:=[$Data.C18]*(SUM([$Alapértékek.J32:.J53])+SUM([$Alapértékek.J18:.J21]))" office:value-type="float" office:value="30" calcext:value-type="float">
            <text:p>30 HM</text:p>
          </table:table-cell>
          <table:table-cell table:style-name="ce544"/>
          <table:table-cell table:style-name="ce953" table:content-validation-name="val173" office:value-type="float" office:value="10" calcext:value-type="float">
            <text:p>10 méter</text:p>
          </table:table-cell>
          <table:table-cell table:style-name="ce1369" table:content-validation-name="val175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544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3" office:value-type="float" office:value="6" calcext:value-type="float">
            <text:p>6</text:p>
          </table:table-cell>
          <table:table-cell table:style-name="ce680" table:content-validation-name="val119" office:value-type="float" office:value="20" calcext:value-type="float">
            <text:p>20</text:p>
          </table:table-cell>
          <table:table-cell table:style-name="ce680" table:content-validation-name="val132" table:formula="of:=2*([Alapértékek.$C$18]+[Alapértékek.$C$20]+[Alapértékek.$C$21])" office:value-type="float" office:value="4" calcext:value-type="float">
            <text:p>4</text:p>
          </table:table-cell>
          <table:table-cell table:style-name="ce750" table:content-validation-name="val139" table:formula="of:=[.C5]+[.B5]+[.D5]" office:value-type="float" office:value="30" calcext:value-type="float">
            <text:p>30</text:p>
          </table:table-cell>
          <table:table-cell table:style-name="ce544" table:number-columns-repeated="5"/>
          <table:table-cell table:style-name="ce960"/>
          <table:table-cell table:style-name="ce622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544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4" office:value-type="float" office:value="10" calcext:value-type="float">
            <text:p>10</text:p>
          </table:table-cell>
          <table:table-cell table:style-name="ce680" table:content-validation-name="val119" office:value-type="float" office:value="120" calcext:value-type="float">
            <text:p>120</text:p>
          </table:table-cell>
          <table:table-cell table:style-name="ce680" table:content-validation-name="val133" table:formula="of:=2*([Alapértékek.$C$20]+[Alapértékek.$C$21])" office:value-type="float" office:value="4" calcext:value-type="float">
            <text:p>4</text:p>
          </table:table-cell>
          <table:table-cell table:style-name="ce750" table:content-validation-name="val140" table:formula="of:=[.C6]+[.B6]+[.D6]" office:value-type="float" office:value="134" calcext:value-type="float">
            <text:p>134</text:p>
          </table:table-cell>
          <table:table-cell table:style-name="ce544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544"/>
          <table:table-cell table:number-columns-repeated="238"/>
        </table:table-row>
        <table:table-row table:style-name="ro6">
          <table:table-cell table:style-name="ce544" table:number-columns-repeated="6"/>
          <table:table-cell table:style-name="ce710" office:value-type="string" calcext:value-type="string" table:number-columns-spanned="2" table:number-rows-spanned="1">
            <text:p>Össz felvett CM:</text:p>
          </table:table-cell>
          <table:covered-table-cell table:style-name="ce544"/>
          <table:table-cell table:style-name="ce1173" table:content-validation-name="val106" table:formula="of:=[.B8]" office:value-type="float" office:value="12" calcext:value-type="float">
            <text:p>12 HM</text:p>
          </table:table-cell>
          <table:table-cell table:style-name="ce544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092" table:content-validation-name="val176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544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5" office:value-type="float" office:value="12" calcext:value-type="float">
            <text:p>12</text:p>
          </table:table-cell>
          <table:table-cell table:style-name="ce680" table:content-validation-name="val120" table:formula="of:=[Data.C15]" office:value-type="float" office:value="-30" calcext:value-type="float">
            <text:p>-30</text:p>
          </table:table-cell>
          <table:table-cell table:style-name="ce507" table:content-validation-name="val134" table:formula="of:=2*[Alapértékek.C24]" office:value-type="float" office:value="6" calcext:value-type="float">
            <text:p>6</text:p>
          </table:table-cell>
          <table:table-cell table:style-name="ce750" table:content-validation-name="val141" table:formula="of:=[.C8]+[.B8]+[.D8]" office:value-type="float" office:value="-12" calcext:value-type="float">
            <text:p>-12</text:p>
          </table:table-cell>
          <table:table-cell table:style-name="ce544"/>
          <table:table-cell table:style-name="ce710" office:value-type="string" calcext:value-type="string" table:number-columns-spanned="2" table:number-rows-spanned="1">
            <text:p>Max felvehető CM:</text:p>
          </table:table-cell>
          <table:covered-table-cell table:style-name="ce544"/>
          <table:table-cell table:style-name="ce918" table:content-validation-name="val167" table:formula="of:=[Data.C22]*[Alapértékek.$D$8]" office:value-type="float" office:value="28" calcext:value-type="float">
            <text:p>28 HM</text:p>
          </table:table-cell>
          <table:table-cell table:style-name="ce544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44"/>
          <table:table-cell table:number-columns-repeated="238"/>
        </table:table-row>
        <table:table-row table:style-name="ro3">
          <table:table-cell table:style-name="ce544" table:number-columns-spanned="9" table:number-rows-spanned="1"/>
          <table:covered-table-cell table:number-columns-repeated="5" table:style-name="ce615"/>
          <table:covered-table-cell table:number-columns-repeated="3" table:style-name="ce544"/>
          <table:table-cell table:style-name="ce544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98" table:content-validation-name="val177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544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14" table:content-validation-name="val106" table:formula="of:=[Alapértékek.E10]" office:value-type="float" office:value="1" calcext:value-type="float">
            <text:p>1</text:p>
          </table:table-cell>
          <table:table-cell table:style-name="ce544"/>
          <table:table-cell table:style-name="ce710" office:value-type="string" calcext:value-type="string">
            <text:p>KP HM-re:</text:p>
          </table:table-cell>
          <table:table-cell table:style-name="ce1132" table:content-validation-name="val142" table:formula="of:=[.I3]*[Data.C17]+[.I7]*[Data.C21]" office:value-type="float" office:value="56" calcext:value-type="float">
            <text:p>56 KP</text:p>
          </table:table-cell>
          <table:table-cell table:style-name="ce544"/>
          <table:table-cell table:style-name="ce710" office:value-type="string" calcext:value-type="string" table:number-columns-spanned="2" table:number-rows-spanned="1">
            <text:p>Átlag HM</text:p>
          </table:table-cell>
          <table:covered-table-cell table:style-name="ce544"/>
          <table:table-cell table:style-name="ce793" table:content-validation-name="val168" table:formula="of:=(([.I3]+[.I7])/[Alapértékek.D8])" office:value-type="float" office:value="4" calcext:value-type="float">
            <text:p>4 HM</text:p>
          </table:table-cell>
          <table:table-cell table:style-name="ce544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44"/>
          <table:table-cell table:number-columns-repeated="238"/>
        </table:table-row>
        <table:table-row table:style-name="ro3">
          <table:table-cell table:style-name="ce549"/>
          <table:table-cell table:style-name="ce549" table:number-columns-spanned="6" table:number-rows-spanned="1"/>
          <table:covered-table-cell table:number-columns-repeated="5" table:style-name="ce549"/>
          <table:table-cell table:style-name="ce549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92" table:content-validation-name="val178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549"/>
          <table:table-cell table:number-columns-repeated="238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44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544"/>
          <table:table-cell table:number-columns-repeated="238"/>
        </table:table-row>
        <table:table-row table:style-name="ro10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81" table:content-validation-name="val121" office:value-type="string" calcext:value-type="string">
            <text:p>Szint</text:p>
          </table:table-cell>
          <table:table-cell table:style-name="ce681" office:value-type="string" calcext:value-type="string">
            <text:p>KÉ</text:p>
          </table:table-cell>
          <table:table-cell table:style-name="ce681" office:value-type="string" calcext:value-type="string">
            <text:p>TÉ/CÉ</text:p>
          </table:table-cell>
          <table:table-cell table:style-name="ce681" office:value-type="string" calcext:value-type="string">
            <text:p>VÉ</text:p>
          </table:table-cell>
          <table:table-cell table:style-name="ce681" table:content-validation-name="val153" office:value-type="string" calcext:value-type="string">
            <text:p>Harckeret</text:p>
          </table:table-cell>
          <table:table-cell table:style-name="ce681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98" table:content-validation-name="val179" office:value-type="string" calcext:value-type="string" table:number-columns-spanned="3" table:number-rows-spanned="1">
            <text:p>Jól kivehető kontúr</text:p>
          </table:table-cell>
          <table:covered-table-cell table:style-name="ce1103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10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1" table:formula="of:=[Alapértékek.$J18]" office:value-type="float" office:value="4" calcext:value-type="float">
            <text:p>4</text:p>
          </table:table-cell>
          <table:table-cell table:style-name="ce618" table:content-validation-name="val106" table:formula="of:=VLOOKUP([.$C14];harcmodorok;2)+[.$E$4]" office:value-type="float" office:value="22" calcext:value-type="float">
            <text:p>22</text:p>
          </table:table-cell>
          <table:table-cell table:style-name="ce618" table:content-validation-name="val106" table:formula="of:=VLOOKUP([.$C14];harcmodorok;3)+[.$E$5]" office:value-type="float" office:value="33" calcext:value-type="float">
            <text:p>33</text:p>
          </table:table-cell>
          <table:table-cell table:style-name="ce618" table:content-validation-name="val106" table:formula="of:=VLOOKUP([.$C14];harcmodorok;4)+[.$E$6]" office:value-type="float" office:value="137" calcext:value-type="float">
            <text:p>137</text:p>
          </table:table-cell>
          <table:table-cell table:style-name="ce618" table:content-validation-name="val153" table:formula="of:=[.C14]+[Alapértékek.$C$21]" office:value-type="float" office:value="5" calcext:value-type="float">
            <text:p>5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544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544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1" table:formula="of:=[Alapértékek.$J19]" office:value-type="float" office:value="0" calcext:value-type="float">
            <text:p>0</text:p>
          </table:table-cell>
          <table:table-cell table:style-name="ce618" table:content-validation-name="val106" table:formula="of:=VLOOKUP([.$C15];harcmodorok;2)+[.$E$4]" office:value-type="float" office:value="1" calcext:value-type="float">
            <text:p>1</text:p>
          </table:table-cell>
          <table:table-cell table:style-name="ce618" table:content-validation-name="val106" table:formula="of:=VLOOKUP([.$C15];harcmodorok;3)+[.$E$5]" office:value-type="float" office:value="0" calcext:value-type="float">
            <text:p>0</text:p>
          </table:table-cell>
          <table:table-cell table:style-name="ce618" table:content-validation-name="val106" table:formula="of:=VLOOKUP([.$C15];harcmodorok;4)+[.$E$6]" office:value-type="float" office:value="104" calcext:value-type="float">
            <text:p>104</text:p>
          </table:table-cell>
          <table:table-cell table:style-name="ce618" table:content-validation-name="val153" table:formula="of:=[.C15]+[Alapértékek.$C$21]" office:value-type="float" office:value="1" calcext:value-type="float">
            <text:p>1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544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98" table:content-validation-name="val180" office:value-type="string" calcext:value-type="string" table:number-columns-spanned="3" table:number-rows-spanned="1">
            <text:p>Szélcsend</text:p>
          </table:table-cell>
          <table:covered-table-cell table:style-name="ce1103"/>
          <table:covered-table-cell table:style-name="ce676"/>
          <table:table-cell table:style-name="ce1014"/>
          <table:table-cell table:style-name="Default" table:number-columns-repeated="2"/>
          <table:table-cell table:style-name="ce544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1" table:formula="of:=[Alapértékek.$J20]" office:value-type="float" office:value="0" calcext:value-type="float">
            <text:p>0</text:p>
          </table:table-cell>
          <table:table-cell table:style-name="ce618" table:content-validation-name="val106" table:formula="of:=VLOOKUP([.$C16];harcmodorok;2)+[.$E$4]" office:value-type="float" office:value="1" calcext:value-type="float">
            <text:p>1</text:p>
          </table:table-cell>
          <table:table-cell table:style-name="ce618" table:content-validation-name="val106" table:formula="of:=VLOOKUP([.$C16];harcmodorok;3)+[.$E$5]" office:value-type="float" office:value="0" calcext:value-type="float">
            <text:p>0</text:p>
          </table:table-cell>
          <table:table-cell table:style-name="ce618" table:content-validation-name="val106" table:formula="of:=VLOOKUP([.$C16];harcmodorok;4)+[.$E$6]" office:value-type="float" office:value="104" calcext:value-type="float">
            <text:p>104</text:p>
          </table:table-cell>
          <table:table-cell table:style-name="ce618" table:content-validation-name="val153" table:formula="of:=[.C16]+[Alapértékek.$C$21]" office:value-type="float" office:value="1" calcext:value-type="float">
            <text:p>1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544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544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1" table:formula="of:=[Alapértékek.$J21]" office:value-type="float" office:value="6" calcext:value-type="float">
            <text:p>6</text:p>
          </table:table-cell>
          <table:table-cell table:style-name="ce618" table:content-validation-name="val106" table:formula="of:=VLOOKUP([.$C17];harcmodorok;2)+[.$E$4]" office:value-type="float" office:value="24" calcext:value-type="float">
            <text:p>24</text:p>
          </table:table-cell>
          <table:table-cell table:style-name="ce618" table:content-validation-name="val106" table:formula="of:=VLOOKUP([.$C17];harcmodorok;3)+[.$E$5]" office:value-type="float" office:value="39" calcext:value-type="float">
            <text:p>39</text:p>
          </table:table-cell>
          <table:table-cell table:style-name="ce618" table:content-validation-name="val106" table:formula="of:=VLOOKUP([.$C17];harcmodorok;4)+[.$E$6]" office:value-type="float" office:value="143" calcext:value-type="float">
            <text:p>143</text:p>
          </table:table-cell>
          <table:table-cell table:style-name="ce618" table:content-validation-name="val153" table:formula="of:=[.C17]+[Alapértékek.$C$21]" office:value-type="float" office:value="7" calcext:value-type="float">
            <text:p>7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Default"/>
          <table:table-cell table:style-name="ce991" table:content-validation-name="val174" office:value-type="float" office:value="0" calcext:value-type="float">
            <text:p>0</text:p>
          </table:table-cell>
          <table:table-cell table:style-name="ce1103" table:number-columns-repeated="2"/>
          <table:table-cell table:style-name="ce373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1" table:formula="of:=[Alapértékek.$J24]" office:value-type="float" office:value="0" calcext:value-type="float">
            <text:p>0</text:p>
          </table:table-cell>
          <table:table-cell table:style-name="ce618" table:content-validation-name="val106" table:formula="of:=VLOOKUP([.$C18];harcmodorok;2)+[.$E$4]" office:value-type="float" office:value="1" calcext:value-type="float">
            <text:p>1</text:p>
          </table:table-cell>
          <table:table-cell table:style-name="ce618" table:content-validation-name="val106" table:formula="of:=VLOOKUP([.$C18];harcmodorok;3)+[.$E$8]" office:value-type="float" office:value="-42" calcext:value-type="float">
            <text:p>-42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1" calcext:value-type="float">
            <text:p>1</text:p>
          </table:table-cell>
          <table:table-cell table:style-name="ce759" table:content-validation-name="val106" table:formula="of:=VLOOKUP([.$C18];harcmodorok;4)+[.$E$8]" office:value-type="float" office:value="-42" calcext:value-type="float" table:number-columns-spanned="2" table:number-rows-spanned="1">
            <text:p>-42</text:p>
          </table:table-cell>
          <table:covered-table-cell table:style-name="ce797" table:content-validation-name="val106"/>
          <table:table-cell table:style-name="ce544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1" table:formula="of:=[Alapértékek.$J25]" office:value-type="float" office:value="0" calcext:value-type="float">
            <text:p>0</text:p>
          </table:table-cell>
          <table:table-cell table:style-name="ce618" table:content-validation-name="val106" table:formula="of:=VLOOKUP([.$C19];harcmodorok;2)+[.$E$4]" office:value-type="float" office:value="1" calcext:value-type="float">
            <text:p>1</text:p>
          </table:table-cell>
          <table:table-cell table:style-name="ce618" table:content-validation-name="val106" table:formula="of:=VLOOKUP([.$C19];harcmodorok;3)+[.$E$8]" office:value-type="float" office:value="-42" calcext:value-type="float">
            <text:p>-42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1" calcext:value-type="float">
            <text:p>1</text:p>
          </table:table-cell>
          <table:table-cell table:style-name="ce759" table:content-validation-name="val106" table:formula="of:=VLOOKUP([.$C19];harcmodorok;4)+[.$E$8]" office:value-type="float" office:value="-42" calcext:value-type="float" table:number-columns-spanned="2" table:number-rows-spanned="1">
            <text:p>-42</text:p>
          </table:table-cell>
          <table:covered-table-cell table:style-name="ce797" table:content-validation-name="val106"/>
          <table:table-cell table:style-name="ce544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1" table:formula="of:=[Alapértékek.$J26]" office:value-type="float" office:value="0" calcext:value-type="float">
            <text:p>0</text:p>
          </table:table-cell>
          <table:table-cell table:style-name="ce618" table:content-validation-name="val106" table:formula="of:=VLOOKUP([.$C20];harcmodorok;2)+[.$E$4]" office:value-type="float" office:value="1" calcext:value-type="float">
            <text:p>1</text:p>
          </table:table-cell>
          <table:table-cell table:style-name="ce618" table:content-validation-name="val106" table:formula="of:=VLOOKUP([.$C20];harcmodorok;3)+[.$E$8]" office:value-type="float" office:value="-42" calcext:value-type="float">
            <text:p>-42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1" calcext:value-type="float">
            <text:p>1</text:p>
          </table:table-cell>
          <table:table-cell table:style-name="ce759" table:content-validation-name="val106" table:formula="of:=VLOOKUP([.$C20];harcmodorok;4)+[.$E$8]" office:value-type="float" office:value="-42" calcext:value-type="float" table:number-columns-spanned="2" table:number-rows-spanned="1">
            <text:p>-42</text:p>
          </table:table-cell>
          <table:covered-table-cell table:style-name="ce797" table:content-validation-name="val106"/>
          <table:table-cell table:style-name="ce544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8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1" table:formula="of:=[Alapértékek.$J28]" office:value-type="float" office:value="7" calcext:value-type="float">
            <text:p>7</text:p>
          </table:table-cell>
          <table:table-cell table:style-name="ce618" table:content-validation-name="val106" table:formula="of:=VLOOKUP([.$C21];harcmodorok;2)+[.$E$4]" office:value-type="float" office:value="25" calcext:value-type="float">
            <text:p>25</text:p>
          </table:table-cell>
          <table:table-cell table:style-name="ce618" table:content-validation-name="val106" table:formula="of:=VLOOKUP([.$C21];harcmodorok;3)+[.$E$8]" office:value-type="float" office:value="0" calcext:value-type="float">
            <text:p>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8" calcext:value-type="float">
            <text:p>8</text:p>
          </table:table-cell>
          <table:table-cell table:style-name="ce759" table:content-validation-name="val106" table:formula="of:=VLOOKUP([.$C21];harcmodorok;4)+[.$E$8]" office:value-type="float" office:value="0" calcext:value-type="float" table:number-columns-spanned="2" table:number-rows-spanned="1">
            <text:p>0</text:p>
          </table:table-cell>
          <table:covered-table-cell table:style-name="ce797" table:content-validation-name="val106"/>
          <table:table-cell table:style-name="ce544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544"/>
          <table:table-cell table:number-columns-repeated="238"/>
        </table:table-row>
        <table:table-row table:style-name="ro11">
          <table:table-cell table:style-name="ce549" table:number-columns-spanned="9" table:number-rows-spanned="1"/>
          <table:covered-table-cell table:number-columns-repeated="7" table:style-name="ce549"/>
          <table:covered-table-cell table:style-name="ce931"/>
          <table:table-cell table:style-name="ce549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549"/>
          <table:table-cell table:number-columns-repeated="238"/>
        </table:table-row>
        <table:table-row table:style-name="ro3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22"/>
          <table:table-cell table:style-name="Default" table:number-columns-repeated="9"/>
          <table:table-cell table:number-columns-repeated="238"/>
        </table:table-row>
        <table:table-row table:style-name="ro3">
          <table:table-cell table:style-name="ce559" table:content-validation-name="val93" office:value-type="string" calcext:value-type="string">
            <text:p>Távolsági fegyver</text:p>
          </table:table-cell>
          <table:table-cell table:style-name="ce623" table:content-validation-name="val5" office:value-type="string" calcext:value-type="string">
            <text:p>Sebesség</text:p>
          </table:table-cell>
          <table:table-cell table:style-name="ce683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83" office:value-type="string" calcext:value-type="string">
            <text:p>SP</text:p>
          </table:table-cell>
          <table:table-cell table:style-name="ce683" office:value-type="string" calcext:value-type="string" table:number-columns-spanned="2" table:number-rows-spanned="1">
            <text:p>Hatótáv + Komment</text:p>
          </table:table-cell>
          <table:covered-table-cell table:style-name="ce622"/>
          <table:table-cell table:style-name="Default" table:number-columns-repeated="9"/>
          <table:table-cell table:number-columns-repeated="238"/>
        </table:table-row>
        <table:table-row table:style-name="ro12">
          <table:table-cell table:style-name="ce560" table:content-validation-name="val94" office:value-type="string" calcext:value-type="string">
            <text:p>Nyílpuska</text:p>
          </table:table-cell>
          <table:table-cell table:style-name="ce512" table:content-validation-name="val107" table:formula="of:=VLOOKUP([.$A25];tavolsagi_fegyverek_all;12;0)" office:value-type="float" office:value="13" calcext:value-type="float">
            <text:p>13</text:p>
          </table:table-cell>
          <table:table-cell table:style-name="ce684" table:content-validation-name="val123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float" office:value="4" calcext:value-type="float">
            <text:p>4</text:p>
          </table:table-cell>
          <table:table-cell table:style-name="ce714" table:content-validation-name="val106" table:formula="of:=VLOOKUP([.$A25];tavolsagi_fegyverek_all;10;0)+[.$C25]*[Data.$T$6]" office:value-type="float" office:value="16" calcext:value-type="float">
            <text:p>16</text:p>
          </table:table-cell>
          <table:table-cell table:style-name="ce714" table:formula="of:=VLOOKUP([.$A25];tavolsagi_fegyverek_all;11;0)" office:value-type="float" office:value="4" calcext:value-type="float">
            <text:p>4</text:p>
          </table:table-cell>
          <table:table-cell table:style-name="ce714" table:content-validation-name="val154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6 S +8Á" calcext:value-type="string">
            <text:p>6 S +8Á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Hatótáv: 50m; Nem páncéltörő ?? A nehézvértet átviszi, vagy nem?&#10;Távolság-függő Átütés." calcext:value-type="string" table:number-columns-spanned="2" table:number-rows-spanned="1">
            <text:p>Hatótáv: 50m; Nem páncéltörő ?? A nehézvértet átviszi, vagy nem?</text:p>
            <text:p>Távolság-függő Átütés.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560" table:content-validation-name="val94" office:value-type="string" calcext:value-type="string">
            <text:p>Slan csillag</text:p>
          </table:table-cell>
          <table:table-cell table:style-name="ce512" table:content-validation-name="val107" table:formula="of:=VLOOKUP([.$A26];tavolsagi_fegyverek_all;12;0)" office:value-type="float" office:value="5" calcext:value-type="float">
            <text:p>5</text:p>
          </table:table-cell>
          <table:table-cell table:style-name="ce684" table:content-validation-name="val124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float" office:value="12" calcext:value-type="float">
            <text:p>12</text:p>
          </table:table-cell>
          <table:table-cell table:style-name="ce714" table:content-validation-name="val106" table:formula="of:=VLOOKUP([.$A26];tavolsagi_fegyverek_all;10;0)+[.$C26]*[Data.$T$6]" office:value-type="float" office:value="3" calcext:value-type="float">
            <text:p>3</text:p>
          </table:table-cell>
          <table:table-cell table:style-name="ce714" table:formula="of:=VLOOKUP([.$A26];tavolsagi_fegyverek_all;11;0)" office:value-type="float" office:value="1" calcext:value-type="float">
            <text:p>1</text:p>
          </table:table-cell>
          <table:table-cell table:style-name="ce714" table:content-validation-name="val154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-5 S" calcext:value-type="string">
            <text:p>-5 S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Hatótáv: 15m; " calcext:value-type="string" table:number-columns-spanned="2" table:number-rows-spanned="1">
            <text:p>Hatótáv: 15m; 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3">
          <table:table-cell table:style-name="Default" table:number-columns-repeated="18"/>
          <table:table-cell table:number-columns-repeated="238"/>
        </table:table-row>
        <table:table-row table:style-name="ro3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26"/>
          <table:covered-table-cell table:number-columns-repeated="5" table:style-name="ce580"/>
          <table:covered-table-cell table:style-name="ce626"/>
          <table:covered-table-cell table:style-name="ce816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44"/>
          <table:table-cell table:number-columns-repeated="238"/>
        </table:table-row>
        <table:table-row table:style-name="ro3">
          <table:table-cell table:style-name="ce559" table:content-validation-name="val5" office:value-type="string" calcext:value-type="string">
            <text:p>Fegyver</text:p>
          </table:table-cell>
          <table:table-cell table:style-name="ce623" table:content-validation-name="val5" office:value-type="string" calcext:value-type="string">
            <text:p>Sebesség</text:p>
          </table:table-cell>
          <table:table-cell table:style-name="ce683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83" office:value-type="string" calcext:value-type="string">
            <text:p>SP</text:p>
          </table:table-cell>
          <table:table-cell table:style-name="ce683" office:value-type="string" calcext:value-type="string" table:number-columns-spanned="2" table:number-rows-spanned="1">
            <text:p>Komment</text:p>
          </table:table-cell>
          <table:covered-table-cell table:style-name="ce622"/>
          <table:table-cell table:style-name="ce549"/>
          <table:table-cell table:style-name="ce840"/>
          <table:table-cell/>
          <table:table-cell table:style-name="Default" table:number-columns-repeated="5"/>
          <table:table-cell table:style-name="ce544"/>
          <table:table-cell table:number-columns-repeated="238"/>
        </table:table-row>
        <table:table-row table:style-name="ro1">
          <table:table-cell table:style-name="ce442" table:content-validation-name="val95" office:value-type="string" calcext:value-type="string">
            <text:p>Puszta kéz</text:p>
          </table:table-cell>
          <table:table-cell table:style-name="ce512" table:content-validation-name="val107" table:formula="of:=IFNA(VLOOKUP([.$A30];kezifegyverek_all;12;0);[Data.$C$32])" office:value-type="float" office:value="6" calcext:value-type="float">
            <text:p>6</text:p>
          </table:table-cell>
          <table:table-cell table:style-name="ce684" table:content-validation-name="val125" office:value-type="float" office:value="0" calcext:value-type="float">
            <text:p>0</text:p>
          </table:table-cell>
          <table:table-cell table:style-name="ce714" table:content-validation-name="val106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714" table:content-validation-name="val106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714" table:content-validation-name="val106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714" table:content-validation-name="val155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615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544"/>
          <table:table-cell table:number-columns-repeated="238"/>
        </table:table-row>
        <table:table-row table:style-name="ro13">
          <table:table-cell table:style-name="ce560" table:content-validation-name="val96" office:value-type="string" calcext:value-type="string">
            <text:p>Lándzsa</text:p>
          </table:table-cell>
          <table:table-cell table:style-name="ce512" table:content-validation-name="val107" table:formula="of:=IFNA(VLOOKUP([.$A31];kezifegyverek_all;12;0);[Data.$C$32])" office:value-type="float" office:value="7" calcext:value-type="float">
            <text:p>7</text:p>
          </table:table-cell>
          <table:table-cell table:style-name="ce684" table:content-validation-name="val125" office:value-type="float" office:value="0" calcext:value-type="float">
            <text:p>0</text:p>
          </table:table-cell>
          <table:table-cell table:style-name="ce714" table:content-validation-name="val106" table:formula="of:=IFERROR(VLOOKUP([.$A31];kezifegyverek_all;9;0)+[.$C31]*[Data.$S$6];[Data.$C$32])" office:value-type="float" office:value="14" calcext:value-type="float">
            <text:p>14</text:p>
          </table:table-cell>
          <table:table-cell table:style-name="ce714" table:content-validation-name="val106" table:formula="of:=IFERROR(VLOOKUP([.$A31];kezifegyverek_all;10;0)+[.$C31]*[Data.$S$6];[Data.$C$32])" office:value-type="float" office:value="32" calcext:value-type="float">
            <text:p>32</text:p>
          </table:table-cell>
          <table:table-cell table:style-name="ce714" table:content-validation-name="val106" table:formula="of:=IFERROR(VLOOKUP([.$A31];kezifegyverek_all;11;0)+[.$C31]*[Data.$S$6];[Data.$C$32])" office:value-type="float" office:value="32" calcext:value-type="float">
            <text:p>32</text:p>
          </table:table-cell>
          <table:table-cell table:style-name="ce714" table:content-validation-name="val156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2 S" calcext:value-type="string">
            <text:p>2 S</text:p>
          </table:table-cell>
          <table:table-cell table:style-name="ce864" table:content-validation-name="val5" table:formula="of:=COM.MICROSOFT.CONCAT(IF(VLOOKUP([.$A31];kezifegyverek_all;7;0)=1;&quot;MK szabály!&quot;;&quot;&quot;); VLOOKUP([.$A31];kezifegyverek_all;14;0))" office:value-type="string" office:string-value="Keskeny: +2&#10;Széles hegyű: +2" calcext:value-type="string" table:number-columns-spanned="2" table:number-rows-spanned="1">
            <text:p>Keskeny: +2</text:p>
            <text:p>Széles hegyű: +2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15" table:number-columns-repeated="2"/>
          <table:table-cell table:style-name="ce633"/>
          <table:table-cell table:style-name="ce544"/>
          <table:table-cell table:number-columns-repeated="238"/>
        </table:table-row>
        <table:table-row table:style-name="ro1">
          <table:table-cell table:style-name="ce560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2];kezifegyverek_all;12;0);[Data.$C$32])" office:value-type="string" office:string-value="N/A" calcext:value-type="string">
            <text:p>N/A</text:p>
          </table:table-cell>
          <table:table-cell table:style-name="ce684" table:content-validation-name="val125" office:value-type="float" office:value="0" calcext:value-type="float">
            <text:p>0</text:p>
          </table:table-cell>
          <table:table-cell table:style-name="ce714" table:content-validation-name="val106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714" table:content-validation-name="val106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714" table:content-validation-name="val106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714" table:content-validation-name="val156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4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5" table:number-columns-repeated="2"/>
          <table:table-cell table:style-name="ce633"/>
          <table:table-cell table:style-name="ce544"/>
          <table:table-cell table:number-columns-repeated="238"/>
        </table:table-row>
        <table:table-row table:style-name="ro1">
          <table:table-cell table:style-name="ce560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3];kezifegyverek_all;12;0);[Data.$C$32])" office:value-type="string" office:string-value="N/A" calcext:value-type="string">
            <text:p>N/A</text:p>
          </table:table-cell>
          <table:table-cell table:style-name="ce684" table:content-validation-name="val125" office:value-type="float" office:value="0" calcext:value-type="float">
            <text:p>0</text:p>
          </table:table-cell>
          <table:table-cell table:style-name="ce714" table:content-validation-name="val106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714" table:content-validation-name="val106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714" table:content-validation-name="val106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714" table:content-validation-name="val156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4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5" table:number-columns-repeated="2"/>
          <table:table-cell table:style-name="ce633"/>
          <table:table-cell table:style-name="ce544"/>
          <table:table-cell table:number-columns-repeated="238"/>
        </table:table-row>
        <table:table-row table:style-name="ro14">
          <table:table-cell table:style-name="ce560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4];kezifegyverek_all;12;0);[Data.$C$32])" office:value-type="string" office:string-value="N/A" calcext:value-type="string">
            <text:p>N/A</text:p>
          </table:table-cell>
          <table:table-cell table:style-name="ce684" table:content-validation-name="val125" office:value-type="float" office:value="0" calcext:value-type="float">
            <text:p>0</text:p>
          </table:table-cell>
          <table:table-cell table:style-name="ce714" table:content-validation-name="val106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714" table:content-validation-name="val106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714" table:content-validation-name="val106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714" table:content-validation-name="val156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4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078"/>
          <table:table-cell table:number-columns-repeated="4"/>
          <table:table-cell table:style-name="ce615" table:number-columns-repeated="2"/>
          <table:table-cell table:style-name="ce633"/>
          <table:table-cell table:style-name="ce544"/>
          <table:table-cell table:number-columns-repeated="238"/>
        </table:table-row>
        <table:table-row table:style-name="ro1">
          <table:table-cell table:style-name="ce560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5];kezifegyverek_all;12;0);[Data.$C$32])" office:value-type="string" office:string-value="N/A" calcext:value-type="string">
            <text:p>N/A</text:p>
          </table:table-cell>
          <table:table-cell table:style-name="ce684" table:content-validation-name="val125" office:value-type="float" office:value="0" calcext:value-type="float">
            <text:p>0</text:p>
          </table:table-cell>
          <table:table-cell table:style-name="ce714" table:content-validation-name="val106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714" table:content-validation-name="val106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714" table:content-validation-name="val106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714" table:content-validation-name="val156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4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5" table:number-columns-repeated="2"/>
          <table:table-cell table:style-name="ce633"/>
          <table:table-cell table:style-name="ce544"/>
          <table:table-cell table:number-columns-repeated="238"/>
        </table:table-row>
        <table:table-row table:style-name="ro1">
          <table:table-cell table:style-name="ce560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6];kezifegyverek_all;12;0);[Data.$C$32])" office:value-type="string" office:string-value="N/A" calcext:value-type="string">
            <text:p>N/A</text:p>
          </table:table-cell>
          <table:table-cell table:style-name="ce684" table:content-validation-name="val125" office:value-type="float" office:value="0" calcext:value-type="float">
            <text:p>0</text:p>
          </table:table-cell>
          <table:table-cell table:style-name="ce714" table:content-validation-name="val106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714" table:content-validation-name="val106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714" table:content-validation-name="val106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714" table:content-validation-name="val156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4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5" table:number-columns-repeated="2"/>
          <table:table-cell table:style-name="ce633"/>
          <table:table-cell table:style-name="ce544"/>
          <table:table-cell table:number-columns-repeated="238"/>
        </table:table-row>
        <table:table-row table:style-name="ro3">
          <table:table-cell table:style-name="ce569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569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7" table:formula="of:=[$Data.$C$34]" office:value-type="float" office:value="0" calcext:value-type="float">
            <text:p>0</text:p>
          </table:table-cell>
          <table:table-cell table:style-name="ce569" table:number-columns-spanned="2" table:number-rows-spanned="1"/>
          <table:covered-table-cell table:style-name="ce569"/>
          <table:table-cell table:style-name="ce969"/>
          <table:table-cell table:style-name="Default" table:number-columns-repeated="3"/>
          <table:table-cell/>
          <table:table-cell table:style-name="ce615" table:number-columns-repeated="2"/>
          <table:table-cell table:style-name="ce633"/>
          <table:table-cell table:style-name="ce544"/>
          <table:table-cell table:number-columns-repeated="238"/>
        </table:table-row>
        <table:table-row table:style-name="ro3">
          <table:table-cell table:style-name="ce448" table:number-columns-spanned="9" table:number-rows-spanned="1"/>
          <table:covered-table-cell table:number-columns-repeated="5" table:style-name="ce615"/>
          <table:covered-table-cell/>
          <table:covered-table-cell table:style-name="ce544"/>
          <table:covered-table-cell table:style-name="ce794"/>
          <table:table-cell table:style-name="ce544"/>
          <table:table-cell table:style-name="Default" table:number-columns-repeated="3"/>
          <table:table-cell table:style-name="ce544" table:number-columns-repeated="2"/>
          <table:table-cell table:style-name="ce615"/>
          <table:table-cell table:style-name="ce633"/>
          <table:table-cell table:style-name="ce544"/>
          <table:table-cell table:number-columns-repeated="238"/>
        </table:table-row>
        <table:table-row table:style-name="ro15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544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44"/>
          <table:table-cell table:style-name="ce849"/>
          <table:table-cell table:style-name="ce615"/>
          <table:table-cell table:style-name="ce633"/>
          <table:table-cell table:style-name="ce544"/>
          <table:table-cell table:number-columns-repeated="238"/>
        </table:table-row>
        <table:table-row table:style-name="ro16">
          <table:table-cell table:style-name="ce557" table:content-validation-name="val97" office:value-type="string" calcext:value-type="string" table:number-columns-spanned="2" table:number-rows-spanned="1">
            <text:p>Fegyver<text:span text:style-name="T10"> (harcmodor)</text:span></text:p>
          </table:table-cell>
          <table:covered-table-cell table:style-name="ce626" table:content-validation-name="val108"/>
          <table:table-cell table:style-name="ce623" table:content-validation-name="val126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16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544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44"/>
          <table:table-cell table:style-name="ce849"/>
          <table:table-cell table:style-name="ce615"/>
          <table:table-cell table:style-name="ce633"/>
          <table:table-cell table:style-name="ce544"/>
          <table:table-cell table:number-columns-repeated="238"/>
        </table:table-row>
        <table:table-row table:style-name="ro1">
          <table:table-cell table:style-name="ce561" table:content-validation-name="val98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8"/>
          <table:table-cell table:style-name="ce1094" table:content-validation-name="val127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5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12" calcext:value-type="float">
            <text:p>12</text:p>
          </table:table-cell>
          <table:table-cell table:style-name="ce1113" table:content-validation-name="val135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23" calcext:value-type="float">
            <text:p>23</text:p>
          </table:table-cell>
          <table:table-cell table:style-name="ce1151" table:content-validation-name="val135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127" calcext:value-type="float">
            <text:p>127</text:p>
          </table:table-cell>
          <table:table-cell table:style-name="ce1178" table:content-validation-name="val158" table:formula="of:=[.G30]" office:value-type="string" office:string-value="-5 Z" calcext:value-type="string">
            <text:p>-5 Z</text:p>
          </table:table-cell>
          <table:table-cell table:style-name="ce873" table:content-validation-name="val98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544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44"/>
          <table:table-cell table:style-name="ce849"/>
          <table:table-cell table:style-name="ce615"/>
          <table:table-cell table:style-name="ce633"/>
          <table:table-cell table:style-name="ce544"/>
          <table:table-cell table:number-columns-repeated="238"/>
        </table:table-row>
        <table:table-row table:style-name="ro1">
          <table:table-cell table:style-name="ce563" table:content-validation-name="val99" table:formula="of:=IF(LEN(VLOOKUP([.$A31];kezifegyverek_all;11;0))&gt;1;([.$A31]&amp;&quot; (&quot;&amp;VLOOKUP([.$A31];kezifegyverek_all;13;0)&amp;&quot;)&quot;);[.$A31])" office:value-type="string" office:string-value="Lándzsa (lándzsavívás)" calcext:value-type="string" table:number-columns-spanned="2" table:number-rows-spanned="1">
            <text:p>Lándzsa (lándzsavívás)</text:p>
          </table:table-cell>
          <table:covered-table-cell table:style-name="ce524" table:content-validation-name="val99"/>
          <table:table-cell table:style-name="ce1094" table:content-validation-name="val127" table:formula="of:=IF(ISNUMBER(VLOOKUP([.$A31];kezifegyverek_all;12;0));1+ROUNDDOWN(VLOOKUP(VLOOKUP([.$A31];kezifegyverek_all;13;0);harcmodor_harcertekek;7;0)/VLOOKUP([.$A31];kezifegyverek_all;12;0));[Data.$C$32])" office:value-type="float" office:value="2" calcext:value-type="float">
            <text:p>2</text:p>
          </table:table-cell>
          <table:table-cell table:style-name="ce1113" table:content-validation-name="val135" table:formula="of:=IF(ISNUMBER([.D31]);IF(ISNA((VLOOKUP((VLOOKUP([.$A31];kezifegyverek_all;13;0));harcmodor_harcertekek;4;0)));&quot;nincs harcm&quot;;(VLOOKUP((VLOOKUP([.$A31];kezifegyverek_all;13;0));harcmodor_harcertekek;4;0)+[.$D31]));[Data.$C$32])" office:value-type="float" office:value="38" calcext:value-type="float">
            <text:p>38</text:p>
          </table:table-cell>
          <table:table-cell table:style-name="ce1113" table:content-validation-name="val135" table:formula="of:=IF(ISNUMBER([.E31]);IF(ISNA((VLOOKUP((VLOOKUP([.$A31];kezifegyverek_all;13;0));harcmodor_harcertekek;5;0)));&quot;nincs harcm&quot;;(VLOOKUP((VLOOKUP([.$A31];kezifegyverek_all;13;0));harcmodor_harcertekek;5;0)+[.$E31]));[Data.$C$32])" office:value-type="float" office:value="71" calcext:value-type="float">
            <text:p>71</text:p>
          </table:table-cell>
          <table:table-cell table:style-name="ce1151" table:content-validation-name="val135" table:formula="of:=IF(ISNUMBER([.F31]);IF(ISNA((VLOOKUP((VLOOKUP([.$A31];kezifegyverek_all;13;0));harcmodor_harcertekek;6;0)));&quot;nincs harcm&quot;;(VLOOKUP((VLOOKUP([.$A31];kezifegyverek_all;13;0));harcmodor_harcertekek;6;0)+[.$F31]));[Data.$C$32])" office:value-type="float" office:value="175" calcext:value-type="float">
            <text:p>175</text:p>
          </table:table-cell>
          <table:table-cell table:style-name="ce1094" table:content-validation-name="val156" table:formula="of:=[.G31]" office:value-type="string" office:string-value="2 S" calcext:value-type="string">
            <text:p>2 S</text:p>
          </table:table-cell>
          <table:table-cell table:style-name="ce932" table:number-columns-spanned="2" table:number-rows-spanned="1"/>
          <table:covered-table-cell table:style-name="ce977"/>
          <table:table-cell table:style-name="ce544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44"/>
          <table:table-cell table:style-name="ce849"/>
          <table:table-cell table:style-name="ce615"/>
          <table:table-cell table:style-name="ce633"/>
          <table:table-cell table:style-name="ce544"/>
          <table:table-cell table:number-columns-repeated="238"/>
        </table:table-row>
        <table:table-row table:style-name="ro1">
          <table:table-cell table:style-name="ce563" table:content-validation-name="val99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1094" table:content-validation-name="val127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2]" office:value-type="string" office:string-value="N/A" calcext:value-type="string">
            <text:p>N/A</text:p>
          </table:table-cell>
          <table:table-cell table:style-name="ce873" table:number-columns-spanned="2" table:number-rows-spanned="1"/>
          <table:covered-table-cell table:style-name="ce977"/>
          <table:table-cell table:style-name="ce544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44"/>
          <table:table-cell table:style-name="ce849"/>
          <table:table-cell table:style-name="ce615"/>
          <table:table-cell table:style-name="ce633"/>
          <table:table-cell table:style-name="ce544"/>
          <table:table-cell table:number-columns-repeated="238"/>
        </table:table-row>
        <table:table-row table:style-name="ro1">
          <table:table-cell table:style-name="ce563" table:content-validation-name="val99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1094" table:content-validation-name="val127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3]" office:value-type="string" office:string-value="N/A" calcext:value-type="string">
            <text:p>N/A</text:p>
          </table:table-cell>
          <table:table-cell table:style-name="ce873" table:number-columns-spanned="2" table:number-rows-spanned="1"/>
          <table:covered-table-cell table:style-name="ce977"/>
          <table:table-cell table:style-name="ce544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15"/>
          <table:table-cell table:style-name="ce633"/>
          <table:table-cell table:style-name="ce544"/>
          <table:table-cell table:number-columns-repeated="238"/>
        </table:table-row>
        <table:table-row table:style-name="ro1">
          <table:table-cell table:style-name="ce563" table:content-validation-name="val99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703" table:content-validation-name="val127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35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4]" office:value-type="string" office:string-value="N/A" calcext:value-type="string">
            <text:p>N/A</text:p>
          </table:table-cell>
          <table:table-cell table:style-name="ce873" table:number-columns-spanned="2" table:number-rows-spanned="1"/>
          <table:covered-table-cell table:style-name="ce977"/>
          <table:table-cell table:style-name="ce544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15"/>
          <table:table-cell table:style-name="ce633"/>
          <table:table-cell table:style-name="ce544"/>
          <table:table-cell table:number-columns-repeated="238"/>
        </table:table-row>
        <table:table-row table:style-name="ro14">
          <table:table-cell table:style-name="ce563" table:content-validation-name="val99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703" table:content-validation-name="val127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35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5]" office:value-type="string" office:string-value="N/A" calcext:value-type="string">
            <text:p>N/A</text:p>
          </table:table-cell>
          <table:table-cell table:style-name="ce873" table:number-columns-spanned="2" table:number-rows-spanned="1"/>
          <table:covered-table-cell table:style-name="ce977"/>
          <table:table-cell table:style-name="Default" table:number-columns-repeated="8"/>
          <table:table-cell table:style-name="ce544"/>
          <table:table-cell table:number-columns-repeated="238"/>
        </table:table-row>
        <table:table-row table:style-name="ro1">
          <table:table-cell table:style-name="ce563" table:content-validation-name="val99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703" table:content-validation-name="val127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35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6]" office:value-type="string" office:string-value="N/A" calcext:value-type="string">
            <text:p>N/A</text:p>
          </table:table-cell>
          <table:table-cell table:style-name="ce873" table:number-columns-spanned="2" table:number-rows-spanned="1"/>
          <table:covered-table-cell table:style-name="ce977"/>
          <table:table-cell table:style-name="ce544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15"/>
          <table:table-cell table:style-name="ce633"/>
          <table:table-cell table:style-name="ce544"/>
          <table:table-cell table:number-columns-repeated="238"/>
        </table:table-row>
        <table:table-row table:style-name="ro13">
          <table:table-cell table:style-name="ce566" table:content-validation-name="val99" table:formula="of:=IF(LEN(VLOOKUP([.$A25];tavolsagi_fegyverek_all;11;0))&gt;1;([.$A25]&amp;&quot; (&quot;&amp;VLOOKUP([.$A25];tavolsagi_fegyverek_all;11;0)&amp;&quot;)&quot;);[.$A25])" office:value-type="string" office:string-value="Nyílpuska" calcext:value-type="string" table:number-columns-spanned="2" table:number-rows-spanned="1">
            <text:p>Nyílpuska</text:p>
          </table:table-cell>
          <table:covered-table-cell table:style-name="ce526" table:content-validation-name="val99"/>
          <table:table-cell table:style-name="ce1095" table:content-validation-name="val127" table:formula="of:=IF(ISNUMBER(VLOOKUP([.$A25];tavolsagi_fegyverek_all;12;0));1+ROUNDDOWN(VLOOKUP(VLOOKUP([.$A25];tavolsagi_fegyverek_all;13;0);harcmodor_harcertekek;7;0)/VLOOKUP([.$A25];tavolsagi_fegyverek_all;12;0));[Data.$C$32])" office:value-type="float" office:value="1" calcext:value-type="float">
            <text:p>1</text:p>
          </table:table-cell>
          <table:table-cell table:style-name="ce1114" table:content-validation-name="val135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float" office:value="5" calcext:value-type="float">
            <text:p>5</text:p>
          </table:table-cell>
          <table:table-cell table:style-name="ce1133" table:content-validation-name="val135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float" office:value="-26" calcext:value-type="float">
            <text:p>-26</text:p>
          </table:table-cell>
          <table:table-cell table:style-name="ce1153" table:content-validation-name="val135" table:formula="of:=IF(ISNUMBER([.F25]);&quot;Osztó: &quot;&amp;[.F25];[Data.C32])" office:value-type="string" office:string-value="Osztó: 4" calcext:value-type="string">
            <text:p>Osztó: 4</text:p>
          </table:table-cell>
          <table:table-cell table:style-name="ce1180" table:content-validation-name="val154" table:formula="of:=[.G25]" office:value-type="string" office:string-value="6 S +8Á" calcext:value-type="string">
            <text:p>6 S +8Á</text:p>
          </table:table-cell>
          <table:table-cell table:style-name="ce933" table:formula="of:=[.H25]" office:value-type="string" office:string-value="Hatótáv: 50m; Nem páncéltörő ?? A nehézvértet átviszi, vagy nem?&#10;Távolság-függő Átütés." calcext:value-type="string" table:number-columns-spanned="2" table:number-rows-spanned="1">
            <text:p>Hatótáv: 50m; Nem páncéltörő ?? A nehézvértet átviszi, vagy nem?</text:p>
            <text:p>Távolság-függő Átütés.</text:p>
          </table:table-cell>
          <table:covered-table-cell table:style-name="ce980"/>
          <table:table-cell table:style-name="ce544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15"/>
          <table:table-cell table:style-name="ce633"/>
          <table:table-cell table:style-name="ce544"/>
          <table:table-cell table:number-columns-repeated="238"/>
        </table:table-row>
        <table:table-row table:style-name="ro1">
          <table:table-cell table:style-name="ce568" table:content-validation-name="val99" table:formula="of:=IF(LEN(VLOOKUP([.$A26];tavolsagi_fegyverek_all;11;0))&gt;1;([.$A26]&amp;&quot; (&quot;&amp;VLOOKUP([.$A26];tavolsagi_fegyverek_all;11;0)&amp;&quot;)&quot;);[.$A26])" office:value-type="string" office:string-value="Slan csillag" calcext:value-type="string" table:number-columns-spanned="2" table:number-rows-spanned="1">
            <text:p>Slan csillag</text:p>
          </table:table-cell>
          <table:covered-table-cell table:style-name="ce537" table:content-validation-name="val99"/>
          <table:table-cell table:style-name="ce1096" table:content-validation-name="val127" table:formula="of:=IF(ISNUMBER(VLOOKUP([.$A26];tavolsagi_fegyverek_all;12;0));1+ROUNDDOWN(VLOOKUP(VLOOKUP([.$A26];tavolsagi_fegyverek_all;13;0);harcmodor_harcertekek;7;0)/VLOOKUP([.$A26];tavolsagi_fegyverek_all;12;0));[Data.$C$32])" office:value-type="float" office:value="1" calcext:value-type="float">
            <text:p>1</text:p>
          </table:table-cell>
          <table:table-cell table:style-name="ce1116" table:content-validation-name="val135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float" office:value="13" calcext:value-type="float">
            <text:p>13</text:p>
          </table:table-cell>
          <table:table-cell table:style-name="ce1134" table:content-validation-name="val135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float" office:value="-39" calcext:value-type="float">
            <text:p>-39</text:p>
          </table:table-cell>
          <table:table-cell table:style-name="ce1156" table:content-validation-name="val135" table:formula="of:=IF(ISNUMBER([.F26]);&quot;Osztó: &quot;&amp;[.F26];[Data.C32])" office:value-type="string" office:string-value="Osztó: 1" calcext:value-type="string">
            <text:p>Osztó: 1</text:p>
          </table:table-cell>
          <table:table-cell table:style-name="ce1182" table:content-validation-name="val154" table:formula="of:=[.G26]" office:value-type="string" office:string-value="-5 S" calcext:value-type="string">
            <text:p>-5 S</text:p>
          </table:table-cell>
          <table:table-cell table:style-name="ce934" table:formula="of:=[.H26]" office:value-type="string" office:string-value="Hatótáv: 15m; " calcext:value-type="string" table:number-columns-spanned="2" table:number-rows-spanned="1">
            <text:p>Hatótáv: 15m; </text:p>
          </table:table-cell>
          <table:covered-table-cell table:style-name="ce981"/>
          <table:table-cell table:style-name="ce544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15"/>
          <table:table-cell table:style-name="ce633"/>
          <table:table-cell table:style-name="ce544"/>
          <table:table-cell table:number-columns-repeated="238"/>
        </table:table-row>
        <table:table-row table:style-name="ro1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3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3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873"/>
          <table:table-cell table:style-name="ce544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15"/>
          <table:table-cell table:style-name="ce633"/>
          <table:table-cell table:style-name="ce544"/>
          <table:table-cell table:number-columns-repeated="238"/>
        </table:table-row>
        <table:table-row table:style-name="ro1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59"/>
          <table:covered-table-cell table:style-name="ce940"/>
          <table:covered-table-cell table:style-name="ce1168"/>
          <table:table-cell table:style-name="ce544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14">
          <table:table-cell table:style-name="ce573" office:value-type="string" calcext:value-type="string">
            <text:p>Válassz pajzsot:</text:p>
          </table:table-cell>
          <table:table-cell table:style-name="ce625" table:content-validation-name="val109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8"/>
          <table:table-cell table:style-name="ce751" office:value-type="float" office:value="0" calcext:value-type="float">
            <text:p>0</text:p>
          </table:table-cell>
          <table:table-cell table:style-name="ce787" table:content-validation-name="val144" table:formula="of:=VLOOKUP([.$B$52];pajzsok;5+[Alapértékek.J36];0)" office:value-type="float" office:value="0" calcext:value-type="float">
            <text:p>0</text:p>
          </table:table-cell>
          <table:table-cell table:style-name="ce818" table:content-validation-name="val26" table:formula="of:=VLOOKUP([.$B$52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544"/>
          <table:table-cell/>
          <table:table-cell table:style-name="Default" table:number-columns-repeated="6"/>
          <table:table-cell table:number-columns-repeated="239"/>
        </table:table-row>
        <table:table-row table:style-name="ro3">
          <table:table-cell table:style-name="ce448" table:number-columns-spanned="9" table:number-rows-spanned="1"/>
          <table:covered-table-cell table:number-columns-repeated="8"/>
          <table:table-cell table:style-name="ce544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49"/>
          <table:table-cell/>
          <table:table-cell table:style-name="Default" table:number-columns-repeated="6"/>
          <table:table-cell table:number-columns-repeated="239"/>
        </table:table-row>
        <table:table-row table:style-name="ro3">
          <table:table-cell table:style-name="ce576" office:value-type="string" calcext:value-type="string">
            <text:p>Manőver Alap</text:p>
          </table:table-cell>
          <table:table-cell table:style-name="ce647" table:content-validation-name="val110" table:formula="of:=ROUNDUP([.I3]/[$Data.C36])" office:value-type="float" office:value="2" calcext:value-type="float">
            <text:p>2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47" table:content-validation-name="val145" table:formula="of:=[$Alapértékek.$J$22]" office:value-type="float" office:value="2" calcext:value-type="float">
            <text:p>2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49"/>
          <table:table-cell/>
          <table:table-cell table:style-name="Default" table:number-columns-repeated="6"/>
          <table:table-cell table:number-columns-repeated="239"/>
        </table:table-row>
        <table:table-row table:style-name="ro3">
          <table:table-cell table:style-name="ce448" table:number-columns-spanned="9" table:number-rows-spanned="1"/>
          <table:covered-table-cell table:number-columns-repeated="8"/>
          <table:table-cell table:style-name="ce549"/>
          <table:table-cell/>
          <table:table-cell table:style-name="Default" table:number-columns-repeated="6"/>
          <table:table-cell table:number-columns-repeated="239"/>
        </table:table-row>
        <table:table-row table:style-name="ro17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1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60"/>
          <table:table-cell table:style-name="ce760" table:content-validation-name="val126" office:value-type="string" calcext:value-type="string">
            <text:p>Tám/kör</text:p>
          </table:table-cell>
          <table:table-cell table:style-name="ce760" office:value-type="string" calcext:value-type="string">
            <text:p>KÉ</text:p>
          </table:table-cell>
          <table:table-cell table:style-name="ce760" office:value-type="string" calcext:value-type="string">
            <text:p>TÉ</text:p>
          </table:table-cell>
          <table:table-cell table:style-name="ce760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4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3">
          <table:table-cell table:style-name="ce593" table:content-validation-name="val100" office:value-type="string" calcext:value-type="string">
            <text:p><text:s text:c="3"/>Elsődleges fegyver</text:p>
          </table:table-cell>
          <table:table-cell table:style-name="ce651" table:content-validation-name="val112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9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789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69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3">
          <table:table-cell table:style-name="ce593" table:content-validation-name="val100" office:value-type="string" calcext:value-type="string">
            <text:p><text:s text:c="3"/>Másodlagos fegyver</text:p>
          </table:table-cell>
          <table:table-cell table:style-name="ce651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9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09" office:value-type="string" calcext:value-type="string">
            <text:p>KÉ</text:p>
          </table:table-cell>
          <table:table-cell table:style-name="ce1130" office:value-type="string" calcext:value-type="string">
            <text:p>TÉ</text:p>
          </table:table-cell>
          <table:table-cell table:style-name="ce1130" office:value-type="string" calcext:value-type="string">
            <text:p>VÉ</text:p>
          </table:table-cell>
          <table:table-cell table:style-name="ce1162" office:value-type="string" calcext:value-type="string">
            <text:p>SP</text:p>
          </table:table-cell>
          <table:table-cell table:style-name="ce1162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3">
          <table:table-cell table:style-name="ce656"/>
          <table:table-cell table:style-name="ce622" table:number-columns-repeated="2"/>
          <table:table-cell table:style-name="ce633"/>
          <table:table-cell table:style-name="ce622"/>
          <table:table-cell table:style-name="ce633" table:number-columns-repeated="3"/>
          <table:table-cell table:style-name="ce979"/>
          <table:table-cell table:style-name="ce549"/>
          <table:table-cell/>
          <table:table-cell table:style-name="ce861" table:content-validation-name="val181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1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1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1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FALSE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544"/>
          <table:table-cell table:number-columns-repeated="238"/>
        </table:table-row>
        <table:table-row table:style-name="ro3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4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06"/>
          <table:table-cell table:style-name="ce706"/>
          <table:table-cell table:style-name="ce764" office:value-type="string" calcext:value-type="string">
            <text:p>Harckeret</text:p>
          </table:table-cell>
          <table:table-cell table:style-name="ce755" table:content-validation-name="val151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64"/>
          <table:table-cell table:style-name="ce1029" table:content-validation-name="val151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544"/>
          <table:table-cell table:style-name="ce863"/>
          <table:table-cell table:style-name="ce878" table:number-columns-repeated="2"/>
          <table:table-cell table:style-name="ce885"/>
          <table:table-cell table:style-name="ce1162"/>
          <table:table-cell table:style-name="ce900"/>
          <table:table-cell table:style-name="ce549"/>
          <table:table-cell table:number-columns-repeated="238"/>
        </table:table-row>
        <table:table-row table:style-name="ro3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54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17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60" table:number-columns-spanned="2" table:number-rows-spanned="1"/>
          <table:covered-table-cell table:style-name="ce660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109" office:value-type="string" calcext:value-type="string">
            <text:p>KÉ</text:p>
          </table:table-cell>
          <table:table-cell table:style-name="ce1130" office:value-type="string" calcext:value-type="string">
            <text:p>TÉ</text:p>
          </table:table-cell>
          <table:table-cell table:style-name="ce1130" office:value-type="string" calcext:value-type="string">
            <text:p>VÉ</text:p>
          </table:table-cell>
          <table:table-cell table:style-name="ce1162" office:value-type="string" calcext:value-type="string">
            <text:p>SP</text:p>
          </table:table-cell>
          <table:table-cell table:style-name="ce1162" office:value-type="string" calcext:value-type="string">
            <text:p>Pengehossz</text:p>
          </table:table-cell>
          <table:table-cell table:style-name="ce900"/>
          <table:table-cell table:style-name="ce549"/>
          <table:table-cell table:number-columns-repeated="238"/>
        </table:table-row>
        <table:table-row table:style-name="ro3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1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109" table:content-validation-name="val181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130" table:content-validation-name="val181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130" table:content-validation-name="val181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162" table:content-validation-name="val181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FALSE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1">
          <table:table-cell table:style-name="ce593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5" table:number-columns-spanned="2" table:number-rows-spanned="1"/>
          <table:covered-table-cell table:style-name="ce707"/>
          <table:table-cell table:style-name="ce880" office:value-type="string" calcext:value-type="string">
            <text:p>MGT full</text:p>
          </table:table-cell>
          <table:table-cell table:style-name="ce936" table:content-validation-name="val14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44"/>
          <table:table-cell table:style-name="ce866" table:content-validation-name="val181" table:formula="of:=IF([.$B$57]&gt;0;[.L$64];[$Data.$T$17])" office:value-type="float" office:value="-10" calcext:value-type="float">
            <text:p>-10</text:p>
          </table:table-cell>
          <table:table-cell table:style-name="ce1138" table:content-validation-name="val181" table:formula="of:=IF([.$B$57]&gt;0;[.M$64];[$Data.$T$17])" office:value-type="float" office:value="-10" calcext:value-type="float">
            <text:p>-10</text:p>
          </table:table-cell>
          <table:table-cell table:style-name="ce1138" table:content-validation-name="val181" table:formula="of:=IF([.$B$57]&gt;0;[.N$64];[$Data.$T$17])" office:value-type="float" office:value="-10" calcext:value-type="float">
            <text:p>-10</text:p>
          </table:table-cell>
          <table:table-cell table:style-name="ce1138" table:content-validation-name="val181" table:formula="of:=IF([.$B$57]&gt;0;[.O$64];0)" office:value-type="float" office:value="0" calcext:value-type="float">
            <text:p>0</text:p>
          </table:table-cell>
          <table:table-cell table:style-name="ce1138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1">
          <table:table-cell table:style-name="ce593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6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8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79"/>
          <table:table-cell table:style-name="ce544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593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7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9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07" office:value-type="string" calcext:value-type="string">
            <text:p>Szúró</text:p>
          </table:table-cell>
          <table:table-cell table:style-name="ce707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44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67" table:content-validation-name="val118" table:number-columns-spanned="2" table:number-rows-spanned="1"/>
          <table:covered-table-cell table:style-name="ce667"/>
          <table:table-cell table:style-name="ce820" table:content-validation-name="val136" office:value-type="string" calcext:value-type="string">
            <text:p>Akt MGT</text:p>
          </table:table-cell>
          <table:table-cell table:style-name="ce851" table:content-validation-name="val150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1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1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1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544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3">
          <table:table-cell table:style-name="ce902"/>
          <table:table-cell table:style-name="ce721"/>
          <table:table-cell table:style-name="ce549" table:number-columns-repeated="2"/>
          <table:table-cell table:number-columns-repeated="3"/>
          <table:table-cell table:style-name="ce549"/>
          <table:table-cell table:style-name="ce931"/>
          <table:table-cell table:style-name="ce544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4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44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4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544"/>
          <table:table-cell table:number-columns-repeated="23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4"/>
          <table:table-cell table:style-name="ce1049" office:value-type="string" calcext:value-type="string">
            <text:p>z1</text:p>
          </table:table-cell>
          <table:table-cell table:number-columns-repeated="2" table:style-name="ce1101" office:value-type="string" calcext:value-type="string">
            <text:p>z1</text:p>
          </table:table-cell>
          <table:table-cell table:style-name="ce1056" office:value-type="string" calcext:value-type="string">
            <text:p>z1</text:p>
          </table:table-cell>
          <table:table-cell table:style-name="ce544" table:number-columns-repeated="2"/>
          <table:table-cell table:style-name="Default" table:number-columns-repeated="3"/>
          <table:table-cell table:style-name="ce544"/>
          <table:table-cell table:style-name="ce615"/>
          <table:table-cell table:style-name="ce633"/>
          <table:table-cell table:style-name="ce544"/>
          <table:table-cell table:number-columns-repeated="238"/>
        </table:table-row>
        <table:table-row table:style-name="ro18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4"/>
          <table:table-cell table:style-name="ce1049" office:value-type="string" calcext:value-type="string">
            <text:p>z1</text:p>
          </table:table-cell>
          <table:table-cell table:style-name="ce1101" office:value-type="string" calcext:value-type="string">
            <text:p>z1</text:p>
          </table:table-cell>
          <table:table-cell table:style-name="ce956" office:value-type="string" calcext:value-type="string">
            <text:p>z1</text:p>
          </table:table-cell>
          <table:table-cell table:style-name="ce1057" office:value-type="string" calcext:value-type="string">
            <text:p>z1</text:p>
          </table:table-cell>
          <table:table-cell table:style-name="ce544" table:number-columns-repeated="2"/>
          <table:table-cell table:style-name="Default" table:number-columns-repeated="3"/>
          <table:table-cell table:style-name="ce544"/>
          <table:table-cell table:style-name="ce615"/>
          <table:table-cell table:style-name="ce633"/>
          <table:table-cell table:style-name="ce544"/>
          <table:table-cell table:number-columns-repeated="238"/>
        </table:table-row>
        <table:table-row table:style-name="ro18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4"/>
          <table:table-cell table:style-name="ce1185" office:value-type="string" calcext:value-type="string">
            <text:p>z1</text:p>
          </table:table-cell>
          <table:table-cell table:style-name="ce1217" office:value-type="string" calcext:value-type="string">
            <text:p>z1</text:p>
          </table:table-cell>
          <table:table-cell table:style-name="ce1252" office:value-type="string" calcext:value-type="string">
            <text:p>z1</text:p>
          </table:table-cell>
          <table:table-cell table:style-name="ce1301" office:value-type="string" calcext:value-type="string">
            <text:p>z1</text:p>
          </table:table-cell>
          <table:table-cell table:style-name="ce544" table:number-columns-repeated="3"/>
          <table:table-cell table:style-name="Default" table:number-columns-repeated="2"/>
          <table:table-cell table:style-name="ce544"/>
          <table:table-cell table:style-name="ce615"/>
          <table:table-cell table:style-name="ce633"/>
          <table:table-cell table:style-name="ce544"/>
          <table:table-cell table:number-columns-repeated="23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4"/>
          <table:table-cell table:style-name="ce1186"/>
          <table:table-cell table:style-name="ce1218"/>
          <table:table-cell table:style-name="ce1253"/>
          <table:table-cell table:style-name="ce1302"/>
          <table:table-cell table:style-name="ce544" table:number-columns-repeated="6"/>
          <table:table-cell table:style-name="ce615"/>
          <table:table-cell table:style-name="ce633"/>
          <table:table-cell table:style-name="ce544"/>
          <table:table-cell table:number-columns-repeated="23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4"/>
          <table:table-cell table:style-name="ce1187"/>
          <table:table-cell table:style-name="ce1219"/>
          <table:table-cell table:style-name="ce1254"/>
          <table:table-cell table:style-name="ce1303"/>
          <table:table-cell table:style-name="ce544" table:number-columns-repeated="6"/>
          <table:table-cell table:style-name="ce615"/>
          <table:table-cell table:style-name="ce633"/>
          <table:table-cell table:style-name="ce544"/>
          <table:table-cell table:number-columns-repeated="238"/>
        </table:table-row>
        <table:table-row table:style-name="ro6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544" table:number-columns-repeated="6"/>
          <table:table-cell table:style-name="ce615"/>
          <table:table-cell table:style-name="ce633"/>
          <table:table-cell table:style-name="ce544"/>
          <table:table-cell table:number-columns-repeated="238"/>
        </table:table-row>
        <table:table-row table:style-name="ro6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44"/>
          <table:table-cell table:style-name="ce1191" table:content-validation-name="val152" office:value-type="string" calcext:value-type="string">
            <text:p>-</text:p>
          </table:table-cell>
          <table:table-cell table:style-name="ce1221" table:content-validation-name="val163" table:formula="of:=IF(([Data.N37]+([Alapértékek.D33]+[Alapértékek.C24]))&gt;0;0;[Data.N37]+([Alapértékek.D33]+[Alapértékek.C24]))" office:value-type="float" office:value="-4" calcext:value-type="float">
            <text:p>-4</text:p>
          </table:table-cell>
          <table:table-cell table:style-name="ce1256" table:content-validation-name="val164" table:formula="of:=IF(([Data.O37]+([Alapértékek.D33]+[Alapértékek.C24]))&gt;0;0;[Data.O37]+([Alapértékek.D33]+[Alapértékek.C24]))" office:value-type="float" office:value="-14" calcext:value-type="float">
            <text:p>-14</text:p>
          </table:table-cell>
          <table:table-cell table:style-name="ce1305" table:content-validation-name="val172" table:formula="of:=IF(([Data.P37]+([Alapértékek.D33]+[Alapértékek.C24]))&gt;0;0;[Data.P37]+([Alapértékek.D33]+[Alapértékek.C24]))" office:value-type="float" office:value="-24" calcext:value-type="float">
            <text:p>-24</text:p>
          </table:table-cell>
          <table:table-cell table:style-name="ce544" table:number-columns-repeated="6"/>
          <table:table-cell table:style-name="ce615"/>
          <table:table-cell table:style-name="ce633"/>
          <table:table-cell table:style-name="ce544"/>
          <table:table-cell table:number-columns-repeated="238"/>
        </table:table-row>
        <table:table-row table:style-name="ro3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44" table:number-columns-repeated="3"/>
          <table:table-cell table:style-name="ce615"/>
          <table:table-cell table:style-name="ce633"/>
          <table:table-cell table:style-name="ce544"/>
          <table:table-cell table:number-columns-repeated="238"/>
        </table:table-row>
        <table:table-row table:style-name="ro3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44" table:number-columns-repeated="3"/>
          <table:table-cell table:style-name="ce615"/>
          <table:table-cell table:style-name="ce633"/>
          <table:table-cell table:style-name="ce544"/>
          <table:table-cell table:number-columns-repeated="238"/>
        </table:table-row>
        <table:table-row table:style-name="ro3">
          <table:table-cell table:style-name="Default" table:number-columns-repeated="4"/>
          <table:table-cell table:style-name="ce544" table:number-columns-repeated="11"/>
          <table:table-cell table:style-name="ce615"/>
          <table:table-cell table:style-name="ce633"/>
          <table:table-cell table:style-name="ce544"/>
          <table:table-cell table:number-columns-repeated="238"/>
        </table:table-row>
        <table:table-row table:style-name="ro3">
          <table:table-cell table:style-name="ce544" table:number-columns-repeated="4"/>
          <table:table-cell table:style-name="ce382"/>
          <table:table-cell table:style-name="ce544" table:number-columns-repeated="10"/>
          <table:table-cell table:style-name="ce615"/>
          <table:table-cell table:style-name="ce633"/>
          <table:table-cell table:style-name="ce544"/>
          <table:table-cell table:number-columns-repeated="238"/>
        </table:table-row>
        <table:table-row table:style-name="ro3" table:number-rows-repeated="65462">
          <table:table-cell table:style-name="ce544" table:number-columns-repeated="15"/>
          <table:table-cell table:style-name="ce615"/>
          <table:table-cell table:style-name="ce633"/>
          <table:table-cell table:style-name="ce544"/>
          <table:table-cell table:number-columns-repeated="238"/>
        </table:table-row>
        <table:table-row table:style-name="ro3">
          <table:table-cell table:style-name="ce544" table:number-columns-repeated="9"/>
          <table:table-cell table:number-columns-repeated="3"/>
          <table:table-cell table:style-name="ce544" table:number-columns-repeated="3"/>
          <table:table-cell table:style-name="ce615"/>
          <table:table-cell table:style-name="ce633"/>
          <table:table-cell table:style-name="ce544"/>
          <table:table-cell table:number-columns-repeated="238"/>
        </table:table-row>
        <table:table-row table:style-name="ro3" table:number-rows-repeated="8">
          <table:table-cell table:style-name="ce544" table:number-columns-repeated="9"/>
          <table:table-cell table:number-columns-repeated="247"/>
        </table:table-row>
        <table:table-row table:style-name="ro3">
          <table:table-cell table:number-columns-repeated="4"/>
          <table:table-cell table:style-name="ce544"/>
          <table:table-cell table:number-columns-repeated="251"/>
        </table:table-row>
        <table:table-row table:style-name="ro3" table:number-rows-repeated="983021">
          <table:table-cell table:number-columns-repeated="256"/>
        </table:table-row>
        <table:table-row table:style-name="ro3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1297"/>
        <table:table-column table:style-name="co45" table:default-cell-style-name="ce6"/>
        <table:table-column table:style-name="co46" table:default-cell-style-name="ce6"/>
        <table:table-column table:style-name="co47" table:number-columns-repeated="4" table:default-cell-style-name="ce6"/>
        <table:table-column table:style-name="co48" table:default-cell-style-name="ce639"/>
        <table:table-column table:style-name="co49" table:default-cell-style-name="ce6"/>
        <table:table-column table:style-name="co37" table:number-columns-repeated="2" table:default-cell-style-name="ce6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7" table:number-columns-repeated="236" table:default-cell-style-name="Default"/>
        <table:table-row table:style-name="ro7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9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6" table:formula="of:=[Alapértékek.E10]" office:value-type="float" office:value="1" calcext:value-type="float" table:number-columns-spanned="2" table:number-rows-spanned="1">
            <text:p>1</text:p>
          </table:table-cell>
          <table:covered-table-cell table:style-name="ce1420"/>
          <table:table-cell table:style-name="ce1346"/>
          <table:table-cell table:style-name="ce1639" office:value-type="string" calcext:value-type="string" table:number-columns-spanned="4" table:number-rows-spanned="2">
            <text:p>Aurafejlesztés képzettség</text:p>
          </table:table-cell>
          <table:covered-table-cell table:number-columns-repeated="3" table:style-name="ce278"/>
          <table:table-cell table:style-name="ce1656" table:content-validation-name="val193" office:value-type="float" office:value="7" calcext:value-type="float" table:number-columns-spanned="1" table:number-rows-spanned="2">
            <text:p>7</text:p>
          </table:table-cell>
          <table:table-cell table:style-name="ce1662" table:content-validation-name="val106" table:formula="of:=IF([.$L2]&gt;0;VLOOKUP([.$L2];kepzettseg_kp_tablazat;MATCH(&quot;KP&quot;;kepzettseg_kp_fejlec;0);0);0)" office:value-type="float" office:value="24" calcext:value-type="float" table:number-columns-spanned="1" table:number-rows-spanned="2">
            <text:p>24</text:p>
          </table:table-cell>
          <table:table-cell table:style-name="ce1489"/>
          <table:table-cell table:style-name="ce1679" table:content-validation-name="val195" table:formula="of:=[.$L$2]+[$Alapértékek.$C$24]" office:value-type="float" office:value="10" calcext:value-type="float">
            <text:p>1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6" table:formula="of:=SUM([.F30:.F35];[.M12:.M26];[.F39:.F55])" office:value-type="float" office:value="60" calcext:value-type="float" table:number-columns-spanned="2" table:number-rows-spanned="1">
            <text:p>60</text:p>
          </table:table-cell>
          <table:covered-table-cell table:style-name="ce1422" table:content-validation-name="val106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196" office:value-type="string" calcext:value-type="string">
            <text:p>Af Próba Nehézség</text:p>
          </table:table-cell>
          <table:table-cell table:style-name="ce1697" table:content-validation-name="val196" office:value-type="string" calcext:value-type="string">
            <text:p>AURA</text:p>
          </table:table-cell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6" table:formula="of:=[.M2]+SUM([.F10:.F11])+[.M8]+SUM([.F15:.F26])+SUM([.M29:.M32])" office:value-type="float" office:value="119" calcext:value-type="float" table:number-columns-spanned="2" table:number-rows-spanned="1">
            <text:p>119</text:p>
          </table:table-cell>
          <table:covered-table-cell table:style-name="ce1423" table:content-validation-name="val10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7" office:value-type="float" office:value="3" calcext:value-type="float">
            <text:p>3 →</text:p>
          </table:table-cell>
          <table:table-cell table:style-name="ce1698" table:content-validation-name="val197" table:formula="of:=[$Data.C76]+2" office:value-type="float" office:value="16" calcext:value-type="float">
            <text:p>16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262"/>
          <table:covered-table-cell table:style-name="ce1147" table:content-validation-name="val106"/>
          <table:covered-table-cell table:style-name="ce1262" table:content-validation-name="val10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7" office:value-type="float" office:value="6" calcext:value-type="float">
            <text:p>6 →</text:p>
          </table:table-cell>
          <table:table-cell table:style-name="ce1698" table:content-validation-name="val197" table:formula="of:=[$Data.C76]+5" office:value-type="float" office:value="19" calcext:value-type="float">
            <text:p>19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263"/>
          <table:covered-table-cell table:style-name="ce1148" table:content-validation-name="val106"/>
          <table:covered-table-cell table:style-name="ce1263" table:content-validation-name="val106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263"/>
          <table:covered-table-cell table:style-name="ce1148" table:content-validation-name="val106"/>
          <table:covered-table-cell table:style-name="ce1263" table:content-validation-name="val106"/>
          <table:table-cell/>
          <table:table-cell table:style-name="ce1692" table:content-validation-name="val197" office:value-type="float" office:value="9" calcext:value-type="float">
            <text:p>9 →</text:p>
          </table:table-cell>
          <table:table-cell table:style-name="ce1698" table:content-validation-name="val197" table:formula="of:=[$Data.C76]+10" office:value-type="float" office:value="24" calcext:value-type="float">
            <text:p>24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197" office:value-type="float" office:value="12" calcext:value-type="float">
            <text:p>12 →</text:p>
          </table:table-cell>
          <table:table-cell table:style-name="ce1698" table:content-validation-name="val197" table:formula="of:=[$Data.C76]+15" office:value-type="float" office:value="29" calcext:value-type="float">
            <text:p>29</text:p>
          </table:table-cell>
          <table:table-cell table:number-columns-repeated="240"/>
        </table:table-row>
        <table:table-row table:style-name="ro17">
          <table:table-cell table:style-name="ce1325" office:value-type="string" calcext:value-type="string" table:number-columns-spanned="6" table:number-rows-spanned="1">
            <text:p><text:span text:style-name="T11">Tradíció képzettségek </text:span><text:span text:style-name="T12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7" table:content-validation-name="val189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7"/>
          <table:covered-table-cell table:style-name="ce1216" table:content-validation-name="val192"/>
          <table:table-cell table:style-name="ce1474" table:content-validation-name="val194" office:value-type="float" office:value="2" calcext:value-type="float">
            <text:p>2</text:p>
          </table:table-cell>
          <table:table-cell table:style-name="ce1484" table:content-validation-name="val106" table:formula="of:=IF([.$L8]&gt;0;VLOOKUP([.$L8];kepzettseg_kp_tablazat;MATCH(&quot;KP&quot;;kepzettseg_kp_fejlec;0);0);0)" office:value-type="float" office:value="4" calcext:value-type="float">
            <text:p>4</text:p>
          </table:table-cell>
          <table:table-cell table:style-name="ce260"/>
          <table:table-cell table:style-name="ce1692" table:content-validation-name="val197" office:value-type="float" office:value="15" calcext:value-type="float">
            <text:p>15 →</text:p>
          </table:table-cell>
          <table:table-cell table:style-name="ce1698" table:content-validation-name="val197" table:formula="of:=[$Data.C76]+20" office:value-type="float" office:value="34" calcext:value-type="float">
            <text:p>34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245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7" office:value-type="float" office:value="18" calcext:value-type="float">
            <text:p>18 →</text:p>
          </table:table-cell>
          <table:table-cell table:style-name="ce1698" table:content-validation-name="val197" table:formula="of:=[$Data.C76]+25" office:value-type="float" office:value="39" calcext:value-type="float">
            <text:p>39</text:p>
          </table:table-cell>
          <table:table-cell table:number-columns-repeated="240"/>
        </table:table-row>
        <table:table-row table:style-name="ro1">
          <table:table-cell table:style-name="ce1212" table:content-validation-name="val182" office:value-type="string" calcext:value-type="string" table:number-columns-spanned="4" table:number-rows-spanned="1">
            <text:p>Vulgármágia</text:p>
          </table:table-cell>
          <table:covered-table-cell table:style-name="ce1245" table:content-validation-name="val187"/>
          <table:covered-table-cell table:style-name="ce57" table:content-validation-name="val187"/>
          <table:covered-table-cell table:style-name="ce203" table:content-validation-name="val187"/>
          <table:table-cell table:style-name="ce1392" table:content-validation-name="val24" office:value-type="float" office:value="7" calcext:value-type="float">
            <text:p>7</text:p>
          </table:table-cell>
          <table:table-cell table:style-name="ce1427" table:content-validation-name="val106" table:formula="of:=IF([.$E10]&gt;0;VLOOKUP([.$E10];kepzettseg_kp_tablazat;MATCH(&quot;KP&quot;;kepzettseg_kp_fejlec;0);0);0)" office:value-type="float" office:value="24" calcext:value-type="float">
            <text:p>24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197" office:value-type="float" office:value="21" calcext:value-type="float">
            <text:p>21 →</text:p>
          </table:table-cell>
          <table:table-cell table:style-name="ce1698" table:content-validation-name="val197" table:formula="of:=[$Data.C76]+30" office:value-type="float" office:value="44" calcext:value-type="float">
            <text:p>44</text:p>
          </table:table-cell>
          <table:table-cell table:number-columns-repeated="240"/>
        </table:table-row>
        <table:table-row table:style-name="ro1">
          <table:table-cell table:style-name="ce1213" table:content-validation-name="val183" table:number-columns-spanned="4" table:number-rows-spanned="1"/>
          <table:covered-table-cell table:style-name="ce1246" table:content-validation-name="val187"/>
          <table:covered-table-cell table:style-name="ce1258" table:content-validation-name="val187"/>
          <table:covered-table-cell table:style-name="ce235" table:content-validation-name="val187"/>
          <table:table-cell table:style-name="ce1398" table:content-validation-name="val24" office:value-type="float" office:value="0" calcext:value-type="float">
            <text:p>0</text:p>
          </table:table-cell>
          <table:table-cell table:style-name="ce313" table:content-validation-name="val106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245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197" office:value-type="float" office:value="24" calcext:value-type="float">
            <text:p>24 →</text:p>
          </table:table-cell>
          <table:table-cell table:style-name="ce1698" table:content-validation-name="val197" table:formula="of:=[$Data.C76]+35" office:value-type="float" office:value="49" calcext:value-type="float">
            <text:p>49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0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1"/>
          <table:table-cell table:style-name="ce1356" table:content-validation-name="val191" table:formula="of:=[$Data.$C$30]" office:value-type="float" office:value="3" calcext:value-type="float">
            <text:p>3. fok</text:p>
          </table:table-cell>
          <table:table-cell table:style-name="ce1476" table:content-validation-name="val190" office:value-type="float" office:value="2" calcext:value-type="float">
            <text:p>2</text:p>
          </table:table-cell>
          <table:table-cell table:style-name="ce1487" table:content-validation-name="val106" table:formula="of:=[.$L12]*[$Data.$C$12]" office:value-type="float" office:value="12" calcext:value-type="float">
            <text:p>12</text:p>
          </table:table-cell>
          <table:table-cell table:style-name="Default"/>
          <table:table-cell table:style-name="ce1692" table:content-validation-name="val197" office:value-type="float" office:value="27" calcext:value-type="float">
            <text:p>27 →</text:p>
          </table:table-cell>
          <table:table-cell table:style-name="ce1698" table:content-validation-name="val197" table:formula="of:=[$Data.C76]+40" office:value-type="float" office:value="54" calcext:value-type="float">
            <text:p>54</text:p>
          </table:table-cell>
          <table:table-cell table:number-columns-repeated="240"/>
        </table:table-row>
        <table:table-row table:style-name="ro17">
          <table:table-cell table:style-name="ce1325" office:value-type="string" calcext:value-type="string" table:number-columns-spanned="6" table:number-rows-spanned="1">
            <text:p><text:span text:style-name="T11">Szféra  / Arkánum képzettségek </text:span><text:span text:style-name="T12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7" office:value-type="float" office:value="30" calcext:value-type="float">
            <text:p>30 →</text:p>
          </table:table-cell>
          <table:table-cell table:style-name="ce1698" table:content-validation-name="val197" table:formula="of:=[$Data.C76]+45" office:value-type="float" office:value="59" calcext:value-type="float">
            <text:p>59</text:p>
          </table:table-cell>
          <table:table-cell table:number-columns-repeated="240"/>
        </table:table-row>
        <table:table-row table:style-name="ro3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245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4" office:value-type="string" calcext:value-type="string" table:number-columns-spanned="4" table:number-rows-spanned="1">
            <text:p>Elemi mágia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6" calcext:value-type="float">
            <text:p>6</text:p>
          </table:table-cell>
          <table:table-cell table:style-name="ce1427" table:content-validation-name="val106" table:formula="of:=IF([.$E15]&gt;0;VLOOKUP([.$E15];kepzettseg_kp_tablazat;MATCH(&quot;KP&quot;;kepzettseg_kp_fejlec;0);0);0)" office:value-type="float" office:value="18" calcext:value-type="float">
            <text:p>18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5]*[$Data.$C$12]" office:value-type="float" office:value="0" calcext:value-type="float">
            <text:p>0</text:p>
          </table:table-cell>
          <table:table-cell table:style-name="Default"/>
          <table:table-cell table:style-name="ce1495" office:value-type="string" calcext:value-type="string">
            <text:p>Biztos Aura</text:p>
          </table:table-cell>
          <table:table-cell table:style-name="ce1699" table:content-validation-name="val198" table:formula="of:=IFNA(VLOOKUP(([.$O$2]+1); auraero; 2; 1); 0)" office:value-type="float" office:value="24" calcext:value-type="float">
            <text:p>24</text:p>
          </table:table-cell>
          <table:table-cell table:style-name="ce547"/>
          <table:table-cell table:number-columns-repeated="2"/>
          <table:table-cell table:style-name="ce547"/>
          <table:table-cell table:number-columns-repeated="236"/>
        </table:table-row>
        <table:table-row table:style-name="ro1">
          <table:table-cell table:style-name="ce1339" table:content-validation-name="val184" office:value-type="string" calcext:value-type="string" table:number-columns-spanned="4" table:number-rows-spanned="1">
            <text:p>Természetes anyagok mágiája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6" calcext:value-type="float">
            <text:p>6</text:p>
          </table:table-cell>
          <table:table-cell table:style-name="ce1427" table:content-validation-name="val106" table:formula="of:=IF([.$E16]&gt;0;VLOOKUP([.$E16];kepzettseg_kp_tablazat;MATCH(&quot;KP&quot;;kepzettseg_kp_fejlec;0);0);0)" office:value-type="float" office:value="18" calcext:value-type="float">
            <text:p>18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4" office:value-type="string" calcext:value-type="string" table:number-columns-spanned="4" table:number-rows-spanned="1">
            <text:p>Asztrálmágia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6" calcext:value-type="float">
            <text:p>6</text:p>
          </table:table-cell>
          <table:table-cell table:style-name="ce1427" table:content-validation-name="val106" table:formula="of:=IF([.$E17]&gt;0;VLOOKUP([.$E17];kepzettseg_kp_tablazat;MATCH(&quot;KP&quot;;kepzettseg_kp_fejlec;0);0);0)" office:value-type="float" office:value="18" calcext:value-type="float">
            <text:p>18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4" office:value-type="string" calcext:value-type="string" table:number-columns-spanned="4" table:number-rows-spanned="1">
            <text:p>Sors Érzékelés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5" calcext:value-type="float">
            <text:p>5</text:p>
          </table:table-cell>
          <table:table-cell table:style-name="ce1427" table:content-validation-name="val106" table:formula="of:=IF([.$E18]&gt;0;VLOOKUP([.$E18];kepzettseg_kp_tablazat;MATCH(&quot;KP&quot;;kepzettseg_kp_fejlec;0);0);0)" office:value-type="float" office:value="13" calcext:value-type="float">
            <text:p>13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4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411" table:content-validation-name="val24" office:value-type="float" office:value="0" calcext:value-type="float">
            <text:p>0</text:p>
          </table:table-cell>
          <table:table-cell table:style-name="ce313" table:content-validation-name="val106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79"/>
          <table:table-cell table:style-name="ce1488" table:content-validation-name="val106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78"/>
          <table:table-cell table:number-columns-repeated="236"/>
        </table:table-row>
        <table:table-row table:style-name="ro3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4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678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212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245"/>
          <table:covered-table-cell table:style-name="ce57" table:content-validation-name="val8"/>
          <table:covered-table-cell table:style-name="ce203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5" office:value-type="string" calcext:value-type="string" table:number-columns-spanned="3" table:number-rows-spanned="1">
            <text:p>Átok</text:p>
          </table:table-cell>
          <table:covered-table-cell table:number-columns-repeated="2" table:style-name="ce1367"/>
          <table:table-cell table:style-name="ce1376" table:content-validation-name="val188" table:formula="of:=IF(ISBLANK([.$A30]) ;&quot;&quot;;VLOOKUP([.$A30];fortelyok_varazslasi_modszerek_full;2;0))" office:value-type="float" office:value="1" calcext:value-type="float">
            <text:p>1</text:p>
          </table:table-cell>
          <table:table-cell table:style-name="ce1412" office:value-type="float" office:value="1" calcext:value-type="float">
            <text:p>1</text:p>
          </table:table-cell>
          <table:table-cell table:style-name="ce1432" table:content-validation-name="val106" table:formula="of:=[.$E30]*[$Data.$C$12]" office:value-type="float" office:value="6" calcext:value-type="float">
            <text:p>6</text:p>
          </table:table-cell>
          <table:table-cell/>
          <table:table-cell table:style-name="ce1212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245"/>
          <table:covered-table-cell table:style-name="ce57" table:content-validation-name="val8"/>
          <table:covered-table-cell table:style-name="ce203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85" office:value-type="string" calcext:value-type="string" table:number-columns-spanned="3" table:number-rows-spanned="1">
            <text:p>Gyertyamágia</text:p>
          </table:table-cell>
          <table:covered-table-cell table:number-columns-repeated="2" table:style-name="ce1367"/>
          <table:table-cell table:style-name="ce1376" table:content-validation-name="val188" table:formula="of:=IF(ISBLANK([.$A31]) ;&quot;&quot;;VLOOKUP([.$A31];fortelyok_varazslasi_modszerek_full;2;0))" office:value-type="float" office:value="1" calcext:value-type="float">
            <text:p>1</text:p>
          </table:table-cell>
          <table:table-cell table:style-name="ce1412" office:value-type="float" office:value="1" calcext:value-type="float">
            <text:p>1</text:p>
          </table:table-cell>
          <table:table-cell table:style-name="ce318" table:content-validation-name="val106" table:formula="of:=[.$E31]*[$Data.$C$12]" office:value-type="float" office:value="6" calcext:value-type="float">
            <text:p>6</text:p>
          </table:table-cell>
          <table:table-cell/>
          <table:table-cell table:style-name="ce1212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245"/>
          <table:covered-table-cell table:style-name="ce57" table:content-validation-name="val8"/>
          <table:covered-table-cell table:style-name="ce203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5" office:value-type="string" calcext:value-type="string" table:number-columns-spanned="3" table:number-rows-spanned="1">
            <text:p>Rituális/Tánc mágia</text:p>
          </table:table-cell>
          <table:covered-table-cell table:number-columns-repeated="2" table:style-name="ce1367"/>
          <table:table-cell table:style-name="ce1376" table:content-validation-name="val188" table:formula="of:=IF(ISBLANK([.$A32]) ;&quot;&quot;;VLOOKUP([.$A32];fortelyok_varazslasi_modszerek_full;2;0))" office:value-type="float" office:value="1" calcext:value-type="float">
            <text:p>1</text:p>
          </table:table-cell>
          <table:table-cell table:style-name="ce1412" office:value-type="float" office:value="1" calcext:value-type="float">
            <text:p>1</text:p>
          </table:table-cell>
          <table:table-cell table:style-name="ce318" table:content-validation-name="val106" table:formula="of:=[.$E32]*[$Data.$C$12]" office:value-type="float" office:value="6" calcext:value-type="float">
            <text:p>6</text:p>
          </table:table-cell>
          <table:table-cell/>
          <table:table-cell table:style-name="ce1213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246"/>
          <table:covered-table-cell table:style-name="ce1258" table:content-validation-name="val8"/>
          <table:covered-table-cell table:style-name="ce235" table:content-validation-name="val8"/>
          <table:table-cell table:style-name="ce1411" table:content-validation-name="val24" office:value-type="float" office:value="0" calcext:value-type="float">
            <text:p>0</text:p>
          </table:table-cell>
          <table:table-cell table:style-name="ce313" table:content-validation-name="val106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5" office:value-type="string" calcext:value-type="string" table:number-columns-spanned="3" table:number-rows-spanned="1">
            <text:p>Szexuálmágia</text:p>
          </table:table-cell>
          <table:covered-table-cell table:number-columns-repeated="2" table:style-name="ce1367"/>
          <table:table-cell table:style-name="ce1376" table:content-validation-name="val188" table:formula="of:=IF(ISBLANK([.$A33]) ;&quot;&quot;;VLOOKUP([.$A33];fortelyok_varazslasi_modszerek_full;2;0))" office:value-type="float" office:value="1" calcext:value-type="float">
            <text:p>1</text:p>
          </table:table-cell>
          <table:table-cell table:style-name="ce1412" office:value-type="float" office:value="1" calcext:value-type="float">
            <text:p>1</text:p>
          </table:table-cell>
          <table:table-cell table:style-name="ce318" table:content-validation-name="val106" table:formula="of:=[.$E33]*[$Data.$C$12]" office:value-type="float" office:value="6" calcext:value-type="float">
            <text:p>6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5" office:value-type="string" calcext:value-type="string" table:number-columns-spanned="3" table:number-rows-spanned="1">
            <text:p>Áldás</text:p>
          </table:table-cell>
          <table:covered-table-cell table:number-columns-repeated="2" table:style-name="ce1367"/>
          <table:table-cell table:style-name="ce1376" table:content-validation-name="val188" table:formula="of:=IF(ISBLANK([.$A34]) ;&quot;&quot;;VLOOKUP([.$A34];fortelyok_varazslasi_modszerek_full;2;0))" office:value-type="float" office:value="1" calcext:value-type="float">
            <text:p>1</text:p>
          </table:table-cell>
          <table:table-cell table:style-name="ce1412" office:value-type="float" office:value="1" calcext:value-type="float">
            <text:p>1</text:p>
          </table:table-cell>
          <table:table-cell table:style-name="ce318" table:content-validation-name="val106" table:formula="of:=[.$E34]*[$Data.$C$12]" office:value-type="float" office:value="6" calcext:value-type="float">
            <text:p>6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227" table:content-validation-name="val185" table:number-columns-spanned="3" table:number-rows-spanned="1"/>
          <table:covered-table-cell table:number-columns-repeated="2" table:style-name="ce1368"/>
          <table:table-cell table:style-name="ce1379" table:content-validation-name="val188" table:formula="of:=IF(ISBLANK([.$A35]) ;&quot;&quot;;VLOOKUP([.$A35];fortelyok_varazslasi_modszerek_full;2;0))">
            <text:p/>
          </table:table-cell>
          <table:table-cell table:style-name="ce1416"/>
          <table:table-cell table:style-name="ce1433" table:content-validation-name="val106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4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3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86" office:value-type="string" calcext:value-type="string" table:number-columns-spanned="3" table:number-rows-spanned="1">
            <text:p>Mágikus lövész</text:p>
          </table:table-cell>
          <table:covered-table-cell table:number-columns-repeated="2" table:style-name="ce1367"/>
          <table:table-cell table:style-name="ce1376" table:content-validation-name="val188" table:formula="of:=IF(ISBLANK([.$A39]) ;&quot;&quot;;VLOOKUP([.$A39];fortelyok_misztikus_full;2;0))" office:value-type="float" office:value="3" calcext:value-type="float">
            <text:p>3</text:p>
          </table:table-cell>
          <table:table-cell table:style-name="ce1417" table:content-validation-name="val5" office:value-type="float" office:value="3" calcext:value-type="float">
            <text:p>3</text:p>
          </table:table-cell>
          <table:table-cell table:style-name="ce1432" table:content-validation-name="val106" table:formula="of:=[.$E39]*[$Data.$C$12]" office:value-type="float" office:value="18" calcext:value-type="float">
            <text:p>18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0]) ;&quot;&quot;;VLOOKUP([.$A40];fortelyok_misztikus_full;2;0))">
            <text:p/>
          </table:table-cell>
          <table:table-cell table:style-name="ce1412"/>
          <table:table-cell table:style-name="ce318" table:content-validation-name="val106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3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1]) ;&quot;&quot;;VLOOKUP([.$A41];fortelyok_misztikus_full;2;0))">
            <text:p/>
          </table:table-cell>
          <table:table-cell table:style-name="ce1412"/>
          <table:table-cell table:style-name="ce318" table:content-validation-name="val106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3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2]) ;&quot;&quot;;VLOOKUP([.$A42];fortelyok_misztikus_full;2;0))">
            <text:p/>
          </table:table-cell>
          <table:table-cell table:style-name="ce1412"/>
          <table:table-cell table:style-name="ce318" table:content-validation-name="val106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3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3]) ;&quot;&quot;;VLOOKUP([.$A43];fortelyok_misztikus_full;2;0))">
            <text:p/>
          </table:table-cell>
          <table:table-cell table:style-name="ce1412"/>
          <table:table-cell table:style-name="ce318" table:content-validation-name="val106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3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4]) ;&quot;&quot;;VLOOKUP([.$A44];fortelyok_misztikus_full;2;0))">
            <text:p/>
          </table:table-cell>
          <table:table-cell table:style-name="ce1412"/>
          <table:table-cell table:style-name="ce318" table:content-validation-name="val106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5]) ;&quot;&quot;;VLOOKUP([.$A45];fortelyok_misztikus_full;2;0))">
            <text:p/>
          </table:table-cell>
          <table:table-cell table:style-name="ce1412"/>
          <table:table-cell table:style-name="ce318" table:content-validation-name="val106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6]) ;&quot;&quot;;VLOOKUP([.$A46];fortelyok_misztikus_full;2;0))">
            <text:p/>
          </table:table-cell>
          <table:table-cell table:style-name="ce1412"/>
          <table:table-cell table:style-name="ce318" table:content-validation-name="val106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7]) ;&quot;&quot;;VLOOKUP([.$A47];fortelyok_misztikus_full;2;0))">
            <text:p/>
          </table:table-cell>
          <table:table-cell table:style-name="ce1412"/>
          <table:table-cell table:style-name="ce318" table:content-validation-name="val106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8]) ;&quot;&quot;;VLOOKUP([.$A48];fortelyok_misztikus_full;2;0))">
            <text:p/>
          </table:table-cell>
          <table:table-cell table:style-name="ce1412"/>
          <table:table-cell table:style-name="ce318" table:content-validation-name="val106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9]) ;&quot;&quot;;VLOOKUP([.$A49];fortelyok_misztikus_full;2;0))">
            <text:p/>
          </table:table-cell>
          <table:table-cell table:style-name="ce1412"/>
          <table:table-cell table:style-name="ce318" table:content-validation-name="val106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0]) ;&quot;&quot;;VLOOKUP([.$A50];fortelyok_misztikus_full;2;0))">
            <text:p/>
          </table:table-cell>
          <table:table-cell table:style-name="ce1412"/>
          <table:table-cell table:style-name="ce318" table:content-validation-name="val106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1]) ;&quot;&quot;;VLOOKUP([.$A51];fortelyok_misztikus_full;2;0))">
            <text:p/>
          </table:table-cell>
          <table:table-cell table:style-name="ce1412"/>
          <table:table-cell table:style-name="ce318" table:content-validation-name="val106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2]) ;&quot;&quot;;VLOOKUP([.$A52];fortelyok_misztikus_full;2;0))">
            <text:p/>
          </table:table-cell>
          <table:table-cell table:style-name="ce1412"/>
          <table:table-cell table:style-name="ce318" table:content-validation-name="val106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3]) ;&quot;&quot;;VLOOKUP([.$A53];fortelyok_misztikus_full;2;0))">
            <text:p/>
          </table:table-cell>
          <table:table-cell table:style-name="ce1412"/>
          <table:table-cell table:style-name="ce318" table:content-validation-name="val106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4]) ;&quot;&quot;;VLOOKUP([.$A54];fortelyok_misztikus_full;2;0))">
            <text:p/>
          </table:table-cell>
          <table:table-cell table:style-name="ce1412"/>
          <table:table-cell table:style-name="ce318" table:content-validation-name="val106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3">
          <table:table-cell table:style-name="ce1227" table:content-validation-name="val186" table:number-columns-spanned="3" table:number-rows-spanned="1"/>
          <table:covered-table-cell table:number-columns-repeated="2" table:style-name="ce1368"/>
          <table:table-cell table:style-name="ce1379" table:content-validation-name="val188" table:formula="of:=IF(ISBLANK([.$A55]) ;&quot;&quot;;VLOOKUP([.$A55];fortelyok_misztikus_full;2;0))">
            <text:p/>
          </table:table-cell>
          <table:table-cell table:style-name="ce1416"/>
          <table:table-cell table:style-name="ce1433" table:content-validation-name="val106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0">
          <table:table-cell table:style-name="ce1229" table:content-validation-name="val5" table:number-columns-spanned="13" table:number-rows-spanned="1"/>
          <table:covered-table-cell table:number-columns-repeated="5" table:style-name="ce1229" table:content-validation-name="val5"/>
          <table:covered-table-cell table:style-name="ce1438" table:content-validation-name="val5"/>
          <table:covered-table-cell table:number-columns-repeated="5" table:style-name="ce122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0">
          <table:table-cell table:style-name="ce1229" table:content-validation-name="val5" table:number-columns-spanned="13" table:number-rows-spanned="1"/>
          <table:covered-table-cell table:number-columns-repeated="5" table:style-name="ce1229" table:content-validation-name="val5"/>
          <table:covered-table-cell table:style-name="ce1438" table:content-validation-name="val5"/>
          <table:covered-table-cell table:number-columns-repeated="5" table:style-name="ce122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0">
          <table:table-cell table:style-name="ce1229" table:content-validation-name="val5" table:number-columns-spanned="13" table:number-rows-spanned="1"/>
          <table:covered-table-cell table:number-columns-repeated="5" table:style-name="ce1229" table:content-validation-name="val5"/>
          <table:covered-table-cell table:style-name="ce1438" table:content-validation-name="val5"/>
          <table:covered-table-cell table:number-columns-repeated="5" table:style-name="ce122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0">
          <table:table-cell table:style-name="ce1229" table:content-validation-name="val5" table:number-columns-spanned="13" table:number-rows-spanned="1"/>
          <table:covered-table-cell table:number-columns-repeated="5" table:style-name="ce1229" table:content-validation-name="val5"/>
          <table:covered-table-cell table:style-name="ce1438" table:content-validation-name="val5"/>
          <table:covered-table-cell table:number-columns-repeated="5" table:style-name="ce122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0">
          <table:table-cell table:style-name="ce1229" table:content-validation-name="val5" table:number-columns-spanned="13" table:number-rows-spanned="1"/>
          <table:covered-table-cell table:number-columns-repeated="5" table:style-name="ce1229" table:content-validation-name="val5"/>
          <table:covered-table-cell table:style-name="ce1438" table:content-validation-name="val5"/>
          <table:covered-table-cell table:number-columns-repeated="5" table:style-name="ce122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0">
          <table:table-cell table:style-name="ce1229" table:content-validation-name="val5" table:number-columns-spanned="13" table:number-rows-spanned="1"/>
          <table:covered-table-cell table:number-columns-repeated="5" table:style-name="ce1229" table:content-validation-name="val5"/>
          <table:covered-table-cell table:style-name="ce1438" table:content-validation-name="val5"/>
          <table:covered-table-cell table:number-columns-repeated="5" table:style-name="ce122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0">
          <table:table-cell table:style-name="ce1229" table:content-validation-name="val5" table:number-columns-spanned="13" table:number-rows-spanned="1"/>
          <table:covered-table-cell table:number-columns-repeated="5" table:style-name="ce1229" table:content-validation-name="val5"/>
          <table:covered-table-cell table:style-name="ce1438" table:content-validation-name="val5"/>
          <table:covered-table-cell table:number-columns-repeated="5" table:style-name="ce122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0">
          <table:table-cell table:style-name="ce1229" table:content-validation-name="val5" table:number-columns-spanned="13" table:number-rows-spanned="1"/>
          <table:covered-table-cell table:number-columns-repeated="5" table:style-name="ce1229" table:content-validation-name="val5"/>
          <table:covered-table-cell table:style-name="ce1438" table:content-validation-name="val5"/>
          <table:covered-table-cell table:number-columns-repeated="5" table:style-name="ce122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0">
          <table:table-cell table:style-name="ce1229" table:content-validation-name="val5" table:number-columns-spanned="13" table:number-rows-spanned="1"/>
          <table:covered-table-cell table:number-columns-repeated="5" table:style-name="ce1229" table:content-validation-name="val5"/>
          <table:covered-table-cell table:style-name="ce1438" table:content-validation-name="val5"/>
          <table:covered-table-cell table:number-columns-repeated="5" table:style-name="ce122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0">
          <table:table-cell table:style-name="ce1229" table:content-validation-name="val5" table:number-columns-spanned="13" table:number-rows-spanned="1"/>
          <table:covered-table-cell table:number-columns-repeated="5" table:style-name="ce1229" table:content-validation-name="val5"/>
          <table:covered-table-cell table:style-name="ce1438" table:content-validation-name="val5"/>
          <table:covered-table-cell table:number-columns-repeated="5" table:style-name="ce122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0">
          <table:table-cell table:style-name="ce1229" table:content-validation-name="val5" table:number-columns-spanned="13" table:number-rows-spanned="1"/>
          <table:covered-table-cell table:number-columns-repeated="5" table:style-name="ce1229" table:content-validation-name="val5"/>
          <table:covered-table-cell table:style-name="ce1438" table:content-validation-name="val5"/>
          <table:covered-table-cell table:number-columns-repeated="5" table:style-name="ce122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0">
          <table:table-cell table:style-name="ce1229" table:content-validation-name="val5" table:number-columns-spanned="13" table:number-rows-spanned="1"/>
          <table:covered-table-cell table:number-columns-repeated="5" table:style-name="ce1229" table:content-validation-name="val5"/>
          <table:covered-table-cell table:style-name="ce1438" table:content-validation-name="val5"/>
          <table:covered-table-cell table:number-columns-repeated="5" table:style-name="ce122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3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3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3">
          <table:table-cell table:number-columns-repeated="13"/>
          <table:table-cell table:style-name="Default"/>
          <table:table-cell table:number-columns-repeated="242"/>
        </table:table-row>
        <table:table-row table:style-name="ro3" table:number-rows-repeated="1047890">
          <table:table-cell table:number-columns-repeated="256"/>
        </table:table-row>
        <table:table-row table:style-name="ro3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L8:Misztikus.L8 Misztikus.L2:Misztikus.L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</calcext:conditional-formats>
      </table:table>
      <table:table table:name="Fegyverek" table:style-name="ta5" table:print="false">
        <table:table-column table:style-name="co53" table:default-cell-style-name="ce1579"/>
        <table:table-column table:style-name="co54" table:default-cell-style-name="ce6"/>
        <table:table-column table:style-name="co37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7" table:number-columns-repeated="6" table:default-cell-style-name="ce6"/>
        <table:table-column table:style-name="co57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8">
          <table:table-cell table:style-name="ce1708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3">
          <table:table-cell table:style-name="ce1709"/>
          <table:table-cell table:style-name="ce1751" office:value-type="string" calcext:value-type="string">
            <text:p>Fegyver</text:p>
          </table:table-cell>
          <table:table-cell table:style-name="ce1767" office:value-type="string" calcext:value-type="string">
            <text:p>Típus</text:p>
          </table:table-cell>
          <table:table-cell table:style-name="ce1751" office:value-type="string" calcext:value-type="string">
            <text:p>SP</text:p>
          </table:table-cell>
          <table:table-cell table:style-name="ce1810" office:value-type="string" calcext:value-type="string">
            <text:p>Sebzés módja</text:p>
          </table:table-cell>
          <table:table-cell table:style-name="ce1852" office:value-type="string" calcext:value-type="string">
            <text:p>Átütés</text:p>
          </table:table-cell>
          <table:table-cell table:style-name="ce1852" office:value-type="string" calcext:value-type="string">
            <text:p>Íves</text:p>
          </table:table-cell>
          <table:table-cell table:style-name="ce1862" office:value-type="string" calcext:value-type="string">
            <text:p>1,5 kezes</text:p>
          </table:table-cell>
          <table:table-cell table:style-name="ce1852" office:value-type="string" calcext:value-type="string">
            <text:p>Pengehossz</text:p>
          </table:table-cell>
          <table:table-cell table:style-name="ce1852" office:value-type="string" calcext:value-type="string">
            <text:p>KÉ</text:p>
          </table:table-cell>
          <table:table-cell table:style-name="ce1852" office:value-type="string" calcext:value-type="string">
            <text:p>TÉ</text:p>
          </table:table-cell>
          <table:table-cell table:style-name="ce1852" office:value-type="string" calcext:value-type="string">
            <text:p>VÉ</text:p>
          </table:table-cell>
          <table:table-cell table:style-name="ce1852" office:value-type="string" calcext:value-type="string">
            <text:p>Sebesség</text:p>
          </table:table-cell>
          <table:table-cell table:style-name="ce1767" office:value-type="string" calcext:value-type="string">
            <text:p>Harcmodor</text:p>
          </table:table-cell>
          <table:table-cell table:style-name="ce1887" office:value-type="string" calcext:value-type="string">
            <text:p>Megjegyzés</text:p>
          </table:table-cell>
          <table:table-cell table:style-name="ce1978" table:number-columns-repeated="241"/>
          <table:table-cell table:number-columns-repeated="16128"/>
        </table:table-row>
        <table:table-row table:style-name="ro3">
          <table:table-cell table:style-name="ce1744" office:value-type="string" calcext:value-type="string">
            <text:p>Közelharci fegyverek</text:p>
          </table:table-cell>
          <table:table-cell table:style-name="ce1752" office:value-type="string" calcext:value-type="string">
            <text:p><text:s/>__</text:p>
          </table:table-cell>
          <table:table-cell table:style-name="ce1768"/>
          <table:table-cell table:number-columns-repeated="3" table:style-name="ce1768" office:value-type="string" calcext:value-type="string">
            <text:p>N/A</text:p>
          </table:table-cell>
          <table:table-cell table:style-name="ce1752"/>
          <table:table-cell table:style-name="ce1863"/>
          <table:table-cell table:number-columns-repeated="5" table:style-name="ce1768" office:value-type="string" calcext:value-type="string">
            <text:p>N/A</text:p>
          </table:table-cell>
          <table:table-cell table:style-name="ce1752" table:number-columns-repeated="2"/>
          <table:table-cell table:style-name="ce1979" table:number-columns-repeated="241"/>
          <table:table-cell table:number-columns-repeated="16128"/>
        </table:table-row>
        <table:table-row table:style-name="ro21">
          <table:table-cell/>
          <table:table-cell table:style-name="ce1753" office:value-type="string" calcext:value-type="string">
            <text:p>Puszta kéz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-5" calcext:value-type="float">
            <text:p>-5</text:p>
          </table:table-cell>
          <table:table-cell table:style-name="ce1769" office:value-type="string" calcext:value-type="string">
            <text:p>Z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872" office:value-type="float" office:value="0" calcext:value-type="float">
            <text:p>0</text:p>
          </table:table-cell>
          <table:table-cell table:number-columns-repeated="3" table:style-name="ce1769" office:value-type="float" office:value="-10" calcext:value-type="float">
            <text:p>-10</text:p>
          </table:table-cell>
          <table:table-cell table:style-name="ce1769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88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3">
          <table:table-cell/>
          <table:table-cell table:style-name="ce1754" office:value-type="string" calcext:value-type="string">
            <text:p>Tőr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number-columns-repeated="2" table:style-name="ce177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88" office:value-type="string" calcext:value-type="string">
            <text:p>-</text:p>
          </table:table-cell>
          <table:table-cell table:number-columns-repeated="16369"/>
        </table:table-row>
        <table:table-row table:style-name="ro22">
          <table:table-cell table:style-name="ce1709"/>
          <table:table-cell table:style-name="ce1754" office:value-type="string" calcext:value-type="string">
            <text:p>Béltépő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string" calcext:value-type="string">
            <text:p>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number-columns-repeated="2" table:style-name="ce177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3">
          <table:table-cell/>
          <table:table-cell table:style-name="ce1754" office:value-type="string" calcext:value-type="string">
            <text:p>Dzsambia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number-columns-repeated="2" table:style-name="ce177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3">
          <table:table-cell/>
          <table:table-cell table:style-name="ce1754" office:value-type="string" calcext:value-type="string">
            <text:p>Garott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7" calcext:value-type="float">
            <text:p>7</text:p>
          </table:table-cell>
          <table:table-cell table:style-name="ce1771" office:value-type="string" calcext:value-type="string">
            <text:p>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string" calcext:value-type="string">
            <text:p>spec.</text:p>
          </table:table-cell>
          <table:table-cell table:number-columns-repeated="3"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-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18">
          <table:table-cell/>
          <table:table-cell table:style-name="ce1754" office:value-type="string" calcext:value-type="string">
            <text:p>Ké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3" calcext:value-type="float">
            <text:p>3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-</text:p>
          </table:table-cell>
          <table:table-cell table:number-columns-repeated="16369"/>
        </table:table-row>
        <table:table-row table:style-name="ro22">
          <table:table-cell/>
          <table:table-cell table:style-name="ce1754" office:value-type="string" calcext:value-type="string">
            <text:p>Kriszké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18">
          <table:table-cell/>
          <table:table-cell table:style-name="ce1754" office:value-type="string" calcext:value-type="string">
            <text:p>Levéltőr</text:p>
          </table:table-cell>
          <table:table-cell table:style-name="ce1771" office:value-type="string" calcext:value-type="string">
            <text:p>egykezes</text:p>
          </table:table-cell>
          <table:table-cell table:style-name="ce1783" office:value-type="float" office:value="1" calcext:value-type="float">
            <text:p>1</text:p>
          </table:table-cell>
          <table:table-cell table:style-name="ce1783" office:value-type="string" calcext:value-type="string">
            <text:p>S/V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866"/>
          <table:table-cell table:style-name="ce1771" office:value-type="float" office:value="0" calcext:value-type="float">
            <text:p>0</text:p>
          </table:table-cell>
          <table:table-cell table:style-name="ce1783" office:value-type="float" office:value="2" calcext:value-type="float">
            <text:p>2</text:p>
          </table:table-cell>
          <table:table-cell table:style-name="ce1783" office:value-type="float" office:value="4" calcext:value-type="float">
            <text:p>4</text:p>
          </table:table-cell>
          <table:table-cell table:style-name="ce1783" office:value-type="float" office:value="5" calcext:value-type="float">
            <text:p>5</text:p>
          </table:table-cell>
          <table:table-cell table:style-name="ce1783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-</text:p>
          </table:table-cell>
          <table:table-cell table:number-columns-repeated="16369"/>
        </table:table-row>
        <table:table-row table:style-name="ro3">
          <table:table-cell/>
          <table:table-cell table:style-name="ce1754" office:value-type="string" calcext:value-type="string">
            <text:p>Markolatgomb</text:p>
          </table:table-cell>
          <table:table-cell table:style-name="ce1771" office:value-type="string" calcext:value-type="string">
            <text:p>egykezes</text:p>
          </table:table-cell>
          <table:table-cell table:style-name="ce1783" office:value-type="float" office:value="0" calcext:value-type="float">
            <text:p>0</text:p>
          </table:table-cell>
          <table:table-cell table:style-name="ce1783" office:value-type="string" calcext:value-type="string">
            <text:p>Z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866"/>
          <table:table-cell table:style-name="ce1783" office:value-type="float" office:value="0" calcext:value-type="float">
            <text:p>0</text:p>
          </table:table-cell>
          <table:table-cell table:number-columns-repeated="3" table:style-name="ce1783" office:value-type="float" office:value="-7" calcext:value-type="float">
            <text:p>-7</text:p>
          </table:table-cell>
          <table:table-cell table:style-name="ce1783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88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3">
          <table:table-cell/>
          <table:table-cell table:style-name="ce1754" office:value-type="string" calcext:value-type="string">
            <text:p>Méregfog</text:p>
          </table:table-cell>
          <table:table-cell table:style-name="ce1771" office:value-type="string" calcext:value-type="string">
            <text:p>egykezes</text:p>
          </table:table-cell>
          <table:table-cell table:style-name="ce1783" office:value-type="float" office:value="0" calcext:value-type="float">
            <text:p>0</text:p>
          </table:table-cell>
          <table:table-cell table:style-name="ce1783" office:value-type="string" calcext:value-type="string">
            <text:p>S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866"/>
          <table:table-cell table:style-name="ce1771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number-columns-repeated="2" table:style-name="ce1783" office:value-type="float" office:value="3" calcext:value-type="float">
            <text:p>3</text:p>
          </table:table-cell>
          <table:table-cell table:style-name="ce1783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88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3">
          <table:table-cell/>
          <table:table-cell table:style-name="ce1754" office:value-type="string" calcext:value-type="string">
            <text:p>Pugos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3">
          <table:table-cell/>
          <table:table-cell table:style-name="ce1754" office:value-type="string" calcext:value-type="string">
            <text:p>Ramiera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3" calcext:value-type="float">
            <text:p>3</text:p>
          </table:table-cell>
          <table:table-cell table:number-columns-repeated="2" table:style-name="ce1771" office:value-type="float" office:value="5" calcext:value-type="float">
            <text:p>5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24">
          <table:table-cell/>
          <table:table-cell table:style-name="ce1754" office:value-type="string" calcext:value-type="string">
            <text:p>Tőr, hárító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3" office:value-type="string" calcext:value-type="string">
            <text:p><text:span text:style-name="T15">Nagyon</text:span><text:span text:style-name="T16"> drága!</text:span></text:p>
          </table:table-cell>
          <table:table-cell table:number-columns-repeated="16369"/>
        </table:table-row>
        <table:table-row table:style-name="ro23">
          <table:table-cell/>
          <table:table-cell table:style-name="ce1754" office:value-type="string" calcext:value-type="string">
            <text:p>Tőr, kígyó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number-columns-repeated="2" table:style-name="ce177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3">
          <table:table-cell/>
          <table:table-cell table:style-name="ce1754" office:value-type="string" calcext:value-type="string">
            <text:p>Tőr, ököl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-5" calcext:value-type="float">
            <text:p>-5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-5" calcext:value-type="float">
            <text:p>-5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/>
          <table:table-cell table:number-columns-repeated="16369"/>
        </table:table-row>
        <table:table-row table:style-name="ro18">
          <table:table-cell table:style-name="ce1746"/>
          <table:table-cell table:style-name="ce1755" office:value-type="string" calcext:value-type="string">
            <text:p>Tőr, páncélszúró</text:p>
          </table:table-cell>
          <table:table-cell table:style-name="ce1772" office:value-type="string" calcext:value-type="string">
            <text:p>egykezes</text:p>
          </table:table-cell>
          <table:table-cell table:style-name="ce1772" office:value-type="float" office:value="1" calcext:value-type="float">
            <text:p>1</text:p>
          </table:table-cell>
          <table:table-cell table:style-name="ce1772" office:value-type="string" calcext:value-type="string">
            <text:p>S</text:p>
          </table:table-cell>
          <table:table-cell table:style-name="ce1853" office:value-type="string" calcext:value-type="string">
            <text:p>5+Erő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0.5" calcext:value-type="float">
            <text:p>0.5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float" office:value="2" calcext:value-type="float">
            <text:p>2</text:p>
          </table:table-cell>
          <table:table-cell table:style-name="ce1772" office:value-type="float" office:value="7" calcext:value-type="float">
            <text:p>7</text:p>
          </table:table-cell>
          <table:table-cell table:style-name="ce1879" office:value-type="string" calcext:value-type="string">
            <text:p>közelharc</text:p>
          </table:table-cell>
          <table:table-cell table:style-name="ce1894" office:value-type="string" calcext:value-type="string">
            <text:p>-</text:p>
          </table:table-cell>
          <table:table-cell table:style-name="ce662" table:number-columns-repeated="241"/>
          <table:table-cell table:number-columns-repeated="16128"/>
        </table:table-row>
        <table:table-row table:style-name="ro3">
          <table:table-cell/>
          <table:table-cell table:style-name="ce1754" office:value-type="string" calcext:value-type="string">
            <text:p>Tőr, Slan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number-columns-repeated="2" table:style-name="ce1771" office:value-type="float" office:value="0" calcext:value-type="float">
            <text:p>0</text:p>
          </table:table-cell>
          <table:table-cell table:style-name="ce1771" office:value-type="float" office:value="6" calcext:value-type="float">
            <text:p>6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/>
          <table:table-cell table:number-columns-repeated="16369"/>
        </table:table-row>
        <table:table-row table:style-name="ro1">
          <table:table-cell table:style-name="ce1747"/>
          <table:table-cell table:style-name="ce1756" office:value-type="string" calcext:value-type="string">
            <text:p>Vasököl / páncélkesztyű</text:p>
          </table:table-cell>
          <table:table-cell table:style-name="ce1773" office:value-type="string" calcext:value-type="string">
            <text:p>egykezes</text:p>
          </table:table-cell>
          <table:table-cell table:style-name="ce1773" office:value-type="float" office:value="0" calcext:value-type="float">
            <text:p>0</text:p>
          </table:table-cell>
          <table:table-cell table:style-name="ce1773" office:value-type="string" calcext:value-type="string">
            <text:p>Z</text:p>
          </table:table-cell>
          <table:table-cell table:style-name="ce1854" office:value-type="float" office:value="0" calcext:value-type="float">
            <text:p>0</text:p>
          </table:table-cell>
          <table:table-cell table:style-name="ce1773" office:value-type="float" office:value="0" calcext:value-type="float">
            <text:p>0</text:p>
          </table:table-cell>
          <table:table-cell table:style-name="ce1867"/>
          <table:table-cell table:style-name="ce1773" office:value-type="float" office:value="0" calcext:value-type="float">
            <text:p>0</text:p>
          </table:table-cell>
          <table:table-cell table:number-columns-repeated="3" table:style-name="ce1773" office:value-type="float" office:value="-7" calcext:value-type="float">
            <text:p>-7</text:p>
          </table:table-cell>
          <table:table-cell table:style-name="ce1773" office:value-type="float" office:value="6" calcext:value-type="float">
            <text:p>6</text:p>
          </table:table-cell>
          <table:table-cell table:style-name="ce1881" office:value-type="string" calcext:value-type="string">
            <text:p>közelharc</text:p>
          </table:table-cell>
          <table:table-cell table:style-name="ce1895" office:value-type="string" calcext:value-type="string">
            <text:p>Erőbónusz: 0 feletti rész 1:1-ben számít be.</text:p>
          </table:table-cell>
          <table:table-cell table:style-name="ce429" table:number-columns-repeated="241"/>
          <table:table-cell table:number-columns-repeated="16128"/>
        </table:table-row>
        <table:table-row table:style-name="ro23">
          <table:table-cell table:style-name="ce1744" office:value-type="string" calcext:value-type="string">
            <text:p>Kardvívó fegyverek</text:p>
          </table:table-cell>
          <table:table-cell table:style-name="ce1753" office:value-type="string" calcext:value-type="string">
            <text:p>Kard, dzsenn szablya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string" calcext:value-type="string">
            <text:p>V/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1" calcext:value-type="float">
            <text:p>1</text:p>
          </table:table-cell>
          <table:table-cell table:style-name="ce1864"/>
          <table:table-cell table:style-name="ce1769" office:value-type="float" office:value="1" calcext:value-type="float">
            <text:p>1</text:p>
          </table:table-cell>
          <table:table-cell table:style-name="ce1769" office:value-type="float" office:value="8" calcext:value-type="float">
            <text:p>8</text:p>
          </table:table-cell>
          <table:table-cell table:number-columns-repeated="2" table:style-name="ce1769" office:value-type="float" office:value="15" calcext:value-type="float">
            <text:p>15</text:p>
          </table:table-cell>
          <table:table-cell table:style-name="ce1769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89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3">
          <table:table-cell/>
          <table:table-cell table:style-name="ce1754" office:value-type="string" calcext:value-type="string">
            <text:p>Kard, emrelin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7" calcext:value-type="float">
            <text:p>7</text:p>
          </table:table-cell>
          <table:table-cell table:number-columns-repeated="2" table:style-name="ce1771" office:value-type="float" office:value="13" calcext:value-type="float">
            <text:p>13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7"/>
          <table:table-cell table:number-columns-repeated="16369"/>
        </table:table-row>
        <table:table-row table:style-name="ro25">
          <table:table-cell/>
          <table:table-cell table:style-name="ce1754" office:value-type="string" calcext:value-type="string">
            <text:p>Kard, fejvadász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3" calcext:value-type="float">
            <text:p>3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.5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11" calcext:value-type="float">
            <text:p>11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897" office:value-type="string" calcext:value-type="string">
            <text:p><text:span text:style-name="T17">KF</text:span><text:span text:style-name="T18">: Tradíció: Fejvadász – 6.szint</text:span></text:p>
            <text:p><text:span text:style-name="T18">Gorviki klánnal, vagy mesterrel.</text:span></text:p>
            <text:p><text:span text:style-name="T18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21">
          <table:table-cell/>
          <table:table-cell table:style-name="ce1754" office:value-type="string" calcext:value-type="string">
            <text:p>Kard, handzsár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V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3" calcext:value-type="float">
            <text:p>13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3">
          <table:table-cell/>
          <table:table-cell table:style-name="ce1754" office:value-type="string" calcext:value-type="string">
            <text:p>Kard, hiequar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S/V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2" calcext:value-type="float">
            <text:p>12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54" office:value-type="string" calcext:value-type="string">
            <text:p>Kard, hosszú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837" office:value-type="string" calcext:value-type="string">
            <text:p><text:span text:style-name="T13"> </text:span><text:span text:style-name="T14">V/S</text:span>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6" calcext:value-type="float">
            <text:p>6</text:p>
          </table:table-cell>
          <table:table-cell table:number-columns-repeated="2" table:style-name="ce1771" office:value-type="float" office:value="12" calcext:value-type="float">
            <text:p>12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3">
          <table:table-cell/>
          <table:table-cell table:style-name="ce1754" office:value-type="string" calcext:value-type="string">
            <text:p>Kard, jatagán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1" calcext:value-type="float">
            <text:p>1</text:p>
          </table:table-cell>
          <table:table-cell table:style-name="ce1837" office:value-type="string" calcext:value-type="string">
            <text:p><text:span text:style-name="T13"> </text:span><text:span text:style-name="T14">V/S</text:span>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865"/>
          <table:table-cell table:style-name="ce1771" office:value-type="float" office:value="0.5" calcext:value-type="float">
            <text:p>0.5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7" calcext:value-type="float">
            <text:p>7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21">
          <table:table-cell/>
          <table:table-cell table:style-name="ce1754" office:value-type="string" calcext:value-type="string">
            <text:p>Kard, kétkezes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20" calcext:value-type="float">
            <text:p>20</text:p>
          </table:table-cell>
          <table:table-cell table:style-name="ce1771" office:value-type="float" office:value="15" calcext:value-type="float">
            <text:p>15</text:p>
          </table:table-cell>
          <table:table-cell table:style-name="ce1771" office:value-type="float" office:value="9" calcext:value-type="float">
            <text:p>9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3">
          <table:table-cell/>
          <table:table-cell table:style-name="ce1754" office:value-type="string" calcext:value-type="string">
            <text:p>Kard, khossa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1" calcext:value-type="float">
            <text:p>11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54" office:value-type="string" calcext:value-type="string">
            <text:p>Kard, kígyó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3" calcext:value-type="float">
            <text:p>3</text:p>
          </table:table-cell>
          <table:table-cell table:style-name="ce1837" office:value-type="string" calcext:value-type="string">
            <text:p><text:span text:style-name="T13"> </text:span><text:span text:style-name="T14">V/S</text:span>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5" calcext:value-type="float">
            <text:p>5</text:p>
          </table:table-cell>
          <table:table-cell table:number-columns-repeated="2" table:style-name="ce1771" office:value-type="float" office:value="11" calcext:value-type="float">
            <text:p>11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Szúró sebzés: +5 SP; <text:span text:style-name="T19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754" office:value-type="string" calcext:value-type="string">
            <text:p>Kard, Lagoss 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837" office:value-type="string" calcext:value-type="string">
            <text:p><text:span text:style-name="T13"> </text:span><text:span text:style-name="T14">V/S</text:span>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8" calcext:value-type="float">
            <text:p>8</text:p>
          </table:table-cell>
          <table:table-cell table:number-columns-repeated="2" table:style-name="ce1771" office:value-type="float" office:value="16" calcext:value-type="float">
            <text:p>16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<text:span text:style-name="T19">KF</text:span>: Amennyiben ez nincs meg, akkor csak a Hosszúkard értékeivel forgatható.</text:p>
          </table:table-cell>
          <table:table-cell table:number-columns-repeated="16369"/>
        </table:table-row>
        <table:table-row table:style-name="ro3">
          <table:table-cell/>
          <table:table-cell table:style-name="ce1754" office:value-type="string" calcext:value-type="string">
            <text:p>Kard, lovag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6" calcext:value-type="float">
            <text:p>6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7" calcext:value-type="float">
            <text:p>7</text:p>
          </table:table-cell>
          <table:table-cell table:style-name="ce1771" office:value-type="float" office:value="15" calcext:value-type="float">
            <text:p>15</text:p>
          </table:table-cell>
          <table:table-cell table:style-name="ce1771" office:value-type="float" office:value="12" calcext:value-type="float">
            <text:p>12</text:p>
          </table:table-cell>
          <table:table-cell table:style-name="ce1771" office:value-type="float" office:value="8" calcext:value-type="float">
            <text:p>8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2">
          <table:table-cell/>
          <table:table-cell table:style-name="ce1754" office:value-type="string" calcext:value-type="string">
            <text:p>Kard, másfélkezes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1.5" calcext:value-type="float">
            <text:p>1.5</text:p>
          </table:table-cell>
          <table:table-cell table:style-name="ce1771" office:value-type="float" office:value="8" calcext:value-type="float">
            <text:p>8</text:p>
          </table:table-cell>
          <table:table-cell table:number-columns-repeated="2" table:style-name="ce1771" office:value-type="float" office:value="16" calcext:value-type="float">
            <text:p>16</text:p>
          </table:table-cell>
          <table:table-cell table:style-name="ce1771" office:value-type="float" office:value="8" calcext:value-type="float">
            <text:p>8</text:p>
          </table:table-cell>
          <table:table-cell table:style-name="ce1878" office:value-type="string" calcext:value-type="string">
            <text:p>kardvívás</text:p>
          </table:table-cell>
          <table:table-cell table:style-name="ce1897" office:value-type="string" calcext:value-type="string">
            <text:p><text:span text:style-name="T19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18">
          <table:table-cell/>
          <table:table-cell table:style-name="ce1754" office:value-type="string" calcext:value-type="string">
            <text:p>Kard, mesterkard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1.5" calcext:value-type="float">
            <text:p>1.5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18" calcext:value-type="float">
            <text:p>18</text:p>
          </table:table-cell>
          <table:table-cell table:style-name="ce1771" office:value-type="float" office:value="13" calcext:value-type="float">
            <text:p>13</text:p>
          </table:table-cell>
          <table:table-cell table:style-name="ce1771" office:value-type="float" office:value="8" calcext:value-type="float">
            <text:p>8</text:p>
          </table:table-cell>
          <table:table-cell table:style-name="ce1878" office:value-type="string" calcext:value-type="string">
            <text:p>kardvívás</text:p>
          </table:table-cell>
          <table:table-cell table:style-name="ce1899" office:value-type="string" calcext:value-type="string">
            <text:p>MK</text:p>
          </table:table-cell>
          <table:table-cell table:number-columns-repeated="16369"/>
        </table:table-row>
        <table:table-row table:style-name="ro18">
          <table:table-cell/>
          <table:table-cell table:style-name="ce1754" office:value-type="string" calcext:value-type="string">
            <text:p>Kard, Pugoss 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3" calcext:value-type="float">
            <text:p>3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.5</text:p>
          </table:table-cell>
          <table:table-cell table:style-name="ce1771" office:value-type="float" office:value="6" calcext:value-type="float">
            <text:p>6</text:p>
          </table:table-cell>
          <table:table-cell table:number-columns-repeated="2" table:style-name="ce1771" office:value-type="float" office:value="12" calcext:value-type="float">
            <text:p>12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900" office:value-type="string" calcext:value-type="string">
            <text:p><text:span text:style-name="T19">KF</text:span>: Tradíció: Fejvadász – 9.szint</text:p>
          </table:table-cell>
          <table:table-cell table:number-columns-repeated="16369"/>
        </table:table-row>
        <table:table-row table:style-name="ro3">
          <table:table-cell/>
          <table:table-cell table:style-name="ce1754" office:value-type="string" calcext:value-type="string">
            <text:p>Kard, rövid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.5</text:p>
          </table:table-cell>
          <table:table-cell table:style-name="ce1771" office:value-type="float" office:value="4" calcext:value-type="float">
            <text:p>4</text:p>
          </table:table-cell>
          <table:table-cell table:number-columns-repeated="2" table:style-name="ce1771" office:value-type="float" office:value="8" calcext:value-type="float">
            <text:p>8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-</text:p>
          </table:table-cell>
          <table:table-cell table:number-columns-repeated="16369"/>
        </table:table-row>
        <table:table-row table:style-name="ro21">
          <table:table-cell/>
          <table:table-cell table:style-name="ce1754" office:value-type="string" calcext:value-type="string">
            <text:p>Kard, Slan 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6" calcext:value-type="float">
            <text:p>6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1.5" calcext:value-type="float">
            <text:p>1.5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19" calcext:value-type="float">
            <text:p>19</text:p>
          </table:table-cell>
          <table:table-cell table:style-name="ce1771" office:value-type="float" office:value="13" calcext:value-type="float">
            <text:p>13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7" office:value-type="string" calcext:value-type="string">
            <text:p><text:span text:style-name="T19">MK</text:span>, <text:span text:style-name="T19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9">+5 KÉ</text:span>-t kap.</text:p>
          </table:table-cell>
          <table:table-cell table:number-columns-repeated="16369"/>
        </table:table-row>
        <table:table-row table:style-name="ro3">
          <table:table-cell/>
          <table:table-cell table:style-name="ce1754" office:value-type="string" calcext:value-type="string">
            <text:p>Kard, Slan rövid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.5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11" calcext:value-type="float">
            <text:p>11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21">
          <table:table-cell/>
          <table:table-cell table:style-name="ce1754" office:value-type="string" calcext:value-type="string">
            <text:p>Kard, Slan csatakard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23" calcext:value-type="float">
            <text:p>23</text:p>
          </table:table-cell>
          <table:table-cell table:style-name="ce1771" office:value-type="float" office:value="17" calcext:value-type="float">
            <text:p>17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3">
          <table:table-cell/>
          <table:table-cell table:style-name="ce1754" office:value-type="string" calcext:value-type="string">
            <text:p>Kard, szablya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3" calcext:value-type="float">
            <text:p>3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6" calcext:value-type="float">
            <text:p>6</text:p>
          </table:table-cell>
          <table:table-cell table:number-columns-repeated="2" table:style-name="ce1771" office:value-type="float" office:value="12" calcext:value-type="float">
            <text:p>12</text:p>
          </table:table-cell>
          <table:table-cell table:style-name="ce1771" office:value-type="float" office:value="9" calcext:value-type="float">
            <text:p>9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746"/>
          <table:table-cell table:style-name="ce1755" office:value-type="string" calcext:value-type="string">
            <text:p>Mara-sequor </text:p>
          </table:table-cell>
          <table:table-cell table:style-name="ce1772" office:value-type="string" calcext:value-type="string">
            <text:p>kétkezes</text:p>
          </table:table-cell>
          <table:table-cell table:style-name="ce1772" office:value-type="float" office:value="6" calcext:value-type="float">
            <text:p>6</text:p>
          </table:table-cell>
          <table:table-cell table:style-name="ce1772" office:value-type="string" calcext:value-type="string">
            <text:p>V/S</text:p>
          </table:table-cell>
          <table:table-cell table:style-name="ce1772" office:value-type="float" office:value="2" calcext:value-type="float">
            <text:p>2</text:p>
          </table:table-cell>
          <table:table-cell table:style-name="ce1772" office:value-type="float" office:value="0" calcext:value-type="float">
            <text:p>0</text:p>
          </table:table-cell>
          <table:table-cell table:style-name="ce1772" office:value-type="float" office:value="1" calcext:value-type="float">
            <text:p>1</text:p>
          </table:table-cell>
          <table:table-cell table:style-name="ce1772" office:value-type="float" office:value="1.5" calcext:value-type="float">
            <text:p>1.5</text:p>
          </table:table-cell>
          <table:table-cell table:style-name="ce1772" office:value-type="float" office:value="9" calcext:value-type="float">
            <text:p>9</text:p>
          </table:table-cell>
          <table:table-cell table:style-name="ce1772" office:value-type="float" office:value="20" calcext:value-type="float">
            <text:p>20</text:p>
          </table:table-cell>
          <table:table-cell table:style-name="ce1772" office:value-type="float" office:value="16" calcext:value-type="float">
            <text:p>16</text:p>
          </table:table-cell>
          <table:table-cell table:style-name="ce1772" office:value-type="float" office:value="7" calcext:value-type="float">
            <text:p>7</text:p>
          </table:table-cell>
          <table:table-cell table:style-name="ce1879" office:value-type="string" calcext:value-type="string">
            <text:p>kardvívás</text:p>
          </table:table-cell>
          <table:table-cell table:style-name="ce1900" office:value-type="string" calcext:value-type="string">
            <text:p><text:span text:style-name="T20">MK, KF</text:span><text:span text:style-name="T21">: Tradíció: Fejvadász – 9.szint, Spec: ⭕</text:span>TODO</text:p>
          </table:table-cell>
          <table:table-cell table:style-name="ce662" table:number-columns-repeated="241"/>
          <table:table-cell table:number-columns-repeated="16128"/>
        </table:table-row>
        <table:table-row table:style-name="ro6">
          <table:table-cell table:style-name="ce1746"/>
          <table:table-cell table:style-name="ce1755" office:value-type="string" calcext:value-type="string">
            <text:p>Meneth</text:p>
          </table:table-cell>
          <table:table-cell table:style-name="ce1772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string" calcext:value-type="string">
            <text:p>V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0.5" calcext:value-type="float">
            <text:p>0.5</text:p>
          </table:table-cell>
          <table:table-cell table:style-name="ce1772" office:value-type="float" office:value="6" calcext:value-type="float">
            <text:p>6</text:p>
          </table:table-cell>
          <table:table-cell table:style-name="ce1772" office:value-type="float" office:value="10" calcext:value-type="float">
            <text:p>10</text:p>
          </table:table-cell>
          <table:table-cell table:number-columns-repeated="2" table:style-name="ce1772" office:value-type="float" office:value="7" calcext:value-type="float">
            <text:p>7</text:p>
          </table:table-cell>
          <table:table-cell table:style-name="ce1879" office:value-type="string" calcext:value-type="string">
            <text:p>kardvívás</text:p>
          </table:table-cell>
          <table:table-cell table:style-name="ce1900" office:value-type="string" calcext:value-type="string">
            <text:p><text:span text:style-name="T20">KF</text:span><text:span text:style-name="T21">: Tradíció: Amund - 9.szint, Spec: ⭕TODO</text:span></text:p>
          </table:table-cell>
          <table:table-cell table:style-name="ce662" table:number-columns-repeated="241"/>
          <table:table-cell table:number-columns-repeated="16128"/>
        </table:table-row>
        <table:table-row table:style-name="ro3">
          <table:table-cell/>
          <table:table-cell table:style-name="ce1754" office:value-type="string" calcext:value-type="string">
            <text:p>Predoci egyeneskard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string" calcext:value-type="string">
            <text:p>V/S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2" office:value-type="float" office:value="7" calcext:value-type="float">
            <text:p>7</text:p>
          </table:table-cell>
          <table:table-cell table:style-name="ce1772" office:value-type="float" office:value="13" calcext:value-type="float">
            <text:p>13</text:p>
          </table:table-cell>
          <table:table-cell table:style-name="ce1772" office:value-type="float" office:value="11" calcext:value-type="float">
            <text:p>11</text:p>
          </table:table-cell>
          <table:table-cell table:style-name="ce1772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900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754" office:value-type="string" calcext:value-type="string">
            <text:p>Sequor 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string" calcext:value-type="string">
            <text:p>V/S</text:p>
          </table:table-cell>
          <table:table-cell table:style-name="ce1772" office:value-type="float" office:value="0" calcext:value-type="float">
            <text:p>0</text:p>
          </table:table-cell>
          <table:table-cell table:style-name="ce1772" office:value-type="float" office:value="1" calcext:value-type="float">
            <text:p>1</text:p>
          </table:table-cell>
          <table:table-cell table:style-name="ce1865"/>
          <table:table-cell table:style-name="ce1772" office:value-type="float" office:value="0.5" calcext:value-type="float">
            <text:p>0.5</text:p>
          </table:table-cell>
          <table:table-cell table:style-name="ce1772" office:value-type="float" office:value="6" calcext:value-type="float">
            <text:p>6</text:p>
          </table:table-cell>
          <table:table-cell table:style-name="ce1772" office:value-type="float" office:value="13" calcext:value-type="float">
            <text:p>13</text:p>
          </table:table-cell>
          <table:table-cell table:style-name="ce1772" office:value-type="float" office:value="11" calcext:value-type="float">
            <text:p>11</text:p>
          </table:table-cell>
          <table:table-cell table:style-name="ce1772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954" office:value-type="string" calcext:value-type="string">
            <text:p><text:span text:style-name="T19">IV</text:span> fegyver, KF: Tradíció: Fejvadász - 9.szint</text:p>
          </table:table-cell>
          <table:table-cell table:number-columns-repeated="16369"/>
        </table:table-row>
        <table:table-row table:style-name="ro26">
          <table:table-cell table:style-name="ce1580"/>
          <table:table-cell table:style-name="ce1757" office:value-type="string" calcext:value-type="string">
            <text:p>Tőrkard</text:p>
          </table:table-cell>
          <table:table-cell table:style-name="ce1777" office:value-type="string" calcext:value-type="string">
            <text:p>egykezes</text:p>
          </table:table-cell>
          <table:table-cell table:style-name="ce1777" office:value-type="float" office:value="2" calcext:value-type="float">
            <text:p>2</text:p>
          </table:table-cell>
          <table:table-cell table:style-name="ce1777" office:value-type="string" calcext:value-type="string">
            <text:p>S</text:p>
          </table:table-cell>
          <table:table-cell table:number-columns-repeated="2" table:style-name="ce1777" office:value-type="float" office:value="0" calcext:value-type="float">
            <text:p>0</text:p>
          </table:table-cell>
          <table:table-cell table:style-name="ce1868"/>
          <table:table-cell table:style-name="ce1777" office:value-type="float" office:value="1" calcext:value-type="float">
            <text:p>1</text:p>
          </table:table-cell>
          <table:table-cell table:style-name="ce1777" office:value-type="float" office:value="6" calcext:value-type="float">
            <text:p>6</text:p>
          </table:table-cell>
          <table:table-cell table:number-columns-repeated="2" table:style-name="ce1777" office:value-type="float" office:value="12" calcext:value-type="float">
            <text:p>12</text:p>
          </table:table-cell>
          <table:table-cell table:style-name="ce1777" office:value-type="float" office:value="6" calcext:value-type="float">
            <text:p>6</text:p>
          </table:table-cell>
          <table:table-cell table:style-name="ce1882" office:value-type="string" calcext:value-type="string">
            <text:p>kardvívás</text:p>
          </table:table-cell>
          <table:table-cell table:style-name="ce1955" office:value-type="string" calcext:value-type="string">
            <text:p><text:span text:style-name="T18">- Az áldozat páncéldobás során -1 büntetést szenved el</text:span></text:p>
            <text:p><text:span text:style-name="T18">- Pontra támadás manővernél: a manőver nehézsége 1-el csökken </text:span></text:p>
            <text:p><text:span text:style-name="T18">- Ha az ellenfél is tőrkarddal harcol, mindketten kapnak +10 VÉ bónuszt.</text:span></text:p>
            <text:p><text:span text:style-name="T18">- Erőbónusz nem számít!</text:span></text:p>
            <text:p><text:span text:style-name="T18">- Könnyebb ellene a fegyvertörés Manőver: </text:span><text:span text:style-name="T22">+2</text:span></text:p>
            <text:p><text:span text:style-name="T18">- Zúzó fegyverek ellen VÉ büntetés: </text:span><text:span text:style-name="T22">-8 VÉ</text:span></text:p>
          </table:table-cell>
          <table:table-cell table:style-name="ce1980" table:number-columns-repeated="241"/>
          <table:table-cell table:number-columns-repeated="16128"/>
        </table:table-row>
        <table:table-row table:style-name="ro3">
          <table:table-cell table:style-name="ce1744" office:value-type="string" calcext:value-type="string">
            <text:p>Zúzó fegyverek</text:p>
          </table:table-cell>
          <table:table-cell table:style-name="Default" office:value-type="string" calcext:value-type="string">
            <text:p>Balta</text:p>
          </table:table-cell>
          <table:table-cell table:style-name="ce1769" office:value-type="string" calcext:value-type="string">
            <text:p>egykezes</text:p>
          </table:table-cell>
          <table:table-cell table:style-name="ce728" office:value-type="float" office:value="2" calcext:value-type="float">
            <text:p>2</text:p>
          </table:table-cell>
          <table:table-cell table:style-name="ce1779" office:value-type="string" calcext:value-type="string">
            <text:p>Z</text:p>
          </table:table-cell>
          <table:table-cell table:number-columns-repeated="2" table:style-name="ce1779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0" calcext:value-type="float">
            <text:p>0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7" calcext:value-type="float">
            <text:p>7</text:p>
          </table:table-cell>
          <table:table-cell table:style-name="ce1878" office:value-type="string" calcext:value-type="string">
            <text:p>zúzás</text:p>
          </table:table-cell>
          <table:table-cell table:style-name="Default"/>
          <table:table-cell table:number-columns-repeated="16369"/>
        </table:table-row>
        <table:table-row table:style-name="ro3">
          <table:table-cell table:style-name="ce1744"/>
          <table:table-cell table:style-name="ce1753" office:value-type="string" calcext:value-type="string">
            <text:p>Bot, rövid</text:p>
          </table:table-cell>
          <table:table-cell table:style-name="ce1769" office:value-type="string" calcext:value-type="string">
            <text:p>egykezes</text:p>
          </table:table-cell>
          <table:table-cell table:style-name="ce1779" office:value-type="float" office:value="-3" calcext:value-type="float">
            <text:p>-3</text:p>
          </table:table-cell>
          <table:table-cell table:style-name="ce1779" office:value-type="string" calcext:value-type="string">
            <text:p>Z</text:p>
          </table:table-cell>
          <table:table-cell table:number-columns-repeated="2" table:style-name="ce1779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0.5" calcext:value-type="float">
            <text:p>0.5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9" calcext:value-type="float">
            <text:p>9</text:p>
          </table:table-cell>
          <table:table-cell table:number-columns-repeated="2" table:style-name="ce1779" office:value-type="float" office:value="6" calcext:value-type="float">
            <text:p>6</text:p>
          </table:table-cell>
          <table:table-cell table:style-name="ce1878" office:value-type="string" calcext:value-type="string">
            <text:p>zúzás</text:p>
          </table:table-cell>
          <table:table-cell table:style-name="ce1894"/>
          <table:table-cell table:number-columns-repeated="16369"/>
        </table:table-row>
        <table:table-row table:style-name="ro3">
          <table:table-cell/>
          <table:table-cell table:style-name="ce1754" office:value-type="string" calcext:value-type="string">
            <text:p>Bot, furkós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-1" calcext:value-type="float">
            <text:p>-1</text:p>
          </table:table-cell>
          <table:table-cell table:style-name="ce1772" office:value-type="string" calcext:value-type="string">
            <text:p>Z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10" calcext:value-type="float">
            <text:p>10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float" office:value="7" calcext:value-type="float">
            <text:p>7</text:p>
          </table:table-cell>
          <table:table-cell table:style-name="ce1878" office:value-type="string" calcext:value-type="string">
            <text:p>zúzás</text:p>
          </table:table-cell>
          <table:table-cell table:style-name="ce1900"/>
          <table:table-cell table:number-columns-repeated="16369"/>
        </table:table-row>
        <table:table-row table:style-name="ro1">
          <table:table-cell/>
          <table:table-cell table:style-name="ce1754" office:value-type="string" calcext:value-type="string">
            <text:p>Buzogány, egykezes</text:p>
          </table:table-cell>
          <table:table-cell table:style-name="ce1772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849" office:value-type="string" calcext:value-type="string">
            <text:p>Z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9" office:value-type="float" office:value="1" calcext:value-type="float">
            <text:p>1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12" calcext:value-type="float">
            <text:p>12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float" office:value="7" calcext:value-type="float">
            <text:p>7</text:p>
          </table:table-cell>
          <table:table-cell table:style-name="ce1879" office:value-type="string" calcext:value-type="string">
            <text:p>zúzás</text:p>
          </table:table-cell>
          <table:table-cell table:style-name="ce1900"/>
          <table:table-cell table:number-columns-repeated="16369"/>
        </table:table-row>
        <table:table-row table:style-name="ro3">
          <table:table-cell/>
          <table:table-cell table:style-name="ce1754" office:value-type="string" calcext:value-type="string">
            <text:p>Buzogány, kétkezes</text:p>
          </table:table-cell>
          <table:table-cell table:style-name="ce1772" office:value-type="string" calcext:value-type="string">
            <text:p>kétkezes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string" calcext:value-type="string">
            <text:p>Z</text:p>
          </table:table-cell>
          <table:table-cell table:style-name="ce1772" office:value-type="float" office:value="5" calcext:value-type="float">
            <text:p>5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1.5" calcext:value-type="float">
            <text:p>1.5</text:p>
          </table:table-cell>
          <table:table-cell table:style-name="ce1772" office:value-type="float" office:value="1" calcext:value-type="float">
            <text:p>1</text:p>
          </table:table-cell>
          <table:table-cell table:style-name="ce1772" office:value-type="float" office:value="20" calcext:value-type="float">
            <text:p>20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float" office:value="9" calcext:value-type="float">
            <text:p>9</text:p>
          </table:table-cell>
          <table:table-cell table:style-name="ce1879" office:value-type="string" calcext:value-type="string">
            <text:p>zúzás</text:p>
          </table:table-cell>
          <table:table-cell table:style-name="ce190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3">
          <table:table-cell/>
          <table:table-cell table:style-name="ce1754" office:value-type="string" calcext:value-type="string">
            <text:p>Buzogány, láncos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string" calcext:value-type="string">
            <text:p>Z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1" calcext:value-type="float">
            <text:p>1</text:p>
          </table:table-cell>
          <table:table-cell table:style-name="ce1772" office:value-type="float" office:value="3" calcext:value-type="float">
            <text:p>3</text:p>
          </table:table-cell>
          <table:table-cell table:style-name="ce1772" office:value-type="float" office:value="15" calcext:value-type="float">
            <text:p>15</text:p>
          </table:table-cell>
          <table:table-cell table:style-name="ce1772" office:value-type="float" office:value="6" calcext:value-type="float">
            <text:p>6</text:p>
          </table:table-cell>
          <table:table-cell table:style-name="ce1772" office:value-type="float" office:value="7" calcext:value-type="float">
            <text:p>7</text:p>
          </table:table-cell>
          <table:table-cell table:style-name="ce1878" office:value-type="string" calcext:value-type="string">
            <text:p>zúzás</text:p>
          </table:table-cell>
          <table:table-cell table:style-name="ce1900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3">
          <table:table-cell/>
          <table:table-cell table:style-name="ce1754" office:value-type="string" calcext:value-type="string">
            <text:p>Buzogány, shadleki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5" calcext:value-type="float">
            <text:p>5</text:p>
          </table:table-cell>
          <table:table-cell table:style-name="ce1772" office:value-type="string" calcext:value-type="string">
            <text:p>Z</text:p>
          </table:table-cell>
          <table:table-cell table:style-name="ce1772" office:value-type="float" office:value="3" calcext:value-type="float">
            <text:p>3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1" calcext:value-type="float">
            <text:p>1</text:p>
          </table:table-cell>
          <table:table-cell table:style-name="ce1772" office:value-type="float" office:value="5" calcext:value-type="float">
            <text:p>5</text:p>
          </table:table-cell>
          <table:table-cell table:style-name="ce1772" office:value-type="float" office:value="14" calcext:value-type="float">
            <text:p>14</text:p>
          </table:table-cell>
          <table:table-cell table:style-name="ce1772" office:value-type="float" office:value="9" calcext:value-type="float">
            <text:p>9</text:p>
          </table:table-cell>
          <table:table-cell table:style-name="ce1772" office:value-type="float" office:value="7" calcext:value-type="float">
            <text:p>7</text:p>
          </table:table-cell>
          <table:table-cell table:style-name="ce1878" office:value-type="string" calcext:value-type="string">
            <text:p>zúzás</text:p>
          </table:table-cell>
          <table:table-cell table:style-name="ce1900"/>
          <table:table-cell table:number-columns-repeated="16369"/>
        </table:table-row>
        <table:table-row table:style-name="ro3">
          <table:table-cell/>
          <table:table-cell table:style-name="ce1754" office:value-type="string" calcext:value-type="string">
            <text:p>Buzogány, tollas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string" calcext:value-type="string">
            <text:p>Z</text:p>
          </table:table-cell>
          <table:table-cell table:style-name="ce1772" office:value-type="float" office:value="2" calcext:value-type="float">
            <text:p>2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0.5" calcext:value-type="float">
            <text:p>0.5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9" calcext:value-type="float">
            <text:p>9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6" calcext:value-type="float">
            <text:p>6</text:p>
          </table:table-cell>
          <table:table-cell table:style-name="ce1878" office:value-type="string" calcext:value-type="string">
            <text:p>zúzás</text:p>
          </table:table-cell>
          <table:table-cell table:style-name="ce1900"/>
          <table:table-cell table:number-columns-repeated="16369"/>
        </table:table-row>
        <table:table-row table:style-name="ro3">
          <table:table-cell/>
          <table:table-cell table:style-name="ce1754" office:value-type="string" calcext:value-type="string">
            <text:p>Csatabárd, egykeze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850" office:value-type="string" calcext:value-type="string">
            <text:p>Z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.5</text:p>
          </table:table-cell>
          <table:table-cell table:style-name="ce1771" office:value-type="float" office:value="4" calcext:value-type="float">
            <text:p>4</text:p>
          </table:table-cell>
          <table:table-cell table:number-columns-repeated="2" table:style-name="ce1771" office:value-type="float" office:value="8" calcext:value-type="float">
            <text:p>8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zúzás</text:p>
          </table:table-cell>
          <table:table-cell table:style-name="ce1900"/>
          <table:table-cell table:number-columns-repeated="16369"/>
        </table:table-row>
        <table:table-row table:style-name="ro3">
          <table:table-cell/>
          <table:table-cell table:style-name="ce1754" office:value-type="string" calcext:value-type="string">
            <text:p>Csatabárd, kétkezes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string" calcext:value-type="string">
            <text:p>Z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1.5" calcext:value-type="float">
            <text:p>1.5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8" calcext:value-type="float">
            <text:p>18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9" calcext:value-type="float">
            <text:p>9</text:p>
          </table:table-cell>
          <table:table-cell table:style-name="ce1878" office:value-type="string" calcext:value-type="string">
            <text:p>zúzás</text:p>
          </table:table-cell>
          <table:table-cell table:style-name="ce1898"/>
          <table:table-cell table:number-columns-repeated="16369"/>
        </table:table-row>
        <table:table-row table:style-name="ro23">
          <table:table-cell/>
          <table:table-cell table:style-name="ce1754" office:value-type="string" calcext:value-type="string">
            <text:p>Csatacsákány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string" calcext:value-type="string">
            <text:p>Z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.5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14" calcext:value-type="float">
            <text:p>14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8" calcext:value-type="float">
            <text:p>8</text:p>
          </table:table-cell>
          <table:table-cell table:style-name="ce1878" office:value-type="string" calcext:value-type="string">
            <text:p>zúzás</text:p>
          </table:table-cell>
          <table:table-cell table:style-name="ce189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3">
          <table:table-cell table:style-name="ce1580"/>
          <table:table-cell table:style-name="ce1757" office:value-type="string" calcext:value-type="string">
            <text:p>Harci kalapács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7" calcext:value-type="float">
            <text:p>7</text:p>
          </table:table-cell>
          <table:table-cell table:style-name="ce1778" office:value-type="string" calcext:value-type="string">
            <text:p>Z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8"/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20" calcext:value-type="float">
            <text:p>20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9" calcext:value-type="float">
            <text:p>9</text:p>
          </table:table-cell>
          <table:table-cell table:style-name="ce1883" office:value-type="string" calcext:value-type="string">
            <text:p>zúzás</text:p>
          </table:table-cell>
          <table:table-cell table:style-name="ce1956" office:value-type="string" calcext:value-type="string">
            <text:p>Erő követelmény: +2</text:p>
          </table:table-cell>
          <table:table-cell table:style-name="ce1980" table:number-columns-repeated="241"/>
          <table:table-cell table:number-columns-repeated="16128"/>
        </table:table-row>
        <table:table-row table:style-name="ro3">
          <table:table-cell table:style-name="ce1744" office:value-type="string" calcext:value-type="string">
            <text:p>Lándzsavívó fegyverek</text:p>
          </table:table-cell>
          <table:table-cell table:style-name="ce1758" office:value-type="string" calcext:value-type="string">
            <text:p>Alabárd</text:p>
          </table:table-cell>
          <table:table-cell table:style-name="ce1779" office:value-type="string" calcext:value-type="string">
            <text:p>két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string" calcext:value-type="string">
            <text:p>S+Z/V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0" calcext:value-type="float">
            <text:p>0</text:p>
          </table:table-cell>
          <table:table-cell table:style-name="ce1864"/>
          <table:table-cell table:style-name="ce1772" office:value-type="float" office:value="3" calcext:value-type="float">
            <text:p>3</text:p>
          </table:table-cell>
          <table:table-cell table:style-name="ce1779" office:value-type="float" office:value="12" calcext:value-type="float">
            <text:p>12</text:p>
          </table:table-cell>
          <table:table-cell table:number-columns-repeated="2" table:style-name="ce1779" office:value-type="float" office:value="28" calcext:value-type="float">
            <text:p>28</text:p>
          </table:table-cell>
          <table:table-cell table:style-name="ce1779" office:value-type="float" office:value="9" calcext:value-type="float">
            <text:p>9</text:p>
          </table:table-cell>
          <table:table-cell table:style-name="ce1879" office:value-type="string" calcext:value-type="string">
            <text:p>lándzsavívás</text:p>
          </table:table-cell>
          <table:table-cell table:style-name="ce1957" office:value-type="string" calcext:value-type="string">
            <text:p>Talán a legjobb a páncélok ellen</text:p>
          </table:table-cell>
          <table:table-cell table:style-name="ce662" table:number-columns-repeated="241"/>
          <table:table-cell table:number-columns-repeated="16128"/>
        </table:table-row>
        <table:table-row table:style-name="ro1">
          <table:table-cell table:style-name="ce1746"/>
          <table:table-cell table:style-name="ce1755" office:value-type="string" calcext:value-type="string">
            <text:p>Bot, hosszú</text:p>
          </table:table-cell>
          <table:table-cell table:style-name="ce1772" office:value-type="string" calcext:value-type="string">
            <text:p>kétkezes</text:p>
          </table:table-cell>
          <table:table-cell table:style-name="ce1784" office:value-type="float" office:value="1" calcext:value-type="float">
            <text:p>1</text:p>
          </table:table-cell>
          <table:table-cell table:style-name="ce1772" office:value-type="string" calcext:value-type="string">
            <text:p>Z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2" calcext:value-type="float">
            <text:p>2</text:p>
          </table:table-cell>
          <table:table-cell table:style-name="ce1772" office:value-type="float" office:value="14" calcext:value-type="float">
            <text:p>14</text:p>
          </table:table-cell>
          <table:table-cell table:style-name="ce1772" office:value-type="float" office:value="16" calcext:value-type="float">
            <text:p>16</text:p>
          </table:table-cell>
          <table:table-cell table:style-name="ce1772" office:value-type="float" office:value="24" calcext:value-type="float">
            <text:p>24</text:p>
          </table:table-cell>
          <table:table-cell table:style-name="ce1772" office:value-type="float" office:value="7" calcext:value-type="float">
            <text:p>7</text:p>
          </table:table-cell>
          <table:table-cell table:style-name="ce1879" office:value-type="string" calcext:value-type="string">
            <text:p>lándzsavívás</text:p>
          </table:table-cell>
          <table:table-cell table:style-name="ce662" table:number-columns-repeated="242"/>
          <table:table-cell table:number-columns-repeated="16128"/>
        </table:table-row>
        <table:table-row table:style-name="ro27">
          <table:table-cell table:style-name="ce1746"/>
          <table:table-cell table:style-name="ce1755" office:value-type="string" calcext:value-type="string">
            <text:p>Lándzsa</text:p>
          </table:table-cell>
          <table:table-cell table:style-name="ce1772" office:value-type="string" calcext:value-type="string">
            <text:p>kétkezes</text:p>
          </table:table-cell>
          <table:table-cell table:style-name="ce1785" office:value-type="float" office:value="2" calcext:value-type="float">
            <text:p>2</text:p>
          </table:table-cell>
          <table:table-cell table:style-name="ce1772" office:value-type="string" calcext:value-type="string">
            <text:p>S</text:p>
          </table:table-cell>
          <table:table-cell table:style-name="ce1772" office:value-type="string" calcext:value-type="string">
            <text:p>4/0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2" calcext:value-type="float">
            <text:p>2</text:p>
          </table:table-cell>
          <table:table-cell table:style-name="ce1772" office:value-type="float" office:value="14" calcext:value-type="float">
            <text:p>14</text:p>
          </table:table-cell>
          <table:table-cell table:number-columns-repeated="2" table:style-name="ce1772" office:value-type="float" office:value="32" calcext:value-type="float">
            <text:p>32</text:p>
          </table:table-cell>
          <table:table-cell table:style-name="ce1772" office:value-type="float" office:value="7" calcext:value-type="float">
            <text:p>7</text:p>
          </table:table-cell>
          <table:table-cell table:style-name="ce1879" office:value-type="string" calcext:value-type="string">
            <text:p>lándzsavívás</text:p>
          </table:table-cell>
          <table:table-cell table:style-name="ce1958" office:value-type="string" calcext:value-type="string">
            <text:p>Keskeny: +2</text:p>
            <text:p>Széles hegyű: +2</text:p>
          </table:table-cell>
          <table:table-cell table:style-name="ce662" table:number-columns-repeated="241"/>
          <table:table-cell table:number-columns-repeated="16128"/>
        </table:table-row>
        <table:table-row table:style-name="ro27">
          <table:table-cell table:style-name="ce1746"/>
          <table:table-cell table:style-name="ce1755" office:value-type="string" calcext:value-type="string">
            <text:p>Pika</text:p>
          </table:table-cell>
          <table:table-cell table:style-name="ce1772" office:value-type="string" calcext:value-type="string">
            <text:p>kétkezes</text:p>
          </table:table-cell>
          <table:table-cell table:style-name="ce1785" office:value-type="float" office:value="2" calcext:value-type="float">
            <text:p>2</text:p>
          </table:table-cell>
          <table:table-cell table:style-name="ce1772" office:value-type="string" calcext:value-type="string">
            <text:p>S</text:p>
          </table:table-cell>
          <table:table-cell table:style-name="ce1772" office:value-type="string" calcext:value-type="string">
            <text:p>4/0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18" calcext:value-type="float">
            <text:p>18</text:p>
          </table:table-cell>
          <table:table-cell table:number-columns-repeated="2" table:style-name="ce1772" office:value-type="float" office:value="40" calcext:value-type="float">
            <text:p>40</text:p>
          </table:table-cell>
          <table:table-cell table:style-name="ce1772" office:value-type="float" office:value="10" calcext:value-type="float">
            <text:p>10</text:p>
          </table:table-cell>
          <table:table-cell table:style-name="ce1879" office:value-type="string" calcext:value-type="string">
            <text:p>lándzsavívás</text:p>
          </table:table-cell>
          <table:table-cell table:style-name="ce1958" office:value-type="string" calcext:value-type="string">
            <text:p>Keskeny: +2</text:p>
            <text:p>Széles hegyű: +2</text:p>
          </table:table-cell>
          <table:table-cell table:style-name="ce662" table:number-columns-repeated="241"/>
          <table:table-cell table:number-columns-repeated="16128"/>
        </table:table-row>
        <table:table-row table:style-name="ro3">
          <table:table-cell table:style-name="ce1746"/>
          <table:table-cell table:style-name="ce1755" office:value-type="string" calcext:value-type="string">
            <text:p>Szigony, egykezes</text:p>
          </table:table-cell>
          <table:table-cell table:style-name="ce1772" office:value-type="string" calcext:value-type="string">
            <text:p>egykezes</text:p>
          </table:table-cell>
          <table:table-cell table:style-name="ce1772" office:value-type="float" office:value="2" calcext:value-type="float">
            <text:p>2</text:p>
          </table:table-cell>
          <table:table-cell table:style-name="ce1772" office:value-type="string" calcext:value-type="string">
            <text:p>S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2" calcext:value-type="float">
            <text:p>2</text:p>
          </table:table-cell>
          <table:table-cell table:style-name="ce1772" office:value-type="float" office:value="5" calcext:value-type="float">
            <text:p>5</text:p>
          </table:table-cell>
          <table:table-cell table:style-name="ce1772" office:value-type="float" office:value="10" calcext:value-type="float">
            <text:p>10</text:p>
          </table:table-cell>
          <table:table-cell table:style-name="ce1772" office:value-type="float" office:value="14" calcext:value-type="float">
            <text:p>14</text:p>
          </table:table-cell>
          <table:table-cell table:style-name="ce1772" office:value-type="float" office:value="8" calcext:value-type="float">
            <text:p>8</text:p>
          </table:table-cell>
          <table:table-cell table:style-name="ce1879" office:value-type="string" calcext:value-type="string">
            <text:p>lándzsavívás</text:p>
          </table:table-cell>
          <table:table-cell table:style-name="ce662" table:number-columns-repeated="242"/>
          <table:table-cell table:number-columns-repeated="16128"/>
        </table:table-row>
        <table:table-row table:style-name="ro3">
          <table:table-cell table:style-name="ce1748"/>
          <table:table-cell table:style-name="ce1759" office:value-type="string" calcext:value-type="string">
            <text:p>Szigony, kétkezes</text:p>
          </table:table-cell>
          <table:table-cell table:style-name="ce1780" office:value-type="string" calcext:value-type="string">
            <text:p>kétkezes</text:p>
          </table:table-cell>
          <table:table-cell table:style-name="ce1780" office:value-type="float" office:value="4" calcext:value-type="float">
            <text:p>4</text:p>
          </table:table-cell>
          <table:table-cell table:style-name="ce1780" office:value-type="string" calcext:value-type="string">
            <text:p>S</text:p>
          </table:table-cell>
          <table:table-cell table:style-name="ce1780" office:value-type="float" office:value="2" calcext:value-type="float">
            <text:p>2</text:p>
          </table:table-cell>
          <table:table-cell table:style-name="ce1780" office:value-type="float" office:value="0" calcext:value-type="float">
            <text:p>0</text:p>
          </table:table-cell>
          <table:table-cell table:style-name="ce1867"/>
          <table:table-cell table:style-name="ce1780" office:value-type="float" office:value="3" calcext:value-type="float">
            <text:p>3</text:p>
          </table:table-cell>
          <table:table-cell table:style-name="ce1780" office:value-type="float" office:value="10" calcext:value-type="float">
            <text:p>10</text:p>
          </table:table-cell>
          <table:table-cell table:style-name="ce1780" office:value-type="float" office:value="22" calcext:value-type="float">
            <text:p>22</text:p>
          </table:table-cell>
          <table:table-cell table:style-name="ce1780" office:value-type="float" office:value="26" calcext:value-type="float">
            <text:p>26</text:p>
          </table:table-cell>
          <table:table-cell table:style-name="ce1780" office:value-type="float" office:value="9" calcext:value-type="float">
            <text:p>9</text:p>
          </table:table-cell>
          <table:table-cell table:style-name="ce1884" office:value-type="string" calcext:value-type="string">
            <text:p>lándzsavívás</text:p>
          </table:table-cell>
          <table:table-cell table:style-name="ce1959" table:number-columns-repeated="242"/>
          <table:table-cell table:number-columns-repeated="16128"/>
        </table:table-row>
        <table:table-row table:style-name="ro3" table:number-rows-repeated="2">
          <table:table-cell table:number-columns-repeated="13"/>
          <table:table-cell table:style-name="ce639"/>
          <table:table-cell table:number-columns-repeated="16370"/>
        </table:table-row>
        <table:table-row table:style-name="ro3">
          <table:table-cell table:style-name="ce1749"/>
          <table:table-cell table:style-name="ce1760" office:value-type="string" calcext:value-type="string">
            <text:p>Fegyver</text:p>
          </table:table-cell>
          <table:table-cell table:style-name="ce1781" office:value-type="string" calcext:value-type="string">
            <text:p>Forgatás módja</text:p>
          </table:table-cell>
          <table:table-cell table:style-name="ce1760" office:value-type="string" calcext:value-type="string">
            <text:p>SP</text:p>
          </table:table-cell>
          <table:table-cell table:style-name="ce1781" office:value-type="string" calcext:value-type="string">
            <text:p>Sebzés módja</text:p>
          </table:table-cell>
          <table:table-cell table:style-name="ce1760" office:value-type="string" calcext:value-type="string">
            <text:p>Átütés</text:p>
          </table:table-cell>
          <table:table-cell table:style-name="ce1760" table:number-columns-repeated="2"/>
          <table:table-cell table:style-name="ce1760" office:value-type="string" calcext:value-type="string">
            <text:p>Hatótáv</text:p>
          </table:table-cell>
          <table:table-cell table:style-name="ce1760" office:value-type="string" calcext:value-type="string">
            <text:p>KÉ</text:p>
          </table:table-cell>
          <table:table-cell table:style-name="ce1760" office:value-type="string" calcext:value-type="string">
            <text:p>CÉ</text:p>
          </table:table-cell>
          <table:table-cell table:style-name="ce1760" office:value-type="string" calcext:value-type="string">
            <text:p>Osztó</text:p>
          </table:table-cell>
          <table:table-cell table:style-name="ce1760" office:value-type="string" calcext:value-type="string">
            <text:p>Sebesség</text:p>
          </table:table-cell>
          <table:table-cell table:style-name="ce1760" office:value-type="string" calcext:value-type="string">
            <text:p>Harcmodor</text:p>
          </table:table-cell>
          <table:table-cell table:style-name="ce1760"/>
          <table:table-cell table:style-name="ce1981" table:number-columns-repeated="241"/>
          <table:table-cell table:number-columns-repeated="16128"/>
        </table:table-row>
        <table:table-row table:style-name="ro3">
          <table:table-cell table:style-name="Default" table:number-columns-repeated="256"/>
          <table:table-cell table:number-columns-repeated="16128"/>
        </table:table-row>
        <table:table-row table:style-name="ro3">
          <table:table-cell table:style-name="ce1744" office:value-type="string" calcext:value-type="string">
            <text:p>Hajítófegyverek</text:p>
          </table:table-cell>
          <table:table-cell table:style-name="ce1761" office:value-type="string" calcext:value-type="string">
            <text:p>Bola</text:p>
          </table:table-cell>
          <table:table-cell table:style-name="ce1761" office:value-type="string" calcext:value-type="string">
            <text:p>egykezes</text:p>
          </table:table-cell>
          <table:table-cell table:number-columns-repeated="2" table:style-name="ce1786" office:value-type="string" calcext:value-type="string">
            <text:p>-</text:p>
          </table:table-cell>
          <table:table-cell table:style-name="ce1786" office:value-type="float" office:value="0" calcext:value-type="float">
            <text:p>0</text:p>
          </table:table-cell>
          <table:table-cell table:style-name="ce1856"/>
          <table:table-cell table:style-name="ce1869"/>
          <table:table-cell table:style-name="ce1786" office:value-type="string" calcext:value-type="string">
            <text:p>20m</text:p>
          </table:table-cell>
          <table:table-cell table:number-columns-repeated="2" table:style-name="ce1786" office:value-type="float" office:value="2" calcext:value-type="float">
            <text:p>2</text:p>
          </table:table-cell>
          <table:table-cell table:style-name="ce1761" office:value-type="float" office:value="1" calcext:value-type="float">
            <text:p>1</text:p>
          </table:table-cell>
          <table:table-cell table:style-name="ce1873" office:value-type="float" office:value="11" calcext:value-type="float">
            <text:p>11</text:p>
          </table:table-cell>
          <table:table-cell table:style-name="ce1878" office:value-type="string" calcext:value-type="string">
            <text:p>hajítás</text:p>
          </table:table-cell>
          <table:table-cell table:style-name="ce1961"/>
          <table:table-cell table:number-columns-repeated="16369"/>
        </table:table-row>
        <table:table-row table:style-name="ro28">
          <table:table-cell table:style-name="ce1750"/>
          <table:table-cell table:style-name="ce1762" office:value-type="string" calcext:value-type="string">
            <text:p>Dárda</text:p>
          </table:table-cell>
          <table:table-cell table:style-name="ce1762" office:value-type="string" calcext:value-type="string">
            <text:p>egykezes</text:p>
          </table:table-cell>
          <table:table-cell table:style-name="ce1791" office:value-type="float" office:value="3" calcext:value-type="float">
            <text:p>3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3" calcext:value-type="float">
            <text:p>3</text:p>
          </table:table-cell>
          <table:table-cell table:style-name="ce1857" table:number-columns-repeated="2"/>
          <table:table-cell table:style-name="ce1791" office:value-type="string" calcext:value-type="string">
            <text:p>5m + (Erő x 3)</text:p>
          </table:table-cell>
          <table:table-cell table:style-name="ce1791" office:value-type="float" office:value="5" calcext:value-type="float">
            <text:p>5</text:p>
          </table:table-cell>
          <table:table-cell table:style-name="ce1791" office:value-type="float" office:value="3" calcext:value-type="float">
            <text:p>3</text:p>
          </table:table-cell>
          <table:table-cell table:style-name="ce1765" office:value-type="float" office:value="2" calcext:value-type="float">
            <text:p>2</text:p>
          </table:table-cell>
          <table:table-cell table:style-name="ce1874" office:value-type="float" office:value="9" calcext:value-type="float">
            <text:p>9</text:p>
          </table:table-cell>
          <table:table-cell table:style-name="ce1885" office:value-type="string" calcext:value-type="string">
            <text:p>hajítás</text:p>
          </table:table-cell>
          <table:table-cell table:style-name="ce1963" office:value-type="string" calcext:value-type="string">
            <text:p>Követelmény: Erő +0</text:p>
            <text:p><text:span text:style-name="T23">Maximális hatótávolsága: </text:span><text:span text:style-name="T24">5m + (Erő x 3)</text:span></text:p>
            <text:p>Pajzsba dobva csökkenti annak <text:span text:style-name="T19">Védő Értékét</text:span> a dobott <text:span text:style-name="T19">SP</text:span> értékkel</text:p>
          </table:table-cell>
          <table:table-cell table:style-name="ce1990"/>
          <table:table-cell table:style-name="ce1678" table:number-columns-repeated="240"/>
          <table:table-cell table:number-columns-repeated="16128"/>
        </table:table-row>
        <table:table-row table:style-name="ro3">
          <table:table-cell table:style-name="Default"/>
          <table:table-cell table:style-name="ce1761" office:value-type="string" calcext:value-type="string">
            <text:p>Dobóháló</text:p>
          </table:table-cell>
          <table:table-cell table:style-name="ce1765" office:value-type="string" calcext:value-type="string">
            <text:p>egykezes</text:p>
          </table:table-cell>
          <table:table-cell table:number-columns-repeated="2" table:style-name="ce1786" office:value-type="string" calcext:value-type="string">
            <text:p>-</text:p>
          </table:table-cell>
          <table:table-cell table:style-name="ce1786" office:value-type="float" office:value="0" calcext:value-type="float">
            <text:p>0</text:p>
          </table:table-cell>
          <table:table-cell table:style-name="ce1856"/>
          <table:table-cell table:style-name="ce1869"/>
          <table:table-cell table:style-name="ce1786" office:value-type="string" calcext:value-type="string">
            <text:p>4m</text:p>
          </table:table-cell>
          <table:table-cell table:style-name="ce1786" office:value-type="float" office:value="2" calcext:value-type="float">
            <text:p>2</text:p>
          </table:table-cell>
          <table:table-cell table:style-name="ce1786" office:value-type="float" office:value="0" calcext:value-type="float">
            <text:p>0</text:p>
          </table:table-cell>
          <table:table-cell table:style-name="ce1761" office:value-type="float" office:value="1" calcext:value-type="float">
            <text:p>1</text:p>
          </table:table-cell>
          <table:table-cell table:style-name="ce1873" office:value-type="float" office:value="11" calcext:value-type="float">
            <text:p>11</text:p>
          </table:table-cell>
          <table:table-cell table:style-name="ce1878" office:value-type="string" calcext:value-type="string">
            <text:p>hajítás</text:p>
          </table:table-cell>
          <table:table-cell table:style-name="ce1961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3">
          <table:table-cell/>
          <table:table-cell table:style-name="ce1763" office:value-type="string" calcext:value-type="string">
            <text:p>Hajítóbárd</text:p>
          </table:table-cell>
          <table:table-cell table:style-name="ce1765" office:value-type="string" calcext:value-type="string">
            <text:p>egykezes</text:p>
          </table:table-cell>
          <table:table-cell table:style-name="ce1794" office:value-type="float" office:value="2" calcext:value-type="float">
            <text:p>2</text:p>
          </table:table-cell>
          <table:table-cell table:style-name="ce1794" office:value-type="string" calcext:value-type="string">
            <text:p>Z</text:p>
          </table:table-cell>
          <table:table-cell table:style-name="ce1794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20m</text:p>
          </table:table-cell>
          <table:table-cell table:style-name="ce1794" office:value-type="float" office:value="8" calcext:value-type="float">
            <text:p>8</text:p>
          </table:table-cell>
          <table:table-cell table:style-name="ce1794" office:value-type="float" office:value="4" calcext:value-type="float">
            <text:p>4</text:p>
          </table:table-cell>
          <table:table-cell table:style-name="ce1763" office:value-type="float" office:value="2" calcext:value-type="float">
            <text:p>2</text:p>
          </table:table-cell>
          <table:table-cell table:style-name="ce1875" office:value-type="float" office:value="7" calcext:value-type="float">
            <text:p>7</text:p>
          </table:table-cell>
          <table:table-cell table:style-name="ce1878" office:value-type="string" calcext:value-type="string">
            <text:p>hajítás</text:p>
          </table:table-cell>
          <table:table-cell table:style-name="ce1964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9">
          <table:table-cell table:style-name="ce1709"/>
          <table:table-cell table:style-name="ce1764" office:value-type="string" calcext:value-type="string">
            <text:p>Hajítótőr</text:p>
          </table:table-cell>
          <table:table-cell table:style-name="ce1762" office:value-type="string" calcext:value-type="string">
            <text:p>egykezes</text:p>
          </table:table-cell>
          <table:table-cell table:style-name="ce1764" office:value-type="float" office:value="0" calcext:value-type="float">
            <text:p>0</text:p>
          </table:table-cell>
          <table:table-cell table:style-name="ce1851" office:value-type="string" calcext:value-type="string">
            <text:p>S</text:p>
          </table:table-cell>
          <table:table-cell table:style-name="ce1851" office:value-type="float" office:value="0" calcext:value-type="float">
            <text:p>0</text:p>
          </table:table-cell>
          <table:table-cell table:style-name="ce1859"/>
          <table:table-cell table:style-name="ce1870"/>
          <table:table-cell table:style-name="ce1851" office:value-type="string" calcext:value-type="string">
            <text:p>15m</text:p>
          </table:table-cell>
          <table:table-cell table:style-name="ce1851" office:value-type="float" office:value="12" calcext:value-type="float">
            <text:p>12</text:p>
          </table:table-cell>
          <table:table-cell table:style-name="ce1851" office:value-type="float" office:value="4" calcext:value-type="float">
            <text:p>4</text:p>
          </table:table-cell>
          <table:table-cell table:style-name="ce1764" office:value-type="float" office:value="2" calcext:value-type="float">
            <text:p>2</text:p>
          </table:table-cell>
          <table:table-cell table:style-name="ce1876" office:value-type="float" office:value="6" calcext:value-type="float">
            <text:p>6</text:p>
          </table:table-cell>
          <table:table-cell table:style-name="ce1886" office:value-type="string" calcext:value-type="string">
            <text:p>hajítás</text:p>
          </table:table-cell>
          <table:table-cell table:style-name="ce1965" office:value-type="string" calcext:value-type="string">
            <text:p><text:span text:style-name="T25">Automatikusan jár rá a</text:span></text:p>
            <text:p><text:span text:style-name="T25">Közeli lövés fortélynál leírt +10CÉ bónusz</text:span></text:p>
            <text:p><text:span text:style-name="T25">Ha a célpont Cellaszáma 1.</text:span></text:p>
            <text:p><text:span text:style-name="T25">Erőbónusz 1:1beszámít.</text:span></text:p>
          </table:table-cell>
          <table:table-cell table:number-columns-repeated="16369"/>
        </table:table-row>
        <table:table-row table:style-name="ro18">
          <table:table-cell/>
          <table:table-cell table:style-name="ce1763" office:value-type="string" calcext:value-type="string">
            <text:p>kő</text:p>
          </table:table-cell>
          <table:table-cell table:style-name="ce1763" office:value-type="string" calcext:value-type="string">
            <text:p>egykezes</text:p>
          </table:table-cell>
          <table:table-cell table:style-name="ce1794" office:value-type="float" office:value="-10" calcext:value-type="float">
            <text:p>-10</text:p>
          </table:table-cell>
          <table:table-cell table:style-name="ce1794" office:value-type="string" calcext:value-type="string">
            <text:p>Z</text:p>
          </table:table-cell>
          <table:table-cell table:style-name="ce1794" office:value-type="float" office:value="0" calcext:value-type="float">
            <text:p>0</text:p>
          </table:table-cell>
          <table:table-cell table:style-name="ce1859"/>
          <table:table-cell table:style-name="ce1870"/>
          <table:table-cell table:style-name="ce1851" office:value-type="string" calcext:value-type="string">
            <text:p>20m</text:p>
          </table:table-cell>
          <table:table-cell table:style-name="ce1794" office:value-type="float" office:value="6" calcext:value-type="float">
            <text:p>6</text:p>
          </table:table-cell>
          <table:table-cell table:style-name="ce1794" office:value-type="float" office:value="0" calcext:value-type="float">
            <text:p>0</text:p>
          </table:table-cell>
          <table:table-cell table:style-name="ce1763" office:value-type="float" office:value="1" calcext:value-type="float">
            <text:p>1</text:p>
          </table:table-cell>
          <table:table-cell table:style-name="ce1875" office:value-type="float" office:value="6" calcext:value-type="float">
            <text:p>6</text:p>
          </table:table-cell>
          <table:table-cell table:style-name="ce1878" office:value-type="string" calcext:value-type="string">
            <text:p>hajítás</text:p>
          </table:table-cell>
          <table:table-cell table:style-name="ce1966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3">
          <table:table-cell table:style-name="ce1750"/>
          <table:table-cell table:style-name="ce1765" office:value-type="string" calcext:value-type="string">
            <text:p>Lasszó</text:p>
          </table:table-cell>
          <table:table-cell table:style-name="ce1765" office:value-type="string" calcext:value-type="string">
            <text:p>egykezes</text:p>
          </table:table-cell>
          <table:table-cell table:number-columns-repeated="2" table:style-name="ce1791" office:value-type="string" calcext:value-type="string">
            <text:p>-</text:p>
          </table:table-cell>
          <table:table-cell table:style-name="ce1791" office:value-type="float" office:value="0" calcext:value-type="float">
            <text:p>0</text:p>
          </table:table-cell>
          <table:table-cell table:style-name="ce1857" table:number-columns-repeated="2"/>
          <table:table-cell table:style-name="ce1791" office:value-type="string" calcext:value-type="string">
            <text:p>10m</text:p>
          </table:table-cell>
          <table:table-cell table:number-columns-repeated="2" table:style-name="ce1791" office:value-type="float" office:value="0" calcext:value-type="float">
            <text:p>0</text:p>
          </table:table-cell>
          <table:table-cell table:style-name="ce1765" office:value-type="float" office:value="1" calcext:value-type="float">
            <text:p>1</text:p>
          </table:table-cell>
          <table:table-cell table:style-name="ce1874" office:value-type="float" office:value="10" calcext:value-type="float">
            <text:p>10</text:p>
          </table:table-cell>
          <table:table-cell table:style-name="ce1885" office:value-type="string" calcext:value-type="string">
            <text:p>hajítás</text:p>
          </table:table-cell>
          <table:table-cell table:style-name="ce1967" office:value-type="string" calcext:value-type="string">
            <text:p>Sebesülés az esés következtében lehet.</text:p>
          </table:table-cell>
          <table:table-cell table:style-name="ce1678" table:number-columns-repeated="241"/>
          <table:table-cell table:number-columns-repeated="16128"/>
        </table:table-row>
        <table:table-row table:style-name="ro30">
          <table:table-cell/>
          <table:table-cell table:style-name="ce1765" office:value-type="string" calcext:value-type="string">
            <text:p>Parittya</text:p>
          </table:table-cell>
          <table:table-cell table:style-name="ce1765" office:value-type="string" calcext:value-type="string">
            <text:p>egykezes</text:p>
          </table:table-cell>
          <table:table-cell table:style-name="ce1791" office:value-type="float" office:value="0" calcext:value-type="float">
            <text:p>0</text:p>
          </table:table-cell>
          <table:table-cell table:style-name="ce1791" office:value-type="string" calcext:value-type="string">
            <text:p>Z</text:p>
          </table:table-cell>
          <table:table-cell table:style-name="ce1791" office:value-type="float" office:value="0" calcext:value-type="float">
            <text:p>0</text:p>
          </table:table-cell>
          <table:table-cell table:style-name="ce1857"/>
          <table:table-cell table:style-name="ce1871"/>
          <table:table-cell table:style-name="ce1791" office:value-type="string" calcext:value-type="string">
            <text:p>70m</text:p>
          </table:table-cell>
          <table:table-cell table:number-columns-repeated="2" table:style-name="ce1791" office:value-type="float" office:value="4" calcext:value-type="float">
            <text:p>4</text:p>
          </table:table-cell>
          <table:table-cell table:style-name="ce1765" office:value-type="float" office:value="2" calcext:value-type="float">
            <text:p>2</text:p>
          </table:table-cell>
          <table:table-cell table:style-name="ce1874" office:value-type="float" office:value="10" calcext:value-type="float">
            <text:p>10</text:p>
          </table:table-cell>
          <table:table-cell table:style-name="ce1885" office:value-type="string" calcext:value-type="string">
            <text:p>hajítás</text:p>
          </table:table-cell>
          <table:table-cell table:style-name="ce1975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3">
          <table:table-cell/>
          <table:table-cell table:style-name="ce1763" office:value-type="string" calcext:value-type="string">
            <text:p>Ramiera</text:p>
          </table:table-cell>
          <table:table-cell table:style-name="ce1763" office:value-type="string" calcext:value-type="string">
            <text:p>egykezes</text:p>
          </table:table-cell>
          <table:table-cell table:style-name="ce1794" office:value-type="float" office:value="0" calcext:value-type="float">
            <text:p>0</text:p>
          </table:table-cell>
          <table:table-cell table:style-name="ce1794" office:value-type="string" calcext:value-type="string">
            <text:p>S</text:p>
          </table:table-cell>
          <table:table-cell table:style-name="ce1794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0m</text:p>
          </table:table-cell>
          <table:table-cell table:style-name="ce1794" office:value-type="float" office:value="7" calcext:value-type="float">
            <text:p>7</text:p>
          </table:table-cell>
          <table:table-cell table:style-name="ce1794" office:value-type="float" office:value="1" calcext:value-type="float">
            <text:p>1</text:p>
          </table:table-cell>
          <table:table-cell table:style-name="ce1763" office:value-type="float" office:value="1" calcext:value-type="float">
            <text:p>1</text:p>
          </table:table-cell>
          <table:table-cell table:style-name="ce1875" office:value-type="float" office:value="7" calcext:value-type="float">
            <text:p>7</text:p>
          </table:table-cell>
          <table:table-cell table:style-name="ce1878" office:value-type="string" calcext:value-type="string">
            <text:p>hajítás</text:p>
          </table:table-cell>
          <table:table-cell table:style-name="ce1964"/>
          <table:table-cell table:number-columns-repeated="16369"/>
        </table:table-row>
        <table:table-row table:style-name="ro3">
          <table:table-cell/>
          <table:table-cell table:style-name="ce1763" office:value-type="string" calcext:value-type="string">
            <text:p>Slan csillag</text:p>
          </table:table-cell>
          <table:table-cell table:style-name="ce1763" office:value-type="string" calcext:value-type="string">
            <text:p>egykezes</text:p>
          </table:table-cell>
          <table:table-cell table:style-name="ce1794" office:value-type="float" office:value="-5" calcext:value-type="float">
            <text:p>-5</text:p>
          </table:table-cell>
          <table:table-cell table:style-name="ce1794" office:value-type="string" calcext:value-type="string">
            <text:p>S</text:p>
          </table:table-cell>
          <table:table-cell table:style-name="ce1794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5m</text:p>
          </table:table-cell>
          <table:table-cell table:style-name="ce1794" office:value-type="float" office:value="12" calcext:value-type="float">
            <text:p>12</text:p>
          </table:table-cell>
          <table:table-cell table:style-name="ce1794" office:value-type="float" office:value="3" calcext:value-type="float">
            <text:p>3</text:p>
          </table:table-cell>
          <table:table-cell table:style-name="ce1763" office:value-type="float" office:value="1" calcext:value-type="float">
            <text:p>1</text:p>
          </table:table-cell>
          <table:table-cell table:style-name="ce1875" office:value-type="float" office:value="5" calcext:value-type="float">
            <text:p>5</text:p>
          </table:table-cell>
          <table:table-cell table:style-name="ce1878" office:value-type="string" calcext:value-type="string">
            <text:p>hajítás</text:p>
          </table:table-cell>
          <table:table-cell table:style-name="ce1966"/>
          <table:table-cell table:number-columns-repeated="16369"/>
        </table:table-row>
        <table:table-row table:style-name="ro3">
          <table:table-cell table:style-name="ce1747"/>
          <table:table-cell table:style-name="ce1766" office:value-type="string" calcext:value-type="string">
            <text:p>Tőr</text:p>
          </table:table-cell>
          <table:table-cell table:style-name="ce1766" office:value-type="string" calcext:value-type="string">
            <text:p>egykezes</text:p>
          </table:table-cell>
          <table:table-cell table:style-name="ce1809" office:value-type="float" office:value="0" calcext:value-type="float">
            <text:p>0</text:p>
          </table:table-cell>
          <table:table-cell table:style-name="ce1809" office:value-type="string" calcext:value-type="string">
            <text:p>S</text:p>
          </table:table-cell>
          <table:table-cell table:style-name="ce1809" office:value-type="float" office:value="0" calcext:value-type="float">
            <text:p>0</text:p>
          </table:table-cell>
          <table:table-cell table:style-name="ce1860" table:number-columns-repeated="2"/>
          <table:table-cell table:style-name="ce1809" office:value-type="string" calcext:value-type="string">
            <text:p>10m</text:p>
          </table:table-cell>
          <table:table-cell table:style-name="ce1809" office:value-type="float" office:value="7" calcext:value-type="float">
            <text:p>7</text:p>
          </table:table-cell>
          <table:table-cell table:style-name="ce1809" office:value-type="float" office:value="2" calcext:value-type="float">
            <text:p>2</text:p>
          </table:table-cell>
          <table:table-cell table:style-name="ce1766" office:value-type="float" office:value="2" calcext:value-type="float">
            <text:p>2</text:p>
          </table:table-cell>
          <table:table-cell table:style-name="ce1877" office:value-type="float" office:value="7" calcext:value-type="float">
            <text:p>7</text:p>
          </table:table-cell>
          <table:table-cell table:style-name="ce1881" office:value-type="string" calcext:value-type="string">
            <text:p>hajítás</text:p>
          </table:table-cell>
          <table:table-cell table:style-name="ce429" table:number-columns-repeated="242"/>
          <table:table-cell table:number-columns-repeated="16128"/>
        </table:table-row>
        <table:table-row table:style-name="ro3">
          <table:table-cell table:style-name="Default" table:number-columns-repeated="256"/>
          <table:table-cell table:number-columns-repeated="16128"/>
        </table:table-row>
        <table:table-row table:style-name="ro31">
          <table:table-cell table:style-name="ce1744" office:value-type="string" calcext:value-type="string">
            <text:p>Íjász lőfegyverek</text:p>
          </table:table-cell>
          <table:table-cell table:style-name="ce1761" office:value-type="string" calcext:value-type="string">
            <text:p>Rövid íj</text:p>
          </table:table-cell>
          <table:table-cell table:style-name="ce1761" office:value-type="string" calcext:value-type="string">
            <text:p>kétkezes</text:p>
          </table:table-cell>
          <table:table-cell table:style-name="ce1786" office:value-type="float" office:value="1" calcext:value-type="float">
            <text:p>1</text:p>
          </table:table-cell>
          <table:table-cell table:style-name="ce1786" office:value-type="string" calcext:value-type="string">
            <text:p>S</text:p>
          </table:table-cell>
          <table:table-cell table:style-name="ce1855" office:value-type="float" office:value="0" calcext:value-type="float">
            <text:p>0</text:p>
          </table:table-cell>
          <table:table-cell table:style-name="ce1861"/>
          <table:table-cell table:style-name="ce1869"/>
          <table:table-cell table:style-name="ce1786" office:value-type="string" calcext:value-type="string">
            <text:p>60m</text:p>
          </table:table-cell>
          <table:table-cell table:number-columns-repeated="2" table:style-name="ce1786" office:value-type="float" office:value="10" calcext:value-type="float">
            <text:p>10</text:p>
          </table:table-cell>
          <table:table-cell table:style-name="ce1761" office:value-type="float" office:value="3" calcext:value-type="float">
            <text:p>3</text:p>
          </table:table-cell>
          <table:table-cell table:style-name="ce1873" office:value-type="float" office:value="6" calcext:value-type="float">
            <text:p>6</text:p>
          </table:table-cell>
          <table:table-cell table:style-name="ce1878" office:value-type="string" calcext:value-type="string">
            <text:p>íjászat</text:p>
          </table:table-cell>
          <table:table-cell table:style-name="ce1976" office:value-type="string" calcext:value-type="string">
            <text:p>Az Erőbónusz csak akkor számít</text:p>
            <text:p>Ha az íj erre az Erő értékre lett tervezve!</text:p>
            <text:p><text:span text:style-name="T19">Erőbónusz max: +2</text:span></text:p>
          </table:table-cell>
          <table:table-cell table:number-columns-repeated="16369"/>
        </table:table-row>
        <table:table-row table:style-name="ro31">
          <table:table-cell/>
          <table:table-cell table:style-name="ce1763" office:value-type="string" calcext:value-type="string">
            <text:p>Hosszú íj</text:p>
          </table:table-cell>
          <table:table-cell table:style-name="ce1763" office:value-type="string" calcext:value-type="string">
            <text:p>kétkezes</text:p>
          </table:table-cell>
          <table:table-cell table:style-name="ce1794" office:value-type="float" office:value="3" calcext:value-type="float">
            <text:p>3</text:p>
          </table:table-cell>
          <table:table-cell table:style-name="ce1794" office:value-type="string" calcext:value-type="string">
            <text:p>S</text:p>
          </table:table-cell>
          <table:table-cell table:style-name="ce1794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20m</text:p>
          </table:table-cell>
          <table:table-cell table:style-name="ce1794" office:value-type="float" office:value="6" calcext:value-type="float">
            <text:p>6</text:p>
          </table:table-cell>
          <table:table-cell table:style-name="ce1794" office:value-type="float" office:value="12" calcext:value-type="float">
            <text:p>12</text:p>
          </table:table-cell>
          <table:table-cell table:style-name="ce1763" office:value-type="float" office:value="3" calcext:value-type="float">
            <text:p>3</text:p>
          </table:table-cell>
          <table:table-cell table:style-name="ce1875" office:value-type="float" office:value="8" calcext:value-type="float">
            <text:p>8</text:p>
          </table:table-cell>
          <table:table-cell table:style-name="ce1878" office:value-type="string" calcext:value-type="string">
            <text:p>íjászat</text:p>
          </table:table-cell>
          <table:table-cell table:style-name="ce1966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31">
          <table:table-cell/>
          <table:table-cell table:style-name="ce1763" office:value-type="string" calcext:value-type="string">
            <text:p>Visszacsapó íj</text:p>
          </table:table-cell>
          <table:table-cell table:style-name="ce1763" office:value-type="string" calcext:value-type="string">
            <text:p>kétkezes</text:p>
          </table:table-cell>
          <table:table-cell table:style-name="ce1794" office:value-type="float" office:value="4" calcext:value-type="float">
            <text:p>4</text:p>
          </table:table-cell>
          <table:table-cell table:style-name="ce1794" office:value-type="string" calcext:value-type="string">
            <text:p>S</text:p>
          </table:table-cell>
          <table:table-cell table:style-name="ce1794" office:value-type="float" office:value="3" calcext:value-type="float">
            <text:p>3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60m</text:p>
          </table:table-cell>
          <table:table-cell table:style-name="ce1794" office:value-type="float" office:value="6" calcext:value-type="float">
            <text:p>6</text:p>
          </table:table-cell>
          <table:table-cell table:style-name="ce1794" office:value-type="float" office:value="10" calcext:value-type="float">
            <text:p>10</text:p>
          </table:table-cell>
          <table:table-cell table:style-name="ce1763" office:value-type="float" office:value="3" calcext:value-type="float">
            <text:p>3</text:p>
          </table:table-cell>
          <table:table-cell table:style-name="ce1875" office:value-type="float" office:value="8" calcext:value-type="float">
            <text:p>8</text:p>
          </table:table-cell>
          <table:table-cell table:style-name="ce1878" office:value-type="string" calcext:value-type="string">
            <text:p>íjászat</text:p>
          </table:table-cell>
          <table:table-cell table:style-name="ce1966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9">
          <table:table-cell/>
          <table:table-cell table:style-name="ce1763" office:value-type="string" calcext:value-type="string">
            <text:p>Elf íj</text:p>
          </table:table-cell>
          <table:table-cell table:style-name="ce1763" office:value-type="string" calcext:value-type="string">
            <text:p>kétkezes</text:p>
          </table:table-cell>
          <table:table-cell table:style-name="ce1794" office:value-type="float" office:value="4" calcext:value-type="float">
            <text:p>4</text:p>
          </table:table-cell>
          <table:table-cell table:style-name="ce1794" office:value-type="string" calcext:value-type="string">
            <text:p>S</text:p>
          </table:table-cell>
          <table:table-cell table:style-name="ce1794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20m</text:p>
          </table:table-cell>
          <table:table-cell table:style-name="ce1794" office:value-type="float" office:value="8" calcext:value-type="float">
            <text:p>8</text:p>
          </table:table-cell>
          <table:table-cell table:style-name="ce1794" office:value-type="float" office:value="13" calcext:value-type="float">
            <text:p>13</text:p>
          </table:table-cell>
          <table:table-cell table:style-name="ce1763" office:value-type="float" office:value="4" calcext:value-type="float">
            <text:p>4</text:p>
          </table:table-cell>
          <table:table-cell table:style-name="ce1875" office:value-type="float" office:value="7" calcext:value-type="float">
            <text:p>7</text:p>
          </table:table-cell>
          <table:table-cell table:style-name="ce1878" office:value-type="string" calcext:value-type="string">
            <text:p>íjászat</text:p>
          </table:table-cell>
          <table:table-cell table:style-name="ce1966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3">
          <table:table-cell/>
          <table:table-cell table:style-name="ce1765" office:value-type="string" calcext:value-type="string">
            <text:p>Fúvócső, kicsi</text:p>
          </table:table-cell>
          <table:table-cell table:style-name="ce1765" office:value-type="string" calcext:value-type="string">
            <text:p>egykezes</text:p>
          </table:table-cell>
          <table:table-cell table:style-name="ce1791" office:value-type="string" calcext:value-type="string">
            <text:p>spec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0" calcext:value-type="float">
            <text:p>0</text:p>
          </table:table-cell>
          <table:table-cell table:style-name="ce1857"/>
          <table:table-cell table:style-name="ce1871"/>
          <table:table-cell table:style-name="ce1791" office:value-type="string" calcext:value-type="string">
            <text:p>16m</text:p>
          </table:table-cell>
          <table:table-cell table:style-name="ce1791" office:value-type="float" office:value="10" calcext:value-type="float">
            <text:p>10</text:p>
          </table:table-cell>
          <table:table-cell table:style-name="ce1791" office:value-type="float" office:value="8" calcext:value-type="float">
            <text:p>8</text:p>
          </table:table-cell>
          <table:table-cell table:style-name="ce1765" office:value-type="float" office:value="1" calcext:value-type="float">
            <text:p>1</text:p>
          </table:table-cell>
          <table:table-cell table:style-name="ce1874" office:value-type="float" office:value="9" calcext:value-type="float">
            <text:p>9</text:p>
          </table:table-cell>
          <table:table-cell table:style-name="ce1885" office:value-type="string" calcext:value-type="string">
            <text:p>íjászat</text:p>
          </table:table-cell>
          <table:table-cell table:style-name="ce1967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3">
          <table:table-cell table:style-name="ce1750"/>
          <table:table-cell table:style-name="ce1765" office:value-type="string" calcext:value-type="string">
            <text:p>Fúvócső, vadász</text:p>
          </table:table-cell>
          <table:table-cell table:style-name="ce1765" office:value-type="string" calcext:value-type="string">
            <text:p>kétkezes</text:p>
          </table:table-cell>
          <table:table-cell table:style-name="ce1791" office:value-type="float" office:value="-10" calcext:value-type="float">
            <text:p>-10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0" calcext:value-type="float">
            <text:p>0</text:p>
          </table:table-cell>
          <table:table-cell table:style-name="ce1857" table:number-columns-repeated="2"/>
          <table:table-cell table:style-name="ce1791" office:value-type="string" calcext:value-type="string">
            <text:p>30m</text:p>
          </table:table-cell>
          <table:table-cell table:style-name="ce1791" office:value-type="float" office:value="5" calcext:value-type="float">
            <text:p>5</text:p>
          </table:table-cell>
          <table:table-cell table:style-name="ce1791" office:value-type="float" office:value="10" calcext:value-type="float">
            <text:p>10</text:p>
          </table:table-cell>
          <table:table-cell table:style-name="ce1765" office:value-type="float" office:value="1" calcext:value-type="float">
            <text:p>1</text:p>
          </table:table-cell>
          <table:table-cell table:style-name="ce1874" office:value-type="float" office:value="10" calcext:value-type="float">
            <text:p>10</text:p>
          </table:table-cell>
          <table:table-cell table:style-name="ce1885" office:value-type="string" calcext:value-type="string">
            <text:p>íjászat</text:p>
          </table:table-cell>
          <table:table-cell table:style-name="ce1967"/>
          <table:table-cell table:style-name="ce1678" table:number-columns-repeated="241"/>
          <table:table-cell table:number-columns-repeated="16128"/>
        </table:table-row>
        <table:table-row table:style-name="ro3">
          <table:table-cell table:style-name="ce1744" office:value-type="string" calcext:value-type="string">
            <text:p>Lövész lőfegyverek</text:p>
          </table:table-cell>
          <table:table-cell table:style-name="ce1761" office:value-type="string" calcext:value-type="string">
            <text:p>Kézi nyílpuska</text:p>
          </table:table-cell>
          <table:table-cell table:style-name="ce1761" office:value-type="string" calcext:value-type="string">
            <text:p>egykezes</text:p>
          </table:table-cell>
          <table:table-cell table:style-name="ce1761" office:value-type="float" office:value="0" calcext:value-type="float">
            <text:p>0</text:p>
          </table:table-cell>
          <table:table-cell table:style-name="ce1761" office:value-type="string" calcext:value-type="string">
            <text:p>S</text:p>
          </table:table-cell>
          <table:table-cell table:style-name="ce1761" office:value-type="float" office:value="0" calcext:value-type="float">
            <text:p>0</text:p>
          </table:table-cell>
          <table:table-cell table:style-name="ce1856"/>
          <table:table-cell table:style-name="ce1869"/>
          <table:table-cell table:style-name="ce1786" office:value-type="string" calcext:value-type="string">
            <text:p>20m</text:p>
          </table:table-cell>
          <table:table-cell table:style-name="ce1761" office:value-type="float" office:value="8" calcext:value-type="float">
            <text:p>8</text:p>
          </table:table-cell>
          <table:table-cell table:style-name="ce1761" office:value-type="float" office:value="10" calcext:value-type="float">
            <text:p>10</text:p>
          </table:table-cell>
          <table:table-cell table:style-name="ce1761" office:value-type="float" office:value="3" calcext:value-type="float">
            <text:p>3</text:p>
          </table:table-cell>
          <table:table-cell table:style-name="ce1873" office:value-type="float" office:value="10" calcext:value-type="float">
            <text:p>10</text:p>
          </table:table-cell>
          <table:table-cell table:style-name="ce1878" office:value-type="string" calcext:value-type="string">
            <text:p>lövészet</text:p>
          </table:table-cell>
          <table:table-cell table:style-name="ce1961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30">
          <table:table-cell/>
          <table:table-cell table:style-name="ce1763" office:value-type="string" calcext:value-type="string">
            <text:p>Nyílpuska</text:p>
          </table:table-cell>
          <table:table-cell table:style-name="ce1763" office:value-type="string" calcext:value-type="string">
            <text:p>kétkezes</text:p>
          </table:table-cell>
          <table:table-cell table:style-name="ce1763" office:value-type="float" office:value="6" calcext:value-type="float">
            <text:p>6</text:p>
          </table:table-cell>
          <table:table-cell table:style-name="ce1763" office:value-type="string" calcext:value-type="string">
            <text:p>S</text:p>
          </table:table-cell>
          <table:table-cell table:style-name="ce1794" office:value-type="float" office:value="8" calcext:value-type="float">
            <text:p>8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50m</text:p>
          </table:table-cell>
          <table:table-cell table:style-name="ce1763" office:value-type="float" office:value="4" calcext:value-type="float">
            <text:p>4</text:p>
          </table:table-cell>
          <table:table-cell table:style-name="ce1763" office:value-type="float" office:value="16" calcext:value-type="float">
            <text:p>16</text:p>
          </table:table-cell>
          <table:table-cell table:style-name="ce1763" office:value-type="float" office:value="4" calcext:value-type="float">
            <text:p>4</text:p>
          </table:table-cell>
          <table:table-cell table:style-name="ce1875" office:value-type="float" office:value="13" calcext:value-type="float">
            <text:p>13</text:p>
          </table:table-cell>
          <table:table-cell table:style-name="ce1878" office:value-type="string" calcext:value-type="string">
            <text:p>lövészet</text:p>
          </table:table-cell>
          <table:table-cell table:style-name="ce1964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3">
          <table:table-cell/>
          <table:table-cell table:style-name="ce1763" office:value-type="string" calcext:value-type="string">
            <text:p>Nehéz nyílpuska</text:p>
          </table:table-cell>
          <table:table-cell table:style-name="ce1763" office:value-type="string" calcext:value-type="string">
            <text:p>kétkezes</text:p>
          </table:table-cell>
          <table:table-cell table:style-name="ce1763" office:value-type="float" office:value="14" calcext:value-type="float">
            <text:p>14</text:p>
          </table:table-cell>
          <table:table-cell table:style-name="ce1763" office:value-type="string" calcext:value-type="string">
            <text:p>S</text:p>
          </table:table-cell>
          <table:table-cell table:style-name="ce1794" office:value-type="float" office:value="15" calcext:value-type="float">
            <text:p>15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80m</text:p>
          </table:table-cell>
          <table:table-cell table:style-name="ce1763" office:value-type="float" office:value="1" calcext:value-type="float">
            <text:p>1</text:p>
          </table:table-cell>
          <table:table-cell table:style-name="ce1763" office:value-type="float" office:value="16" calcext:value-type="float">
            <text:p>16</text:p>
          </table:table-cell>
          <table:table-cell table:style-name="ce1763" office:value-type="float" office:value="4" calcext:value-type="float">
            <text:p>4</text:p>
          </table:table-cell>
          <table:table-cell table:style-name="ce1875" office:value-type="float" office:value="16" calcext:value-type="float">
            <text:p>16</text:p>
          </table:table-cell>
          <table:table-cell table:style-name="ce1878" office:value-type="string" calcext:value-type="string">
            <text:p>lövészet</text:p>
          </table:table-cell>
          <table:table-cell table:style-name="ce1964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30">
          <table:table-cell/>
          <table:table-cell table:style-name="ce1763" office:value-type="string" calcext:value-type="string">
            <text:p>Shadoni páncéltörő</text:p>
          </table:table-cell>
          <table:table-cell table:style-name="ce1763" office:value-type="string" calcext:value-type="string">
            <text:p>kétkezes</text:p>
          </table:table-cell>
          <table:table-cell table:style-name="ce1763" office:value-type="float" office:value="20" calcext:value-type="float">
            <text:p>20</text:p>
          </table:table-cell>
          <table:table-cell table:style-name="ce1763" office:value-type="string" calcext:value-type="string">
            <text:p>Z</text:p>
          </table:table-cell>
          <table:table-cell table:style-name="ce1794" office:value-type="float" office:value="20" calcext:value-type="float">
            <text:p>2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20m</text:p>
          </table:table-cell>
          <table:table-cell table:number-columns-repeated="2" table:style-name="ce1763" office:value-type="float" office:value="0" calcext:value-type="float">
            <text:p>0</text:p>
          </table:table-cell>
          <table:table-cell table:style-name="ce1763" office:value-type="float" office:value="4" calcext:value-type="float">
            <text:p>4</text:p>
          </table:table-cell>
          <table:table-cell table:style-name="ce1875" office:value-type="string" calcext:value-type="string">
            <text:p>-</text:p>
          </table:table-cell>
          <table:table-cell table:style-name="ce1878" office:value-type="string" calcext:value-type="string">
            <text:p>lövészet</text:p>
          </table:table-cell>
          <table:table-cell table:style-name="ce1964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3">
          <table:table-cell/>
          <table:table-cell table:style-name="ce1763" office:value-type="string" calcext:value-type="string">
            <text:p>Kharei nyílpuska</text:p>
          </table:table-cell>
          <table:table-cell table:style-name="ce1763" office:value-type="string" calcext:value-type="string">
            <text:p>egykezes</text:p>
          </table:table-cell>
          <table:table-cell table:style-name="ce1763" office:value-type="float" office:value="3" calcext:value-type="float">
            <text:p>3</text:p>
          </table:table-cell>
          <table:table-cell table:style-name="ce1763" office:value-type="string" calcext:value-type="string">
            <text:p>S</text:p>
          </table:table-cell>
          <table:table-cell table:style-name="ce1763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50m</text:p>
          </table:table-cell>
          <table:table-cell table:style-name="ce1763" office:value-type="float" office:value="5" calcext:value-type="float">
            <text:p>5</text:p>
          </table:table-cell>
          <table:table-cell table:style-name="ce1763" office:value-type="float" office:value="14" calcext:value-type="float">
            <text:p>14</text:p>
          </table:table-cell>
          <table:table-cell table:style-name="ce1763" office:value-type="float" office:value="4" calcext:value-type="float">
            <text:p>4</text:p>
          </table:table-cell>
          <table:table-cell table:style-name="ce1875" office:value-type="float" office:value="6" calcext:value-type="float">
            <text:p>6</text:p>
          </table:table-cell>
          <table:table-cell table:style-name="ce1878" office:value-type="string" calcext:value-type="string">
            <text:p>lövészet</text:p>
          </table:table-cell>
          <table:table-cell table:style-name="ce1964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30">
          <table:table-cell table:style-name="ce1747"/>
          <table:table-cell table:style-name="ce1766" office:value-type="string" calcext:value-type="string">
            <text:p>Aquir nyílpuska</text:p>
          </table:table-cell>
          <table:table-cell table:style-name="ce1766" office:value-type="string" calcext:value-type="string">
            <text:p>egykezes</text:p>
          </table:table-cell>
          <table:table-cell table:style-name="ce1766" office:value-type="string" calcext:value-type="string">
            <text:p>halál / +6</text:p>
          </table:table-cell>
          <table:table-cell table:style-name="ce1766" office:value-type="string" calcext:value-type="string">
            <text:p>S</text:p>
          </table:table-cell>
          <table:table-cell table:style-name="ce1766" office:value-type="float" office:value="20" calcext:value-type="float">
            <text:p>20</text:p>
          </table:table-cell>
          <table:table-cell table:style-name="ce1860" table:number-columns-repeated="2"/>
          <table:table-cell table:style-name="ce1809" office:value-type="string" calcext:value-type="string">
            <text:p>50m</text:p>
          </table:table-cell>
          <table:table-cell table:style-name="ce1766" office:value-type="float" office:value="8" calcext:value-type="float">
            <text:p>8</text:p>
          </table:table-cell>
          <table:table-cell table:style-name="ce1766" office:value-type="float" office:value="16" calcext:value-type="float">
            <text:p>16</text:p>
          </table:table-cell>
          <table:table-cell table:style-name="ce1766" office:value-type="float" office:value="4" calcext:value-type="float">
            <text:p>4</text:p>
          </table:table-cell>
          <table:table-cell table:style-name="ce1877" office:value-type="float" office:value="7" calcext:value-type="float">
            <text:p>7</text:p>
          </table:table-cell>
          <table:table-cell table:style-name="ce1881" office:value-type="string" calcext:value-type="string">
            <text:p>lövészet</text:p>
          </table:table-cell>
          <table:table-cell table:style-name="ce1977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977"/>
          <table:table-cell table:style-name="ce429" table:number-columns-repeated="240"/>
          <table:table-cell table:number-columns-repeated="16128"/>
        </table:table-row>
        <table:table-row table:style-name="ro3">
          <table:table-cell table:style-name="ce1709"/>
          <table:table-cell table:number-columns-repeated="12"/>
          <table:table-cell table:style-name="ce639"/>
          <table:table-cell table:number-columns-repeated="16370"/>
        </table:table-row>
        <table:table-row table:style-name="ro3">
          <table:table-cell table:number-columns-repeated="13"/>
          <table:table-cell table:style-name="ce639"/>
          <table:table-cell table:number-columns-repeated="16370"/>
        </table:table-row>
        <table:table-row table:style-name="ro3">
          <table:table-cell table:number-columns-repeated="2"/>
          <table:table-cell table:style-name="ce1782"/>
          <table:table-cell table:number-columns-repeated="10"/>
          <table:table-cell table:style-name="ce639"/>
          <table:table-cell table:number-columns-repeated="16370"/>
        </table:table-row>
        <table:table-row table:style-name="ro3" table:number-rows-repeated="65439">
          <table:table-cell table:number-columns-repeated="13"/>
          <table:table-cell table:style-name="ce639"/>
          <table:table-cell table:number-columns-repeated="16370"/>
        </table:table-row>
        <table:table-row table:style-name="ro3" table:number-rows-repeated="98304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épzettséglista" table:style-name="ta5"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7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62"/>
          <table:covered-table-cell table:style-name="ce1421"/>
          <table:covered-table-cell table:style-name="ce1746"/>
          <table:covered-table-cell table:style-name="ce1421"/>
          <table:table-cell table:style-name="ce662"/>
          <table:table-cell table:number-columns-repeated="3"/>
        </table:table-row>
        <table:table-row table:style-name="ro4">
          <table:table-cell table:style-name="ce1464"/>
          <table:table-cell table:style-name="ce1413"/>
          <table:table-cell table:style-name="ce662"/>
          <table:table-cell table:style-name="ce1413"/>
          <table:table-cell table:style-name="ce1746"/>
          <table:table-cell table:style-name="ce1413"/>
          <table:table-cell table:style-name="ce662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05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622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05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05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05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622" table:content-validation-name="val199" office:value-type="string" calcext:value-type="string">
            <text:p><text:span text:style-name="T34"><text:a xlink:href="https://github.com/kaktusztea/km100/blob/master/md/kepzettsegek.szekunder/szakma.md" xlink:type="simple">Szakma</text:a></text:span><text:span text:style-name="T34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05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05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622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622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05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622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622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622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622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622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7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622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622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622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622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622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622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622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622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05"/>
          <table:table-cell table:style-name="Default"/>
          <table:table-cell table:style-name="ce405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622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05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622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05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622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22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22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622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622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622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4"><text:a xlink:href="https://github.com/kaktusztea/km100/blob/master/md/kepzettsegek.primer.misztikus/osi_nyelv_ismerete.md" xlink:type="simple">Ősi nyelv ismerete</text:a></text:span><text:span text:style-name="T34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3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3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3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3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3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3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3" table:number-rows-repeated="7">
          <table:table-cell table:style-name="Default" table:number-columns-repeated="3"/>
          <table:table-cell table:number-columns-repeated="7"/>
        </table:table-row>
        <table:table-row table:style-name="ro3" table:number-rows-repeated="1048512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Fortélylista" table:style-name="ta5">
        <table:table-column table:style-name="co67" table:default-cell-style-name="ce2052"/>
        <table:table-column table:style-name="co68" table:default-cell-style-name="ce2066"/>
        <table:table-column table:style-name="co69" table:default-cell-style-name="ce2076"/>
        <table:table-column table:style-name="co70" table:default-cell-style-name="ce2052"/>
        <table:table-column table:style-name="co71" table:default-cell-style-name="ce2087"/>
        <table:table-column table:style-name="co72" table:default-cell-style-name="ce2052"/>
        <table:table-column table:style-name="co73" table:default-cell-style-name="ce2052"/>
        <table:table-column table:style-name="co74" table:default-cell-style-name="ce2052"/>
        <table:table-column table:style-name="co75" table:default-cell-style-name="ce2107"/>
        <table:table-column table:style-name="co76" table:default-cell-style-name="ce2052"/>
        <table:table-column table:style-name="co77" table:default-cell-style-name="ce2052"/>
        <table:table-column table:style-name="co78" table:default-cell-style-name="Default"/>
        <table:table-column table:style-name="co79" table:default-cell-style-name="ce2052"/>
        <table:table-column table:style-name="co80" table:default-cell-style-name="ce2052"/>
        <table:table-column table:style-name="co7" table:default-cell-style-name="ce2052"/>
        <table:table-column table:style-name="co81" table:default-cell-style-name="Default"/>
        <table:table-row table:style-name="ro4">
          <table:table-cell table:style-name="ce2051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65"/>
          <table:covered-table-cell table:style-name="ce2075"/>
          <table:covered-table-cell table:style-name="ce1718"/>
          <table:covered-table-cell table:style-name="ce1719"/>
          <table:covered-table-cell table:number-columns-repeated="3" table:style-name="ce1718"/>
          <table:covered-table-cell table:style-name="ce2106"/>
          <table:covered-table-cell table:number-columns-repeated="2" table:style-name="ce1718"/>
          <table:covered-table-cell/>
          <table:covered-table-cell table:style-name="ce1718"/>
          <table:covered-table-cell table:number-columns-repeated="3"/>
        </table:table-row>
        <table:table-row table:style-name="ro3">
          <table:table-cell table:number-columns-repeated="4"/>
          <table:table-cell table:style-name="ce1719"/>
          <table:table-cell table:style-name="ce1718"/>
          <table:table-cell table:number-columns-repeated="10"/>
        </table:table-row>
        <table:table-row table:style-name="ro3">
          <table:table-cell table:style-name="ce2058" office:value-type="string" calcext:value-type="string">
            <text:p>Általános fortélyok</text:p>
          </table:table-cell>
          <table:table-cell table:style-name="ce2067" office:value-type="string" calcext:value-type="string">
            <text:p>Max fok</text:p>
          </table:table-cell>
          <table:table-cell table:style-name="ce2067" office:value-type="string" calcext:value-type="string">
            <text:p>Kiterjeszti</text:p>
          </table:table-cell>
          <table:table-cell/>
          <table:table-cell table:style-name="ce2086" office:value-type="string" calcext:value-type="string">
            <text:p>Kiemelt Fortélyok</text:p>
          </table:table-cell>
          <table:table-cell table:style-name="ce1718"/>
          <table:table-cell/>
          <table:table-cell table:style-name="ce2086" office:value-type="string" calcext:value-type="string">
            <text:p>Faj Hátterek</text:p>
          </table:table-cell>
          <table:table-cell table:style-name="ce2086" office:value-type="string" calcext:value-type="string">
            <text:p>Karma Hátterek</text:p>
          </table:table-cell>
          <table:table-cell table:style-name="ce2086" office:value-type="string" calcext:value-type="string">
            <text:p>Leíró Hátterek</text:p>
          </table:table-cell>
          <table:table-cell/>
          <table:table-cell table:style-name="ce2058" office:value-type="string" calcext:value-type="string">
            <text:p>Nyelvek</text:p>
          </table:table-cell>
          <table:table-cell table:style-name="ce2086" office:value-type="string" calcext:value-type="string">
            <text:p>Rövidítés</text:p>
          </table:table-cell>
          <table:table-cell table:style-name="Default"/>
          <table:table-cell table:style-name="ce2058" office:value-type="string" calcext:value-type="string">
            <text:p>Varázslási módszerek</text:p>
          </table:table-cell>
          <table:table-cell table:style-name="ce2052"/>
        </table:table-row>
        <table:table-row table:style-name="ro3">
          <table:table-cell table:style-name="ce2059"/>
          <table:table-cell table:style-name="ce2068"/>
          <table:table-cell table:style-name="ce2077"/>
          <table:table-cell/>
          <table:table-cell table:style-name="Default"/>
          <table:table-cell table:style-name="ce1718"/>
          <table:table-cell/>
          <table:table-cell table:style-name="ce2059"/>
          <table:table-cell table:style-name="ce2052"/>
          <table:table-cell table:style-name="Default"/>
          <table:table-cell/>
          <table:table-cell table:style-name="ce2087"/>
          <table:table-cell/>
          <table:table-cell table:style-name="Default"/>
          <table:table-cell/>
          <table:table-cell table:style-name="ce2052"/>
        </table:table-row>
        <table:table-row table:style-name="ro17">
          <table:table-cell office:value-type="string" calcext:value-type="string">
            <text:p>➖➖➖ Érzék ➖➖➖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718"/>
          <table:table-cell/>
          <table:table-cell table:style-name="ce2063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52" office:value-type="string" calcext:value-type="string">
            <text:p>Alkoholista</text:p>
          </table:table-cell>
          <table:table-cell table:style-name="ce2109" office:value-type="string" calcext:value-type="string">
            <text:p><text:span text:style-name="T28">➖➖➖ </text:span><text:span text:style-name="T49">Származás </text:span><text:span text:style-name="T50">➖➖➖</text:span></text:p>
          </table:table-cell>
          <table:table-cell/>
          <table:table-cell table:style-name="ce2087" office:value-type="string" calcext:value-type="string">
            <text:p><text:span text:style-name="T28">➖➖➖ </text:span><text:span text:style-name="T51">Godoni nyelvek </text:span><text:span text:style-name="T52">➖➖➖</text:span></text:p>
          </table:table-cell>
          <table:table-cell/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718"/>
          <table:table-cell/>
          <table:table-cell table:style-name="ce2063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52" office:value-type="string" calcext:value-type="string">
            <text:p>Bajnok</text:p>
          </table:table-cell>
          <table:table-cell table:style-name="ce2063" office:value-type="string" calcext:value-type="string">
            <text:p>Árva</text:p>
          </table:table-cell>
          <table:table-cell/>
          <table:table-cell table:style-name="ce208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span text:style-name="T44"><text:a xlink:href="https://github.com/kaktusztea/km100/blob/master/md/fortelyok.kiemelt/nyelvismeret.md" xlink:type="simple">Nyelvismeret</text:a></text:span><text:span text:style-name="T44"> 🔁</text:span></text:p>
          </table:table-cell>
          <table:table-cell table:style-name="ce1718"/>
          <table:table-cell/>
          <table:table-cell table:style-name="ce2063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52" office:value-type="string" calcext:value-type="string">
            <text:p>Bukott</text:p>
          </table:table-cell>
          <table:table-cell table:style-name="ce2063" office:value-type="string" calcext:value-type="string">
            <text:p>Erdőlakó</text:p>
          </table:table-cell>
          <table:table-cell/>
          <table:table-cell table:style-name="ce208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63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52" office:value-type="string" calcext:value-type="string">
            <text:p>Gyerekgyilkos</text:p>
          </table:table-cell>
          <table:table-cell table:style-name="ce2063" office:value-type="string" calcext:value-type="string">
            <text:p>Jobbágy</text:p>
          </table:table-cell>
          <table:table-cell/>
          <table:table-cell table:style-name="ce208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6" office:value-type="string" calcext:value-type="string">
            <text:p>Szabad Fortélyok</text:p>
          </table:table-cell>
          <table:table-cell table:style-name="ce2101" office:value-type="string" calcext:value-type="string">
            <text:p>Kiterjeszti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52" office:value-type="string" calcext:value-type="string">
            <text:p>Gyilkos</text:p>
          </table:table-cell>
          <table:table-cell table:style-name="ce2063" office:value-type="string" calcext:value-type="string">
            <text:p>Nemes</text:p>
          </table:table-cell>
          <table:table-cell/>
          <table:table-cell table:style-name="ce2087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2059"/>
          <table:table-cell table:style-name="ce2102"/>
          <table:table-cell/>
          <table:table-cell table:style-name="ce2063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52" office:value-type="string" calcext:value-type="string">
            <text:p>Hírhedt</text:p>
          </table:table-cell>
          <table:table-cell table:style-name="ce2063" office:value-type="string" calcext:value-type="string">
            <text:p>Polgár</text:p>
          </table:table-cell>
          <table:table-cell/>
          <table:table-cell table:style-name="ce208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8"/>
          <table:table-cell/>
          <table:table-cell table:style-name="ce2063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03" office:value-type="string" calcext:value-type="string">
            <text:p><text:span text:style-name="T45">🟩</text:span> Befolyásolás, Emberismeret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52" office:value-type="string" calcext:value-type="string">
            <text:p>Hős</text:p>
          </table:table-cell>
          <table:table-cell table:style-name="ce2063" office:value-type="string" calcext:value-type="string">
            <text:p>Városlakó</text:p>
          </table:table-cell>
          <table:table-cell/>
          <table:table-cell table:style-name="ce208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32">
          <table:table-cell table:style-name="ce2061" office:value-type="string" calcext:value-type="string">
            <text:p>➖➖➖ Általános ➖➖➖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03" office:value-type="string" calcext:value-type="string">
            <text:p><text:span text:style-name="T46">🟥</text:span> Kvantikum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52" office:value-type="string" calcext:value-type="string">
            <text:p>Mágikus Összhang</text:p>
          </table:table-cell>
          <table:table-cell table:style-name="ce2109" office:value-type="string" calcext:value-type="string">
            <text:p><text:span text:style-name="T28">➖➖➖ Jellem, fóbiák, hobbik</text:span><text:span text:style-name="T49"> </text:span><text:span text:style-name="T50">➖➖➖ </text:span></text:p>
          </table:table-cell>
          <table:table-cell/>
          <table:table-cell table:style-name="ce208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32">
          <table:table-cell table:style-name="ce2060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03" office:value-type="string" calcext:value-type="string">
            <text:p><text:span text:style-name="T38">🟩</text:span><text:span text:style-name="T47"> </text:span>Befolyásolás, Emberismeret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52" office:value-type="string" calcext:value-type="string">
            <text:p>Profán</text:p>
          </table:table-cell>
          <table:table-cell table:style-name="ce2109" office:value-type="string" calcext:value-type="string">
            <text:p>Élet</text:p>
          </table:table-cell>
          <table:table-cell/>
          <table:table-cell table:style-name="ce208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32">
          <table:table-cell table:style-name="ce2060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03" office:value-type="string" calcext:value-type="string">
            <text:p><text:span text:style-name="T38">🟩</text:span><text:span text:style-name="T47"> </text:span>Előadóművészet, Művészetismeret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09" office:value-type="string" calcext:value-type="string">
            <text:p>Rend</text:p>
          </table:table-cell>
          <table:table-cell/>
          <table:table-cell table:style-name="ce208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32">
          <table:table-cell table:style-name="ce2060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03" office:value-type="string" calcext:value-type="string">
            <text:p>Érzékenység Tulajdonságodat segíti ízlelés esetén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09" office:value-type="string" calcext:value-type="string">
            <text:p>Halál</text:p>
          </table:table-cell>
          <table:table-cell/>
          <table:table-cell table:style-name="ce208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32">
          <table:table-cell table:style-name="ce2060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03" office:value-type="string" calcext:value-type="string">
            <text:p>Érzékenység Tulajdonságodat segíti tapintás esetén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09" office:value-type="string" calcext:value-type="string">
            <text:p>Káosz</text:p>
          </table:table-cell>
          <table:table-cell/>
          <table:table-cell table:style-name="ce208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03" office:value-type="string" calcext:value-type="string">
            <text:p><text:span text:style-name="T38">🟩 </text:span>Művészetismeret;  <text:span text:style-name="T40">🟥 </text:span><text:span text:style-name="T47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63" office:value-type="string" calcext:value-type="string">
            <text:p>Alattomos</text:p>
          </table:table-cell>
          <table:table-cell/>
          <table:table-cell table:style-name="ce208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03" office:value-type="string" calcext:value-type="string">
            <text:p><text:span text:style-name="T38">🟩 </text:span>Befolyásolás, Emberismeret, Nyomozás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Álmodozó</text:p>
          </table:table-cell>
          <table:table-cell/>
          <table:table-cell table:style-name="ce208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03" office:value-type="string" calcext:value-type="string">
            <text:p><text:span text:style-name="T38">🟩</text:span><text:span text:style-name="T47">Lexikum, </text:span>Nyomozás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Autoriter</text:p>
          </table:table-cell>
          <table:table-cell/>
          <table:table-cell table:style-name="ce208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33">
          <table:table-cell table:style-name="ce90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42" office:value-type="float" office:value="1" calcext:value-type="float">
            <text:p>1</text:p>
          </table:table-cell>
          <table:table-cell table:style-name="ce2079" office:value-type="string" calcext:value-type="string">
            <text:p><text:span text:style-name="T38">🟩 </text:span>Értékbecslés, Képzőművészet, Szakma: <text:span text:style-name="T39">asztalos, cipész, szabó, ékszerész, pénzverő, stb. </text:span>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03" office:value-type="string" calcext:value-type="string">
            <text:p><text:span text:style-name="T38">🟩</text:span><text:span text:style-name="T47"> </text:span>Előadóművészet, Művészetismeret</text:p>
          </table:table-cell>
          <table:table-cell/>
          <table:table-cell table:style-name="ce2086" office:value-type="string" calcext:value-type="string">
            <text:p>Kultúrkörök</text:p>
          </table:table-cell>
          <table:table-cell table:style-name="Default"/>
          <table:table-cell table:style-name="ce2063" office:value-type="string" calcext:value-type="string">
            <text:p>Barátságos</text:p>
          </table:table-cell>
          <table:table-cell/>
          <table:table-cell table:style-name="ce208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8"/>
          <table:table-cell/>
          <table:table-cell table:style-name="ce90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03" office:value-type="string" calcext:value-type="string">
            <text:p><text:span text:style-name="T38">🟩</text:span><text:span text:style-name="T47"> </text:span>Lexikum, Nyomozás, Szakma: hivatalnok</text:p>
          </table:table-cell>
          <table:table-cell table:number-columns-repeated="2"/>
          <table:table-cell table:style-name="Default"/>
          <table:table-cell table:style-name="ce2063" office:value-type="string" calcext:value-type="string">
            <text:p>Cinikus</text:p>
          </table:table-cell>
          <table:table-cell/>
          <table:table-cell table:style-name="ce208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03" office:value-type="string" calcext:value-type="string">
            <text:p><text:span text:style-name="T38">🟩</text:span><text:span text:style-name="T47"> </text:span>Művészetismeret;  <text:span text:style-name="T40">🟥 </text:span><text:span text:style-name="T47">Képzőművészet</text:span></text:p>
          </table:table-cell>
          <table:table-cell/>
          <table:table-cell table:style-name="ce2063" office:value-type="string" calcext:value-type="string">
            <text:p>toroni</text:p>
          </table:table-cell>
          <table:table-cell table:style-name="Default"/>
          <table:table-cell table:style-name="ce2063" office:value-type="string" calcext:value-type="string">
            <text:p>Gondoskodó</text:p>
          </table:table-cell>
          <table:table-cell/>
          <table:table-cell table:style-name="ce208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38">🟩 </text:span>Észlelés, Természetjárás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03" office:value-type="string" calcext:value-type="string">
            <text:p><text:span text:style-name="T47">🟩 Nyomozás;  🟩Emberismeret</text:span></text:p>
          </table:table-cell>
          <table:table-cell/>
          <table:table-cell table:style-name="ce2063" office:value-type="string" calcext:value-type="string">
            <text:p>pyarroni</text:p>
          </table:table-cell>
          <table:table-cell table:style-name="Default"/>
          <table:table-cell table:style-name="ce2063" office:value-type="string" calcext:value-type="string">
            <text:p>Gyáva</text:p>
          </table:table-cell>
          <table:table-cell/>
          <table:table-cell table:style-name="ce208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04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63" office:value-type="string" calcext:value-type="string">
            <text:p>shadoni</text:p>
          </table:table-cell>
          <table:table-cell table:style-name="Default"/>
          <table:table-cell table:style-name="ce2063" office:value-type="string" calcext:value-type="string">
            <text:p>Gyűjtögető</text:p>
          </table:table-cell>
          <table:table-cell/>
          <table:table-cell table:style-name="ce208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03" office:value-type="string" calcext:value-type="string">
            <text:p><text:span text:style-name="T38">🟩</text:span><text:span text:style-name="T47"> </text:span>Idomítás;  <text:span text:style-name="T40">🟥 </text:span>Lovaglás, Léglovaglás</text:p>
          </table:table-cell>
          <table:table-cell/>
          <table:table-cell table:style-name="ce2063" office:value-type="string" calcext:value-type="string">
            <text:p>gorviki</text:p>
          </table:table-cell>
          <table:table-cell table:style-name="ce2102"/>
          <table:table-cell table:style-name="ce2063" office:value-type="string" calcext:value-type="string">
            <text:p>Hallgatag</text:p>
          </table:table-cell>
          <table:table-cell/>
          <table:table-cell table:style-name="ce208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03" office:value-type="string" calcext:value-type="string">
            <text:p><text:span text:style-name="T38">🟩</text:span><text:span text:style-name="T47"> </text:span>Hadászat</text:p>
          </table:table-cell>
          <table:table-cell/>
          <table:table-cell table:style-name="ce2063" office:value-type="string" calcext:value-type="string">
            <text:p>kráni</text:p>
          </table:table-cell>
          <table:table-cell/>
          <table:table-cell table:style-name="ce2063" office:value-type="string" calcext:value-type="string">
            <text:p>Hiszékeny</text:p>
          </table:table-cell>
          <table:table-cell/>
          <table:table-cell table:style-name="ce208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38">🟩 </text:span>Természetjárás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03" office:value-type="string" calcext:value-type="string">
            <text:p><text:span text:style-name="T38">🟩 </text:span>Befolyásolás, Emberismeret</text:p>
          </table:table-cell>
          <table:table-cell/>
          <table:table-cell table:style-name="ce2063" office:value-type="string" calcext:value-type="string">
            <text:p>ibarai</text:p>
          </table:table-cell>
          <table:table-cell table:style-name="ce2104"/>
          <table:table-cell table:style-name="ce2063" office:value-type="string" calcext:value-type="string">
            <text:p>Idealista</text:p>
          </table:table-cell>
          <table:table-cell/>
          <table:table-cell table:style-name="ce208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03" office:value-type="string" calcext:value-type="string">
            <text:p><text:span text:style-name="T38">🟩 </text:span><text:span text:style-name="T47">Kvantikum, </text:span>Nyomozás, Szakma: hivatalnok</text:p>
          </table:table-cell>
          <table:table-cell/>
          <table:table-cell table:style-name="ce2063" office:value-type="string" calcext:value-type="string">
            <text:p>törpe</text:p>
          </table:table-cell>
          <table:table-cell table:style-name="ce2104"/>
          <table:table-cell table:style-name="ce2063" office:value-type="string" calcext:value-type="string">
            <text:p>Kígyóiszonyos</text:p>
          </table:table-cell>
          <table:table-cell/>
          <table:table-cell table:style-name="ce2087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03" office:value-type="string" calcext:value-type="string">
            <text:p><text:span text:style-name="T38">🟩 </text:span><text:span text:style-name="T47">Kvantikum, </text:span>Nyomozás</text:p>
          </table:table-cell>
          <table:table-cell/>
          <table:table-cell table:style-name="ce2063" office:value-type="string" calcext:value-type="string">
            <text:p>erv</text:p>
          </table:table-cell>
          <table:table-cell table:style-name="ce2104"/>
          <table:table-cell table:style-name="ce2063" office:value-type="string" calcext:value-type="string">
            <text:p>Megfontolt</text:p>
          </table:table-cell>
          <table:table-cell/>
          <table:table-cell table:style-name="ce208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03" office:value-type="string" calcext:value-type="string">
            <text:p><text:span text:style-name="T38">🟩 </text:span>Lexikum, Hadászat</text:p>
          </table:table-cell>
          <table:table-cell/>
          <table:table-cell table:style-name="ce2063" office:value-type="string" calcext:value-type="string">
            <text:p>elf</text:p>
          </table:table-cell>
          <table:table-cell table:style-name="ce2104"/>
          <table:table-cell table:style-name="ce2063" office:value-type="string" calcext:value-type="string">
            <text:p>Megbízhatatlan</text:p>
          </table:table-cell>
          <table:table-cell/>
          <table:table-cell table:style-name="ce2087" office:value-type="string" calcext:value-type="string">
            <text:p><text:span text:style-name="T53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03" office:value-type="string" calcext:value-type="string">
            <text:p><text:span text:style-name="T38">🟩 </text:span>Előadóművészet, Művészetismeret</text:p>
          </table:table-cell>
          <table:table-cell/>
          <table:table-cell table:style-name="Default"/>
          <table:table-cell table:style-name="ce2104"/>
          <table:table-cell table:style-name="ce2063" office:value-type="string" calcext:value-type="string">
            <text:p>Megbízható</text:p>
          </table:table-cell>
          <table:table-cell/>
          <table:table-cell table:style-name="ce2052" office:value-type="string" calcext:value-type="string">
            <text:p><text:span text:style-name="T28">➖➖➖ </text:span><text:span text:style-name="T51">Faj nyelvek </text:span><text:span text:style-name="T52">➖➖➖ </text:span></text:p>
          </table:table-cell>
          <table:table-cell table:number-columns-repeated="4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03" office:value-type="string" calcext:value-type="string">
            <text:p><text:span text:style-name="T38">🟩 </text:span><text:span text:style-name="T47">Művészetismeret;  </text:span><text:span text:style-name="T48">🟥 </text:span><text:span text:style-name="T47">Képzőművészet</text:span></text:p>
          </table:table-cell>
          <table:table-cell/>
          <table:table-cell table:style-name="Default"/>
          <table:table-cell table:style-name="ce2104"/>
          <table:table-cell table:style-name="ce2063" office:value-type="string" calcext:value-type="string">
            <text:p>Meggondolatlan</text:p>
          </table:table-cell>
          <table:table-cell/>
          <table:table-cell table:style-name="ce208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03" office:value-type="string" calcext:value-type="string">
            <text:p><text:span text:style-name="T38">🟩 </text:span>Befolyásolás, Emberismeret</text:p>
          </table:table-cell>
          <table:table-cell/>
          <table:table-cell table:style-name="Default"/>
          <table:table-cell table:style-name="ce2104"/>
          <table:table-cell table:style-name="ce2063" office:value-type="string" calcext:value-type="string">
            <text:p>Naív</text:p>
          </table:table-cell>
          <table:table-cell/>
          <table:table-cell table:style-name="ce208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03" office:value-type="string" calcext:value-type="string">
            <text:p><text:span text:style-name="T38">🟩 </text:span>Észlelés, Lopakodás/rejtőzés, Természetjárás, Vajákosság</text:p>
          </table:table-cell>
          <table:table-cell/>
          <table:table-cell table:style-name="Default"/>
          <table:table-cell table:style-name="ce2108"/>
          <table:table-cell table:style-name="ce2063" office:value-type="string" calcext:value-type="string">
            <text:p>Nagyképű</text:p>
          </table:table-cell>
          <table:table-cell/>
          <table:table-cell table:style-name="ce208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03" office:value-type="string" calcext:value-type="string">
            <text:p><text:span text:style-name="T38">🟩 </text:span>Észlelés, Lopakodás/rejtőzés, Természetjárás, Vajákosság</text:p>
          </table:table-cell>
          <table:table-cell/>
          <table:table-cell table:style-name="Default"/>
          <table:table-cell table:style-name="ce2108"/>
          <table:table-cell table:style-name="ce2063" office:value-type="string" calcext:value-type="string">
            <text:p>Nárcisztikus</text:p>
          </table:table-cell>
          <table:table-cell/>
          <table:table-cell table:style-name="ce208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70"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03" office:value-type="string" calcext:value-type="string">
            <text:p><text:span text:style-name="T38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Pókiszonyos</text:p>
          </table:table-cell>
          <table:table-cell/>
          <table:table-cell table:style-name="ce208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03" office:value-type="string" calcext:value-type="string">
            <text:p><text:span text:style-name="T38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Precíz</text:p>
          </table:table-cell>
          <table:table-cell/>
          <table:table-cell table:style-name="ce208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103" office:value-type="string" calcext:value-type="string">
            <text:p><text:span text:style-name="T38">🟩 </text:span>Hadásza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Szerény</text:p>
          </table:table-cell>
          <table:table-cell/>
          <table:table-cell table:style-name="ce208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5">➖➖➖ Tudományos ➖➖➖</text:span>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103" office:value-type="string" calcext:value-type="string">
            <text:p><text:span text:style-name="T38">🟩 </text:span>Hadásza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Talpnyaló</text:p>
          </table:table-cell>
          <table:table-cell/>
          <table:table-cell table:style-name="ce2087"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<text:span text:style-name="T41">Lexikum, </text:span>Nyomozás, Nekromancia arkánum</text:p>
          </table:table-cell>
          <table:table-cell/>
          <table:table-cell table:style-name="ce2063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103" office:value-type="string" calcext:value-type="string">
            <text:p><text:span text:style-name="T38">🟩 </text:span>Hadásza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Tiszteletreméltó</text:p>
          </table:table-cell>
          <table:table-cell/>
          <table:table-cell table:style-name="ce208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40">🟥 </text:span><text:span text:style-name="T41">Kvantikum;  </text:span><text:span text:style-name="T42">🟩</text:span><text:span text:style-name="T41"> </text:span>Nyomozás, Művészetismeret</text:p>
          </table:table-cell>
          <table:table-cell/>
          <table:table-cell table:style-name="ce2063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103" office:value-type="string" calcext:value-type="string">
            <text:p><text:span text:style-name="T38">🟩 </text:span>Hadásza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Teszetosza</text:p>
          </table:table-cell>
          <table:table-cell/>
          <table:table-cell table:style-name="ce208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103" office:value-type="string" calcext:value-type="string">
            <text:p><text:span text:style-name="T38">🟩 </text:span>Hadásza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Tériszonyos</text:p>
          </table:table-cell>
          <table:table-cell/>
          <table:table-cell table:style-name="ce2052" office:value-type="string" calcext:value-type="string">
            <text:p><text:span text:style-name="T28">➖➖➖ Kyr</text:span><text:span text:style-name="T51"> nyelvek </text:span><text:span text:style-name="T52">➖➖➖ </text:span></text:p>
          </table:table-cell>
          <table:table-cell table:number-columns-repeated="4"/>
        </table:table-row>
        <table:table-row table:style-name="ro33">
          <table:table-cell table:style-name="ce90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80" office:value-type="string" calcext:value-type="string">
            <text:p><text:span text:style-name="T40">🟥 </text:span>Kvantikum, Csapdaállítás, Szakma: <text:span text:style-name="T39">Fegyverkovács, Páncélkovács</text:span></text:p>
          </table:table-cell>
          <table:table-cell/>
          <table:table-cell table:style-name="ce2063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103" office:value-type="string" calcext:value-type="string">
            <text:p><text:span text:style-name="T38">🟩 </text:span>Hadásza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Tudálékos</text:p>
          </table:table-cell>
          <table:table-cell/>
          <table:table-cell table:style-name="ce208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902" office:value-type="string" calcext:value-type="string">
            <text:p><text:span text:style-name="T36"><text:a xlink:href="https://github.com/kaktusztea/km100/blob/master/md/fortelyok.altalanos/osi_kulturkor.md" xlink:type="simple">Ősi kultúrkör</text:a></text:span><text:span text:style-name="T36"> </text:span><text:span text:style-name="T37">🔁</text:span></text:p>
          </table:table-cell>
          <table:table-cell table:style-name="ce2070"/>
          <table:table-cell office:value-type="string" calcext:value-type="string">
            <text:p><text:span text:style-name="T40">🟥 </text:span><text:span text:style-name="T41">Lexikum, </text:span><text:span text:style-name="T42">🟩 </text:span><text:span text:style-name="T43">Értékbecslés</text:span>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03" office:value-type="string" calcext:value-type="string">
            <text:p><text:span text:style-name="T38">🟩 </text:span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8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7">
          <table:table-cell table:style-name="ce2063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40">🟥 </text:span>Lexikum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03" office:value-type="string" calcext:value-type="string">
            <text:p><text:span text:style-name="T40">🟥 </text:span>Előadóművészet, Művészetismeret, Etikett</text:p>
          </table:table-cell>
          <table:table-cell/>
          <table:table-cell table:style-name="Default" table:number-columns-repeated="2"/>
          <table:table-cell table:style-name="ce2109" office:value-type="string" calcext:value-type="string">
            <text:p><text:span text:style-name="T28">➖➖➖ </text:span><text:span text:style-name="T49">Küllem, fizikum </text:span><text:span text:style-name="T50">➖➖➖ </text:span></text:p>
          </table:table-cell>
          <table:table-cell/>
          <table:table-cell table:style-name="ce208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61" office:value-type="string" calcext:value-type="string">
            <text:p>➖➖➖ Befolyástól védő ➖➖➖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03" office:value-type="string" calcext:value-type="string">
            <text:p><text:span text:style-name="T40">🟥 </text:span>Etiket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Alacsony</text:p>
          </table:table-cell>
          <table:table-cell/>
          <table:table-cell table:style-name="ce208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03" office:value-type="string" calcext:value-type="string">
            <text:p><text:span text:style-name="T38">🟩 </text:span><text:span text:style-name="T47">Kvantikum, </text:span>Nyomozás, Hajózás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Albínó</text:p>
          </table:table-cell>
          <table:table-cell/>
          <table:table-cell table:style-name="ce208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103" office:value-type="string" calcext:value-type="string">
            <text:p><text:span text:style-name="T38">🟩 </text:span><text:span text:style-name="T47">Nyomozás;   </text:span><text:span text:style-name="T48">🟥 </text:span><text:span text:style-name="T47">Városi jártasság, Etikett</text:span>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Divatos</text:p>
          </table:table-cell>
          <table:table-cell/>
          <table:table-cell table:style-name="ce2052" office:value-type="string" calcext:value-type="string">
            <text:p><text:span text:style-name="T28">➖➖➖ Speciális</text:span><text:span text:style-name="T51"> nyelvek </text:span><text:span text:style-name="T52">➖➖➖ </text:span></text:p>
          </table:table-cell>
          <table:table-cell table:number-columns-repeated="4"/>
        </table:table-row>
        <table:table-row table:style-name="ro1">
          <table:table-cell table:style-name="Default" table:formula="of:=COUNTA([.A5:.A48])-4" office:value-type="float" office:value="40" calcext:value-type="float">
            <text:p>40</text:p>
          </table:table-cell>
          <table:table-cell table:style-name="ce742"/>
          <table:table-cell table:style-name="ce2083"/>
          <table:table-cell/>
          <table:table-cell table:style-name="ce90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03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Jóképű</text:p>
          </table:table-cell>
          <table:table-cell/>
          <table:table-cell table:style-name="ce2052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42"/>
          <table:table-cell table:style-name="ce2083"/>
          <table:table-cell table:style-name="Default"/>
          <table:table-cell table:style-name="ce90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03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Kövér</text:p>
          </table:table-cell>
          <table:table-cell/>
          <table:table-cell table:style-name="ce2052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42"/>
          <table:table-cell table:style-name="ce2083"/>
          <table:table-cell/>
          <table:table-cell table:style-name="ce90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03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Magas</text:p>
          </table:table-cell>
          <table:table-cell/>
          <table:table-cell table:style-name="ce2052"/>
          <table:table-cell table:style-name="ce2107"/>
          <table:table-cell table:number-columns-repeated="3"/>
        </table:table-row>
        <table:table-row table:style-name="ro1">
          <table:table-cell table:style-name="ce2058" office:value-type="string" calcext:value-type="string">
            <text:p>Harci fortélyok</text:p>
          </table:table-cell>
          <table:table-cell table:style-name="ce742"/>
          <table:table-cell table:style-name="ce2083"/>
          <table:table-cell/>
          <table:table-cell table:style-name="ce90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03" office:value-type="string" calcext:value-type="string">
            <text:p><text:span text:style-name="T47">🟥 </text:span>Előadóművésze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064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/>
          <table:table-cell table:style-name="ce2083"/>
          <table:table-cell table:style-name="Default"/>
          <table:table-cell table:style-name="ce90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03" office:value-type="string" calcext:value-type="string">
            <text:p><text:span text:style-name="T47">🟥 </text:span>Előadóművészet</text:p>
          </table:table-cell>
          <table:table-cell table:style-name="Default" table:number-columns-repeated="3"/>
          <table:table-cell table:style-name="ce2063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83"/>
          <table:table-cell table:style-name="Default"/>
          <table:table-cell table:style-name="ce2088" table:formula="of:=COUNTA([.E12:.E53])" office:value-type="float" office:value="42" calcext:value-type="float">
            <text:p>42</text:p>
          </table:table-cell>
          <table:table-cell table:style-name="ce2103"/>
          <table:table-cell table:style-name="Default" table:number-columns-repeated="3"/>
          <table:table-cell table:style-name="ce2063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2105"/>
          <table:table-cell table:style-name="Default" table:number-columns-repeated="3"/>
          <table:table-cell table:style-name="ce2063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72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063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63" office:value-type="string" calcext:value-type="string">
            <text:p>Vékony</text:p>
          </table:table-cell>
          <table:table-cell table:number-columns-repeated="6"/>
        </table:table-row>
        <table:table-row table:style-name="ro17">
          <table:table-cell table:style-name="ce90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109" office:value-type="string" calcext:value-type="string">
            <text:p><text:span text:style-name="T28">➖➖➖ </text:span><text:span text:style-name="T49">Viszony </text:span><text:span text:style-name="T50">➖➖➖ </text:span>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style-name="ce2108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8"/>
          <table:table-cell table:style-name="Default" table:number-columns-repeated="6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3">
          <table:table-cell table:number-columns-repeated="4"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➖➖ Általános harci fortélyok ➖➖</text:p>
          </table:table-cell>
          <table:table-cell/>
          <table:table-cell table:style-name="ce2078"/>
          <table:table-cell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83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42" office:value-type="float" office:value="1" calcext:value-type="float">
            <text:p>1</text:p>
          </table:table-cell>
          <table:table-cell table:style-name="ce2083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42" office:value-type="float" office:value="1" calcext:value-type="float">
            <text:p>1</text:p>
          </table:table-cell>
          <table:table-cell table:style-name="ce2083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">
          <table:table-cell office:value-type="string" calcext:value-type="string">
            <text:p>➖➖ Távolsági harci fortélyok ➖➖</text:p>
          </table:table-cell>
          <table:table-cell/>
          <table:table-cell table:style-name="ce2078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">
          <table:table-cell table:formula="of:=COUNTA([.A63:.A100])-4" office:value-type="float" office:value="34" calcext:value-type="float">
            <text:p>34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3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3">
          <table:table-cell table:style-name="ce2058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3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4" office:value-type="string" calcext:value-type="string">
            <text:p><text:span text:style-name="T31">➖➖ Harci mágia</text:span><text:span text:style-name="T32"> </text:span><text:span text:style-name="T33">➖➖</text:span></text:p>
          </table:table-cell>
          <table:table-cell table:style-name="ce205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64" office:value-type="string" calcext:value-type="string">
            <text:p><text:span text:style-name="T31">➖➖ Misztikus képességek</text:span><text:span text:style-name="T32"> </text:span><text:span text:style-name="T33">➖➖</text:span></text:p>
          </table:table-cell>
          <table:table-cell table:style-name="Default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64" office:value-type="string" calcext:value-type="string">
            <text:p><text:span text:style-name="T31">➖➖ Lényismeretek</text:span><text:span text:style-name="T32"> </text:span><text:span text:style-name="T33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3" table:number-rows-repeated="1048453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3">
          <table:table-cell table:style-name="ce2110" office:value-type="string" calcext:value-type="string">
            <text:p>Karakter pontok (KP) elosztása </text:p>
          </table:table-cell>
          <table:table-cell table:style-name="ce2110"/>
          <table:table-cell table:number-columns-repeated="16382"/>
        </table:table-row>
        <table:table-row table:style-name="ro27">
          <table:table-cell/>
          <table:table-cell table:style-name="ce2111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7">
          <table:table-cell office:value-type="string" calcext:value-type="string">
            <text:p>Képzettségek</text:p>
            <text:p/>
          </table:table-cell>
          <table:table-cell table:style-name="ce2111"/>
          <table:table-cell table:number-columns-repeated="16382"/>
        </table:table-row>
        <table:table-row table:style-name="ro34">
          <table:table-cell/>
          <table:table-cell table:style-name="ce2111" office:value-type="string" calcext:value-type="string">
            <text:p>→Egy primer képzettség értéke legfeljebb (Tapasztalati Szint) lehet</text:p>
            <text:p><text:span text:style-name="T54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7">
          <table:table-cell office:value-type="string" calcext:value-type="string">
            <text:p>Fortélyok</text:p>
            <text:p/>
          </table:table-cell>
          <table:table-cell table:style-name="ce2111"/>
          <table:table-cell table:number-columns-repeated="16382"/>
        </table:table-row>
        <table:table-row table:style-name="ro34">
          <table:table-cell/>
          <table:table-cell table:style-name="ce211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3">
          <table:table-cell/>
          <table:table-cell table:style-name="ce2111"/>
          <table:table-cell table:number-columns-repeated="16382"/>
        </table:table-row>
        <table:table-row table:style-name="ro27">
          <table:table-cell office:value-type="string" calcext:value-type="string">
            <text:p>Harcérték módosítók (HM)</text:p>
            <text:p/>
          </table:table-cell>
          <table:table-cell table:style-name="ce2111"/>
          <table:table-cell table:number-columns-repeated="16382"/>
        </table:table-row>
        <table:table-row table:style-name="ro34">
          <table:table-cell/>
          <table:table-cell table:style-name="ce2111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3">
          <table:table-cell/>
          <table:table-cell table:style-name="ce2111"/>
          <table:table-cell table:number-columns-repeated="16382"/>
        </table:table-row>
        <table:table-row table:style-name="ro27">
          <table:table-cell table:style-name="ce2110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5">
          <table:table-cell/>
          <table:table-cell table:style-name="ce2111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7">
          <table:table-cell table:style-name="ce2111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111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36">
          <table:table-cell table:number-columns-repeated="16384"/>
        </table:table-row>
        <table:table-row table:style-name="ro3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5">
          <table:table-cell/>
          <table:table-cell table:style-name="ce2111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3" table:number-rows-repeated="104855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changelog" table:style-name="ta5" table:print="false">
        <table:table-column table:style-name="co84" table:default-cell-style-name="ce405"/>
        <table:table-row table:style-name="ro1">
          <table:table-cell table:style-name="ce2112" office:value-type="string" calcext:value-type="string">
            <text:p>V8.8.2</text:p>
          </table:table-cell>
        </table:table-row>
        <table:table-row table:style-name="ro3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113" office:value-type="string" calcext:value-type="string">
            <text:p>* Ősi kultúrkör fortély kiterjesztései frissítve</text:p>
          </table:table-cell>
        </table:table-row>
        <table:table-row table:style-name="ro3">
          <table:table-cell table:style-name="ce2113"/>
        </table:table-row>
        <table:table-row table:style-name="ro1">
          <table:table-cell table:style-name="ce2112" office:value-type="string" calcext:value-type="string">
            <text:p>V8.8.1</text:p>
          </table:table-cell>
        </table:table-row>
        <table:table-row table:style-name="ro1">
          <table:table-cell table:style-name="ce2113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113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113" office:value-type="string" calcext:value-type="string">
            <text:p>* Új: Elpusztíthatatlan fortély</text:p>
          </table:table-cell>
        </table:table-row>
        <table:table-row table:style-name="ro1">
          <table:table-cell table:style-name="ce2113" office:value-type="string" calcext:value-type="string">
            <text:p>* Új: Gladiátor bestiái fortély</text:p>
          </table:table-cell>
        </table:table-row>
        <table:table-row table:style-name="ro1">
          <table:table-cell table:style-name="ce2113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113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113" office:value-type="string" calcext:value-type="string">
            <text:p>* Aura Alap beolvasztva az AuraErő értékekbe</text:p>
          </table:table-cell>
        </table:table-row>
        <table:table-row table:style-name="ro3">
          <table:table-cell table:style-name="ce2113"/>
        </table:table-row>
        <table:table-row table:style-name="ro1">
          <table:table-cell table:style-name="ce2112" office:value-type="string" calcext:value-type="string">
            <text:p>V8.8.0</text:p>
          </table:table-cell>
        </table:table-row>
        <table:table-row table:style-name="ro1">
          <table:table-cell table:style-name="ce2113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113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13" office:value-type="string" calcext:value-type="string">
            <text:p><text:span text:style-name="T28">* Új fortély: Ősi kultkúrkör </text:span><text:span text:style-name="T55">🔁</text:span></text:p>
          </table:table-cell>
        </table:table-row>
        <table:table-row table:style-name="ro1">
          <table:table-cell table:style-name="ce2113" office:value-type="string" calcext:value-type="string">
            <text:p>* Szilánk pontértéknek cella</text:p>
          </table:table-cell>
        </table:table-row>
        <table:table-row table:style-name="ro1">
          <table:table-cell table:style-name="ce2113" office:value-type="string" calcext:value-type="string">
            <text:p>* Felszerelés keret képlet </text:p>
          </table:table-cell>
        </table:table-row>
        <table:table-row table:style-name="ro3">
          <table:table-cell table:style-name="ce2113"/>
        </table:table-row>
        <table:table-row table:style-name="ro1">
          <table:table-cell table:style-name="ce2112" office:value-type="string" calcext:value-type="string">
            <text:p>V8.7.9</text:p>
          </table:table-cell>
        </table:table-row>
        <table:table-row table:style-name="ro1">
          <table:table-cell table:style-name="ce2113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113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113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113" office:value-type="string" calcext:value-type="string">
            <text:p>* Szabad Fortélyok hint szövegek frissítése</text:p>
          </table:table-cell>
        </table:table-row>
        <table:table-row table:style-name="ro3">
          <table:table-cell table:style-name="ce2113"/>
        </table:table-row>
        <table:table-row table:style-name="ro1">
          <table:table-cell table:style-name="ce2112" office:value-type="string" calcext:value-type="string">
            <text:p>V8.7.8</text:p>
          </table:table-cell>
        </table:table-row>
        <table:table-row table:style-name="ro1">
          <table:table-cell table:style-name="ce2113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113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13" office:value-type="string" calcext:value-type="string">
            <text:p><text:span text:style-name="T28">* SzF_Hátterek fül visszanevezve: „</text:span>Speciális”</text:p>
          </table:table-cell>
        </table:table-row>
        <table:table-row table:style-name="ro3">
          <table:table-cell table:style-name="ce2113"/>
        </table:table-row>
        <table:table-row table:style-name="ro1">
          <table:table-cell table:style-name="ce2112" office:value-type="string" calcext:value-type="string">
            <text:p>V8.7.7</text:p>
          </table:table-cell>
        </table:table-row>
        <table:table-row table:style-name="ro1">
          <table:table-cell table:style-name="ce2113" office:value-type="string" calcext:value-type="string">
            <text:p>* Új Szabad Fortély: Kihallgatás</text:p>
          </table:table-cell>
        </table:table-row>
        <table:table-row table:style-name="ro1">
          <table:table-cell table:style-name="ce2113" office:value-type="string" calcext:value-type="string">
            <text:p>* Speciális fül átnevezve: SzF_Hátterek</text:p>
          </table:table-cell>
        </table:table-row>
        <table:table-row table:style-name="ro3">
          <table:table-cell table:style-name="ce2113"/>
        </table:table-row>
        <table:table-row table:style-name="ro1">
          <table:table-cell table:style-name="ce2112" office:value-type="string" calcext:value-type="string">
            <text:p>V8.7.6</text:p>
          </table:table-cell>
        </table:table-row>
        <table:table-row table:style-name="ro1">
          <table:table-cell table:style-name="ce2113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113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113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113" office:value-type="string" calcext:value-type="string">
            <text:p>* Kínzás képzettség megszünt</text:p>
          </table:table-cell>
        </table:table-row>
        <table:table-row table:style-name="ro3">
          <table:table-cell table:style-name="ce2113"/>
        </table:table-row>
        <table:table-row table:style-name="ro1">
          <table:table-cell table:style-name="ce2112" office:value-type="string" calcext:value-type="string">
            <text:p>V8.7.5</text:p>
          </table:table-cell>
        </table:table-row>
        <table:table-row table:style-name="ro1">
          <table:table-cell table:style-name="ce2113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113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113" office:value-type="string" calcext:value-type="string">
            <text:p>* Szabad Fortélyok: 1 fok / Tsz ingyenes, utána ugyanúgy 6 KP / fok</text:p>
          </table:table-cell>
        </table:table-row>
        <table:table-row table:style-name="ro3">
          <table:table-cell table:style-name="ce2112"/>
        </table:table-row>
        <table:table-row table:style-name="ro1">
          <table:table-cell table:style-name="ce2112" office:value-type="string" calcext:value-type="string">
            <text:p>V8.7.4</text:p>
          </table:table-cell>
        </table:table-row>
        <table:table-row table:style-name="ro1">
          <table:table-cell table:style-name="ce2113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113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113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113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14" office:value-type="string" calcext:value-type="string">
            <text:p>* <text:span text:style-name="T56">Számtan</text:span> képzettség új neve: Kvantikum</text:p>
          </table:table-cell>
        </table:table-row>
        <table:table-row table:style-name="ro3">
          <table:table-cell table:style-name="ce2113"/>
        </table:table-row>
        <table:table-row table:style-name="ro1">
          <table:table-cell table:style-name="ce2112" office:value-type="string" calcext:value-type="string">
            <text:p>V8.7.3</text:p>
          </table:table-cell>
        </table:table-row>
        <table:table-row table:style-name="ro1">
          <table:table-cell table:style-name="ce2113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113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113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113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113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113" office:value-type="string" calcext:value-type="string">
            <text:p>* Szabad Hátterek kiterjesztéseinek frissítése</text:p>
          </table:table-cell>
        </table:table-row>
        <table:table-row table:style-name="ro3">
          <table:table-cell table:style-name="ce2113"/>
        </table:table-row>
        <table:table-row table:style-name="ro1">
          <table:table-cell table:style-name="ce2112" office:value-type="string" calcext:value-type="string">
            <text:p>V8.7.2</text:p>
          </table:table-cell>
        </table:table-row>
        <table:table-row table:style-name="ro1">
          <table:table-cell table:style-name="ce2113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113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113" office:value-type="string" calcext:value-type="string">
            <text:p>* Slan harci fortélyok harci fortély listába</text:p>
          </table:table-cell>
        </table:table-row>
        <table:table-row table:style-name="ro3">
          <table:table-cell table:style-name="ce2113"/>
        </table:table-row>
        <table:table-row table:style-name="ro1">
          <table:table-cell table:style-name="ce2112" office:value-type="string" calcext:value-type="string">
            <text:p>V8.7.1</text:p>
          </table:table-cell>
        </table:table-row>
        <table:table-row table:style-name="ro1">
          <table:table-cell table:style-name="ce2113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113" office:value-type="string" calcext:value-type="string">
            <text:p>* Új Max HM képlet: 3x(SUM(harci fortély fokok) + SUM(Harcmodor szintek))</text:p>
          </table:table-cell>
        </table:table-row>
        <table:table-row table:style-name="ro3">
          <table:table-cell table:style-name="ce2113"/>
        </table:table-row>
        <table:table-row table:style-name="ro1">
          <table:table-cell table:style-name="ce2112" office:value-type="string" calcext:value-type="string">
            <text:p>V8.7.0</text:p>
          </table:table-cell>
        </table:table-row>
        <table:table-row table:style-name="ro1">
          <table:table-cell table:style-name="ce2113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113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113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113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113" office:value-type="string" calcext:value-type="string">
            <text:p>* Mágia módszerek külön táblázatba</text:p>
          </table:table-cell>
        </table:table-row>
        <table:table-row table:style-name="ro3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3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3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3">
          <table:table-cell table:style-name="Default" office:value-type="string" calcext:value-type="string">
            <text:p>* Szabályok fül frissítve</text:p>
          </table:table-cell>
        </table:table-row>
        <table:table-row table:style-name="ro3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3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3">
          <table:table-cell table:style-name="ce2113"/>
        </table:table-row>
        <table:table-row table:style-name="ro1">
          <table:table-cell table:style-name="ce2112" office:value-type="string" calcext:value-type="string">
            <text:p>V8.6.9</text:p>
          </table:table-cell>
        </table:table-row>
        <table:table-row table:style-name="ro1">
          <table:table-cell table:style-name="ce2113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113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113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113" office:value-type="string" calcext:value-type="string">
            <text:p>* Városi jártasság képzettség valamiért kimaradt</text:p>
          </table:table-cell>
        </table:table-row>
        <table:table-row table:style-name="ro3">
          <table:table-cell table:style-name="ce2113"/>
        </table:table-row>
        <table:table-row table:style-name="ro1">
          <table:table-cell table:style-name="ce2112" office:value-type="string" calcext:value-type="string">
            <text:p>V8.6.8</text:p>
          </table:table-cell>
        </table:table-row>
        <table:table-row table:style-name="ro1">
          <table:table-cell table:style-name="ce2113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113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113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113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113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113" office:value-type="string" calcext:value-type="string">
            <text:p>* Slan Chi Harc képzettségek bekerültek. Választhatóak a Szféra/Arkánum listában</text:p>
          </table:table-cell>
        </table:table-row>
        <table:table-row table:style-name="ro3">
          <table:table-cell table:style-name="ce2113"/>
        </table:table-row>
        <table:table-row table:style-name="ro1">
          <table:table-cell table:style-name="ce2112" office:value-type="string" calcext:value-type="string">
            <text:p>V8.6.7</text:p>
          </table:table-cell>
        </table:table-row>
        <table:table-row table:style-name="ro1">
          <table:table-cell table:style-name="ce2113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113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113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113" office:value-type="string" calcext:value-type="string">
            <text:p>* Tradíció lista frissítve</text:p>
          </table:table-cell>
        </table:table-row>
        <table:table-row table:style-name="ro1">
          <table:table-cell table:style-name="ce2113" office:value-type="string" calcext:value-type="string">
            <text:p>* Szférák, Arkánumok listájának frissítése</text:p>
          </table:table-cell>
        </table:table-row>
        <table:table-row table:style-name="ro3">
          <table:table-cell table:style-name="ce2113"/>
        </table:table-row>
        <table:table-row table:style-name="ro1">
          <table:table-cell table:style-name="ce2112" office:value-type="string" calcext:value-type="string">
            <text:p>V8.6.6</text:p>
          </table:table-cell>
        </table:table-row>
        <table:table-row table:style-name="ro1">
          <table:table-cell table:style-name="ce2113" office:value-type="string" calcext:value-type="string">
            <text:p>* Bugfix: Max HM/Szint (Kétszer számolta bele az Ügyességet)</text:p>
          </table:table-cell>
        </table:table-row>
        <table:table-row table:style-name="ro3">
          <table:table-cell table:style-name="ce2113"/>
        </table:table-row>
        <table:table-row table:style-name="ro1">
          <table:table-cell table:style-name="ce2112" office:value-type="string" calcext:value-type="string">
            <text:p>V8.6.5</text:p>
          </table:table-cell>
        </table:table-row>
        <table:table-row table:style-name="ro1">
          <table:table-cell table:style-name="ce2113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113" office:value-type="string" calcext:value-type="string">
            <text:p>* Leíró Hátterek listája bővítve</text:p>
          </table:table-cell>
        </table:table-row>
        <table:table-row table:style-name="ro3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113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113" office:value-type="string" calcext:value-type="string">
            <text:p>* Képzettség, Fortély szinkronizálás doksival</text:p>
          </table:table-cell>
        </table:table-row>
        <table:table-row table:style-name="ro3">
          <table:table-cell table:style-name="ce2113"/>
        </table:table-row>
        <table:table-row table:style-name="ro1">
          <table:table-cell table:style-name="ce2112" office:value-type="string" calcext:value-type="string">
            <text:p>V8.6.4</text:p>
          </table:table-cell>
        </table:table-row>
        <table:table-row table:style-name="ro1">
          <table:table-cell table:style-name="ce2113" office:value-type="string" calcext:value-type="string">
            <text:p>* KP Alap megszűnt</text:p>
          </table:table-cell>
        </table:table-row>
        <table:table-row table:style-name="ro1">
          <table:table-cell table:style-name="ce2113" office:value-type="string" calcext:value-type="string">
            <text:p>* KP / Szint: 50 + Intelligencia</text:p>
          </table:table-cell>
        </table:table-row>
        <table:table-row table:style-name="ro1">
          <table:table-cell table:style-name="ce2113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113" office:value-type="string" calcext:value-type="string">
            <text:p>* Új Leíró Hátterek</text:p>
          </table:table-cell>
        </table:table-row>
        <table:table-row table:style-name="ro1">
          <table:table-cell table:style-name="ce2113" office:value-type="string" calcext:value-type="string">
            <text:p>* Misztikus fortélyok legördülőbe: Mágikus Módszerek is</text:p>
          </table:table-cell>
        </table:table-row>
        <table:table-row table:style-name="ro3">
          <table:table-cell table:style-name="ce2113"/>
        </table:table-row>
        <table:table-row table:style-name="ro1">
          <table:table-cell table:style-name="ce2112" office:value-type="string" calcext:value-type="string">
            <text:p>V8.6.3</text:p>
          </table:table-cell>
        </table:table-row>
        <table:table-row table:style-name="ro1">
          <table:table-cell table:style-name="ce2113" office:value-type="string" calcext:value-type="string">
            <text:p>* Helyismeret db számláló</text:p>
          </table:table-cell>
        </table:table-row>
        <table:table-row table:style-name="ro1">
          <table:table-cell table:style-name="ce2113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113" office:value-type="string" calcext:value-type="string">
            <text:p>* Hadvezetés átnevezve: Hadászat</text:p>
          </table:table-cell>
        </table:table-row>
        <table:table-row table:style-name="ro1">
          <table:table-cell table:style-name="ce2113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113" office:value-type="string" calcext:value-type="string">
            <text:p>* Leíró Hátterek bekerültek</text:p>
          </table:table-cell>
        </table:table-row>
        <table:table-row table:style-name="ro1">
          <table:table-cell table:style-name="ce2113" office:value-type="string" calcext:value-type="string">
            <text:p>* Vadember fortély bekerült</text:p>
          </table:table-cell>
        </table:table-row>
        <table:table-row table:style-name="ro3">
          <table:table-cell table:style-name="ce2113"/>
        </table:table-row>
        <table:table-row table:style-name="ro1">
          <table:table-cell table:style-name="ce2112" office:value-type="string" calcext:value-type="string">
            <text:p>V8.6.2</text:p>
          </table:table-cell>
        </table:table-row>
        <table:table-row table:style-name="ro1">
          <table:table-cell table:style-name="ce2113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113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113" office:value-type="string" calcext:value-type="string">
            <text:p>* Tudományok, Történelemismeret szekunder képzettség lett</text:p>
          </table:table-cell>
        </table:table-row>
        <table:table-row table:style-name="ro3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113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113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113" office:value-type="string" calcext:value-type="string">
            <text:p>* Rejtjelfejtő Szabad Háttér (Rejtjelfejtő Szakma megszűnt)</text:p>
          </table:table-cell>
        </table:table-row>
        <table:table-row table:style-name="ro3">
          <table:table-cell table:style-name="ce2113"/>
        </table:table-row>
        <table:table-row table:style-name="ro1">
          <table:table-cell table:style-name="ce2112" office:value-type="string" calcext:value-type="string">
            <text:p>V8.6.1</text:p>
          </table:table-cell>
        </table:table-row>
        <table:table-row table:style-name="ro1">
          <table:table-cell table:style-name="ce2113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113" office:value-type="string" calcext:value-type="string">
            <text:p>* képzettséglista szinkronizálás</text:p>
          </table:table-cell>
        </table:table-row>
        <table:table-row table:style-name="ro1">
          <table:table-cell table:style-name="ce2113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113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113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113" office:value-type="string" calcext:value-type="string">
            <text:p>* rengeteg apró javítás</text:p>
          </table:table-cell>
        </table:table-row>
        <table:table-row table:style-name="ro3">
          <table:table-cell table:style-name="ce2113"/>
        </table:table-row>
        <table:table-row table:style-name="ro1">
          <table:table-cell table:style-name="ce2112" office:value-type="string" calcext:value-type="string">
            <text:p>V8.6.0</text:p>
          </table:table-cell>
        </table:table-row>
        <table:table-row table:style-name="ro1">
          <table:table-cell table:style-name="ce2113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113" office:value-type="string" calcext:value-type="string">
            <text:p>* Data fül teljes átrendezése</text:p>
          </table:table-cell>
        </table:table-row>
        <table:table-row table:style-name="ro3">
          <table:table-cell table:style-name="ce2113"/>
        </table:table-row>
        <table:table-row table:style-name="ro1">
          <table:table-cell table:style-name="ce2112" office:value-type="string" calcext:value-type="string">
            <text:p>V8.5.1</text:p>
          </table:table-cell>
        </table:table-row>
        <table:table-row table:style-name="ro1">
          <table:table-cell table:style-name="ce2113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113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113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113" office:value-type="string" calcext:value-type="string">
            <text:p>* Kultúrkör felvehető: Szint/2 (felfele kerekítve)</text:p>
          </table:table-cell>
        </table:table-row>
        <table:table-row table:style-name="ro3">
          <table:table-cell table:style-name="ce2113"/>
        </table:table-row>
        <table:table-row table:style-name="ro1">
          <table:table-cell table:style-name="ce2112" office:value-type="string" calcext:value-type="string">
            <text:p>V8.5.0 – 1K</text:p>
          </table:table-cell>
        </table:table-row>
        <table:table-row table:style-name="ro1">
          <table:table-cell table:style-name="ce2113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113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113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113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113" office:value-type="string" calcext:value-type="string">
            <text:p>* SFÉ számítása automatikus</text:p>
          </table:table-cell>
        </table:table-row>
        <table:table-row table:style-name="ro1">
          <table:table-cell table:style-name="ce2113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113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113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113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113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113" office:value-type="string" calcext:value-type="string">
            <text:p>* Ha egy képzettség szintje 0, akkor szürke a szám</text:p>
          </table:table-cell>
        </table:table-row>
        <table:table-row table:style-name="ro3">
          <table:table-cell table:style-name="ce2113"/>
        </table:table-row>
        <table:table-row table:style-name="ro1">
          <table:table-cell table:style-name="ce2112" office:value-type="string" calcext:value-type="string">
            <text:p>V8.3.2</text:p>
          </table:table-cell>
        </table:table-row>
        <table:table-row table:style-name="ro1">
          <table:table-cell table:style-name="ce2113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113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113" office:value-type="string" calcext:value-type="string">
            <text:p>* Aura Alap: új képlet: Tsz+Önuralom</text:p>
          </table:table-cell>
        </table:table-row>
        <table:table-row table:style-name="ro3">
          <table:table-cell table:style-name="ce2113"/>
        </table:table-row>
        <table:table-row table:style-name="ro1">
          <table:table-cell table:style-name="ce2112" office:value-type="string" calcext:value-type="string">
            <text:p>V8.3.1</text:p>
          </table:table-cell>
        </table:table-row>
        <table:table-row table:style-name="ro1">
          <table:table-cell table:style-name="ce2113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113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113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113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113" office:value-type="string" calcext:value-type="string">
            <text:p>* Hamisítás képzettség bekötve</text:p>
          </table:table-cell>
        </table:table-row>
        <table:table-row table:style-name="ro1">
          <table:table-cell table:style-name="ce2113" office:value-type="string" calcext:value-type="string">
            <text:p>* Szakma lista</text:p>
          </table:table-cell>
        </table:table-row>
        <table:table-row table:style-name="ro1">
          <table:table-cell table:style-name="ce2113" office:value-type="string" calcext:value-type="string">
            <text:p>* Zúzófegyverek harcértékei kidolgozva</text:p>
          </table:table-cell>
        </table:table-row>
        <table:table-row table:style-name="ro3">
          <table:table-cell table:style-name="ce2113"/>
        </table:table-row>
        <table:table-row table:style-name="ro1">
          <table:table-cell table:style-name="ce2112" office:value-type="string" calcext:value-type="string">
            <text:p>V8.3.0</text:p>
          </table:table-cell>
        </table:table-row>
        <table:table-row table:style-name="ro1">
          <table:table-cell table:style-name="ce2113" office:value-type="string" calcext:value-type="string">
            <text:p>* Történelemismeret: Átfogó</text:p>
          </table:table-cell>
        </table:table-row>
        <table:table-row table:style-name="ro1">
          <table:table-cell table:style-name="ce2113" office:value-type="string" calcext:value-type="string">
            <text:p>* Műveltség: Átlagos (új)</text:p>
          </table:table-cell>
        </table:table-row>
        <table:table-row table:style-name="ro1">
          <table:table-cell table:style-name="ce2113" office:value-type="string" calcext:value-type="string">
            <text:p>* Irodalom-ismeret megszűnt</text:p>
          </table:table-cell>
        </table:table-row>
        <table:table-row table:style-name="ro1">
          <table:table-cell table:style-name="ce2113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2113" office:value-type="string" calcext:value-type="string">
            <text:p>* Könnyű képzettségek megszűntek</text:p>
          </table:table-cell>
        </table:table-row>
        <table:table-row table:style-name="ro1">
          <table:table-cell table:style-name="ce2113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2113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2113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2113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2113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2113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2113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2113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2113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2113" office:value-type="string" calcext:value-type="string">
            <text:p>* Szakma képzettségek – 3 hely foglalva</text:p>
          </table:table-cell>
        </table:table-row>
        <table:table-row table:style-name="ro3">
          <table:table-cell table:style-name="ce2113"/>
        </table:table-row>
        <table:table-row table:style-name="ro1">
          <table:table-cell table:style-name="ce2112" office:value-type="string" calcext:value-type="string">
            <text:p>V8.2.6</text:p>
          </table:table-cell>
        </table:table-row>
        <table:table-row table:style-name="ro3">
          <table:table-cell table:style-name="ce2113" office:value-type="string" calcext:value-type="string">
            <text:p>* Zenelés Könnyű képzettség lett</text:p>
          </table:table-cell>
        </table:table-row>
        <table:table-row table:style-name="ro3">
          <table:table-cell table:style-name="ce2113" office:value-type="string" calcext:value-type="string">
            <text:p>* Helyismeret Bónusz háttér lett</text:p>
          </table:table-cell>
        </table:table-row>
        <table:table-row table:style-name="ro3">
          <table:table-cell table:style-name="ce2113" office:value-type="string" calcext:value-type="string">
            <text:p>* Nyomolvasás beolvadt a Természetjárásba</text:p>
          </table:table-cell>
        </table:table-row>
        <table:table-row table:style-name="ro3">
          <table:table-cell table:style-name="ce2113" office:value-type="string" calcext:value-type="string">
            <text:p>* Pusztítás harcmodor átnevezve: Zúzás</text:p>
          </table:table-cell>
        </table:table-row>
        <table:table-row table:style-name="ro3">
          <table:table-cell table:style-name="ce2113" office:value-type="string" calcext:value-type="string">
            <text:p>* Pszí-iskola képzettség Átfogó</text:p>
          </table:table-cell>
        </table:table-row>
        <table:table-row table:style-name="ro3">
          <table:table-cell table:style-name="ce2113" office:value-type="string" calcext:value-type="string">
            <text:p>* Élettan: fortély lett képzettségből</text:p>
          </table:table-cell>
        </table:table-row>
        <table:table-row table:style-name="ro3">
          <table:table-cell table:style-name="ce2113" office:value-type="string" calcext:value-type="string">
            <text:p>* Nyomozás: új képzettség (Primer)</text:p>
          </table:table-cell>
        </table:table-row>
        <table:table-row table:style-name="ro3">
          <table:table-cell table:style-name="ce2113" office:value-type="string" calcext:value-type="string">
            <text:p>* Képletek egyszerűsítése ahol lehet</text:p>
          </table:table-cell>
        </table:table-row>
        <table:table-row table:style-name="ro3">
          <table:table-cell table:style-name="ce2113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3">
          <table:table-cell table:style-name="ce2113"/>
        </table:table-row>
        <table:table-row table:style-name="ro2">
          <table:table-cell table:style-name="ce2112" office:value-type="string" calcext:value-type="string">
            <text:p>V8.2.4</text:p>
          </table:table-cell>
        </table:table-row>
        <table:table-row table:style-name="ro2">
          <table:table-cell table:style-name="ce2113" office:value-type="string" calcext:value-type="string">
            <text:p>* Fülek átnevezése, színezése</text:p>
          </table:table-cell>
        </table:table-row>
        <table:table-row table:style-name="ro2">
          <table:table-cell table:style-name="ce2113" office:value-type="string" calcext:value-type="string">
            <text:p>* Cellák betűméretének növelése</text:p>
          </table:table-cell>
        </table:table-row>
        <table:table-row table:style-name="ro3">
          <table:table-cell table:style-name="ce2113"/>
        </table:table-row>
        <table:table-row table:style-name="ro2">
          <table:table-cell table:style-name="ce2112" office:value-type="string" calcext:value-type="string">
            <text:p>V8.2.3</text:p>
          </table:table-cell>
        </table:table-row>
        <table:table-row table:style-name="ro2">
          <table:table-cell table:style-name="ce2113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2113" office:value-type="string" calcext:value-type="string">
            <text:p>* Új fül: Fortélyok</text:p>
          </table:table-cell>
        </table:table-row>
        <table:table-row table:style-name="ro3">
          <table:table-cell table:style-name="ce2112"/>
        </table:table-row>
        <table:table-row table:style-name="ro2">
          <table:table-cell table:style-name="ce2112" office:value-type="string" calcext:value-type="string">
            <text:p>V8.2.2</text:p>
          </table:table-cell>
        </table:table-row>
        <table:table-row table:style-name="ro2">
          <table:table-cell table:style-name="ce2113" office:value-type="string" calcext:value-type="string">
            <text:p>* Új betűtípus: Avenir</text:p>
          </table:table-cell>
        </table:table-row>
        <table:table-row table:style-name="ro3">
          <table:table-cell table:style-name="ce2113" office:value-type="string" calcext:value-type="string">
            <text:p>* Páncélok SFÉ, MGT értékei KP_Táblázat fülön</text:p>
          </table:table-cell>
        </table:table-row>
        <table:table-row table:style-name="ro3">
          <table:table-cell table:style-name="ce2113" office:value-type="string" calcext:value-type="string">
            <text:p>* Képzettségek legördülő listából választhatóak</text:p>
          </table:table-cell>
        </table:table-row>
        <table:table-row table:style-name="ro3">
          <table:table-cell table:style-name="ce2113" office:value-type="string" calcext:value-type="string">
            <text:p>* Tartalék fülön sorok csökkentése</text:p>
          </table:table-cell>
        </table:table-row>
        <table:table-row table:style-name="ro3">
          <table:table-cell table:style-name="ce2113"/>
        </table:table-row>
        <table:table-row table:style-name="ro3">
          <table:table-cell table:style-name="ce2112" office:value-type="string" calcext:value-type="string">
            <text:p>V8.2.0</text:p>
          </table:table-cell>
        </table:table-row>
        <table:table-row table:style-name="ro3">
          <table:table-cell table:style-name="ce2113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2113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2113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2113" office:value-type="string" calcext:value-type="string">
            <text:p>* Kétkezes harc táblázat</text:p>
          </table:table-cell>
        </table:table-row>
        <table:table-row table:style-name="ro2">
          <table:table-cell table:style-name="ce2113" office:value-type="string" calcext:value-type="string">
            <text:p>* Páncélok, vértek táblázat</text:p>
          </table:table-cell>
        </table:table-row>
        <table:table-row table:style-name="ro3">
          <table:table-cell table:style-name="ce2113"/>
        </table:table-row>
        <table:table-row table:style-name="ro2">
          <table:table-cell table:style-name="ce2112" office:value-type="string" calcext:value-type="string">
            <text:p>V8.1.1</text:p>
          </table:table-cell>
        </table:table-row>
        <table:table-row table:style-name="ro2">
          <table:table-cell table:style-name="ce2113" office:value-type="string" calcext:value-type="string">
            <text:p>* Max szint: 21</text:p>
          </table:table-cell>
        </table:table-row>
        <table:table-row table:style-name="ro2">
          <table:table-cell table:style-name="ce2113" office:value-type="string" calcext:value-type="string">
            <text:p>* KP Alap: 150</text:p>
          </table:table-cell>
        </table:table-row>
        <table:table-row table:style-name="ro2">
          <table:table-cell table:style-name="ce2113" office:value-type="string" calcext:value-type="string">
            <text:p>* KP/Szint: 100 + (2x Intelligencia)</text:p>
          </table:table-cell>
        </table:table-row>
        <table:table-row table:style-name="ro2">
          <table:table-cell table:style-name="ce2113" office:value-type="string" calcext:value-type="string">
            <text:p>* Szekunder KP/Szint: 40 + (2x Emlékezet)</text:p>
          </table:table-cell>
        </table:table-row>
        <table:table-row table:style-name="ro3">
          <table:table-cell table:style-name="ce2113"/>
        </table:table-row>
        <table:table-row table:style-name="ro3">
          <table:table-cell table:style-name="ce2112" office:value-type="string" calcext:value-type="string">
            <text:p>V8.1.0</text:p>
          </table:table-cell>
        </table:table-row>
        <table:table-row table:style-name="ro3">
          <table:table-cell table:style-name="ce2113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3">
          <table:table-cell table:style-name="ce2113" office:value-type="string" calcext:value-type="string">
            <text:p>* Manőver nehézsége oszlop már érték ellenőrzött.</text:p>
          </table:table-cell>
        </table:table-row>
        <table:table-row table:style-name="ro3">
          <table:table-cell table:style-name="ce2113" office:value-type="string" calcext:value-type="string">
            <text:p>* Erőbónusz nem automatikusan számolódik be, bekerült a fegyverek alá, leírással</text:p>
          </table:table-cell>
        </table:table-row>
        <table:table-row table:style-name="ro3">
          <table:table-cell table:style-name="ce2113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2113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2113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2113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2113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2113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2113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2113" office:value-type="string" calcext:value-type="string">
            <text:p>* MGT csökkentő/növelő bónuszhoz felugró magyarázat</text:p>
          </table:table-cell>
        </table:table-row>
        <table:table-row table:style-name="ro3">
          <table:table-cell table:style-name="ce2113"/>
        </table:table-row>
        <table:table-row table:style-name="ro3">
          <table:table-cell table:style-name="ce2112" office:value-type="string" calcext:value-type="string">
            <text:p>V8.0.5</text:p>
          </table:table-cell>
        </table:table-row>
        <table:table-row table:style-name="ro3">
          <table:table-cell table:style-name="ce2113" office:value-type="string" calcext:value-type="string">
            <text:p>* KP/szint: 100-ra csökkent 120-ról</text:p>
          </table:table-cell>
        </table:table-row>
        <table:table-row table:style-name="ro3">
          <table:table-cell table:style-name="ce2113" office:value-type="string" calcext:value-type="string">
            <text:p>* KP maradt warning formázás</text:p>
          </table:table-cell>
        </table:table-row>
        <table:table-row table:style-name="ro3">
          <table:table-cell table:style-name="ce2113" office:value-type="string" calcext:value-type="string">
            <text:p>* Távolsági fegyverek választó sorában az oszlophivatkozások javítva</text:p>
          </table:table-cell>
        </table:table-row>
        <table:table-row table:style-name="ro3">
          <table:table-cell table:style-name="ce2113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3">
          <table:table-cell table:style-name="ce2113" office:value-type="string" calcext:value-type="string">
            <text:p>* Szélfegyverek értékeinek kidolgozása, szinkronba hozva a szabályrendszerrel</text:p>
          </table:table-cell>
        </table:table-row>
        <table:table-row table:style-name="ro3">
          <table:table-cell table:style-name="ce2113" office:value-type="string" calcext:value-type="string">
            <text:p>* Fix: Primer ismeretekre költött össz KP képlet hivatkozásainak javítésa</text:p>
          </table:table-cell>
        </table:table-row>
        <table:table-row table:style-name="ro3">
          <table:table-cell table:style-name="ce2113" office:value-type="string" calcext:value-type="string">
            <text:p>* Fix: Primer túllépés formázás</text:p>
          </table:table-cell>
        </table:table-row>
        <table:table-row table:style-name="ro3">
          <table:table-cell table:style-name="ce2113"/>
        </table:table-row>
        <table:table-row table:style-name="ro3">
          <table:table-cell table:style-name="ce2112" office:value-type="string" calcext:value-type="string">
            <text:p>V8.0.1</text:p>
          </table:table-cell>
        </table:table-row>
        <table:table-row table:style-name="ro3">
          <table:table-cell table:style-name="ce2113" office:value-type="string" calcext:value-type="string">
            <text:p>* Írástudó fortély ingyenes ha van Tradíció minimum 3.szinten</text:p>
          </table:table-cell>
        </table:table-row>
        <table:table-row table:style-name="ro3">
          <table:table-cell table:style-name="ce2113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3">
          <table:table-cell table:style-name="ce2113"/>
        </table:table-row>
        <table:table-row table:style-name="ro3">
          <table:table-cell table:style-name="ce2112" office:value-type="string" calcext:value-type="string">
            <text:p>V8.0.0</text:p>
          </table:table-cell>
        </table:table-row>
        <table:table-row table:style-name="ro3">
          <table:table-cell table:style-name="ce2113" office:value-type="string" calcext:value-type="string">
            <text:p>* Képzettségek Bónusz cellája eltávolítva, kivéve Könnyű képzettségeknél</text:p>
          </table:table-cell>
        </table:table-row>
        <table:table-row table:style-name="ro3">
          <table:table-cell table:style-name="ce2113" office:value-type="string" calcext:value-type="string">
            <text:p>* Fix: Harci Akrobatika bónuszai újra beszámítanak</text:p>
          </table:table-cell>
        </table:table-row>
        <table:table-row table:style-name="ro3">
          <table:table-cell table:style-name="ce2113" office:value-type="string" calcext:value-type="string">
            <text:p>* Fix: Rengeteg képzettség limit ellenőrzés javítása</text:p>
          </table:table-cell>
        </table:table-row>
        <table:table-row table:style-name="ro37">
          <table:table-cell table:style-name="ce2113" office:value-type="string" calcext:value-type="string">
            <text:p>* Szekunder képzettségek maximuma: (szint x <text:span text:style-name="T46">6</text:span>)</text:p>
          </table:table-cell>
        </table:table-row>
        <table:table-row table:style-name="ro3">
          <table:table-cell table:style-name="ce2113" office:value-type="string" calcext:value-type="string">
            <text:p>* Csatabárd, egykezes – Sebessége: 6</text:p>
          </table:table-cell>
        </table:table-row>
        <table:table-row table:style-name="ro3">
          <table:table-cell table:style-name="ce2113"/>
        </table:table-row>
        <table:table-row table:style-name="ro3">
          <table:table-cell table:style-name="ce2112" office:value-type="string" calcext:value-type="string">
            <text:p>V7.9.3</text:p>
          </table:table-cell>
        </table:table-row>
        <table:table-row table:style-name="ro3">
          <table:table-cell table:style-name="ce2113" office:value-type="string" calcext:value-type="string">
            <text:p>* Új érték: Aura (3.fül)</text:p>
          </table:table-cell>
        </table:table-row>
        <table:table-row table:style-name="ro3">
          <table:table-cell table:style-name="ce2113" office:value-type="string" calcext:value-type="string">
            <text:p>* ÉP táblázat alatt „TÉ levonás”</text:p>
          </table:table-cell>
        </table:table-row>
        <table:table-row table:style-name="ro3">
          <table:table-cell table:style-name="ce2113" office:value-type="string" calcext:value-type="string">
            <text:p>* Sárkány ököl kikerült a „beégetett” harci fortélyok közül</text:p>
          </table:table-cell>
        </table:table-row>
        <table:table-row table:style-name="ro3">
          <table:table-cell table:style-name="ce2113" office:value-type="string" calcext:value-type="string">
            <text:p>* Pár extra sor Fortélyoknál, Manővereknél</text:p>
          </table:table-cell>
        </table:table-row>
        <table:table-row table:style-name="ro3">
          <table:table-cell table:style-name="ce2113"/>
        </table:table-row>
        <table:table-row table:style-name="ro3">
          <table:table-cell table:style-name="ce2112" office:value-type="string" calcext:value-type="string">
            <text:p>V7.9.2</text:p>
          </table:table-cell>
        </table:table-row>
        <table:table-row table:style-name="ro2">
          <table:table-cell table:style-name="ce2113" office:value-type="string" calcext:value-type="string">
            <text:p>* bugfix: Tradíciók Átfogóak (nem Átlagosak)</text:p>
          </table:table-cell>
        </table:table-row>
        <table:table-row table:style-name="ro3">
          <table:table-cell table:style-name="ce2113"/>
        </table:table-row>
        <table:table-row table:style-name="ro2">
          <table:table-cell table:style-name="ce2112" office:value-type="string" calcext:value-type="string">
            <text:p>V7.9.1</text:p>
          </table:table-cell>
        </table:table-row>
        <table:table-row table:style-name="ro2">
          <table:table-cell table:style-name="ce2113" office:value-type="string" calcext:value-type="string">
            <text:p>* Új Primer képzettségek: Akrobatika, Lopakodás/rejtőzés, Aurafejlesztés</text:p>
          </table:table-cell>
        </table:table-row>
        <table:table-row table:style-name="ro2">
          <table:table-cell table:style-name="ce2113" office:value-type="string" calcext:value-type="string">
            <text:p>* Primer képzettségek (harci és mágikusokon kívül) jelzést kaptak: 🅿️</text:p>
          </table:table-cell>
        </table:table-row>
        <table:table-row table:style-name="ro3">
          <table:table-cell table:style-name="ce2113"/>
        </table:table-row>
        <table:table-row table:style-name="ro3">
          <table:table-cell table:style-name="ce2112" office:value-type="string" calcext:value-type="string">
            <text:p>V7.9</text:p>
          </table:table-cell>
        </table:table-row>
        <table:table-row table:style-name="ro3">
          <table:table-cell table:style-name="ce2115" office:value-type="string" calcext:value-type="string">
            <text:p>* Háttér fortélyok átnevezve: Hátterek</text:p>
          </table:table-cell>
        </table:table-row>
        <table:table-row table:style-name="ro3">
          <table:table-cell table:style-name="ce2115" office:value-type="string" calcext:value-type="string">
            <text:p>* Háttér táblázatok összevonva</text:p>
          </table:table-cell>
        </table:table-row>
        <table:table-row table:style-name="ro3">
          <table:table-cell table:style-name="ce2116"/>
        </table:table-row>
        <table:table-row table:style-name="ro3">
          <table:table-cell table:style-name="ce2116" office:value-type="string" calcext:value-type="string">
            <text:p>V7.8</text:p>
          </table:table-cell>
        </table:table-row>
        <table:table-row table:style-name="ro3">
          <table:table-cell table:style-name="ce2115" office:value-type="string" calcext:value-type="string">
            <text:p>* Fogékonyság átnevezve Érzékenység-re</text:p>
          </table:table-cell>
        </table:table-row>
        <table:table-row table:style-name="ro3">
          <table:table-cell table:style-name="ce2115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3">
          <table:table-cell table:style-name="ce2115" office:value-type="string" calcext:value-type="string">
            <text:p>* Mágiaiskolák Átfogó képzettségek (eddig Átlagosak voltak)</text:p>
          </table:table-cell>
        </table:table-row>
        <table:table-row table:style-name="ro3">
          <table:table-cell table:style-name="ce2115"/>
        </table:table-row>
        <table:table-row table:style-name="ro3">
          <table:table-cell table:style-name="ce2116" office:value-type="string" calcext:value-type="string">
            <text:p>V7.7.1</text:p>
          </table:table-cell>
        </table:table-row>
        <table:table-row table:style-name="ro3">
          <table:table-cell table:style-name="ce2117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3">
          <table:table-cell table:style-name="ce2116"/>
        </table:table-row>
        <table:table-row table:style-name="ro3">
          <table:table-cell table:style-name="ce2116" office:value-type="string" calcext:value-type="string">
            <text:p>V7.7</text:p>
          </table:table-cell>
        </table:table-row>
        <table:table-row table:style-name="ro3">
          <table:table-cell table:style-name="ce2115" office:value-type="string" calcext:value-type="string">
            <text:p>* Tradíciók: Átfogó képzettségek (primer ismeret)</text:p>
          </table:table-cell>
        </table:table-row>
        <table:table-row table:style-name="ro3">
          <table:table-cell table:style-name="ce2115" office:value-type="string" calcext:value-type="string">
            <text:p>* KÉ: változtak a Tulajdonságok: Gyorsaság + Intelligencia</text:p>
          </table:table-cell>
        </table:table-row>
        <table:table-row table:style-name="ro3">
          <table:table-cell table:style-name="ce2115" office:value-type="string" calcext:value-type="string">
            <text:p>* Pszí pont, Mana pont táblázatok megszűntek</text:p>
          </table:table-cell>
        </table:table-row>
        <table:table-row table:style-name="ro3">
          <table:table-cell table:style-name="ce2115" office:value-type="string" calcext:value-type="string">
            <text:p>* Háttér fortélyok táblázat bekerült</text:p>
          </table:table-cell>
        </table:table-row>
        <table:table-row table:style-name="ro3">
          <table:table-cell table:style-name="ce2115"/>
        </table:table-row>
        <table:table-row table:style-name="ro3">
          <table:table-cell table:style-name="ce2116" office:value-type="string" calcext:value-type="string">
            <text:p>V7.6.1</text:p>
          </table:table-cell>
        </table:table-row>
        <table:table-row table:style-name="ro3">
          <table:table-cell table:style-name="ce2118" office:value-type="string" calcext:value-type="string">
            <text:p>* Mágia_Pszi fülről az Érzékek eltűntetése</text:p>
          </table:table-cell>
        </table:table-row>
        <table:table-row table:style-name="ro3">
          <table:table-cell table:style-name="ce2116"/>
        </table:table-row>
        <table:table-row table:style-name="ro3">
          <table:table-cell table:style-name="ce2116" office:value-type="string" calcext:value-type="string">
            <text:p>V7.6</text:p>
          </table:table-cell>
        </table:table-row>
        <table:table-row table:style-name="ro3">
          <table:table-cell table:style-name="ce2115" office:value-type="string" calcext:value-type="string">
            <text:p>* Primer és szekunder ismeretek bevezetése (primer a harci+mágikus helyett)</text:p>
          </table:table-cell>
        </table:table-row>
        <table:table-row table:style-name="ro3">
          <table:table-cell table:style-name="ce2119" office:value-type="string" calcext:value-type="string">
            <text:p>* Összpontosítás is primer képzettség</text:p>
          </table:table-cell>
        </table:table-row>
        <table:table-row table:style-name="ro3">
          <table:table-cell table:style-name="ce2119" office:value-type="string" calcext:value-type="string">
            <text:p>* KP táblázat fülről az Érzékek eltűntetése</text:p>
          </table:table-cell>
        </table:table-row>
        <table:table-row table:style-name="ro3">
          <table:table-cell table:style-name="ce2116"/>
        </table:table-row>
        <table:table-row table:style-name="ro3">
          <table:table-cell table:style-name="ce2116" office:value-type="string" calcext:value-type="string">
            <text:p>V7.5</text:p>
          </table:table-cell>
        </table:table-row>
        <table:table-row table:style-name="ro3">
          <table:table-cell table:style-name="ce2119" office:value-type="string" calcext:value-type="string">
            <text:p>* Észlelés revert: újra Átlagos nehézségű lett</text:p>
          </table:table-cell>
        </table:table-row>
        <table:table-row table:style-name="ro3">
          <table:table-cell table:style-name="ce2119" office:value-type="string" calcext:value-type="string">
            <text:p>* Másfélkezes 1 kézzel forgatva: -3 Erőbónusz (azaz SP mivel 1:1 számít be)</text:p>
          </table:table-cell>
        </table:table-row>
        <table:table-row table:style-name="ro3">
          <table:table-cell table:style-name="ce2116"/>
        </table:table-row>
        <table:table-row table:style-name="ro3">
          <table:table-cell table:style-name="ce2116" office:value-type="string" calcext:value-type="string">
            <text:p>V7.4</text:p>
          </table:table-cell>
        </table:table-row>
        <table:table-row table:style-name="ro3">
          <table:table-cell table:style-name="ce2119" office:value-type="string" calcext:value-type="string">
            <text:p>* Erőbónusz 1:1 beszámít SP-be (negatív értelemben is)</text:p>
          </table:table-cell>
        </table:table-row>
        <table:table-row table:style-name="ro3">
          <table:table-cell table:style-name="ce2119" office:value-type="string" calcext:value-type="string">
            <text:p>* Észlelés Átfogó nehézségű lett</text:p>
          </table:table-cell>
        </table:table-row>
        <table:table-row table:style-name="ro3">
          <table:table-cell table:style-name="ce2120"/>
        </table:table-row>
        <table:table-row table:style-name="ro3">
          <table:table-cell table:style-name="ce2116" office:value-type="string" calcext:value-type="string">
            <text:p>V7.3</text:p>
          </table:table-cell>
        </table:table-row>
        <table:table-row table:style-name="ro3">
          <table:table-cell table:style-name="ce2115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3">
          <table:table-cell table:style-name="ce2115" office:value-type="string" calcext:value-type="string">
            <text:p>* Távolsági harcmodor harcértékek jól kiszámolva</text:p>
          </table:table-cell>
        </table:table-row>
        <table:table-row table:style-name="ro3">
          <table:table-cell table:style-name="ce2116"/>
        </table:table-row>
        <table:table-row table:style-name="ro3">
          <table:table-cell table:style-name="ce2116" office:value-type="string" calcext:value-type="string">
            <text:p>V7.2</text:p>
          </table:table-cell>
        </table:table-row>
        <table:table-row table:style-name="ro3">
          <table:table-cell table:style-name="ce2115" office:value-type="string" calcext:value-type="string">
            <text:p>* HM/CM: 5 KP (eddig 4 volt)</text:p>
          </table:table-cell>
        </table:table-row>
        <table:table-row table:style-name="ro3">
          <table:table-cell office:value-type="string" calcext:value-type="string">
            <text:p>* max HM/szint: 6+Ügyesség (eddig 8 volt)</text:p>
          </table:table-cell>
        </table:table-row>
        <table:table-row table:style-name="ro3">
          <table:table-cell table:style-name="ce2115"/>
        </table:table-row>
        <table:table-row table:style-name="ro3">
          <table:table-cell table:style-name="ce2116" office:value-type="string" calcext:value-type="string">
            <text:p>V7.1</text:p>
          </table:table-cell>
        </table:table-row>
        <table:table-row table:style-name="ro3">
          <table:table-cell table:style-name="ce2115" office:value-type="string" calcext:value-type="string">
            <text:p>* Buzogány harcértékek</text:p>
          </table:table-cell>
        </table:table-row>
        <table:table-row table:style-name="ro3">
          <table:table-cell table:style-name="ce2116"/>
        </table:table-row>
        <table:table-row table:style-name="ro3">
          <table:table-cell table:style-name="ce2116" office:value-type="string" calcext:value-type="string">
            <text:p>V7.0</text:p>
          </table:table-cell>
        </table:table-row>
        <table:table-row table:style-name="ro37">
          <table:table-cell table:style-name="ce2115" office:value-type="string" calcext:value-type="string">
            <text:p>* <text:span text:style-name="T19">[Új]:</text:span><text:span text:style-name="T57"> Tartós sérülés: +10-50 KP (kézzel beírandó, hozzáadódik a max KP-khoz)</text:span></text:p>
          </table:table-cell>
        </table:table-row>
        <table:table-row table:style-name="ro37">
          <table:table-cell table:style-name="ce2115" office:value-type="string" calcext:value-type="string">
            <text:p><text:span text:style-name="T19">* [FIX]:</text:span> HM osztás hint infó javítva: 1HM = 4KP ; Szintenként legfeljebb 3-al több pontot tehetsz TÉ/VÉ-dre, mint VÉ/TÉ-dre.</text:p>
          </table:table-cell>
        </table:table-row>
        <table:table-row table:style-name="ro37">
          <table:table-cell table:style-name="ce2115" office:value-type="string" calcext:value-type="string">
            <text:p>* <text:span text:style-name="T19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37">
          <table:table-cell table:style-name="ce2115" office:value-type="string" calcext:value-type="string">
            <text:p>* <text:span text:style-name="T19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3">
          <table:table-cell table:style-name="ce2116"/>
        </table:table-row>
        <table:table-row table:style-name="ro3">
          <table:table-cell table:style-name="ce2116" office:value-type="string" calcext:value-type="string">
            <text:p>V6.9</text:p>
          </table:table-cell>
        </table:table-row>
        <table:table-row table:style-name="ro37">
          <table:table-cell table:style-name="ce2115" office:value-type="string" calcext:value-type="string">
            <text:p>* <text:span text:style-name="T19">[Változás]:</text:span><text:span text:style-name="T57"> Kiegészítő KP / Szint: (</text:span><text:span text:style-name="T58">20</text:span><text:span text:style-name="T57">+Emlékezet)</text:span></text:p>
          </table:table-cell>
        </table:table-row>
        <table:table-row table:style-name="ro37">
          <table:table-cell table:style-name="ce2115" office:value-type="string" calcext:value-type="string">
            <text:p>* <text:span text:style-name="T19">[Változás]: </text:span>Max HM / szint: 8 (nem függ az Ügyességtől többé)</text:p>
          </table:table-cell>
        </table:table-row>
        <table:table-row table:style-name="ro37">
          <table:table-cell table:style-name="ce2115" office:value-type="string" calcext:value-type="string">
            <text:p>* <text:span text:style-name="T19">[Változás]:</text:span><text:span text:style-name="T57"> 1 HM = 4 KP</text:span></text:p>
          </table:table-cell>
        </table:table-row>
        <table:table-row table:style-name="ro37">
          <table:table-cell table:style-name="ce2115" office:value-type="string" calcext:value-type="string">
            <text:p>* <text:span text:style-name="T19">[Változás]:</text:span><text:span text:style-name="T57"> Érzékek KP értéke változott! Összevonásra kerültek.</text:span></text:p>
          </table:table-cell>
        </table:table-row>
        <table:table-row table:style-name="ro37">
          <table:table-cell table:style-name="ce2115" office:value-type="string" calcext:value-type="string">
            <text:p>* <text:span text:style-name="T19">[Változás]:</text:span><text:span text:style-name="T57"> Vakság: 45KP, Süketség: 35 KP</text:span></text:p>
          </table:table-cell>
        </table:table-row>
        <table:table-row table:style-name="ro37">
          <table:table-cell table:style-name="ce2115" office:value-type="string" calcext:value-type="string">
            <text:p>* <text:span text:style-name="T19">[Változás]:</text:span><text:span text:style-name="T57"> Mágikus célzás: új harcmodor (Ostromlövészet átment a tartalék oldalra)</text:span></text:p>
          </table:table-cell>
        </table:table-row>
        <table:table-row table:style-name="ro37">
          <table:table-cell table:style-name="ce2115" office:value-type="string" calcext:value-type="string">
            <text:p>* <text:span text:style-name="T19">[Változás]:</text:span><text:span text:style-name="T57"> Erőbónusz: Erő +2 feletti része 1:1-ben</text:span></text:p>
          </table:table-cell>
        </table:table-row>
        <table:table-row table:style-name="ro3">
          <table:table-cell table:style-name="ce2116"/>
        </table:table-row>
        <table:table-row table:style-name="ro3">
          <table:table-cell table:style-name="ce2116" office:value-type="string" calcext:value-type="string">
            <text:p>V6.8</text:p>
          </table:table-cell>
        </table:table-row>
        <table:table-row table:style-name="ro37">
          <table:table-cell table:style-name="ce2115" office:value-type="string" calcext:value-type="string">
            <text:p>* <text:span text:style-name="T19">[FIX]</text:span>: HM osztás ellenőrzés újra működik: max 3-al lehet nagyobb egyik a másiknál (TÉ/VÉ)</text:p>
          </table:table-cell>
        </table:table-row>
        <table:table-row table:style-name="ro37">
          <table:table-cell table:style-name="ce2115" office:value-type="string" calcext:value-type="string">
            <text:p>* <text:span text:style-name="T19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37">
          <table:table-cell table:style-name="ce2115" office:value-type="string" calcext:value-type="string">
            <text:p>* <text:span text:style-name="T19">[Új]</text:span>: Pajzshasználat fokától függően csökken a pajzsból eredő TÉ levonás</text:p>
          </table:table-cell>
        </table:table-row>
        <table:table-row table:style-name="ro37">
          <table:table-cell table:style-name="ce2115" office:value-type="string" calcext:value-type="string">
            <text:p>* <text:span text:style-name="T19">[Új]</text:span>: Íves fegyverek bónusza (+2 SP) táblázat bekerült. Ha íves a fegyver, ez a sebzés rubrikában megjelenik. Pl. 4/6 V/S</text:p>
          </table:table-cell>
        </table:table-row>
        <table:table-row table:style-name="ro37">
          <table:table-cell table:style-name="ce2115" office:value-type="string" calcext:value-type="string">
            <text:p>* <text:span text:style-name="T19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37">
          <table:table-cell table:style-name="ce2115" office:value-type="string" calcext:value-type="string">
            <text:p>* <text:span text:style-name="T19">[Új]</text:span>: Pajzsok választhatók listából</text:p>
          </table:table-cell>
        </table:table-row>
        <table:table-row table:style-name="ro37">
          <table:table-cell table:style-name="ce2115" office:value-type="string" calcext:value-type="string">
            <text:p>* <text:span text:style-name="T19">[Új]</text:span>: Mesterfegyver fortély követelményeket ellenőrzi, jelez, ha nincs meg a szükséges harcmodor szint</text:p>
          </table:table-cell>
        </table:table-row>
        <table:table-row table:style-name="ro37">
          <table:table-cell table:style-name="ce2115" office:value-type="string" calcext:value-type="string">
            <text:p>* <text:span text:style-name="T19">[Új]</text:span>: Gyors kezdeményezés fortély: követelmény ellenőrzés (Gyorsaság)</text:p>
          </table:table-cell>
        </table:table-row>
        <table:table-row table:style-name="ro37">
          <table:table-cell table:style-name="ce2115" office:value-type="string" calcext:value-type="string">
            <text:p>* <text:span text:style-name="T19">[Új]</text:span>: Erőbónusz beszámít: (Erő/2) <text:span text:style-name="T59">→ </text:span><text:span text:style-name="T60">lefelé</text:span><text:span text:style-name="T59"> kerekítve</text:span></text:p>
          </table:table-cell>
        </table:table-row>
        <table:table-row table:style-name="ro37">
          <table:table-cell table:style-name="ce2115" office:value-type="string" calcext:value-type="string">
            <text:p>* <text:span text:style-name="T19">[Változás]: </text:span>Max képzettség szintek változtak:</text:p>
          </table:table-cell>
        </table:table-row>
        <table:table-row table:style-name="ro37">
          <table:table-cell table:style-name="ce2115" office:value-type="string" calcext:value-type="string">
            <text:p>                   <text:span text:style-name="T59">→</text:span> A harci és misztikus képzettségek szintje legfeljebb (szint+3) lehet</text:p>
          </table:table-cell>
        </table:table-row>
        <table:table-row table:style-name="ro37">
          <table:table-cell table:style-name="ce2115" office:value-type="string" calcext:value-type="string">
            <text:p>                   <text:span text:style-name="T59">→</text:span> A többi képzettség értéke pedig legfeljebb (szint+8) lehet</text:p>
          </table:table-cell>
        </table:table-row>
        <table:table-row table:style-name="ro37">
          <table:table-cell table:style-name="ce2115" office:value-type="string" calcext:value-type="string">
            <text:p>* <text:span text:style-name="T19">[Változás]: </text:span>Karakter leírásának mezője most már sortörő és 8-as betűméretű</text:p>
          </table:table-cell>
        </table:table-row>
        <table:table-row table:style-name="ro37">
          <table:table-cell table:style-name="ce2115" office:value-type="string" calcext:value-type="string">
            <text:p>* <text:span text:style-name="T19">[Változás]: </text:span>Páncélok befedettsége módosult (torzó: 50% csak)</text:p>
          </table:table-cell>
        </table:table-row>
        <table:table-row table:style-name="ro37">
          <table:table-cell table:style-name="ce2115" office:value-type="string" calcext:value-type="string">
            <text:p>* <text:span text:style-name="T19">[Változás]: </text:span>Mesterfegyver cella segítő-szövegébe bekerültek a követelmények</text:p>
          </table:table-cell>
        </table:table-row>
        <table:table-row table:style-name="ro37">
          <table:table-cell table:style-name="ce2115" office:value-type="string" calcext:value-type="string">
            <text:p>* <text:span text:style-name="T19">[Változás]:</text:span><text:span text:style-name="T57"> Manőver ismeretek fokai csak +2-t adnak az Ellenpróbánál</text:span></text:p>
          </table:table-cell>
        </table:table-row>
        <table:table-row table:style-name="ro3">
          <table:table-cell table:style-name="ce2116"/>
        </table:table-row>
        <table:table-row table:style-name="ro3">
          <table:table-cell table:style-name="ce2116" office:value-type="string" calcext:value-type="string">
            <text:p>V6.7</text:p>
          </table:table-cell>
        </table:table-row>
        <table:table-row table:style-name="ro3">
          <table:table-cell table:style-name="ce2115" office:value-type="string" calcext:value-type="string">
            <text:p>* HM osztás: max 3-al lehet nagyobb egyik a másiknál (TÉ/VÉ)</text:p>
          </table:table-cell>
        </table:table-row>
        <table:table-row table:style-name="ro3">
          <table:table-cell table:style-name="ce2136" office:value-type="string" calcext:value-type="string">
            <text:p>* Harcmodorok szintenként már +3 TÉ/VÉ-t adnak, nem csak 2-t!</text:p>
          </table:table-cell>
        </table:table-row>
        <table:table-row table:style-name="ro3">
          <table:table-cell table:style-name="ce2115" office:value-type="string" calcext:value-type="string">
            <text:p>* VÉ alap 120: mostantól a sikeres találat már sebzést jelent, alatta VÉ csökk.</text:p>
          </table:table-cell>
        </table:table-row>
        <table:table-row table:style-name="ro3">
          <table:table-cell table:style-name="ce2115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3">
          <table:table-cell table:style-name="ce2115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3">
          <table:table-cell table:style-name="ce2115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3">
          <table:table-cell table:style-name="ce2116"/>
        </table:table-row>
        <table:table-row table:style-name="ro3">
          <table:table-cell table:style-name="ce2116" office:value-type="string" calcext:value-type="string">
            <text:p>V6.6</text:p>
          </table:table-cell>
        </table:table-row>
        <table:table-row table:style-name="ro3">
          <table:table-cell table:style-name="ce2115" office:value-type="string" calcext:value-type="string">
            <text:p>* Akrobatika bekerült</text:p>
          </table:table-cell>
        </table:table-row>
        <table:table-row table:style-name="ro3">
          <table:table-cell table:style-name="ce2116"/>
        </table:table-row>
        <table:table-row table:style-name="ro3">
          <table:table-cell table:style-name="ce2116" office:value-type="string" calcext:value-type="string">
            <text:p>V6.5</text:p>
          </table:table-cell>
        </table:table-row>
        <table:table-row table:style-name="ro3">
          <table:table-cell table:style-name="ce2115" office:value-type="string" calcext:value-type="string">
            <text:p>* Javítás: Mágia iskola képzettségek max szint ellenőrzése javítva</text:p>
          </table:table-cell>
        </table:table-row>
        <table:table-row table:style-name="ro3">
          <table:table-cell table:style-name="ce2115" office:value-type="string" calcext:value-type="string">
            <text:p>* Javítás: Mágia_Pszí lapon nem számolt össze minden KP-t</text:p>
          </table:table-cell>
        </table:table-row>
        <table:table-row table:style-name="ro3">
          <table:table-cell table:style-name="ce2115" office:value-type="string" calcext:value-type="string">
            <text:p>* Bekerült minden fegyver megjegyzése is. Egyelőre nincsenek felhasználva.</text:p>
          </table:table-cell>
        </table:table-row>
        <table:table-row table:style-name="ro3">
          <table:table-cell table:style-name="ce2115"/>
        </table:table-row>
        <table:table-row table:style-name="ro3">
          <table:table-cell table:style-name="ce2116" office:value-type="string" calcext:value-type="string">
            <text:p>V6.4</text:p>
          </table:table-cell>
        </table:table-row>
        <table:table-row table:style-name="ro3">
          <table:table-cell table:style-name="ce2116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3">
          <table:table-cell table:style-name="ce2115" office:value-type="string" calcext:value-type="string">
            <text:p>* Mesterfegyver fortély is beszámít (számolja)</text:p>
          </table:table-cell>
        </table:table-row>
        <table:table-row table:style-name="ro3">
          <table:table-cell table:style-name="ce2115" office:value-type="string" calcext:value-type="string">
            <text:p>* Karmák bekerültek (Mágia_Pszí lap)</text:p>
          </table:table-cell>
        </table:table-row>
        <table:table-row table:style-name="ro3">
          <table:table-cell table:style-name="ce2115" office:value-type="string" calcext:value-type="string">
            <text:p>* Mágikus összhang karmák is bekerültek</text:p>
          </table:table-cell>
        </table:table-row>
        <table:table-row table:style-name="ro3">
          <table:table-cell table:style-name="ce2115" office:value-type="string" calcext:value-type="string">
            <text:p>* Mágia_Pszí lapon több hely a mágiaiskoláknak, szint ellenőrzés javítva</text:p>
          </table:table-cell>
        </table:table-row>
        <table:table-row table:style-name="ro3">
          <table:table-cell table:style-name="ce2115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3">
          <table:table-cell table:style-name="ce2115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3">
          <table:table-cell table:style-name="ce2116"/>
        </table:table-row>
        <table:table-row table:style-name="ro3">
          <table:table-cell table:style-name="ce2116" office:value-type="string" calcext:value-type="string">
            <text:p>V6.3</text:p>
          </table:table-cell>
        </table:table-row>
        <table:table-row table:style-name="ro3">
          <table:table-cell table:style-name="ce2115" office:value-type="string" calcext:value-type="string">
            <text:p>* Egyéb fortélyok legfelső sorát nem számolta be. Javítva</text:p>
          </table:table-cell>
        </table:table-row>
        <table:table-row table:style-name="ro3">
          <table:table-cell table:style-name="ce2115" office:value-type="string" calcext:value-type="string">
            <text:p>* Írástudó fortély is előre beírva. Ha felvettél Tradíciót, akkor ingyenes!</text:p>
          </table:table-cell>
        </table:table-row>
        <table:table-row table:style-name="ro3">
          <table:table-cell table:style-name="ce2115" office:value-type="string" calcext:value-type="string">
            <text:p>* Mágia_pszí lapon formázási javítások</text:p>
          </table:table-cell>
        </table:table-row>
        <table:table-row table:style-name="ro3">
          <table:table-cell table:style-name="ce2115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3">
          <table:table-cell table:style-name="ce2115" office:value-type="string" calcext:value-type="string">
            <text:p>* Fegyverek Sebzés infoboxba: Mesterfegyver minden foka: +1SP</text:p>
          </table:table-cell>
        </table:table-row>
        <table:table-row table:style-name="ro3">
          <table:table-cell table:style-name="ce2115" office:value-type="string" calcext:value-type="string">
            <text:p>* Támadás/kör infoboxok kibővítése, egyértelműsítése</text:p>
          </table:table-cell>
        </table:table-row>
        <table:table-row table:style-name="ro3">
          <table:table-cell table:style-name="ce2115" office:value-type="string" calcext:value-type="string">
            <text:p>* Előre beírt fortélyoknál validátorok alkalmazása</text:p>
          </table:table-cell>
        </table:table-row>
        <table:table-row table:style-name="ro3">
          <table:table-cell table:style-name="ce2115"/>
        </table:table-row>
        <table:table-row table:style-name="ro3">
          <table:table-cell table:style-name="ce2116" office:value-type="string" calcext:value-type="string">
            <text:p>V6.2</text:p>
          </table:table-cell>
        </table:table-row>
        <table:table-row table:style-name="ro3">
          <table:table-cell table:style-name="ce2115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3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3">
          <table:table-cell table:style-name="ce2115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3">
          <table:table-cell table:style-name="ce2115" office:value-type="string" calcext:value-type="string">
            <text:p>* Licenc szöveg módosult kicsit</text:p>
          </table:table-cell>
        </table:table-row>
        <table:table-row table:style-name="ro3">
          <table:table-cell table:style-name="ce2115" office:value-type="string" calcext:value-type="string">
            <text:p>* Távolsági fegyverek külön szekcióba</text:p>
          </table:table-cell>
        </table:table-row>
        <table:table-row table:style-name="ro3">
          <table:table-cell table:style-name="ce2115" office:value-type="string" calcext:value-type="string">
            <text:p>* Képzettséges lap: cellák ritkítása, hogy ráférjen az oldalra</text:p>
          </table:table-cell>
        </table:table-row>
        <table:table-row table:style-name="ro3">
          <table:table-cell table:style-name="ce2115" office:value-type="string" calcext:value-type="string">
            <text:p>* Puszta kéz SP számítása hibás volt, javítva</text:p>
          </table:table-cell>
        </table:table-row>
        <table:table-row table:style-name="ro3">
          <table:table-cell table:style-name="ce2115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3">
          <table:table-cell table:style-name="ce2115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3">
          <table:table-cell table:style-name="ce2115" office:value-type="string" calcext:value-type="string">
            <text:p>* Mágia tradíciókhoz infobox</text:p>
          </table:table-cell>
        </table:table-row>
        <table:table-row table:style-name="ro3">
          <table:table-cell table:style-name="ce2115" office:value-type="string" calcext:value-type="string">
            <text:p>* Pszí fokokhoz és iskolához infóbox</text:p>
          </table:table-cell>
        </table:table-row>
        <table:table-row table:style-name="ro3">
          <table:table-cell table:style-name="ce2115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3">
          <table:table-cell table:style-name="ce2115" office:value-type="string" calcext:value-type="string">
            <text:p><text:s text:c="2"/>(a mágia iskolák is képzettségek)</text:p>
          </table:table-cell>
        </table:table-row>
        <table:table-row table:style-name="ro3">
          <table:table-cell table:style-name="ce2116"/>
        </table:table-row>
        <table:table-row table:style-name="ro3">
          <table:table-cell table:style-name="ce2116" office:value-type="string" calcext:value-type="string">
            <text:p>V6.1</text:p>
          </table:table-cell>
        </table:table-row>
        <table:table-row table:style-name="ro3">
          <table:table-cell table:style-name="ce2115" office:value-type="string" calcext:value-type="string">
            <text:p>* Kevesebb Átfogó, több Átlagos képzettség-hely</text:p>
          </table:table-cell>
        </table:table-row>
        <table:table-row table:style-name="ro3">
          <table:table-cell table:style-name="ce2115"/>
        </table:table-row>
        <table:table-row table:style-name="ro3">
          <table:table-cell table:style-name="ce2116" office:value-type="string" calcext:value-type="string">
            <text:p>V6.0</text:p>
          </table:table-cell>
        </table:table-row>
        <table:table-row table:style-name="ro3">
          <table:table-cell table:style-name="ce2115" office:value-type="string" calcext:value-type="string">
            <text:p>* Új segédkommentek: Össz KP, Max harcira/misztikusra költhető KP</text:p>
          </table:table-cell>
        </table:table-row>
        <table:table-row table:style-name="ro3">
          <table:table-cell table:style-name="ce2115" office:value-type="string" calcext:value-type="string">
            <text:p>* Gyors kezdeményezés fortély beillesztése és kezelése</text:p>
          </table:table-cell>
        </table:table-row>
        <table:table-row table:style-name="ro3">
          <table:table-cell table:style-name="ce2115" office:value-type="string" calcext:value-type="string">
            <text:p>* Fájdalomtűrés is Harci képzettség! Nem költhető rá az extra KP-ból.</text:p>
          </table:table-cell>
        </table:table-row>
        <table:table-row table:style-name="ro3">
          <table:table-cell table:style-name="ce2116"/>
        </table:table-row>
        <table:table-row table:style-name="ro3">
          <table:table-cell table:style-name="ce2116" office:value-type="string" calcext:value-type="string">
            <text:p>V5.9</text:p>
          </table:table-cell>
        </table:table-row>
        <table:table-row table:style-name="ro3">
          <table:table-cell table:style-name="ce2115" office:value-type="string" calcext:value-type="string">
            <text:p>* Kis javítások</text:p>
          </table:table-cell>
        </table:table-row>
        <table:table-row table:style-name="ro3">
          <table:table-cell table:style-name="ce2116"/>
        </table:table-row>
        <table:table-row table:style-name="ro3">
          <table:table-cell table:style-name="ce2116" office:value-type="string" calcext:value-type="string">
            <text:p>V5.8</text:p>
          </table:table-cell>
        </table:table-row>
        <table:table-row table:style-name="ro3">
          <table:table-cell table:style-name="ce2115" office:value-type="string" calcext:value-type="string">
            <text:p>* CC licenc bekerült</text:p>
          </table:table-cell>
        </table:table-row>
        <table:table-row table:style-name="ro3">
          <table:table-cell table:style-name="ce2116"/>
        </table:table-row>
        <table:table-row table:style-name="ro3">
          <table:table-cell table:style-name="ce2116" office:value-type="string" calcext:value-type="string">
            <text:p>V5.7</text:p>
          </table:table-cell>
        </table:table-row>
        <table:table-row table:style-name="ro3">
          <table:table-cell table:style-name="ce2115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3">
          <table:table-cell table:style-name="ce2115" office:value-type="string" calcext:value-type="string">
            <text:p>* Alap seb.kategóriák TÉ levonásai emelkedtek: 0; -10; -20; -30</text:p>
          </table:table-cell>
        </table:table-row>
        <table:table-row table:style-name="ro3">
          <table:table-cell table:style-name="ce2115" office:value-type="string" calcext:value-type="string">
            <text:p>* Fájdalomtűrés próba megszűnik harc közben</text:p>
          </table:table-cell>
        </table:table-row>
        <table:table-row table:style-name="ro3">
          <table:table-cell table:style-name="ce2115" office:value-type="string" calcext:value-type="string">
            <text:p>* Puszta kéz: Erőbónusz 1:1-ben beszámít, de csak KT sebzést okoz</text:p>
          </table:table-cell>
        </table:table-row>
        <table:table-row table:style-name="ro3">
          <table:table-cell table:style-name="ce2115" office:value-type="string" calcext:value-type="string">
            <text:p>* Harcos elme fortély bekerült a fortélyok közé, hogy számolható legyen</text:p>
          </table:table-cell>
        </table:table-row>
        <table:table-row table:style-name="ro3">
          <table:table-cell table:style-name="ce2116"/>
        </table:table-row>
        <table:table-row table:style-name="ro3">
          <table:table-cell table:style-name="ce2116" office:value-type="string" calcext:value-type="string">
            <text:p>V5.6</text:p>
          </table:table-cell>
        </table:table-row>
        <table:table-row table:style-name="ro3">
          <table:table-cell table:style-name="ce2115" office:value-type="string" calcext:value-type="string">
            <text:p>* Az Emlékezet értéke minden szinten hozzáadódik (negatív értéknél levonódik)</text:p>
          </table:table-cell>
        </table:table-row>
        <table:table-row table:style-name="ro3">
          <table:table-cell table:style-name="ce2115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3">
          <table:table-cell table:style-name="ce2115"/>
        </table:table-row>
        <table:table-row table:style-name="ro3">
          <table:table-cell table:style-name="ce2116" office:value-type="string" calcext:value-type="string">
            <text:p>V5.5</text:p>
          </table:table-cell>
        </table:table-row>
        <table:table-row table:style-name="ro3">
          <table:table-cell table:style-name="ce2137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8">
          <table:table-cell table:style-name="ce211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3">
          <table:table-cell table:style-name="ce2115" office:value-type="string" calcext:value-type="string">
            <text:p>* Átvezetve a fortély doksiból szabály: nincs fortély KP limit</text:p>
          </table:table-cell>
        </table:table-row>
        <table:table-row table:style-name="ro3">
          <table:table-cell table:style-name="ce2137" office:value-type="string" calcext:value-type="string">
            <text:p>* KP/Szint: 70 <text:s text:c="2"/>; Bónusz: +15KP/Szint (nem harci+misztikusra)</text:p>
          </table:table-cell>
        </table:table-row>
        <table:table-row table:style-name="ro3">
          <table:table-cell table:style-name="ce2119" office:value-type="string" calcext:value-type="string">
            <text:p>* Javítás: a képzettségek nem foka, hanem szintje van</text:p>
          </table:table-cell>
        </table:table-row>
        <table:table-row table:style-name="ro3">
          <table:table-cell table:style-name="ce2137" office:value-type="string" calcext:value-type="string">
            <text:p>* Minden kiemelt cellához Érvényesség vizsgálat</text:p>
          </table:table-cell>
        </table:table-row>
        <table:table-row table:style-name="ro3">
          <table:table-cell table:style-name="ce2119" office:value-type="string" calcext:value-type="string">
            <text:p>* Szinttúlépés ellenőrzés javítása</text:p>
          </table:table-cell>
        </table:table-row>
        <table:table-row table:style-name="ro3">
          <table:table-cell table:style-name="ce2137" office:value-type="string" calcext:value-type="string">
            <text:p>* VÉGRE: A képzettségbónusz megfelelő kezelése</text:p>
          </table:table-cell>
        </table:table-row>
        <table:table-row table:style-name="ro3">
          <table:table-cell table:style-name="ce2119" office:value-type="string" calcext:value-type="string">
            <text:p>* Szabályok munkalapon más betűkészlet (ékezet gondok voltak)</text:p>
          </table:table-cell>
        </table:table-row>
        <table:table-row table:style-name="ro3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37">
          <table:table-cell office:value-type="string" calcext:value-type="string">
            <text:p> <text:span text:style-name="T25"> </text:span><text:span text:style-name="T61">→</text:span><text:span text:style-name="T25"> </text:span>Karakter neve, faja, vallása</text:p>
          </table:table-cell>
        </table:table-row>
        <table:table-row table:style-name="ro37">
          <table:table-cell office:value-type="string" calcext:value-type="string">
            <text:p><text:span text:style-name="T25">  </text:span><text:span text:style-name="T61">→</text:span><text:span text:style-name="T25"> Személyiségjegyei</text:span></text:p>
          </table:table-cell>
        </table:table-row>
        <table:table-row table:style-name="ro37">
          <table:table-cell office:value-type="string" calcext:value-type="string">
            <text:p><text:span text:style-name="T25">  </text:span><text:span text:style-name="T61">→</text:span><text:span text:style-name="T25"> Kommunikáció, szociális érzék</text:span></text:p>
          </table:table-cell>
        </table:table-row>
        <table:table-row table:style-name="ro37">
          <table:table-cell office:value-type="string" calcext:value-type="string">
            <text:p><text:span text:style-name="T25">  </text:span><text:span text:style-name="T61">→</text:span><text:span text:style-name="T25"> Külső</text:span></text:p>
          </table:table-cell>
        </table:table-row>
        <table:table-row table:style-name="ro3">
          <table:table-cell table:style-name="ce2115"/>
        </table:table-row>
        <table:table-row table:style-name="ro3">
          <table:table-cell table:style-name="ce2116" office:value-type="string" calcext:value-type="string">
            <text:p>V5.4</text:p>
          </table:table-cell>
        </table:table-row>
        <table:table-row table:style-name="ro3">
          <table:table-cell table:style-name="ce2115" office:value-type="string" calcext:value-type="string">
            <text:p>* Mesterfegyver: <text:s/>KÉ:+2; TÉ/VÉ:+3; SP:+1 <text:s/>fokonként</text:p>
          </table:table-cell>
        </table:table-row>
        <table:table-row table:style-name="ro3">
          <table:table-cell table:style-name="ce2115" office:value-type="string" calcext:value-type="string">
            <text:p>* 1HM=5KP</text:p>
          </table:table-cell>
        </table:table-row>
        <table:table-row table:style-name="ro3">
          <table:table-cell table:style-name="ce2116"/>
        </table:table-row>
        <table:table-row table:style-name="ro3">
          <table:table-cell table:style-name="ce2116" office:value-type="string" calcext:value-type="string">
            <text:p>V5.3</text:p>
          </table:table-cell>
        </table:table-row>
        <table:table-row table:style-name="ro3">
          <table:table-cell table:style-name="ce2118" office:value-type="string" calcext:value-type="string">
            <text:p>* Szabályok lapon Pszí javítása</text:p>
          </table:table-cell>
        </table:table-row>
        <table:table-row table:style-name="ro3">
          <table:table-cell table:style-name="ce2118" office:value-type="string" calcext:value-type="string">
            <text:p>* Emberismeret is bekerült az átlagos képzettségek közé alapból</text:p>
          </table:table-cell>
        </table:table-row>
        <table:table-row table:style-name="ro3">
          <table:table-cell table:style-name="ce2116"/>
        </table:table-row>
        <table:table-row table:style-name="ro3">
          <table:table-cell table:style-name="ce2116" office:value-type="string" calcext:value-type="string">
            <text:p>V5.2</text:p>
          </table:table-cell>
        </table:table-row>
        <table:table-row table:style-name="ro3">
          <table:table-cell table:style-name="ce2115" office:value-type="string" calcext:value-type="string">
            <text:p>* Manővereknél: „elkölthető” mezőből levonódik az elköltött fok</text:p>
          </table:table-cell>
        </table:table-row>
        <table:table-row table:style-name="ro3">
          <table:table-cell table:style-name="ce2115" office:value-type="string" calcext:value-type="string">
            <text:p>* Automatikusan megkapott képzettségek feljebb kerültek</text:p>
          </table:table-cell>
        </table:table-row>
        <table:table-row table:style-name="ro3">
          <table:table-cell table:style-name="ce2115" office:value-type="string" calcext:value-type="string">
            <text:p>* Páncél és SFÉ mezők bekerültek a Harcértékek oldalra</text:p>
          </table:table-cell>
        </table:table-row>
        <table:table-row table:style-name="ro3">
          <table:table-cell table:style-name="ce2115" office:value-type="string" calcext:value-type="string">
            <text:p>* Mesterfegyver fortélyokhoz bekerült egy [fegyver] template</text:p>
          </table:table-cell>
        </table:table-row>
        <table:table-row table:style-name="ro3">
          <table:table-cell table:style-name="ce2115" office:value-type="string" calcext:value-type="string">
            <text:p>* +1 sor Átlagos képzettség, -1 sor Könnyű/spec</text:p>
          </table:table-cell>
        </table:table-row>
        <table:table-row table:style-name="ro3">
          <table:table-cell table:style-name="ce2115" office:value-type="string" calcext:value-type="string">
            <text:p>* „Fegyverek” munkalap bekerült. Egyelőre üres</text:p>
          </table:table-cell>
        </table:table-row>
        <table:table-row table:style-name="ro3">
          <table:table-cell table:style-name="ce2116"/>
        </table:table-row>
        <table:table-row table:style-name="ro3">
          <table:table-cell table:style-name="ce2116" office:value-type="string" calcext:value-type="string">
            <text:p>V5.1</text:p>
          </table:table-cell>
        </table:table-row>
        <table:table-row table:style-name="ro3">
          <table:table-cell table:style-name="ce2118" office:value-type="string" calcext:value-type="string">
            <text:p>* Könnyű KP oszlop javítása</text:p>
          </table:table-cell>
        </table:table-row>
        <table:table-row table:style-name="ro3">
          <table:table-cell table:style-name="ce2118" office:value-type="string" calcext:value-type="string">
            <text:p>* Észlelés bedrótozva az Átlagos képzettségek táblázatba</text:p>
          </table:table-cell>
        </table:table-row>
        <table:table-row table:style-name="ro3">
          <table:table-cell table:style-name="ce2118" office:value-type="string" calcext:value-type="string">
            <text:p>* Puszta kéz Mesterfegyver 1.fokon volt. Javítva 0-ra.</text:p>
          </table:table-cell>
        </table:table-row>
        <table:table-row table:style-name="ro3">
          <table:table-cell table:style-name="ce2116"/>
        </table:table-row>
        <table:table-row table:style-name="ro3">
          <table:table-cell table:style-name="ce2116" office:value-type="string" calcext:value-type="string">
            <text:p>V5.0</text:p>
          </table:table-cell>
        </table:table-row>
        <table:table-row table:style-name="ro3">
          <table:table-cell table:style-name="ce2118" office:value-type="string" calcext:value-type="string">
            <text:p>* Cellaellenőrzések javítása</text:p>
          </table:table-cell>
        </table:table-row>
        <table:table-row table:style-name="ro3">
          <table:table-cell table:style-name="ce2116"/>
        </table:table-row>
        <table:table-row table:style-name="ro3">
          <table:table-cell table:style-name="ce2116" office:value-type="string" calcext:value-type="string">
            <text:p>V4.9</text:p>
          </table:table-cell>
        </table:table-row>
        <table:table-row table:style-name="ro38">
          <table:table-cell table:style-name="ce211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3">
          <table:table-cell table:style-name="ce2118" office:value-type="string" calcext:value-type="string">
            <text:p>* CHM egyszerűbb neve: CM</text:p>
          </table:table-cell>
        </table:table-row>
        <table:table-row table:style-name="ro3">
          <table:table-cell table:style-name="ce2118" office:value-type="string" calcext:value-type="string">
            <text:p>* Pszí fortély új neve: „Pszí alkalmazás”</text:p>
          </table:table-cell>
        </table:table-row>
        <table:table-row table:style-name="ro3">
          <table:table-cell table:style-name="ce2118" office:value-type="string" calcext:value-type="string">
            <text:p>* Komment info-ablak a mágia tradíció felvételéhez</text:p>
          </table:table-cell>
        </table:table-row>
        <table:table-row table:style-name="ro3">
          <table:table-cell table:style-name="ce2118" office:value-type="string" calcext:value-type="string">
            <text:p>* Pszí tradíció mostantól átlagos képzettség</text:p>
          </table:table-cell>
        </table:table-row>
        <table:table-row table:style-name="ro3">
          <table:table-cell table:style-name="ce2118" office:value-type="string" calcext:value-type="string">
            <text:p>* Mágiaiskolák is átlagos képzettségek</text:p>
          </table:table-cell>
        </table:table-row>
        <table:table-row table:style-name="ro3">
          <table:table-cell table:style-name="ce2118" office:value-type="string" calcext:value-type="string">
            <text:p>* Pszí és mágia fortélyok külön</text:p>
          </table:table-cell>
        </table:table-row>
        <table:table-row table:style-name="ro3">
          <table:table-cell table:style-name="ce2118" office:value-type="string" calcext:value-type="string">
            <text:p>* Idegesítő limitfigyelő formázási hibák eliminálása (remélem végleg!)</text:p>
          </table:table-cell>
        </table:table-row>
        <table:table-row table:style-name="ro3">
          <table:table-cell table:style-name="ce2118"/>
        </table:table-row>
        <table:table-row table:style-name="ro3">
          <table:table-cell table:style-name="ce2116" office:value-type="string" calcext:value-type="string">
            <text:p>V4.8</text:p>
          </table:table-cell>
        </table:table-row>
        <table:table-row table:style-name="ro3">
          <table:table-cell table:style-name="ce2118" office:value-type="string" calcext:value-type="string">
            <text:p>* Bekerült egy új munkalap a tömör KP elosztási szabályokkal</text:p>
          </table:table-cell>
        </table:table-row>
        <table:table-row table:style-name="ro3">
          <table:table-cell table:style-name="ce2116"/>
        </table:table-row>
        <table:table-row table:style-name="ro3">
          <table:table-cell table:style-name="ce2116" office:value-type="string" calcext:value-type="string">
            <text:p>V4.7</text:p>
          </table:table-cell>
        </table:table-row>
        <table:table-row table:style-name="ro3">
          <table:table-cell table:style-name="ce2118" office:value-type="string" calcext:value-type="string">
            <text:p>* Mana korlát eltörlése</text:p>
          </table:table-cell>
        </table:table-row>
        <table:table-row table:style-name="ro3">
          <table:table-cell table:style-name="ce2118" office:value-type="string" calcext:value-type="string">
            <text:p>* Mágia tradíciók: 50KP</text:p>
          </table:table-cell>
        </table:table-row>
        <table:table-row table:style-name="ro3">
          <table:table-cell table:style-name="ce2118" office:value-type="string" calcext:value-type="string">
            <text:p>* KÉ-be ismét beszámít a TSZ</text:p>
          </table:table-cell>
        </table:table-row>
        <table:table-row table:style-name="ro3">
          <table:table-cell table:style-name="ce2118" office:value-type="string" calcext:value-type="string">
            <text:p>* Puszta kéz értékeinek automatikus kiszámítása</text:p>
          </table:table-cell>
        </table:table-row>
        <table:table-row table:style-name="ro3">
          <table:table-cell table:style-name="ce2118" office:value-type="string" calcext:value-type="string">
            <text:p>* Nincs korlátozva a max vásárolható mana pont</text:p>
          </table:table-cell>
        </table:table-row>
        <table:table-row table:style-name="ro3">
          <table:table-cell table:style-name="ce2118" office:value-type="string" calcext:value-type="string">
            <text:p>* KP/szint: 80KP (eddig 70 volt)</text:p>
          </table:table-cell>
        </table:table-row>
        <table:table-row table:style-name="ro3">
          <table:table-cell table:style-name="ce2116"/>
        </table:table-row>
        <table:table-row table:style-name="ro3">
          <table:table-cell table:style-name="ce2116" office:value-type="string" calcext:value-type="string">
            <text:p>V4.6</text:p>
          </table:table-cell>
        </table:table-row>
        <table:table-row table:style-name="ro3">
          <table:table-cell table:style-name="ce2118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2116"/>
        </table:table-row>
        <table:table-row table:style-name="ro3">
          <table:table-cell table:style-name="ce2116" office:value-type="string" calcext:value-type="string">
            <text:p>V4.5</text:p>
          </table:table-cell>
        </table:table-row>
        <table:table-row table:style-name="ro3">
          <table:table-cell table:style-name="ce2118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2116"/>
        </table:table-row>
        <table:table-row table:style-name="ro3">
          <table:table-cell table:style-name="ce2116" office:value-type="string" calcext:value-type="string">
            <text:p>V4.4</text:p>
          </table:table-cell>
        </table:table-row>
        <table:table-row table:style-name="ro3">
          <table:table-cell table:style-name="ce2118" office:value-type="string" calcext:value-type="string">
            <text:p>* Fegyver táblázatba bekerült: MF oszlop (Mesterfegyver foka az adott fegyverre)</text:p>
          </table:table-cell>
        </table:table-row>
        <table:table-row table:style-name="ro3">
          <table:table-cell table:style-name="ce2116"/>
        </table:table-row>
        <table:table-row table:style-name="ro3">
          <table:table-cell table:style-name="ce2116" office:value-type="string" calcext:value-type="string">
            <text:p>V4.3</text:p>
          </table:table-cell>
        </table:table-row>
        <table:table-row table:style-name="ro3">
          <table:table-cell table:style-name="ce2118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2118"/>
        </table:table-row>
        <table:table-row table:style-name="ro3">
          <table:table-cell table:style-name="ce2116" office:value-type="string" calcext:value-type="string">
            <text:p>V4.2</text:p>
          </table:table-cell>
        </table:table-row>
        <table:table-row table:style-name="ro3">
          <table:table-cell table:style-name="ce2118" office:value-type="string" calcext:value-type="string">
            <text:p>* támadási típus bekerült (szúró/vágó/zúzó) a fegyverek táblázatába</text:p>
          </table:table-cell>
        </table:table-row>
        <table:table-row table:style-name="ro3">
          <table:table-cell table:style-name="ce2118" office:value-type="string" calcext:value-type="string">
            <text:p>* Össz ÉP kiszámolása (Harcértékek oldal alja (Sebesülés táblázat teteje))</text:p>
          </table:table-cell>
        </table:table-row>
        <table:table-row table:style-name="ro3">
          <table:table-cell table:style-name="ce2118" office:value-type="string" calcext:value-type="string">
            <text:p>* KÉ számítás javítva + KÉ-re már nem adható HM</text:p>
          </table:table-cell>
        </table:table-row>
        <table:table-row table:style-name="ro3">
          <table:table-cell table:style-name="ce2118" office:value-type="string" calcext:value-type="string">
            <text:p>* VÉ csökkenés plusz sor sok hellyel</text:p>
          </table:table-cell>
        </table:table-row>
        <table:table-row table:style-name="ro3">
          <table:table-cell table:style-name="ce2118" office:value-type="string" calcext:value-type="string">
            <text:p>* CÉ-be az Önuralom számít! Javítva</text:p>
          </table:table-cell>
        </table:table-row>
        <table:table-row table:style-name="ro3">
          <table:table-cell table:style-name="ce2118" office:value-type="string" calcext:value-type="string">
            <text:p>* Harcmodorokhoz új oszlop: Sebesség</text:p>
          </table:table-cell>
        </table:table-row>
        <table:table-row table:style-name="ro3">
          <table:table-cell table:style-name="ce2116"/>
        </table:table-row>
        <table:table-row table:style-name="ro3">
          <table:table-cell table:style-name="ce2116" office:value-type="string" calcext:value-type="string">
            <text:p>V4.1</text:p>
          </table:table-cell>
        </table:table-row>
        <table:table-row table:style-name="ro3">
          <table:table-cell table:style-name="ce2118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2116"/>
        </table:table-row>
        <table:table-row table:style-name="ro3">
          <table:table-cell table:style-name="ce2116" office:value-type="string" calcext:value-type="string">
            <text:p>V4.0</text:p>
          </table:table-cell>
        </table:table-row>
        <table:table-row table:style-name="ro3">
          <table:table-cell table:style-name="ce2118" office:value-type="string" calcext:value-type="string">
            <text:p>* Fájdalomtűrés próbák módosultak</text:p>
          </table:table-cell>
        </table:table-row>
        <table:table-row table:style-name="ro3">
          <table:table-cell table:style-name="ce2118" office:value-type="string" calcext:value-type="string">
            <text:p>* Belharc harcmodor törölve</text:p>
          </table:table-cell>
        </table:table-row>
        <table:table-row table:style-name="ro3">
          <table:table-cell table:style-name="ce2118" office:value-type="string" calcext:value-type="string">
            <text:p>* Fortély cellák átalakítása</text:p>
          </table:table-cell>
        </table:table-row>
        <table:table-row table:style-name="ro3">
          <table:table-cell table:style-name="ce2118"/>
        </table:table-row>
        <table:table-row table:style-name="ro3">
          <table:table-cell table:style-name="ce2116" office:value-type="string" calcext:value-type="string">
            <text:p>V3.9</text:p>
          </table:table-cell>
        </table:table-row>
        <table:table-row table:style-name="ro3">
          <table:table-cell table:style-name="ce2118" office:value-type="string" calcext:value-type="string">
            <text:p>* KP/Szint = 70 + Intelligencia</text:p>
          </table:table-cell>
        </table:table-row>
        <table:table-row table:style-name="ro3">
          <table:table-cell table:style-name="ce2118" office:value-type="string" calcext:value-type="string">
            <text:p>* A +6-os tulajdonságok pontértéke beírva</text:p>
          </table:table-cell>
        </table:table-row>
        <table:table-row table:style-name="ro3">
          <table:table-cell table:style-name="ce2118"/>
        </table:table-row>
        <table:table-row table:style-name="ro3">
          <table:table-cell table:style-name="ce2116" office:value-type="string" calcext:value-type="string">
            <text:p>V3.8</text:p>
          </table:table-cell>
        </table:table-row>
        <table:table-row table:style-name="ro3">
          <table:table-cell table:style-name="ce2118" office:value-type="string" calcext:value-type="string">
            <text:p>* Tulajdonságok: Önuralom, Fogékonyság</text:p>
          </table:table-cell>
        </table:table-row>
        <table:table-row table:style-name="ro3">
          <table:table-cell table:style-name="ce2118"/>
        </table:table-row>
        <table:table-row table:style-name="ro3">
          <table:table-cell table:style-name="ce2116" office:value-type="string" calcext:value-type="string">
            <text:p>V3.7</text:p>
          </table:table-cell>
        </table:table-row>
        <table:table-row table:style-name="ro3">
          <table:table-cell table:style-name="ce2118" office:value-type="string" calcext:value-type="string">
            <text:p>* Max egyfajta HM hiba jav</text:p>
          </table:table-cell>
        </table:table-row>
        <table:table-row table:style-name="ro3">
          <table:table-cell table:style-name="ce2118"/>
        </table:table-row>
        <table:table-row table:style-name="ro3">
          <table:table-cell table:style-name="ce2116" office:value-type="string" calcext:value-type="string">
            <text:p>V3.6</text:p>
          </table:table-cell>
        </table:table-row>
        <table:table-row table:style-name="ro3">
          <table:table-cell table:style-name="ce2118" office:value-type="string" calcext:value-type="string">
            <text:p>* Belharc bekerült a Harcmodorok közé</text:p>
          </table:table-cell>
        </table:table-row>
        <table:table-row table:style-name="ro3">
          <table:table-cell table:style-name="ce2116"/>
        </table:table-row>
        <table:table-row table:style-name="ro3">
          <table:table-cell table:style-name="ce2116" office:value-type="string" calcext:value-type="string">
            <text:p>V3.5</text:p>
          </table:table-cell>
        </table:table-row>
        <table:table-row table:style-name="ro3">
          <table:table-cell table:style-name="ce2138" office:value-type="string" calcext:value-type="string">
            <text:p>* 1ψP = 2KP</text:p>
          </table:table-cell>
        </table:table-row>
        <table:table-row table:style-name="ro3">
          <table:table-cell table:style-name="ce2138" office:value-type="string" calcext:value-type="string">
            <text:p>* 1 MP = 3KP</text:p>
          </table:table-cell>
        </table:table-row>
        <table:table-row table:style-name="ro3">
          <table:table-cell table:style-name="ce2138"/>
        </table:table-row>
        <table:table-row table:style-name="ro3">
          <table:table-cell table:style-name="ce2116" office:value-type="string" calcext:value-type="string">
            <text:p>V3.4</text:p>
          </table:table-cell>
        </table:table-row>
        <table:table-row table:style-name="ro3">
          <table:table-cell table:style-name="ce2118" office:value-type="string" calcext:value-type="string">
            <text:p>* Apró javítások</text:p>
          </table:table-cell>
        </table:table-row>
        <table:table-row table:style-name="ro3">
          <table:table-cell table:style-name="ce2118" office:value-type="string" calcext:value-type="string">
            <text:p>* Hajításnak, Íjászatnak, Lövészetnek is van KÉ-je</text:p>
          </table:table-cell>
        </table:table-row>
        <table:table-row table:style-name="ro3">
          <table:table-cell table:style-name="ce2138"/>
        </table:table-row>
        <table:table-row table:style-name="ro3">
          <table:table-cell table:style-name="ce2116" office:value-type="string" calcext:value-type="string">
            <text:p>V3.3</text:p>
          </table:table-cell>
        </table:table-row>
        <table:table-row table:style-name="ro3">
          <table:table-cell table:style-name="ce2138" office:value-type="string" calcext:value-type="string">
            <text:p>* Átszervezett Harcétékek oldal. Jobb helykihasználás</text:p>
          </table:table-cell>
        </table:table-row>
        <table:table-row table:style-name="ro3">
          <table:table-cell table:style-name="ce2138" office:value-type="string" calcext:value-type="string">
            <text:p>* Külön CHM (CÉ-HM) (max 4CHM/Szint)</text:p>
          </table:table-cell>
        </table:table-row>
        <table:table-row table:style-name="ro3">
          <table:table-cell table:style-name="ce2138" office:value-type="string" calcext:value-type="string">
            <text:p>* 1 CHM = 4KP</text:p>
          </table:table-cell>
        </table:table-row>
        <table:table-row table:style-name="ro3">
          <table:table-cell table:style-name="ce2138" office:value-type="string" calcext:value-type="string">
            <text:p>* Egy harcérték alapra max 5/szint</text:p>
          </table:table-cell>
        </table:table-row>
        <table:table-row table:style-name="ro3">
          <table:table-cell table:style-name="ce2138" office:value-type="string" calcext:value-type="string">
            <text:p>* 5HM-&gt;3HM másra</text:p>
          </table:table-cell>
        </table:table-row>
        <table:table-row table:style-name="ro3">
          <table:table-cell table:style-name="ce2138" office:value-type="string" calcext:value-type="string">
            <text:p>* 4HM-&gt;2HM másra</text:p>
          </table:table-cell>
        </table:table-row>
        <table:table-row table:style-name="ro3">
          <table:table-cell table:style-name="ce2138" office:value-type="string" calcext:value-type="string">
            <text:p>* 3HM-&gt;1HM másra</text:p>
          </table:table-cell>
        </table:table-row>
        <table:table-row table:style-name="ro3">
          <table:table-cell table:style-name="ce2138"/>
        </table:table-row>
        <table:table-row table:style-name="ro3">
          <table:table-cell table:style-name="ce2116" office:value-type="string" calcext:value-type="string">
            <text:p>V3.1</text:p>
          </table:table-cell>
        </table:table-row>
        <table:table-row table:style-name="ro3">
          <table:table-cell table:style-name="ce2138" office:value-type="string" calcext:value-type="string">
            <text:p>* Pszí bekerült, 1 HM=4KP, Max HM/szint=8, 1MP=4KP, 1Pp=4KP</text:p>
          </table:table-cell>
        </table:table-row>
        <table:table-row table:style-name="ro3">
          <table:table-cell table:style-name="ce2138"/>
        </table:table-row>
        <table:table-row table:style-name="ro3">
          <table:table-cell table:style-name="ce2116" office:value-type="string" calcext:value-type="string">
            <text:p>V2.8, V2.9</text:p>
          </table:table-cell>
        </table:table-row>
        <table:table-row table:style-name="ro3">
          <table:table-cell table:style-name="ce2138" office:value-type="string" calcext:value-type="string">
            <text:p>* Javítások, Fortélyok táblázat átrendezése</text:p>
          </table:table-cell>
        </table:table-row>
        <table:table-row table:style-name="ro3">
          <table:table-cell table:style-name="ce2138"/>
        </table:table-row>
        <table:table-row table:style-name="ro3">
          <table:table-cell table:style-name="ce2116" office:value-type="string" calcext:value-type="string">
            <text:p>V2.7</text:p>
          </table:table-cell>
        </table:table-row>
        <table:table-row table:style-name="ro3">
          <table:table-cell table:style-name="ce2138" office:value-type="string" calcext:value-type="string">
            <text:p>* Fegyverek harcértékei, Teljes fegyveres harcértékek táblázat bekerült</text:p>
          </table:table-cell>
        </table:table-row>
        <table:table-row table:style-name="ro3">
          <table:table-cell table:style-name="ce2138" office:value-type="string" calcext:value-type="string">
            <text:p>* Életerő táblázat bekerült</text:p>
          </table:table-cell>
        </table:table-row>
        <table:table-row table:style-name="ro3">
          <table:table-cell table:style-name="ce2138" office:value-type="string" calcext:value-type="string">
            <text:p>* Pajzsok, vértek, SFÉ táblázat</text:p>
          </table:table-cell>
        </table:table-row>
        <table:table-row table:style-name="ro3">
          <table:table-cell table:style-name="ce2138" office:value-type="string" calcext:value-type="string">
            <text:p>* Mágia és Pszi fül: egyszerűbb, átláthatóbb</text:p>
          </table:table-cell>
        </table:table-row>
        <table:table-row table:style-name="ro3">
          <table:table-cell table:style-name="ce2138" office:value-type="string" calcext:value-type="string">
            <text:p>* Élőfej és élőláb kikapcs, ez plusz hely.</text:p>
          </table:table-cell>
        </table:table-row>
        <table:table-row table:style-name="ro3">
          <table:table-cell table:style-name="ce2138"/>
        </table:table-row>
        <table:table-row table:style-name="ro3">
          <table:table-cell table:style-name="ce2116" office:value-type="string" calcext:value-type="string">
            <text:p>V2.6</text:p>
          </table:table-cell>
        </table:table-row>
        <table:table-row table:style-name="ro3">
          <table:table-cell table:style-name="ce2118" office:value-type="string" calcext:value-type="string">
            <text:p>* Teljes átstruktúrálás, hogy nyomtatható legyen, ne lógjon ki </text:p>
          </table:table-cell>
        </table:table-row>
        <table:table-row table:style-name="ro3">
          <table:table-cell table:style-name="ce2138" office:value-type="string" calcext:value-type="string">
            <text:p>sehol a nyomtatási képből</text:p>
          </table:table-cell>
        </table:table-row>
        <table:table-row table:style-name="ro3">
          <table:table-cell table:style-name="ce2116" office:value-type="string" calcext:value-type="string">
            <text:p>v2.5</text:p>
          </table:table-cell>
        </table:table-row>
        <table:table-row table:style-name="ro3">
          <table:table-cell table:style-name="ce2118" office:value-type="string" calcext:value-type="string">
            <text:p>* A kis infoboxok elhelyezése jobb lett, pár kis hibajavítás</text:p>
          </table:table-cell>
        </table:table-row>
        <table:table-row table:style-name="ro3">
          <table:table-cell/>
        </table:table-row>
        <table:table-row table:style-name="ro3">
          <table:table-cell table:style-name="ce2116" office:value-type="string" calcext:value-type="string">
            <text:p>v2.4</text:p>
          </table:table-cell>
        </table:table-row>
        <table:table-row table:style-name="ro3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3">
          <table:table-cell/>
        </table:table-row>
        <table:table-row table:style-name="ro3">
          <table:table-cell table:style-name="ce2116" office:value-type="string" calcext:value-type="string">
            <text:p>v2.3</text:p>
          </table:table-cell>
        </table:table-row>
        <table:table-row table:style-name="ro3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3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3">
          <table:table-cell office:value-type="string" calcext:value-type="string">
            <text:p>* Új fül: Mágia_Pszi</text:p>
          </table:table-cell>
        </table:table-row>
        <table:table-row table:style-name="ro3" table:number-rows-repeated="1047994">
          <table:table-cell/>
        </table:table-row>
        <table:table-row table:style-name="ro3">
          <table:table-cell/>
        </table:table-row>
      </table:table>
      <table:table table:name="Data" table:style-name="ta5" table:print="false">
        <table:table-column table:style-name="co85" table:default-cell-style-name="ce2052"/>
        <table:table-column table:style-name="co86" table:default-cell-style-name="ce1610"/>
        <table:table-column table:style-name="co87" table:default-cell-style-name="ce2052"/>
        <table:table-column table:style-name="co88" table:default-cell-style-name="ce2052"/>
        <table:table-column table:style-name="co87" table:default-cell-style-name="ce2052"/>
        <table:table-column table:style-name="co89" table:default-cell-style-name="ce2052"/>
        <table:table-column table:style-name="co90" table:default-cell-style-name="ce2052"/>
        <table:table-column table:style-name="co91" table:default-cell-style-name="ce2052"/>
        <table:table-column table:style-name="co92" table:default-cell-style-name="ce2052"/>
        <table:table-column table:style-name="co93" table:default-cell-style-name="ce2052"/>
        <table:table-column table:style-name="co94" table:default-cell-style-name="ce2052"/>
        <table:table-column table:style-name="co81" table:default-cell-style-name="ce2052"/>
        <table:table-column table:style-name="co95" table:default-cell-style-name="ce2052"/>
        <table:table-column table:style-name="co96" table:default-cell-style-name="ce2052"/>
        <table:table-column table:style-name="co97" table:default-cell-style-name="ce2052"/>
        <table:table-column table:style-name="co98" table:default-cell-style-name="ce2052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742"/>
        <table:table-column table:style-name="co101" table:default-cell-style-name="Default"/>
        <table:table-column table:style-name="co37" table:number-columns-repeated="234" table:default-cell-style-name="Default"/>
        <table:table-row table:style-name="ro3">
          <table:table-cell table:number-columns-repeated="256"/>
        </table:table-row>
        <table:table-row table:style-name="ro3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71"/>
          <table:covered-table-cell table:style-name="ce1986"/>
          <table:covered-table-cell table:number-columns-repeated="6" table:style-name="ce1971"/>
          <table:covered-table-cell table:number-columns-repeated="3" table:style-name="ce2013"/>
          <table:covered-table-cell table:style-name="ce1971"/>
          <table:table-cell table:number-columns-repeated="240"/>
        </table:table-row>
        <table:table-row table:style-name="ro3">
          <table:table-cell table:style-name="ce1235"/>
          <table:table-cell table:style-name="ce1612"/>
          <table:table-cell table:style-name="ce1687"/>
          <table:table-cell table:style-name="ce1714"/>
          <table:table-cell table:style-name="ce1971"/>
          <table:table-cell table:style-name="ce1986"/>
          <table:table-cell table:style-name="ce1971" table:number-columns-repeated="6"/>
          <table:table-cell table:style-name="ce2013" table:number-columns-repeated="3"/>
          <table:table-cell table:style-name="ce1971"/>
          <table:table-cell table:number-columns-repeated="240"/>
        </table:table-row>
        <table:table-row table:style-name="ro3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3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99" office:value-type="string" calcext:value-type="string">
            <text:p>Szint</text:p>
          </table:table-cell>
          <table:table-cell table:style-name="ce1999" office:value-type="string" calcext:value-type="string" table:number-columns-spanned="2" table:number-rows-spanned="1">
            <text:p>KP</text:p>
          </table:table-cell>
          <table:covered-table-cell table:style-name="ce1999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42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3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66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42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66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52" table:number-columns-repeated="5"/>
          <table:table-cell table:number-columns-repeated="234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66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3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66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68" office:value-type="string" calcext:value-type="string">
            <text:p>Fok</text:p>
          </table:table-cell>
          <table:table-cell table:style-name="ce1968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3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66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6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3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66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3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66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3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66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3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66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92"/>
          <table:table-cell table:number-columns-repeated="235"/>
        </table:table-row>
        <table:table-row table:style-name="ro3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66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92"/>
          <table:table-cell table:number-columns-repeated="235"/>
        </table:table-row>
        <table:table-row table:style-name="ro39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66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68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92" table:content-validation-name="val5"/>
          <table:table-cell table:number-columns-repeated="235"/>
        </table:table-row>
        <table:table-row table:style-name="ro3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66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92" table:content-validation-name="val5"/>
          <table:table-cell table:number-columns-repeated="235"/>
        </table:table-row>
        <table:table-row table:style-name="ro3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66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92" table:content-validation-name="val5"/>
          <table:table-cell table:number-columns-repeated="235"/>
        </table:table-row>
        <table:table-row table:style-name="ro3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66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92" table:content-validation-name="val5"/>
          <table:table-cell table:number-columns-repeated="235"/>
        </table:table-row>
        <table:table-row table:style-name="ro3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66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92" table:content-validation-name="val5"/>
          <table:table-cell table:number-columns-repeated="235"/>
        </table:table-row>
        <table:table-row table:style-name="ro3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44" table:number-columns-repeated="3"/>
          <table:table-cell table:style-name="ce2092" table:content-validation-name="val5"/>
          <table:table-cell table:number-columns-repeated="235"/>
        </table:table-row>
        <table:table-row table:style-name="ro3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3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3"/>
          <table:table-cell table:style-name="ce544"/>
          <table:table-cell table:style-name="ce2092" table:content-validation-name="val5"/>
          <table:table-cell table:number-columns-repeated="235"/>
        </table:table-row>
        <table:table-row table:style-name="ro3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68" table:content-validation-name="val203" office:value-type="string" calcext:value-type="string">
            <text:p>Fok</text:p>
          </table:table-cell>
          <table:table-cell table:style-name="ce1968" table:content-validation-name="val203" office:value-type="string" calcext:value-type="string">
            <text:p>Bónusz</text:p>
          </table:table-cell>
          <table:table-cell table:style-name="ce61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832" table:content-validation-name="val200" office:value-type="string" calcext:value-type="string">
            <text:p>Egyik HM nagyobb lehet</text:p>
          </table:table-cell>
          <table:table-cell table:style-name="ce1933" table:content-validation-name="val20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3" office:value-type="float" office:value="0" calcext:value-type="float">
            <text:p>0</text:p>
          </table:table-cell>
          <table:table-cell table:style-name="ce1341" table:content-validation-name="val203" office:value-type="float" office:value="0" calcext:value-type="float">
            <text:p>0</text:p>
          </table:table-cell>
          <table:table-cell table:style-name="ce615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3" office:value-type="float" office:value="1" calcext:value-type="float">
            <text:p>1</text:p>
          </table:table-cell>
          <table:table-cell table:style-name="ce1341" table:content-validation-name="val203" office:value-type="float" office:value="1" calcext:value-type="float">
            <text:p>1</text:p>
          </table:table-cell>
          <table:table-cell table:style-name="ce615"/>
          <table:table-cell table:style-name="Default"/>
          <table:table-cell table:number-columns-repeated="235"/>
        </table:table-row>
        <table:table-row table:style-name="ro23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15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15" table:content-validation-name="val5"/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13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68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3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15" table:content-validation-name="val5" table:number-columns-repeated="3"/>
          <table:table-cell table:style-name="Default"/>
          <table:table-cell table:number-columns-repeated="235"/>
        </table:table-row>
        <table:table-row table:style-name="ro3">
          <table:table-cell table:style-name="Default"/>
          <table:table-cell table:style-name="ce1832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1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3">
          <table:table-cell table:style-name="Default"/>
          <table:table-cell table:style-name="ce1832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198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832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number-columns-repeated="4"/>
          <table:table-cell table:style-name="ce1988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4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66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66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042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66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042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number-columns-repeated="7"/>
          <table:table-cell table:style-name="ce2066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2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42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42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544" table:content-validation-name="val5"/>
          <table:table-cell table:style-name="ce1968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44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4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1969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1969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2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1969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6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2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1969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6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2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842" table:content-validation-name="val5"/>
          <table:table-cell table:style-name="ce1943" table:content-validation-name="val5" table:number-columns-repeated="2"/>
          <table:table-cell table:style-name="ce2066" table:content-validation-name="val5"/>
          <table:table-cell table:style-name="ce1992" table:content-validation-name="val5"/>
          <table:table-cell table:style-name="ce2066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4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44" table:content-validation-name="val5"/>
          <table:covered-table-cell table:style-name="ce615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1970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1970" table:content-validation-name="val5"/>
          <table:table-cell table:style-name="ce1970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1970" table:content-validation-name="val5" office:value-type="string" calcext:value-type="string">
            <text:p>Szúró</text:p>
          </table:table-cell>
          <table:table-cell table:style-name="ce1970" table:content-validation-name="val5" office:value-type="string" calcext:value-type="string">
            <text:p>Vágó</text:p>
          </table:table-cell>
          <table:table-cell table:style-name="ce1970" table:content-validation-name="val5" office:value-type="string" calcext:value-type="string">
            <text:p>Zúzó</text:p>
          </table:table-cell>
          <table:table-cell table:style-name="ce1970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846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846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846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846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846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846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846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846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846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846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846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846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4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846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846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1970" table:content-validation-name="val5" office:value-type="string" calcext:value-type="string">
            <text:p>SFÉ</text:p>
          </table:table-cell>
          <table:table-cell table:style-name="ce1970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1970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4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3">
          <table:table-cell table:style-name="Default"/>
          <table:table-cell table:style-name="ce2158" office:value-type="string" calcext:value-type="string">
            <text:p>Aura Alap</text:p>
          </table:table-cell>
          <table:table-cell table:style-name="ce2185" table:content-validation-name="val202" table:formula="of:=2*[$Alapértékek.D8]" office:value-type="float" office:value="14" calcext:value-type="float">
            <text:p>14</text:p>
          </table:table-cell>
          <table:table-cell table:style-name="ce547" table:number-columns-repeated="2"/>
          <table:table-cell table:style-name="Default"/>
          <table:table-cell table:style-name="ce547"/>
          <table:table-cell table:style-name="Default" table:number-columns-repeated="5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3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42"/>
          <table:table-cell table:number-columns-repeated="239"/>
        </table:table-row>
        <table:table-row table:style-name="ro3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3">
          <table:table-cell table:style-name="ce1638"/>
          <table:table-cell table:style-name="ce1617"/>
          <table:table-cell table:style-name="Default" table:number-columns-repeated="3"/>
          <table:table-cell table:style-name="ce1992"/>
          <table:table-cell table:style-name="ce2066" table:number-columns-repeated="3"/>
          <table:table-cell table:style-name="Default" table:number-columns-repeated="7"/>
          <table:table-cell table:number-columns-repeated="240"/>
        </table:table-row>
        <table:table-row table:style-name="ro3">
          <table:table-cell table:style-name="ce1638"/>
          <table:table-cell table:style-name="ce1842"/>
          <table:table-cell table:style-name="ce1943" table:number-columns-repeated="2"/>
          <table:table-cell table:style-name="ce2066"/>
          <table:table-cell table:style-name="ce1992"/>
          <table:table-cell table:style-name="ce2066" table:number-columns-repeated="3"/>
          <table:table-cell table:style-name="Default" table:number-columns-repeated="7"/>
          <table:table-cell table:number-columns-repeated="240"/>
        </table:table-row>
        <table:table-row table:style-name="ro3">
          <table:table-cell table:style-name="ce1638"/>
          <table:table-cell table:style-name="ce1842"/>
          <table:table-cell table:style-name="ce1943" table:number-columns-repeated="2"/>
          <table:table-cell table:style-name="ce2066"/>
          <table:table-cell table:style-name="ce1992"/>
          <table:table-cell table:style-name="ce2066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3" table:number-rows-repeated="65303">
          <table:table-cell table:style-name="ce1638"/>
          <table:table-cell table:style-name="ce1842"/>
          <table:table-cell table:style-name="ce1943" table:number-columns-repeated="2"/>
          <table:table-cell table:style-name="ce2066"/>
          <table:table-cell table:style-name="ce1992"/>
          <table:table-cell table:style-name="ce2066" table:number-columns-repeated="6"/>
          <table:table-cell table:style-name="ce1739"/>
          <table:table-cell table:style-name="ce1803" table:number-columns-repeated="2"/>
          <table:table-cell table:style-name="ce2066"/>
          <table:table-cell table:number-columns-repeated="240"/>
        </table:table-row>
        <table:table-row table:style-name="ro3">
          <table:table-cell table:style-name="ce1638"/>
          <table:table-cell table:style-name="ce1842"/>
          <table:table-cell table:style-name="ce1943" table:number-columns-repeated="2"/>
          <table:table-cell table:style-name="ce2066"/>
          <table:table-cell table:number-columns-repeated="4"/>
          <table:table-cell table:style-name="ce2066" table:number-columns-repeated="3"/>
          <table:table-cell table:style-name="ce1739"/>
          <table:table-cell table:style-name="ce1803" table:number-columns-repeated="2"/>
          <table:table-cell table:style-name="ce2066"/>
          <table:table-cell table:number-columns-repeated="240"/>
        </table:table-row>
        <table:table-row table:style-name="ro3">
          <table:table-cell table:style-name="ce1638"/>
          <table:table-cell table:number-columns-repeated="8"/>
          <table:table-cell table:style-name="ce2066" table:number-columns-repeated="3"/>
          <table:table-cell table:style-name="ce1739"/>
          <table:table-cell table:style-name="ce1803" table:number-columns-repeated="2"/>
          <table:table-cell table:style-name="ce2066"/>
          <table:table-cell table:number-columns-repeated="240"/>
        </table:table-row>
        <table:table-row table:style-name="ro3" table:number-rows-repeated="2">
          <table:table-cell table:number-columns-repeated="9"/>
          <table:table-cell table:style-name="ce2066" table:number-columns-repeated="3"/>
          <table:table-cell table:style-name="ce1739"/>
          <table:table-cell table:style-name="ce1803" table:number-columns-repeated="2"/>
          <table:table-cell table:style-name="ce2066"/>
          <table:table-cell table:number-columns-repeated="240"/>
        </table:table-row>
        <table:table-row table:style-name="ro3">
          <table:table-cell table:number-columns-repeated="13"/>
          <table:table-cell table:style-name="ce1803" table:number-columns-repeated="2"/>
          <table:table-cell table:style-name="ce2066"/>
          <table:table-cell table:number-columns-repeated="240"/>
        </table:table-row>
        <table:table-row table:style-name="ro3" table:number-rows-repeated="98309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Licenc" table:style-name="ta5" table:print="false">
        <table:table-column table:style-name="co102" table:default-cell-style-name="Default"/>
        <table:table-row table:style-name="ro3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3">
          <table:table-cell office:value-type="string" calcext:value-type="string">
            <text:p>Jogtulajdonos: Fekete Bálint (Ailtas, Kaktusztea), 2024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Creative Commons License</text:p>
          </table:table-cell>
        </table:table-row>
        <table:table-row table:style-name="ro34">
          <table:table-cell table:style-name="ce229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8"/>
        <table:named-range table:name="fortelyok_altalanos_full" table:base-cell-address="$Fortélylista.$B$35" table:cell-range-address="$Fortélylista.$A$4:.$C$48"/>
        <table:named-range table:name="fortelyok_harci" table:base-cell-address="$Fortélylista.$A$88" table:cell-range-address="$Fortélylista.$A$62:.$A$100"/>
        <table:named-range table:name="fortelyok_harci_full" table:base-cell-address="$Fortélylista.$A$69" table:cell-range-address="$Fortélylista.$A$62:.$B$100"/>
        <table:named-range table:name="fortelyok_kiemelt" table:base-cell-address="$Fortélylista.$A$53" table:cell-range-address="$Fortélylista.$A$54:.$A$61"/>
        <table:named-range table:name="fortelyok_kiemelt_full" table:base-cell-address="$Fortélylista.$A$53" table:cell-range-address="$Fortélylista.$A$54:.$B$61"/>
        <table:named-range table:name="fortelyok_misztikus" table:base-cell-address="$Fortélylista.$D$73" table:cell-range-address="$Fortélylista.$A$105:.$A$122"/>
        <table:named-range table:name="fortelyok_misztikus_full" table:base-cell-address="$Fortélylista.$D$73" table:cell-range-address="$Fortélylista.$A$105:.$B$12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3"/>
        <table:named-range table:name="hatterek_szabad_all" table:base-cell-address="$Fortélylista.$G$5" table:cell-range-address="$Fortélylista.$E$11:.$F$5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4"/>
        <table:named-range table:name="kezifegyverek_nev" table:base-cell-address="$Fegyverek.$B$3" table:cell-range-address="$Fegyverek.$B$3:.$B$64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8:.$O$92"/>
        <table:named-range table:name="tavolsagi_fegyverek_nev" table:base-cell-address="$Fegyverek.$B$67" table:cell-range-address="$Fegyverek.$B$68:.$B$9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/>
    <style:font-face style:name="Avenir3" svg:font-family="Avenir" style:font-adornments="Roman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adornments="Bold Italic" style:font-family-generic="swiss" style:font-pitch="variable"/>
    <style:font-face style:name="Avenir6" svg:font-family="Avenir" style:font-adornments="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1">00/00/0000</text:date>, <text:time style:data-style-name="N2" text:time-value="21:25:29.980305302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MacOSX_X86_64 LibreOffice_project/51a6219feb6075d9a4c46691dcfe0cd9c4fff3c2</meta:generator>
    <dc:date>2025-01-31T22:37:34.974845224</dc:date>
    <meta:editing-cycles>934</meta:editing-cycles>
    <meta:editing-duration>P8DT18H2M41S</meta:editing-duration>
    <meta:document-statistic meta:table-count="11" meta:cell-count="3877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